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L66:Sheet1.L66 Sheet1.M66:Sheet1.M66 Sheet1.Y2:Sheet1.Y82 Sheet1.Z2:Sheet1.Z82 Sheet1.A2:Sheet1.A1000 Sheet1.B2:Sheet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office:value-type="string" calcext:value-type="string">
            <text:p>YawDel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.155" calcext:value-type="float">
            <text:p>0.155</text:p>
          </table:table-cell>
        </table:table-row>
        <table:table-row table:style-name="ro1">
          <table:table-cell table:formula="of:=[.A2] + COS([.C3]) * [.D3]" office:value-type="float" office:value="-0.0999847648710779" calcext:value-type="float">
            <text:p>-0.099984764871078</text:p>
          </table:table-cell>
          <table:table-cell table:formula="of:=[.B2]+ SIN([.C3]) * [.D3]" office:value-type="float" office:value="0.00174550671017781" calcext:value-type="float">
            <text:p>0.001745506710178</text:p>
          </table:table-cell>
          <table:table-cell table:formula="of:=[.C2] - 0.0174533" office:value-type="float" office:value="3.1241367" calcext:value-type="float">
            <text:p>3.1241367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COS([.AA3]) * [.AB3]" office:value-type="float" office:value="-0.889210008998375" calcext:value-type="float">
            <text:p>-0.889210008998375</text:p>
          </table:table-cell>
          <table:table-cell table:style-name="ce2" table:formula="of:=[.Z2]+ SIN([.AA3]) * [.AB3]" office:value-type="float" office:value="0.138944448961122" calcext:value-type="float">
            <text:p>0.138944448961122</text:p>
          </table:table-cell>
          <table:table-cell table:style-name="ce2" table:formula="of:=[.AA2] - [.AC$2]" office:value-type="float" office:value="2.98659" calcext:value-type="float">
            <text:p>2.98659</text:p>
          </table:table-cell>
          <table:table-cell table:style-name="ce2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] + COS([.C4]) * [.D4]" office:value-type="float" office:value="-0.199923838259527" calcext:value-type="float">
            <text:p>-0.199923838259527</text:p>
          </table:table-cell>
          <table:table-cell table:formula="of:=[.B3]+ SIN([.C4]) * [.D4]" office:value-type="float" office:value="0.00523572307284533" calcext:value-type="float">
            <text:p>0.005235723072845</text:p>
          </table:table-cell>
          <table:table-cell table:formula="of:=[.C3] - 0.0174533" office:value-type="float" office:value="3.1066834" calcext:value-type="float">
            <text:p>3.1066834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COS([.AA4]) * [.AB4]" office:value-type="float" office:value="-1.74630949334206" calcext:value-type="float">
            <text:p>-1.74630949334206</text:p>
          </table:table-cell>
          <table:table-cell table:style-name="ce2" table:formula="of:=[.Z3]+ SIN([.AA4]) * [.AB4]" office:value-type="float" office:value="0.413499496151631" calcext:value-type="float">
            <text:p>0.413499496151631</text:p>
          </table:table-cell>
          <table:table-cell table:style-name="ce2" table:formula="of:=[.AA3] - [.AC$2]" office:value-type="float" office:value="2.83159" calcext:value-type="float">
            <text:p>2.83159</text:p>
          </table:table-cell>
          <table:table-cell table:style-name="ce2" table:formula="of:=[.AB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] + COS([.C5]) * [.D5]" office:value-type="float" office:value="-0.299786777729368" calcext:value-type="float">
            <text:p>-0.299786777729368</text:p>
          </table:table-cell>
          <table:table-cell table:formula="of:=[.B4]+ SIN([.C5]) * [.D5]" office:value-type="float" office:value="0.0104695859333767" calcext:value-type="float">
            <text:p>0.010469585933377</text:p>
          </table:table-cell>
          <table:table-cell table:formula="of:=[.C4] - 0.0174533" office:value-type="float" office:value="3.0892301" calcext:value-type="float">
            <text:p>3.0892301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COS([.AA5]) * [.AB5]" office:value-type="float" office:value="-2.55074783144813" calcext:value-type="float">
            <text:p>-2.55074783144813</text:p>
          </table:table-cell>
          <table:table-cell table:style-name="ce2" table:formula="of:=[.Z4]+ SIN([.AA5]) * [.AB5]" office:value-type="float" office:value="0.817082152103486" calcext:value-type="float">
            <text:p>0.817082152103486</text:p>
          </table:table-cell>
          <table:table-cell table:style-name="ce2" table:formula="of:=[.AA4] - [.AC$2]" office:value-type="float" office:value="2.67659" calcext:value-type="float">
            <text:p>2.67659</text:p>
          </table:table-cell>
          <table:table-cell table:style-name="ce2" table:formula="of:=[.AB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] + COS([.C6]) * [.D6]" office:value-type="float" office:value="-0.399543164035771" calcext:value-type="float">
            <text:p>-0.399543164035771</text:p>
          </table:table-cell>
          <table:table-cell table:formula="of:=[.B5]+ SIN([.C6]) * [.D6]" office:value-type="float" office:value="0.0174455010050767" calcext:value-type="float">
            <text:p>0.017445501005077</text:p>
          </table:table-cell>
          <table:table-cell table:formula="of:=[.C5] - 0.0174533" office:value-type="float" office:value="3.0717768" calcext:value-type="float">
            <text:p>3.071776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COS([.AA6]) * [.AB6]" office:value-type="float" office:value="-3.28323705479576" calcext:value-type="float">
            <text:p>-3.28323705479576</text:p>
          </table:table-cell>
          <table:table-cell table:style-name="ce2" table:formula="of:=[.Z5]+ SIN([.AA6]) * [.AB6]" office:value-type="float" office:value="1.34001574031483" calcext:value-type="float">
            <text:p>1.34001574031483</text:p>
          </table:table-cell>
          <table:table-cell table:style-name="ce2" table:formula="of:=[.AA5] - [.AC$2]" office:value-type="float" office:value="2.52159" calcext:value-type="float">
            <text:p>2.52159</text:p>
          </table:table-cell>
          <table:table-cell table:style-name="ce2" table:formula="of:=[.AB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] + COS([.C7]) * [.D7]" office:value-type="float" office:value="-0.499162610391061" calcext:value-type="float">
            <text:p>-0.499162610391061</text:p>
          </table:table-cell>
          <table:table-cell table:formula="of:=[.B6]+ SIN([.C7]) * [.D7]" office:value-type="float" office:value="0.0261613433548157" calcext:value-type="float">
            <text:p>0.026161343354816</text:p>
          </table:table-cell>
          <table:table-cell table:formula="of:=[.C6] - 0.0174533" office:value-type="float" office:value="3.0543235" calcext:value-type="float">
            <text:p>3.054323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COS([.AA7]) * [.AB7]" office:value-type="float" office:value="-3.92621431436034" calcext:value-type="float">
            <text:p>-3.92621431436034</text:p>
          </table:table-cell>
          <table:table-cell table:style-name="ce2" table:formula="of:=[.Z6]+ SIN([.AA7]) * [.AB7]" office:value-type="float" office:value="1.96976191432688" calcext:value-type="float">
            <text:p>1.96976191432688</text:p>
          </table:table-cell>
          <table:table-cell table:style-name="ce2" table:formula="of:=[.AA6] - [.AC$2]" office:value-type="float" office:value="2.36659" calcext:value-type="float">
            <text:p>2.36659</text:p>
          </table:table-cell>
          <table:table-cell table:style-name="ce2" table:formula="of:=[.AB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] + COS([.C8]) * [.D8]" office:value-type="float" office:value="-0.598614771720833" calcext:value-type="float">
            <text:p>-0.598614771720833</text:p>
          </table:table-cell>
          <table:table-cell table:formula="of:=[.B7]+ SIN([.C8]) * [.D8]" office:value-type="float" office:value="0.0366144580503062" calcext:value-type="float">
            <text:p>0.036614458050306</text:p>
          </table:table-cell>
          <table:table-cell table:formula="of:=[.C7] - 0.0174533" office:value-type="float" office:value="3.0368702" calcext:value-type="float">
            <text:p>3.0368702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COS([.AA8]) * [.AB8]" office:value-type="float" office:value="-4.46426298396357" calcext:value-type="float">
            <text:p>-4.46426298396357</text:p>
          </table:table-cell>
          <table:table-cell table:style-name="ce2" table:formula="of:=[.Z7]+ SIN([.AA8]) * [.AB8]" office:value-type="float" office:value="2.69122128888528" calcext:value-type="float">
            <text:p>2.69122128888528</text:p>
          </table:table-cell>
          <table:table-cell table:style-name="ce2" table:formula="of:=[.AA7] - [.AC$2]" office:value-type="float" office:value="2.21159" calcext:value-type="float">
            <text:p>2.21159</text:p>
          </table:table-cell>
          <table:table-cell table:style-name="ce2" table:formula="of:=[.AB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] + COS([.C9]) * [.D9]" office:value-type="float" office:value="-0.697869353907365" calcext:value-type="float">
            <text:p>-0.697869353907365</text:p>
          </table:table-cell>
          <table:table-cell table:formula="of:=[.B8]+ SIN([.C9]) * [.D9]" office:value-type="float" office:value="0.0488016609688212" calcext:value-type="float">
            <text:p>0.048801660968821</text:p>
          </table:table-cell>
          <table:table-cell table:formula="of:=[.C8] - 0.0174533" office:value-type="float" office:value="3.0194169" calcext:value-type="float">
            <text:p>3.0194169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COS([.AA9]) * [.AB9]" office:value-type="float" office:value="-4.88448230377045" calcext:value-type="float">
            <text:p>-4.88448230377045</text:p>
          </table:table-cell>
          <table:table-cell table:style-name="ce2" table:formula="of:=[.Z8]+ SIN([.AA9]) * [.AB9]" office:value-type="float" office:value="3.48709547697096" calcext:value-type="float">
            <text:p>3.48709547697096</text:p>
          </table:table-cell>
          <table:table-cell table:style-name="ce2" table:formula="of:=[.AA8] - [.AC$2]" office:value-type="float" office:value="2.05659" calcext:value-type="float">
            <text:p>2.05659</text:p>
          </table:table-cell>
          <table:table-cell table:style-name="ce2" table:formula="of:=[.AB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9] + COS([.C10]) * [.D10]" office:value-type="float" office:value="-0.796896123017507" calcext:value-type="float">
            <text:p>-0.796896123017507</text:p>
          </table:table-cell>
          <table:table-cell table:formula="of:=[.B9]+ SIN([.C10]) * [.D10]" office:value-type="float" office:value="0.0627192397671097" calcext:value-type="float">
            <text:p>0.06271923976711</text:p>
          </table:table-cell>
          <table:table-cell table:formula="of:=[.C9] - 0.0174533" office:value-type="float" office:value="3.0019636" calcext:value-type="float">
            <text:p>3.0019636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COS([.AA10]) * [.AB10]" office:value-type="float" office:value="-5.17679670101383" calcext:value-type="float">
            <text:p>-5.17679670101383</text:p>
          </table:table-cell>
          <table:table-cell table:style-name="ce2" table:formula="of:=[.Z9]+ SIN([.AA10]) * [.AB10]" office:value-type="float" office:value="4.33830185216104" calcext:value-type="float">
            <text:p>4.33830185216104</text:p>
          </table:table-cell>
          <table:table-cell table:style-name="ce2" table:formula="of:=[.AA9] - [.AC$2]" office:value-type="float" office:value="1.90159" calcext:value-type="float">
            <text:p>1.90159</text:p>
          </table:table-cell>
          <table:table-cell table:style-name="ce2" table:formula="of:=[.AB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0] + COS([.C11]) * [.D11]" office:value-type="float" office:value="-0.89566491451224" calcext:value-type="float">
            <text:p>-0.89566491451224</text:p>
          </table:table-cell>
          <table:table-cell table:formula="of:=[.B10]+ SIN([.C11]) * [.D11]" office:value-type="float" office:value="0.0783629550122133" calcext:value-type="float">
            <text:p>0.078362955012213</text:p>
          </table:table-cell>
          <table:table-cell table:formula="of:=[.C10] - 0.0174533" office:value-type="float" office:value="2.9845103" calcext:value-type="float">
            <text:p>2.9845103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COS([.AA11]) * [.AB11]" office:value-type="float" office:value="-5.33419737138251" calcext:value-type="float">
            <text:p>-5.33419737138251</text:p>
          </table:table-cell>
          <table:table-cell table:style-name="ce2" table:formula="of:=[.Z10]+ SIN([.AA11]) * [.AB11]" office:value-type="float" office:value="5.22443109158805" calcext:value-type="float">
            <text:p>5.22443109158805</text:p>
          </table:table-cell>
          <table:table-cell table:style-name="ce2" table:formula="of:=[.AA10] - [.AC$2]" office:value-type="float" office:value="1.74659" calcext:value-type="float">
            <text:p>1.74659</text:p>
          </table:table-cell>
          <table:table-cell table:style-name="ce2" table:formula="of:=[.AB1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1] + COS([.C12]) * [.D12]" office:value-type="float" office:value="-0.994145642435093" calcext:value-type="float">
            <text:p>-0.994145642435093</text:p>
          </table:table-cell>
          <table:table-cell table:formula="of:=[.B11]+ SIN([.C12]) * [.D12]" office:value-type="float" office:value="0.0957280414728398" calcext:value-type="float">
            <text:p>0.09572804147284</text:p>
          </table:table-cell>
          <table:table-cell table:formula="of:=[.C11] - 0.0174533" office:value-type="float" office:value="2.967057" calcext:value-type="float">
            <text:p>2.967057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COS([.AA12]) * [.AB12]" office:value-type="float" office:value="-5.35291032869084" calcext:value-type="float">
            <text:p>-5.35291032869084</text:p>
          </table:table-cell>
          <table:table-cell table:style-name="ce2" table:formula="of:=[.Z11]+ SIN([.AA12]) * [.AB12]" office:value-type="float" office:value="6.12423652901815" calcext:value-type="float">
            <text:p>6.12423652901815</text:p>
          </table:table-cell>
          <table:table-cell table:style-name="ce2" table:formula="of:=[.AA11] - [.AC$2]" office:value-type="float" office:value="1.59159" calcext:value-type="float">
            <text:p>1.59159</text:p>
          </table:table-cell>
          <table:table-cell table:style-name="ce2" table:formula="of:=[.AB1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2] + COS([.C13]) * [.D13]" office:value-type="float" office:value="-1.09230830857662" calcext:value-type="float">
            <text:p>-1.09230830857662</text:p>
          </table:table-cell>
          <table:table-cell table:formula="of:=[.B12]+ SIN([.C13]) * [.D13]" office:value-type="float" office:value="0.1148092095709" calcext:value-type="float">
            <text:p>0.1148092095709</text:p>
          </table:table-cell>
          <table:table-cell table:formula="of:=[.C12] - 0.0174533" office:value-type="float" office:value="2.9496037" calcext:value-type="float">
            <text:p>2.9496037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COS([.AA13]) * [.AB13]" office:value-type="float" office:value="-5.23248689351318" calcext:value-type="float">
            <text:p>-5.23248689351318</text:p>
          </table:table-cell>
          <table:table-cell table:style-name="ce2" table:formula="of:=[.Z12]+ SIN([.AA13]) * [.AB13]" office:value-type="float" office:value="7.01614358485974" calcext:value-type="float">
            <text:p>7.01614358485974</text:p>
          </table:table-cell>
          <table:table-cell table:style-name="ce2" table:formula="of:=[.AA12] - [.AC$2]" office:value-type="float" office:value="1.43659" calcext:value-type="float">
            <text:p>1.43659</text:p>
          </table:table-cell>
          <table:table-cell table:style-name="ce2" table:formula="of:=[.AB1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3] + COS([.C14]) * [.D14]" office:value-type="float" office:value="-1.19012301161217" calcext:value-type="float">
            <text:p>-1.19012301161217</text:p>
          </table:table-cell>
          <table:table-cell table:formula="of:=[.B13]+ SIN([.C14]) * [.D14]" office:value-type="float" office:value="0.135600646992766" calcext:value-type="float">
            <text:p>0.135600646992766</text:p>
          </table:table-cell>
          <table:table-cell table:formula="of:=[.C13] - 0.0174533" office:value-type="float" office:value="2.9321504" calcext:value-type="float">
            <text:p>2.9321504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COS([.AA14]) * [.AB14]" office:value-type="float" office:value="-4.97581445114291" calcext:value-type="float">
            <text:p>-4.97581445114291</text:p>
          </table:table-cell>
          <table:table-cell table:style-name="ce2" table:formula="of:=[.Z13]+ SIN([.AA14]) * [.AB14]" office:value-type="float" office:value="7.87876705853043" calcext:value-type="float">
            <text:p>7.87876705853043</text:p>
          </table:table-cell>
          <table:table-cell table:style-name="ce2" table:formula="of:=[.AA13] - [.AC$2]" office:value-type="float" office:value="1.28159" calcext:value-type="float">
            <text:p>1.28159</text:p>
          </table:table-cell>
          <table:table-cell table:style-name="ce2" table:formula="of:=[.AB1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4] + COS([.C15]) * [.D15]" office:value-type="float" office:value="-1.2875599562101" calcext:value-type="float">
            <text:p>-1.2875599562101</text:p>
          </table:table-cell>
          <table:table-cell table:formula="of:=[.B14]+ SIN([.C15]) * [.D15]" office:value-type="float" office:value="0.15809602045976" calcext:value-type="float">
            <text:p>0.15809602045976</text:p>
          </table:table-cell>
          <table:table-cell table:formula="of:=[.C14] - 0.0174533" office:value-type="float" office:value="2.9146971" calcext:value-type="float">
            <text:p>2.9146971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COS([.AA15]) * [.AB15]" office:value-type="float" office:value="-4.58904722093295" calcext:value-type="float">
            <text:p>-4.58904722093295</text:p>
          </table:table-cell>
          <table:table-cell table:style-name="ce2" table:formula="of:=[.Z14]+ SIN([.AA15]) * [.AB15]" office:value-type="float" office:value="8.69142388009518" calcext:value-type="float">
            <text:p>8.69142388009518</text:p>
          </table:table-cell>
          <table:table-cell table:style-name="ce2" table:formula="of:=[.AA14] - [.AC$2]" office:value-type="float" office:value="1.12659" calcext:value-type="float">
            <text:p>1.12659</text:p>
          </table:table-cell>
          <table:table-cell table:style-name="ce2" table:formula="of:=[.AB1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5] + COS([.C16]) * [.D16]" office:value-type="float" office:value="-1.38458946210776" calcext:value-type="float">
            <text:p>-1.38458946210776</text:p>
          </table:table-cell>
          <table:table-cell table:formula="of:=[.B15]+ SIN([.C16]) * [.D16]" office:value-type="float" office:value="0.182288477657333" calcext:value-type="float">
            <text:p>0.182288477657333</text:p>
          </table:table-cell>
          <table:table-cell table:formula="of:=[.C15] - 0.0174533" office:value-type="float" office:value="2.8972438" calcext:value-type="float">
            <text:p>2.897243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COS([.AA16]) * [.AB16]" office:value-type="float" office:value="-4.0814586969571" calcext:value-type="float">
            <text:p>-4.0814586969571</text:p>
          </table:table-cell>
          <table:table-cell table:style-name="ce2" table:formula="of:=[.Z15]+ SIN([.AA16]) * [.AB16]" office:value-type="float" office:value="9.43462902696111" calcext:value-type="float">
            <text:p>9.43462902696111</text:p>
          </table:table-cell>
          <table:table-cell table:style-name="ce2" table:formula="of:=[.AA15] - [.AC$2]" office:value-type="float" office:value="0.971590000000001" calcext:value-type="float">
            <text:p>0.971590000000001</text:p>
          </table:table-cell>
          <table:table-cell table:style-name="ce2" table:formula="of:=[.AB1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6] + COS([.C17]) * [.D17]" office:value-type="float" office:value="-1.48118197315237" calcext:value-type="float">
            <text:p>-1.48118197315237</text:p>
          </table:table-cell>
          <table:table-cell table:formula="of:=[.B16]+ SIN([.C17]) * [.D17]" office:value-type="float" office:value="0.208170649322347" calcext:value-type="float">
            <text:p>0.208170649322347</text:p>
          </table:table-cell>
          <table:table-cell table:formula="of:=[.C16] - 0.0174533" office:value-type="float" office:value="2.8797905" calcext:value-type="float">
            <text:p>2.879790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COS([.AA17]) * [.AB17]" office:value-type="float" office:value="-3.46521929801344" calcext:value-type="float">
            <text:p>-3.46521929801344</text:p>
          </table:table-cell>
          <table:table-cell table:style-name="ce2" table:formula="of:=[.Z16]+ SIN([.AA17]) * [.AB17]" office:value-type="float" office:value="10.090562715065" calcext:value-type="float">
            <text:p>10.090562715065</text:p>
          </table:table-cell>
          <table:table-cell table:style-name="ce2" table:formula="of:=[.AA16] - [.AC$2]" office:value-type="float" office:value="0.816590000000001" calcext:value-type="float">
            <text:p>0.816590000000001</text:p>
          </table:table-cell>
          <table:table-cell table:style-name="ce2" table:formula="of:=[.AB1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7] + COS([.C18]) * [.D18]" office:value-type="float" office:value="-1.57730806630413" calcext:value-type="float">
            <text:p>-1.57730806630413</text:p>
          </table:table-cell>
          <table:table-cell table:formula="of:=[.B17]+ SIN([.C18]) * [.D18]" office:value-type="float" office:value="0.235734651487831" calcext:value-type="float">
            <text:p>0.235734651487831</text:p>
          </table:table-cell>
          <table:table-cell table:formula="of:=[.C17] - 0.0174533" office:value-type="float" office:value="2.8623372" calcext:value-type="float">
            <text:p>2.8623372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COS([.AA18]) * [.AB18]" office:value-type="float" office:value="-2.75510455824183" calcext:value-type="float">
            <text:p>-2.75510455824183</text:p>
          </table:table-cell>
          <table:table-cell table:style-name="ce2" table:formula="of:=[.Z17]+ SIN([.AA18]) * [.AB18]" office:value-type="float" office:value="10.6434976627388" calcext:value-type="float">
            <text:p>10.6434976627388</text:p>
          </table:table-cell>
          <table:table-cell table:style-name="ce2" table:formula="of:=[.AA17] - [.AC$2]" office:value-type="float" office:value="0.661590000000001" calcext:value-type="float">
            <text:p>0.661590000000001</text:p>
          </table:table-cell>
          <table:table-cell table:style-name="ce2" table:formula="of:=[.AB1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8] + COS([.C19]) * [.D19]" office:value-type="float" office:value="-1.67293846059878" calcext:value-type="float">
            <text:p>-1.67293846059878</text:p>
          </table:table-cell>
          <table:table-cell table:formula="of:=[.B18]+ SIN([.C19]) * [.D19]" office:value-type="float" office:value="0.264972087884509" calcext:value-type="float">
            <text:p>0.264972087884509</text:p>
          </table:table-cell>
          <table:table-cell table:formula="of:=[.C18] - 0.0174533" office:value-type="float" office:value="2.8448839" calcext:value-type="float">
            <text:p>2.844883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COS([.AA19]) * [.AB19]" office:value-type="float" office:value="-1.96814085505129" calcext:value-type="float">
            <text:p>-1.96814085505129</text:p>
          </table:table-cell>
          <table:table-cell table:style-name="ce2" table:formula="of:=[.Z18]+ SIN([.AA19]) * [.AB19]" office:value-type="float" office:value="11.0801761827746" calcext:value-type="float">
            <text:p>11.0801761827746</text:p>
          </table:table-cell>
          <table:table-cell table:style-name="ce2" table:formula="of:=[.AA18] - [.AC$2]" office:value-type="float" office:value="0.506590000000001" calcext:value-type="float">
            <text:p>0.506590000000001</text:p>
          </table:table-cell>
          <table:table-cell table:style-name="ce2" table:formula="of:=[.AB1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9] + COS([.C20]) * [.D20]" office:value-type="float" office:value="-1.76804402606686" calcext:value-type="float">
            <text:p>-1.76804402606686</text:p>
          </table:table-cell>
          <table:table-cell table:formula="of:=[.B19]+ SIN([.C20]) * [.D20]" office:value-type="float" office:value="0.295874052498392" calcext:value-type="float">
            <text:p>0.295874052498392</text:p>
          </table:table-cell>
          <table:table-cell table:formula="of:=[.C19] - 0.0174533" office:value-type="float" office:value="2.8274306" calcext:value-type="float">
            <text:p>2.8274306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COS([.AA20]) * [.AB20]" office:value-type="float" office:value="-1.12319716871681" calcext:value-type="float">
            <text:p>-1.12319716871681</text:p>
          </table:table-cell>
          <table:table-cell table:style-name="ce2" table:formula="of:=[.Z19]+ SIN([.AA20]) * [.AB20]" office:value-type="float" office:value="11.3901280611743" calcext:value-type="float">
            <text:p>11.3901280611743</text:p>
          </table:table-cell>
          <table:table-cell table:style-name="ce2" table:formula="of:=[.AA19] - [.AC$2]" office:value-type="float" office:value="0.351590000000001" calcext:value-type="float">
            <text:p>0.351590000000001</text:p>
          </table:table-cell>
          <table:table-cell table:style-name="ce2" table:formula="of:=[.AB1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0] + COS([.C21]) * [.D21]" office:value-type="float" office:value="-1.86259579260698" calcext:value-type="float">
            <text:p>-1.86259579260698</text:p>
          </table:table-cell>
          <table:table-cell table:formula="of:=[.B20]+ SIN([.C21]) * [.D21]" office:value-type="float" office:value="0.328431132283637" calcext:value-type="float">
            <text:p>0.328431132283637</text:p>
          </table:table-cell>
          <table:table-cell table:formula="of:=[.C20] - 0.0174533" office:value-type="float" office:value="2.8099773" calcext:value-type="float">
            <text:p>2.8099773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COS([.AA21]) * [.AB21]" office:value-type="float" office:value="-0.240532662000634" calcext:value-type="float">
            <text:p>-0.240532662000634</text:p>
          </table:table-cell>
          <table:table-cell table:style-name="ce2" table:formula="of:=[.Z20]+ SIN([.AA21]) * [.AB21]" office:value-type="float" office:value="11.5659216008266" calcext:value-type="float">
            <text:p>11.5659216008266</text:p>
          </table:table-cell>
          <table:table-cell table:style-name="ce2" table:formula="of:=[.AA20] - [.AC$2]" office:value-type="float" office:value="0.196590000000001" calcext:value-type="float">
            <text:p>0.196590000000001</text:p>
          </table:table-cell>
          <table:table-cell table:style-name="ce2" table:formula="of:=[.AB2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1] + COS([.C22]) * [.D22]" office:value-type="float" office:value="-1.95656495881042" calcext:value-type="float">
            <text:p>-1.95656495881042</text:p>
          </table:table-cell>
          <table:table-cell table:formula="of:=[.B21]+ SIN([.C22]) * [.D22]" office:value-type="float" office:value="0.362633410029853" calcext:value-type="float">
            <text:p>0.362633410029853</text:p>
          </table:table-cell>
          <table:table-cell table:formula="of:=[.C21] - 0.0174533" office:value-type="float" office:value="2.792524" calcext:value-type="float">
            <text:p>2.792524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COS([.AA22]) * [.AB22]" office:value-type="float" office:value="0.658689072546371" calcext:value-type="float">
            <text:p>0.658689072546371</text:p>
          </table:table-cell>
          <table:table-cell table:style-name="ce2" table:formula="of:=[.Z21]+ SIN([.AA22]) * [.AB22]" office:value-type="float" office:value="11.6033418108511" calcext:value-type="float">
            <text:p>11.6033418108511</text:p>
          </table:table-cell>
          <table:table-cell table:style-name="ce2" table:formula="of:=[.AA21] - [.AC$2]" office:value-type="float" office:value="0.041590000000001" calcext:value-type="float">
            <text:p>0.041590000000001</text:p>
          </table:table-cell>
          <table:table-cell table:style-name="ce2" table:formula="of:=[.AB2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2] + COS([.C23]) * [.D23]" office:value-type="float" office:value="-2.04992290073433" calcext:value-type="float">
            <text:p>-2.04992290073433</text:p>
          </table:table-cell>
          <table:table-cell table:formula="of:=[.B22]+ SIN([.C23]) * [.D23]" office:value-type="float" office:value="0.398470467382983" calcext:value-type="float">
            <text:p>0.398470467382983</text:p>
          </table:table-cell>
          <table:table-cell table:formula="of:=[.C22] - 0.0174533" office:value-type="float" office:value="2.7750707" calcext:value-type="float">
            <text:p>2.7750707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COS([.AA23]) * [.AB23]" office:value-type="float" office:value="1.5529074507407" calcext:value-type="float">
            <text:p>1.5529074507407</text:p>
          </table:table-cell>
          <table:table-cell table:style-name="ce2" table:formula="of:=[.Z22]+ SIN([.AA23]) * [.AB23]" office:value-type="float" office:value="11.5014914691752" calcext:value-type="float">
            <text:p>11.5014914691752</text:p>
          </table:table-cell>
          <table:table-cell table:style-name="ce2" table:formula="of:=[.AA22] - [.AC$2]" office:value-type="float" office:value="-0.113409999999999" calcext:value-type="float">
            <text:p>-0.113409999999999</text:p>
          </table:table-cell>
          <table:table-cell table:style-name="ce2" table:formula="of:=[.AB2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3] + COS([.C24]) * [.D24]" office:value-type="float" office:value="-2.14264118062085" calcext:value-type="float">
            <text:p>-2.14264118062085</text:p>
          </table:table-cell>
          <table:table-cell table:formula="of:=[.B23]+ SIN([.C24]) * [.D24]" office:value-type="float" office:value="0.43593138801884" calcext:value-type="float">
            <text:p>0.43593138801884</text:p>
          </table:table-cell>
          <table:table-cell table:formula="of:=[.C23] - 0.0174533" office:value-type="float" office:value="2.7576174" calcext:value-type="float">
            <text:p>2.7576174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COS([.AA24]) * [.AB24]" office:value-type="float" office:value="2.42068185356617" calcext:value-type="float">
            <text:p>2.42068185356617</text:p>
          </table:table-cell>
          <table:table-cell table:style-name="ce2" table:formula="of:=[.Z23]+ SIN([.AA24]) * [.AB24]" office:value-type="float" office:value="11.2628126351724" calcext:value-type="float">
            <text:p>11.2628126351724</text:p>
          </table:table-cell>
          <table:table-cell table:style-name="ce2" table:formula="of:=[.AA23] - [.AC$2]" office:value-type="float" office:value="-0.268409999999999" calcext:value-type="float">
            <text:p>-0.268409999999999</text:p>
          </table:table-cell>
          <table:table-cell table:style-name="ce2" table:formula="of:=[.AB2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4] + COS([.C25]) * [.D25]" office:value-type="float" office:value="-2.23469155555952" calcext:value-type="float">
            <text:p>-2.23469155555952</text:p>
          </table:table-cell>
          <table:table-cell table:formula="of:=[.B24]+ SIN([.C25]) * [.D25]" office:value-type="float" office:value="0.475004760968326" calcext:value-type="float">
            <text:p>0.475004760968326</text:p>
          </table:table-cell>
          <table:table-cell table:formula="of:=[.C24] - 0.0174533" office:value-type="float" office:value="2.7401641" calcext:value-type="float">
            <text:p>2.7401641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COS([.AA25]) * [.AB25]" office:value-type="float" office:value="3.24120570757642" calcext:value-type="float">
            <text:p>3.24120570757642</text:p>
          </table:table-cell>
          <table:table-cell table:style-name="ce2" table:formula="of:=[.Z24]+ SIN([.AA25]) * [.AB25]" office:value-type="float" office:value="10.8930280965555" calcext:value-type="float">
            <text:p>10.8930280965555</text:p>
          </table:table-cell>
          <table:table-cell table:style-name="ce2" table:formula="of:=[.AA24] - [.AC$2]" office:value-type="float" office:value="-0.423409999999999" calcext:value-type="float">
            <text:p>-0.423409999999999</text:p>
          </table:table-cell>
          <table:table-cell table:style-name="ce2" table:formula="of:=[.AB2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5] + COS([.C26]) * [.D26]" office:value-type="float" office:value="-2.3260459860904" calcext:value-type="float">
            <text:p>-2.3260459860904</text:p>
          </table:table-cell>
          <table:table-cell table:formula="of:=[.B25]+ SIN([.C26]) * [.D26]" office:value-type="float" office:value="0.515678684093325" calcext:value-type="float">
            <text:p>0.515678684093325</text:p>
          </table:table-cell>
          <table:table-cell table:formula="of:=[.C25] - 0.0174533" office:value-type="float" office:value="2.7227108" calcext:value-type="float">
            <text:p>2.72271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COS([.AA26]) * [.AB26]" office:value-type="float" office:value="3.99480536282586" calcext:value-type="float">
            <text:p>3.99480536282586</text:p>
          </table:table-cell>
          <table:table-cell table:style-name="ce2" table:formula="of:=[.Z25]+ SIN([.AA26]) * [.AB26]" office:value-type="float" office:value="10.401004154447" calcext:value-type="float">
            <text:p>10.401004154447</text:p>
          </table:table-cell>
          <table:table-cell table:style-name="ce2" table:formula="of:=[.AA25] - [.AC$2]" office:value-type="float" office:value="-0.578409999999999" calcext:value-type="float">
            <text:p>-0.578409999999999</text:p>
          </table:table-cell>
          <table:table-cell table:style-name="ce2" table:formula="of:=[.AB2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6] + COS([.C27]) * [.D27]" office:value-type="float" office:value="-2.41667664474513" calcext:value-type="float">
            <text:p>-2.41667664474513</text:p>
          </table:table-cell>
          <table:table-cell table:formula="of:=[.B26]+ SIN([.C27]) * [.D27]" office:value-type="float" office:value="0.557940767712219" calcext:value-type="float">
            <text:p>0.557940767712219</text:p>
          </table:table-cell>
          <table:table-cell table:formula="of:=[.C26] - 0.0174533" office:value-type="float" office:value="2.7052575" calcext:value-type="float">
            <text:p>2.705257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COS([.AA27]) * [.AB27]" office:value-type="float" office:value="4.66341180676347" calcext:value-type="float">
            <text:p>4.66341180676347</text:p>
          </table:table-cell>
          <table:table-cell table:style-name="ce2" table:formula="of:=[.Z26]+ SIN([.AA27]) * [.AB27]" office:value-type="float" office:value="9.79853803662371" calcext:value-type="float">
            <text:p>9.79853803662371</text:p>
          </table:table-cell>
          <table:table-cell table:style-name="ce2" table:formula="of:=[.AA26] - [.AC$2]" office:value-type="float" office:value="-0.733409999999999" calcext:value-type="float">
            <text:p>-0.733409999999999</text:p>
          </table:table-cell>
          <table:table-cell table:style-name="ce2" table:formula="of:=[.AB2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] + COS([.C28]) * [.D28]" office:value-type="float" office:value="-2.50655592452346" calcext:value-type="float">
            <text:p>-2.50655592452346</text:p>
          </table:table-cell>
          <table:table-cell table:formula="of:=[.B27]+ SIN([.C28]) * [.D28]" office:value-type="float" office:value="0.601778138373899" calcext:value-type="float">
            <text:p>0.601778138373899</text:p>
          </table:table-cell>
          <table:table-cell table:formula="of:=[.C27] - 0.0174533" office:value-type="float" office:value="2.6878042" calcext:value-type="float">
            <text:p>2.6878042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COS([.AA28]) * [.AB28]" office:value-type="float" office:value="5.23099390383468" calcext:value-type="float">
            <text:p>5.23099390383468</text:p>
          </table:table-cell>
          <table:table-cell table:style-name="ce2" table:formula="of:=[.Z27]+ SIN([.AA28]) * [.AB28]" office:value-type="float" office:value="9.10007503611169" calcext:value-type="float">
            <text:p>9.10007503611169</text:p>
          </table:table-cell>
          <table:table-cell table:style-name="ce2" table:formula="of:=[.AA27] - [.AC$2]" office:value-type="float" office:value="-0.888409999999999" calcext:value-type="float">
            <text:p>-0.888409999999999</text:p>
          </table:table-cell>
          <table:table-cell table:style-name="ce2" table:formula="of:=[.AB2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] + COS([.C29]) * [.D29]" office:value-type="float" office:value="-2.59565644730261" calcext:value-type="float">
            <text:p>-2.59565644730261</text:p>
          </table:table-cell>
          <table:table-cell table:formula="of:=[.B28]+ SIN([.C29]) * [.D29]" office:value-type="float" office:value="0.647177442779155" calcext:value-type="float">
            <text:p>0.647177442779155</text:p>
          </table:table-cell>
          <table:table-cell table:formula="of:=[.C28] - 0.0174533" office:value-type="float" office:value="2.6703509" calcext:value-type="float">
            <text:p>2.670350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COS([.AA29]) * [.AB29]" office:value-type="float" office:value="5.68394277303182" calcext:value-type="float">
            <text:p>5.68394277303182</text:p>
          </table:table-cell>
          <table:table-cell table:style-name="ce2" table:formula="of:=[.Z28]+ SIN([.AA29]) * [.AB29]" office:value-type="float" office:value="8.32236215728492" calcext:value-type="float">
            <text:p>8.32236215728492</text:p>
          </table:table-cell>
          <table:table-cell table:style-name="ce2" table:formula="of:=[.AA28] - [.AC$2]" office:value-type="float" office:value="-1.04341" calcext:value-type="float">
            <text:p>-1.04341</text:p>
          </table:table-cell>
          <table:table-cell table:style-name="ce2" table:formula="of:=[.AB2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9] + COS([.C30]) * [.D30]" office:value-type="float" office:value="-2.68395107217696" calcext:value-type="float">
            <text:p>-2.68395107217696</text:p>
          </table:table-cell>
          <table:table-cell table:formula="of:=[.B29]+ SIN([.C30]) * [.D30]" office:value-type="float" office:value="0.694124851848218" calcext:value-type="float">
            <text:p>0.694124851848218</text:p>
          </table:table-cell>
          <table:table-cell table:formula="of:=[.C29] - 0.0174533" office:value-type="float" office:value="2.6528976" calcext:value-type="float">
            <text:p>2.6528976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COS([.AA30]) * [.AB30]" office:value-type="float" office:value="6.01139808719647" calcext:value-type="float">
            <text:p>6.01139808719647</text:p>
          </table:table-cell>
          <table:table-cell table:style-name="ce2" table:formula="of:=[.Z29]+ SIN([.AA30]) * [.AB30]" office:value-type="float" office:value="7.48404657397197" calcext:value-type="float">
            <text:p>7.48404657397197</text:p>
          </table:table-cell>
          <table:table-cell table:style-name="ce2" table:formula="of:=[.AA29] - [.AC$2]" office:value-type="float" office:value="-1.19841" calcext:value-type="float">
            <text:p>-1.19841</text:p>
          </table:table-cell>
          <table:table-cell table:style-name="ce2" table:formula="of:=[.AB2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0] + COS([.C31]) * [.D31]" office:value-type="float" office:value="-2.77141290372538" calcext:value-type="float">
            <text:p>-2.77141290372538</text:p>
          </table:table-cell>
          <table:table-cell table:formula="of:=[.B30]+ SIN([.C31]) * [.D31]" office:value-type="float" office:value="0.74260606493324" calcext:value-type="float">
            <text:p>0.74260606493324</text:p>
          </table:table-cell>
          <table:table-cell table:formula="of:=[.C30] - 0.0174533" office:value-type="float" office:value="2.6354443" calcext:value-type="float">
            <text:p>2.6354443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COS([.AA31]) * [.AB31]" office:value-type="float" office:value="6.20550847041528" calcext:value-type="float">
            <text:p>6.20550847041528</text:p>
          </table:table-cell>
          <table:table-cell table:style-name="ce2" table:formula="of:=[.Z30]+ SIN([.AA31]) * [.AB31]" office:value-type="float" office:value="6.60522852731689" calcext:value-type="float">
            <text:p>6.60522852731689</text:p>
          </table:table-cell>
          <table:table-cell table:style-name="ce2" table:formula="of:=[.AA30] - [.AC$2]" office:value-type="float" office:value="-1.35341" calcext:value-type="float">
            <text:p>-1.35341</text:p>
          </table:table-cell>
          <table:table-cell table:style-name="ce2" table:formula="of:=[.AB3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1] + COS([.C32]) * [.D32]" office:value-type="float" office:value="-2.85801530020389" calcext:value-type="float">
            <text:p>-2.85801530020389</text:p>
          </table:table-cell>
          <table:table-cell table:formula="of:=[.B31]+ SIN([.C32]) * [.D32]" office:value-type="float" office:value="0.792606314174408" calcext:value-type="float">
            <text:p>0.792606314174408</text:p>
          </table:table-cell>
          <table:table-cell table:formula="of:=[.C31] - 0.0174533" office:value-type="float" office:value="2.617991" calcext:value-type="float">
            <text:p>2.617991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COS([.AA32]) * [.AB32]" office:value-type="float" office:value="6.26161974997701" calcext:value-type="float">
            <text:p>6.26161974997701</text:p>
          </table:table-cell>
          <table:table-cell table:style-name="ce2" table:formula="of:=[.Z31]+ SIN([.AA32]) * [.AB32]" office:value-type="float" office:value="5.70697938353442" calcext:value-type="float">
            <text:p>5.70697938353442</text:p>
          </table:table-cell>
          <table:table-cell table:style-name="ce2" table:formula="of:=[.AA31] - [.AC$2]" office:value-type="float" office:value="-1.50841" calcext:value-type="float">
            <text:p>-1.50841</text:p>
          </table:table-cell>
          <table:table-cell table:style-name="ce2" table:formula="of:=[.AB3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2] + COS([.C33]) * [.D33]" office:value-type="float" office:value="-2.94373188166098" calcext:value-type="float">
            <text:p>-2.94373188166098</text:p>
          </table:table-cell>
          <table:table-cell table:formula="of:=[.B32]+ SIN([.C33]) * [.D33]" office:value-type="float" office:value="0.844110368998385" calcext:value-type="float">
            <text:p>0.844110368998385</text:p>
          </table:table-cell>
          <table:table-cell table:formula="of:=[.C32] - 0.0174533" office:value-type="float" office:value="2.6005377" calcext:value-type="float">
            <text:p>2.6005377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COS([.AA33]) * [.AB33]" office:value-type="float" office:value="6.17838654918517" calcext:value-type="float">
            <text:p>6.17838654918517</text:p>
          </table:table-cell>
          <table:table-cell table:style-name="ce2" table:formula="of:=[.Z32]+ SIN([.AA33]) * [.AB33]" office:value-type="float" office:value="4.81083640705915" calcext:value-type="float">
            <text:p>4.81083640705915</text:p>
          </table:table-cell>
          <table:table-cell table:style-name="ce2" table:formula="of:=[.AA32] - [.AC$2]" office:value-type="float" office:value="-1.66341" calcext:value-type="float">
            <text:p>-1.66341</text:p>
          </table:table-cell>
          <table:table-cell table:style-name="ce2" table:formula="of:=[.AB3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3] + COS([.C34]) * [.D34]" office:value-type="float" office:value="-3.02853653797319" calcext:value-type="float">
            <text:p>-3.02853653797319</text:p>
          </table:table-cell>
          <table:table-cell table:formula="of:=[.B33]+ SIN([.C34]) * [.D34]" office:value-type="float" office:value="0.897102540757694" calcext:value-type="float">
            <text:p>0.897102540757694</text:p>
          </table:table-cell>
          <table:table-cell table:formula="of:=[.C33] - 0.0174533" office:value-type="float" office:value="2.5830844" calcext:value-type="float">
            <text:p>2.5830844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COS([.AA34]) * [.AB34]" office:value-type="float" office:value="5.95780454537228" calcext:value-type="float">
            <text:p>5.95780454537228</text:p>
          </table:table-cell>
          <table:table-cell table:style-name="ce2" table:formula="of:=[.Z33]+ SIN([.AA34]) * [.AB34]" office:value-type="float" office:value="3.93828636288181" calcext:value-type="float">
            <text:p>3.93828636288181</text:p>
          </table:table-cell>
          <table:table-cell table:style-name="ce2" table:formula="of:=[.AA33] - [.AC$2]" office:value-type="float" office:value="-1.81841" calcext:value-type="float">
            <text:p>-1.81841</text:p>
          </table:table-cell>
          <table:table-cell table:style-name="ce2" table:formula="of:=[.AB3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4] + COS([.C35]) * [.D35]" office:value-type="float" office:value="-3.11240343679854" calcext:value-type="float">
            <text:p>-3.11240343679854</text:p>
          </table:table-cell>
          <table:table-cell table:formula="of:=[.B34]+ SIN([.C35]) * [.D35]" office:value-type="float" office:value="0.951566687509635" calcext:value-type="float">
            <text:p>0.951566687509635</text:p>
          </table:table-cell>
          <table:table-cell table:formula="of:=[.C34] - 0.0174533" office:value-type="float" office:value="2.5656311" calcext:value-type="float">
            <text:p>2.5656311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COS([.AA35]) * [.AB35]" office:value-type="float" office:value="5.60516261966727" calcext:value-type="float">
            <text:p>5.60516261966727</text:p>
          </table:table-cell>
          <table:table-cell table:style-name="ce2" table:formula="of:=[.Z34]+ SIN([.AA35]) * [.AB35]" office:value-type="float" office:value="3.11025032970749" calcext:value-type="float">
            <text:p>3.11025032970749</text:p>
          </table:table-cell>
          <table:table-cell table:style-name="ce2" table:formula="of:=[.AA34] - [.AC$2]" office:value-type="float" office:value="-1.97341" calcext:value-type="float">
            <text:p>-1.97341</text:p>
          </table:table-cell>
          <table:table-cell table:style-name="ce2" table:formula="of:=[.AB3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5] + COS([.C36]) * [.D36]" office:value-type="float" office:value="-3.19530703144534" calcext:value-type="float">
            <text:p>-3.19530703144534</text:p>
          </table:table-cell>
          <table:table-cell table:formula="of:=[.B35]+ SIN([.C36]) * [.D36]" office:value-type="float" office:value="1.00748621893328" calcext:value-type="float">
            <text:p>1.00748621893328</text:p>
          </table:table-cell>
          <table:table-cell table:formula="of:=[.C35] - 0.0174533" office:value-type="float" office:value="2.5481778" calcext:value-type="float">
            <text:p>2.5481778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COS([.AA36]) * [.AB36]" office:value-type="float" office:value="5.12891604581818" calcext:value-type="float">
            <text:p>5.12891604581818</text:p>
          </table:table-cell>
          <table:table-cell table:style-name="ce2" table:formula="of:=[.Z35]+ SIN([.AA36]) * [.AB36]" office:value-type="float" office:value="2.34658207653926" calcext:value-type="float">
            <text:p>2.34658207653926</text:p>
          </table:table-cell>
          <table:table-cell table:style-name="ce2" table:formula="of:=[.AA35] - [.AC$2]" office:value-type="float" office:value="-2.12841" calcext:value-type="float">
            <text:p>-2.12841</text:p>
          </table:table-cell>
          <table:table-cell table:style-name="ce2" table:formula="of:=[.AB3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6] + COS([.C37]) * [.D37]" office:value-type="float" office:value="-3.27722206865389" calcext:value-type="float">
            <text:p>-3.27722206865389</text:p>
          </table:table-cell>
          <table:table-cell table:formula="of:=[.B36]+ SIN([.C37]) * [.D37]" office:value-type="float" office:value="1.06484410138306" calcext:value-type="float">
            <text:p>1.06484410138306</text:p>
          </table:table-cell>
          <table:table-cell table:formula="of:=[.C36] - 0.0174533" office:value-type="float" office:value="2.5307245" calcext:value-type="float">
            <text:p>2.530724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COS([.AA37]) * [.AB37]" office:value-type="float" office:value="4.54048375861396" calcext:value-type="float">
            <text:p>4.54048375861396</text:p>
          </table:table-cell>
          <table:table-cell table:style-name="ce2" table:formula="of:=[.Z36]+ SIN([.AA37]) * [.AB37]" office:value-type="float" office:value="1.66559203008072" calcext:value-type="float">
            <text:p>1.66559203008072</text:p>
          </table:table-cell>
          <table:table-cell table:style-name="ce2" table:formula="of:=[.AA36] - [.AC$2]" office:value-type="float" office:value="-2.28341" calcext:value-type="float">
            <text:p>-2.28341</text:p>
          </table:table-cell>
          <table:table-cell table:style-name="ce2" table:formula="of:=[.AB3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7] + COS([.C38]) * [.D38]" office:value-type="float" office:value="-3.35812359628894" calcext:value-type="float">
            <text:p>-3.35812359628894</text:p>
          </table:table-cell>
          <table:table-cell table:formula="of:=[.B37]+ SIN([.C38]) * [.D38]" office:value-type="float" office:value="1.12362286307735" calcext:value-type="float">
            <text:p>1.12362286307735</text:p>
          </table:table-cell>
          <table:table-cell table:formula="of:=[.C37] - 0.0174533" office:value-type="float" office:value="2.5132712" calcext:value-type="float">
            <text:p>2.5132712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COS([.AA38]) * [.AB38]" office:value-type="float" office:value="3.85397456278777" calcext:value-type="float">
            <text:p>3.85397456278777</text:p>
          </table:table-cell>
          <table:table-cell table:style-name="ce2" table:formula="of:=[.Z37]+ SIN([.AA38]) * [.AB38]" office:value-type="float" office:value="1.0836082467619" calcext:value-type="float">
            <text:p>1.0836082467619</text:p>
          </table:table-cell>
          <table:table-cell table:style-name="ce2" table:formula="of:=[.AA37] - [.AC$2]" office:value-type="float" office:value="-2.43841" calcext:value-type="float">
            <text:p>-2.43841</text:p>
          </table:table-cell>
          <table:table-cell table:style-name="ce2" table:formula="of:=[.AB3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8] + COS([.C39]) * [.D39]" office:value-type="float" office:value="-3.43798697094035" calcext:value-type="float">
            <text:p>-3.43798697094035</text:p>
          </table:table-cell>
          <table:table-cell table:formula="of:=[.B38]+ SIN([.C39]) * [.D39]" office:value-type="float" office:value="1.18380459942061" calcext:value-type="float">
            <text:p>1.18380459942061</text:p>
          </table:table-cell>
          <table:table-cell table:formula="of:=[.C38] - 0.0174533" office:value-type="float" office:value="2.4958179" calcext:value-type="float">
            <text:p>2.495817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COS([.AA39]) * [.AB39]" office:value-type="float" office:value="3.08584884707436" calcext:value-type="float">
            <text:p>3.08584884707436</text:p>
          </table:table-cell>
          <table:table-cell table:style-name="ce2" table:formula="of:=[.Z38]+ SIN([.AA39]) * [.AB39]" office:value-type="float" office:value="0.614584915935222" calcext:value-type="float">
            <text:p>0.614584915935222</text:p>
          </table:table-cell>
          <table:table-cell table:style-name="ce2" table:formula="of:=[.AA38] - [.AC$2]" office:value-type="float" office:value="-2.59341" calcext:value-type="float">
            <text:p>-2.59341</text:p>
          </table:table-cell>
          <table:table-cell table:style-name="ce2" table:formula="of:=[.AB3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9] + COS([.C40]) * [.D40]" office:value-type="float" office:value="-3.51678786542968" calcext:value-type="float">
            <text:p>-3.51678786542968</text:p>
          </table:table-cell>
          <table:table-cell table:formula="of:=[.B39]+ SIN([.C40]) * [.D40]" office:value-type="float" office:value="1.24537097845722" calcext:value-type="float">
            <text:p>1.24537097845722</text:p>
          </table:table-cell>
          <table:table-cell table:formula="of:=[.C39] - 0.0174533" office:value-type="float" office:value="2.4783646" calcext:value-type="float">
            <text:p>2.4783646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COS([.AA40]) * [.AB40]" office:value-type="float" office:value="2.25452391448241" calcext:value-type="float">
            <text:p>2.25452391448241</text:p>
          </table:table-cell>
          <table:table-cell table:style-name="ce2" table:formula="of:=[.Z39]+ SIN([.AA40]) * [.AB40]" office:value-type="float" office:value="0.269767781136237" calcext:value-type="float">
            <text:p>0.269767781136237</text:p>
          </table:table-cell>
          <table:table-cell table:style-name="ce2" table:formula="of:=[.AA39] - [.AC$2]" office:value-type="float" office:value="-2.74841" calcext:value-type="float">
            <text:p>-2.74841</text:p>
          </table:table-cell>
          <table:table-cell table:style-name="ce2" table:formula="of:=[.AB3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0] + COS([.C41]) * [.D41]" office:value-type="float" office:value="-3.59450227622055" calcext:value-type="float">
            <text:p>-3.59450227622055</text:p>
          </table:table-cell>
          <table:table-cell table:formula="of:=[.B40]+ SIN([.C41]) * [.D41]" office:value-type="float" office:value="1.30830324645567" calcext:value-type="float">
            <text:p>1.30830324645567</text:p>
          </table:table-cell>
          <table:table-cell table:formula="of:=[.C40] - 0.0174533" office:value-type="float" office:value="2.4609113" calcext:value-type="float">
            <text:p>2.4609113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COS([.AA41]) * [.AB41]" office:value-type="float" office:value="1.37993239175388" calcext:value-type="float">
            <text:p>1.37993239175388</text:p>
          </table:table-cell>
          <table:table-cell table:style-name="ce2" table:formula="of:=[.Z40]+ SIN([.AA41]) * [.AB41]" office:value-type="float" office:value="0.0574245015830528" calcext:value-type="float">
            <text:p>0.057424501583053</text:p>
          </table:table-cell>
          <table:table-cell table:style-name="ce2" table:formula="of:=[.AA40] - [.AC$2]" office:value-type="float" office:value="-2.90341" calcext:value-type="float">
            <text:p>-2.90341</text:p>
          </table:table-cell>
          <table:table-cell table:style-name="ce2" table:formula="of:=[.AB4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1] + COS([.C42]) * [.D42]" office:value-type="float" office:value="-3.6711065307303" calcext:value-type="float">
            <text:p>-3.6711065307303</text:p>
          </table:table-cell>
          <table:table-cell table:formula="of:=[.B41]+ SIN([.C42]) * [.D42]" office:value-type="float" office:value="1.37258223362104" calcext:value-type="float">
            <text:p>1.37258223362104</text:p>
          </table:table-cell>
          <table:table-cell table:formula="of:=[.C41] - 0.0174533" office:value-type="float" office:value="2.443458" calcext:value-type="float">
            <text:p>2.443458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2" table:formula="of:=[.Y41] + COS([.AA42]) * [.AB42]" office:value-type="float" office:value="0.483044305999471" calcext:value-type="float">
            <text:p>0.483044305999471</text:p>
          </table:table-cell>
          <table:table-cell table:style-name="ce2" table:formula="of:=[.Z41]+ SIN([.AA42]) * [.AB42]" office:value-type="float" office:value="-0.0173535809798891" calcext:value-type="float">
            <text:p>-0.017353580979889</text:p>
          </table:table-cell>
          <table:table-cell table:style-name="ce2" table:formula="of:=[.AA41] - [.AC$2]" office:value-type="float" office:value="-3.05841" calcext:value-type="float">
            <text:p>-3.05841</text:p>
          </table:table-cell>
          <table:table-cell table:style-name="ce2" table:formula="of:=[.AB4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2] + COS([.C43]) * [.D43]" office:value-type="float" office:value="-3.74657729454092" calcext:value-type="float">
            <text:p>-3.74657729454092</text:p>
          </table:table-cell>
          <table:table-cell table:formula="of:=[.B42]+ SIN([.C43]) * [.D43]" office:value-type="float" office:value="1.43818835993437" calcext:value-type="float">
            <text:p>1.43818835993437</text:p>
          </table:table-cell>
          <table:table-cell table:formula="of:=[.C42] - 0.0174533" office:value-type="float" office:value="2.4260047" calcext:value-type="float">
            <text:p>2.4260047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3.14159" calcext:value-type="float">
            <text:p>-3.14159</text:p>
          </table:table-cell>
          <table:table-cell table:style-name="ce2" table:formula="of:=[.AB4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3] + COS([.C44]) * [.D44]" office:value-type="float" office:value="-3.82089157850695" calcext:value-type="float">
            <text:p>-3.82089157850695</text:p>
          </table:table-cell>
          <table:table-cell table:formula="of:=[.B43]+ SIN([.C44]) * [.D44]" office:value-type="float" office:value="1.50510164111693" calcext:value-type="float">
            <text:p>1.50510164111693</text:p>
          </table:table-cell>
          <table:table-cell table:formula="of:=[.C43] - 0.0174533" office:value-type="float" office:value="2.40855139999999" calcext:value-type="float">
            <text:p>2.4085513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0"/>
          <table:table-cell table:style-name="ce2" table:formula="of:=[.Y43] + COS([.AA44]) * [.AB44]" office:value-type="float" office:value="-0.889210008998375" calcext:value-type="float">
            <text:p>-0.889210008998375</text:p>
          </table:table-cell>
          <table:table-cell table:style-name="ce2" table:formula="of:=[.Z43]+ SIN([.AA44]) * [.AB44]" office:value-type="float" office:value="-0.138944448961122" calcext:value-type="float">
            <text:p>-0.138944448961122</text:p>
          </table:table-cell>
          <table:table-cell table:style-name="ce2" table:formula="of:=[.AA43] + [.AC$2]" office:value-type="float" office:value="-2.98659" calcext:value-type="float">
            <text:p>-2.98659</text:p>
          </table:table-cell>
          <table:table-cell table:style-name="ce2" table:formula="of:=[.AB4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4] + COS([.C45]) * [.D45]" office:value-type="float" office:value="-3.89402674575819" calcext:value-type="float">
            <text:p>-3.89402674575819</text:p>
          </table:table-cell>
          <table:table-cell table:formula="of:=[.B44]+ SIN([.C45]) * [.D45]" office:value-type="float" office:value="1.57330169471759" calcext:value-type="float">
            <text:p>1.57330169471759</text:p>
          </table:table-cell>
          <table:table-cell table:formula="of:=[.C44] - 0.0174533" office:value-type="float" office:value="2.39109809999999" calcext:value-type="float">
            <text:p>2.3910980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0"/>
          <table:table-cell table:style-name="ce2" table:formula="of:=[.Y44] + COS([.AA45]) * [.AB45]" office:value-type="float" office:value="-1.74630949334206" calcext:value-type="float">
            <text:p>-1.74630949334206</text:p>
          </table:table-cell>
          <table:table-cell table:style-name="ce2" table:formula="of:=[.Z44]+ SIN([.AA45]) * [.AB45]" office:value-type="float" office:value="-0.413499496151631" calcext:value-type="float">
            <text:p>-0.413499496151631</text:p>
          </table:table-cell>
          <table:table-cell table:style-name="ce2" table:formula="of:=[.AA44] + [.AC$2]" office:value-type="float" office:value="-2.83159" calcext:value-type="float">
            <text:p>-2.83159</text:p>
          </table:table-cell>
          <table:table-cell table:style-name="ce2" table:formula="of:=[.AB4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5] + COS([.C46]) * [.D46]" office:value-type="float" office:value="-3.96596051859513" calcext:value-type="float">
            <text:p>-3.96596051859513</text:p>
          </table:table-cell>
          <table:table-cell table:formula="of:=[.B45]+ SIN([.C46]) * [.D46]" office:value-type="float" office:value="1.64276774632155" calcext:value-type="float">
            <text:p>1.64276774632155</text:p>
          </table:table-cell>
          <table:table-cell table:formula="of:=[.C45] - 0.0174533" office:value-type="float" office:value="2.37364479999999" calcext:value-type="float">
            <text:p>2.3736447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0"/>
          <table:table-cell table:style-name="ce2" table:formula="of:=[.Y45] + COS([.AA46]) * [.AB46]" office:value-type="float" office:value="-2.55074783144813" calcext:value-type="float">
            <text:p>-2.55074783144813</text:p>
          </table:table-cell>
          <table:table-cell table:style-name="ce2" table:formula="of:=[.Z45]+ SIN([.AA46]) * [.AB46]" office:value-type="float" office:value="-0.817082152103486" calcext:value-type="float">
            <text:p>-0.817082152103486</text:p>
          </table:table-cell>
          <table:table-cell table:style-name="ce2" table:formula="of:=[.AA45] + [.AC$2]" office:value-type="float" office:value="-2.67659" calcext:value-type="float">
            <text:p>-2.67659</text:p>
          </table:table-cell>
          <table:table-cell table:style-name="ce2" table:formula="of:=[.AB4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6] + COS([.C47]) * [.D47]" office:value-type="float" office:value="-4.03667098527494" calcext:value-type="float">
            <text:p>-4.03667098527494</text:p>
          </table:table-cell>
          <table:table-cell table:formula="of:=[.B46]+ SIN([.C47]) * [.D47]" office:value-type="float" office:value="1.71347863587842" calcext:value-type="float">
            <text:p>1.71347863587842</text:p>
          </table:table-cell>
          <table:table-cell table:formula="of:=[.C46] - 0.0174533" office:value-type="float" office:value="2.35619149999999" calcext:value-type="float">
            <text:p>2.356191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0"/>
          <table:table-cell table:style-name="ce2" table:formula="of:=[.Y46] + COS([.AA47]) * [.AB47]" office:value-type="float" office:value="-3.28323705479576" calcext:value-type="float">
            <text:p>-3.28323705479576</text:p>
          </table:table-cell>
          <table:table-cell table:style-name="ce2" table:formula="of:=[.Z46]+ SIN([.AA47]) * [.AB47]" office:value-type="float" office:value="-1.34001574031483" calcext:value-type="float">
            <text:p>-1.34001574031483</text:p>
          </table:table-cell>
          <table:table-cell table:style-name="ce2" table:formula="of:=[.AA46] + [.AC$2]" office:value-type="float" office:value="-2.52159" calcext:value-type="float">
            <text:p>-2.52159</text:p>
          </table:table-cell>
          <table:table-cell table:style-name="ce2" table:formula="of:=[.AB4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7] + COS([.C48]) * [.D48]" office:value-type="float" office:value="-4.10613660668602" calcext:value-type="float">
            <text:p>-4.10613660668602</text:p>
          </table:table-cell>
          <table:table-cell table:formula="of:=[.B47]+ SIN([.C48]) * [.D48]" office:value-type="float" office:value="1.78541282414778" calcext:value-type="float">
            <text:p>1.78541282414778</text:p>
          </table:table-cell>
          <table:table-cell table:formula="of:=[.C47] - 0.0174533" office:value-type="float" office:value="2.33873819999999" calcext:value-type="float">
            <text:p>2.3387381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0"/>
          <table:table-cell table:style-name="ce2" table:formula="of:=[.Y47] + COS([.AA48]) * [.AB48]" office:value-type="float" office:value="-3.92621431436034" calcext:value-type="float">
            <text:p>-3.92621431436034</text:p>
          </table:table-cell>
          <table:table-cell table:style-name="ce2" table:formula="of:=[.Z47]+ SIN([.AA48]) * [.AB48]" office:value-type="float" office:value="-1.96976191432688" calcext:value-type="float">
            <text:p>-1.96976191432688</text:p>
          </table:table-cell>
          <table:table-cell table:style-name="ce2" table:formula="of:=[.AA47] + [.AC$2]" office:value-type="float" office:value="-2.36659" calcext:value-type="float">
            <text:p>-2.36659</text:p>
          </table:table-cell>
          <table:table-cell table:style-name="ce2" table:formula="of:=[.AB4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8] + COS([.C49]) * [.D49]" office:value-type="float" office:value="-4.17433622290903" calcext:value-type="float">
            <text:p>-4.17433622290903</text:p>
          </table:table-cell>
          <table:table-cell table:formula="of:=[.B48]+ SIN([.C49]) * [.D49]" office:value-type="float" office:value="1.85854839926027" calcext:value-type="float">
            <text:p>1.85854839926027</text:p>
          </table:table-cell>
          <table:table-cell table:formula="of:=[.C48] - 0.0174533" office:value-type="float" office:value="2.32128489999999" calcext:value-type="float">
            <text:p>2.32128489999999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0"/>
          <table:table-cell table:style-name="ce2" table:formula="of:=[.Y48] + COS([.AA49]) * [.AB49]" office:value-type="float" office:value="-4.46426298396357" calcext:value-type="float">
            <text:p>-4.46426298396357</text:p>
          </table:table-cell>
          <table:table-cell table:style-name="ce2" table:formula="of:=[.Z48]+ SIN([.AA49]) * [.AB49]" office:value-type="float" office:value="-2.69122128888528" calcext:value-type="float">
            <text:p>-2.69122128888528</text:p>
          </table:table-cell>
          <table:table-cell table:style-name="ce2" table:formula="of:=[.AA48] + [.AC$2]" office:value-type="float" office:value="-2.21159" calcext:value-type="float">
            <text:p>-2.21159</text:p>
          </table:table-cell>
          <table:table-cell table:style-name="ce2" table:formula="of:=[.AB4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9] + COS([.C50]) * [.D50]" office:value-type="float" office:value="-4.24124905966238" calcext:value-type="float">
            <text:p>-4.24124905966238</text:p>
          </table:table-cell>
          <table:table-cell table:formula="of:=[.B49]+ SIN([.C50]) * [.D50]" office:value-type="float" office:value="1.93286308339214" calcext:value-type="float">
            <text:p>1.93286308339214</text:p>
          </table:table-cell>
          <table:table-cell table:formula="of:=[.C49] - 0.0174533" office:value-type="float" office:value="2.30383159999999" calcext:value-type="float">
            <text:p>2.30383159999999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0"/>
          <table:table-cell table:style-name="ce2" table:formula="of:=[.Y49] + COS([.AA50]) * [.AB50]" office:value-type="float" office:value="-4.88448230377045" calcext:value-type="float">
            <text:p>-4.88448230377045</text:p>
          </table:table-cell>
          <table:table-cell table:style-name="ce2" table:formula="of:=[.Z49]+ SIN([.AA50]) * [.AB50]" office:value-type="float" office:value="-3.48709547697096" calcext:value-type="float">
            <text:p>-3.48709547697096</text:p>
          </table:table-cell>
          <table:table-cell table:style-name="ce2" table:formula="of:=[.AA49] + [.AC$2]" office:value-type="float" office:value="-2.05659" calcext:value-type="float">
            <text:p>-2.05659</text:p>
          </table:table-cell>
          <table:table-cell table:style-name="ce2" table:formula="of:=[.AB4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0] + COS([.C51]) * [.D51]" office:value-type="float" office:value="-4.30685473463035" calcext:value-type="float">
            <text:p>-4.30685473463035</text:p>
          </table:table-cell>
          <table:table-cell table:formula="of:=[.B50]+ SIN([.C51]) * [.D51]" office:value-type="float" office:value="2.00833423955128" calcext:value-type="float">
            <text:p>2.00833423955128</text:p>
          </table:table-cell>
          <table:table-cell table:formula="of:=[.C50] - 0.0174533" office:value-type="float" office:value="2.28637829999999" calcext:value-type="float">
            <text:p>2.28637829999999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0"/>
          <table:table-cell table:style-name="ce2" table:formula="of:=[.Y50] + COS([.AA51]) * [.AB51]" office:value-type="float" office:value="-5.17679670101383" calcext:value-type="float">
            <text:p>-5.17679670101383</text:p>
          </table:table-cell>
          <table:table-cell table:style-name="ce2" table:formula="of:=[.Z50]+ SIN([.AA51]) * [.AB51]" office:value-type="float" office:value="-4.33830185216104" calcext:value-type="float">
            <text:p>-4.33830185216104</text:p>
          </table:table-cell>
          <table:table-cell table:style-name="ce2" table:formula="of:=[.AA50] + [.AC$2]" office:value-type="float" office:value="-1.90159" calcext:value-type="float">
            <text:p>-1.90159</text:p>
          </table:table-cell>
          <table:table-cell table:style-name="ce2" table:formula="of:=[.AB5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1] + COS([.C52]) * [.D52]" office:value-type="float" office:value="-4.37113326367165" calcext:value-type="float">
            <text:p>-4.37113326367165</text:p>
          </table:table-cell>
          <table:table-cell table:formula="of:=[.B51]+ SIN([.C52]) * [.D52]" office:value-type="float" office:value="2.08493887847273" calcext:value-type="float">
            <text:p>2.08493887847273</text:p>
          </table:table-cell>
          <table:table-cell table:formula="of:=[.C51] - 0.0174533" office:value-type="float" office:value="2.26892499999999" calcext:value-type="float">
            <text:p>2.26892499999999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0"/>
          <table:table-cell table:style-name="ce2" table:formula="of:=[.Y51] + COS([.AA52]) * [.AB52]" office:value-type="float" office:value="-5.33419737138251" calcext:value-type="float">
            <text:p>-5.33419737138251</text:p>
          </table:table-cell>
          <table:table-cell table:style-name="ce2" table:formula="of:=[.Z51]+ SIN([.AA52]) * [.AB52]" office:value-type="float" office:value="-5.22443109158805" calcext:value-type="float">
            <text:p>-5.22443109158805</text:p>
          </table:table-cell>
          <table:table-cell table:style-name="ce2" table:formula="of:=[.AA51] + [.AC$2]" office:value-type="float" office:value="-1.74659" calcext:value-type="float">
            <text:p>-1.74659</text:p>
          </table:table-cell>
          <table:table-cell table:style-name="ce2" table:formula="of:=[.AB5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2] + COS([.C53]) * [.D53]" office:value-type="float" office:value="-4.4340650669069" calcext:value-type="float">
            <text:p>-4.4340650669069</text:p>
          </table:table-cell>
          <table:table-cell table:formula="of:=[.B52]+ SIN([.C53]) * [.D53]" office:value-type="float" office:value="2.16265366562138" calcext:value-type="float">
            <text:p>2.16265366562138</text:p>
          </table:table-cell>
          <table:table-cell table:formula="of:=[.C52] - 0.0174533" office:value-type="float" office:value="2.25147169999999" calcext:value-type="float">
            <text:p>2.25147169999999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0"/>
          <table:table-cell table:style-name="ce2" table:formula="of:=[.Y52] + COS([.AA53]) * [.AB53]" office:value-type="float" office:value="-5.35291032869084" calcext:value-type="float">
            <text:p>-5.35291032869084</text:p>
          </table:table-cell>
          <table:table-cell table:style-name="ce2" table:formula="of:=[.Z52]+ SIN([.AA53]) * [.AB53]" office:value-type="float" office:value="-6.12423652901815" calcext:value-type="float">
            <text:p>-6.12423652901815</text:p>
          </table:table-cell>
          <table:table-cell table:style-name="ce2" table:formula="of:=[.AA52] + [.AC$2]" office:value-type="float" office:value="-1.59159" calcext:value-type="float">
            <text:p>-1.59159</text:p>
          </table:table-cell>
          <table:table-cell table:style-name="ce2" table:formula="of:=[.AB5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3] + COS([.C54]) * [.D54]" office:value-type="float" office:value="-4.49563097468275" calcext:value-type="float">
            <text:p>-4.49563097468275</text:p>
          </table:table-cell>
          <table:table-cell table:formula="of:=[.B53]+ SIN([.C54]) * [.D54]" office:value-type="float" office:value="2.24145492829994" calcext:value-type="float">
            <text:p>2.24145492829994</text:p>
          </table:table-cell>
          <table:table-cell table:formula="of:=[.C53] - 0.0174533" office:value-type="float" office:value="2.23401839999999" calcext:value-type="float">
            <text:p>2.23401839999999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0"/>
          <table:table-cell table:style-name="ce2" table:formula="of:=[.Y53] + COS([.AA54]) * [.AB54]" office:value-type="float" office:value="-5.23248689351318" calcext:value-type="float">
            <text:p>-5.23248689351318</text:p>
          </table:table-cell>
          <table:table-cell table:style-name="ce2" table:formula="of:=[.Z53]+ SIN([.AA54]) * [.AB54]" office:value-type="float" office:value="-7.01614358485974" calcext:value-type="float">
            <text:p>-7.01614358485974</text:p>
          </table:table-cell>
          <table:table-cell table:style-name="ce2" table:formula="of:=[.AA53] + [.AC$2]" office:value-type="float" office:value="-1.43659" calcext:value-type="float">
            <text:p>-1.43659</text:p>
          </table:table-cell>
          <table:table-cell table:style-name="ce2" table:formula="of:=[.AB5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4] + COS([.C55]) * [.D55]" office:value-type="float" office:value="-4.55581223341123" calcext:value-type="float">
            <text:p>-4.55581223341123</text:p>
          </table:table-cell>
          <table:table-cell table:formula="of:=[.B54]+ SIN([.C55]) * [.D55]" office:value-type="float" office:value="2.32131866285986" calcext:value-type="float">
            <text:p>2.32131866285986</text:p>
          </table:table-cell>
          <table:table-cell table:formula="of:=[.C54] - 0.0174533" office:value-type="float" office:value="2.21656509999999" calcext:value-type="float">
            <text:p>2.2165650999999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0"/>
          <table:table-cell table:style-name="ce2" table:formula="of:=[.Y54] + COS([.AA55]) * [.AB55]" office:value-type="float" office:value="-4.97581445114291" calcext:value-type="float">
            <text:p>-4.97581445114291</text:p>
          </table:table-cell>
          <table:table-cell table:style-name="ce2" table:formula="of:=[.Z54]+ SIN([.AA55]) * [.AB55]" office:value-type="float" office:value="-7.87876705853043" calcext:value-type="float">
            <text:p>-7.87876705853043</text:p>
          </table:table-cell>
          <table:table-cell table:style-name="ce2" table:formula="of:=[.AA54] + [.AC$2]" office:value-type="float" office:value="-1.28159" calcext:value-type="float">
            <text:p>-1.28159</text:p>
          </table:table-cell>
          <table:table-cell table:style-name="ce2" table:formula="of:=[.AB5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5] + COS([.C56]) * [.D56]" office:value-type="float" office:value="-4.61459051128221" calcext:value-type="float">
            <text:p>-4.61459051128221</text:p>
          </table:table-cell>
          <table:table-cell table:formula="of:=[.B55]+ SIN([.C56]) * [.D56]" office:value-type="float" office:value="2.40222054201307" calcext:value-type="float">
            <text:p>2.40222054201307</text:p>
          </table:table-cell>
          <table:table-cell table:formula="of:=[.C55] - 0.0174533" office:value-type="float" office:value="2.19911179999999" calcext:value-type="float">
            <text:p>2.19911179999999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0"/>
          <table:table-cell table:style-name="ce2" table:formula="of:=[.Y55] + COS([.AA56]) * [.AB56]" office:value-type="float" office:value="-4.58904722093295" calcext:value-type="float">
            <text:p>-4.58904722093295</text:p>
          </table:table-cell>
          <table:table-cell table:style-name="ce2" table:formula="of:=[.Z55]+ SIN([.AA56]) * [.AB56]" office:value-type="float" office:value="-8.69142388009518" calcext:value-type="float">
            <text:p>-8.69142388009518</text:p>
          </table:table-cell>
          <table:table-cell table:style-name="ce2" table:formula="of:=[.AA55] + [.AC$2]" office:value-type="float" office:value="-1.12659" calcext:value-type="float">
            <text:p>-1.12659</text:p>
          </table:table-cell>
          <table:table-cell table:style-name="ce2" table:formula="of:=[.AB5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6] + COS([.C57]) * [.D57]" office:value-type="float" office:value="-4.67194790384753" calcext:value-type="float">
            <text:p>-4.67194790384753</text:p>
          </table:table-cell>
          <table:table-cell table:formula="of:=[.B56]+ SIN([.C57]) * [.D57]" office:value-type="float" office:value="2.48413592224236" calcext:value-type="float">
            <text:p>2.48413592224236</text:p>
          </table:table-cell>
          <table:table-cell table:formula="of:=[.C56] - 0.0174533" office:value-type="float" office:value="2.18165849999999" calcext:value-type="float">
            <text:p>2.18165849999999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0"/>
          <table:table-cell table:style-name="ce2" table:formula="of:=[.Y56] + COS([.AA57]) * [.AB57]" office:value-type="float" office:value="-4.0814586969571" calcext:value-type="float">
            <text:p>-4.0814586969571</text:p>
          </table:table-cell>
          <table:table-cell table:style-name="ce2" table:formula="of:=[.Z56]+ SIN([.AA57]) * [.AB57]" office:value-type="float" office:value="-9.43462902696111" calcext:value-type="float">
            <text:p>-9.43462902696111</text:p>
          </table:table-cell>
          <table:table-cell table:style-name="ce2" table:formula="of:=[.AA56] + [.AC$2]" office:value-type="float" office:value="-0.971590000000001" calcext:value-type="float">
            <text:p>-0.971590000000001</text:p>
          </table:table-cell>
          <table:table-cell table:style-name="ce2" table:formula="of:=[.AB5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7] + COS([.C58]) * [.D58]" office:value-type="float" office:value="-4.72786693947478" calcext:value-type="float">
            <text:p>-4.72786693947478</text:p>
          </table:table-cell>
          <table:table-cell table:formula="of:=[.B57]+ SIN([.C58]) * [.D58]" office:value-type="float" office:value="2.56703985130798" calcext:value-type="float">
            <text:p>2.56703985130798</text:p>
          </table:table-cell>
          <table:table-cell table:formula="of:=[.C57] - 0.0174533" office:value-type="float" office:value="2.16420519999999" calcext:value-type="float">
            <text:p>2.16420519999999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0"/>
          <table:table-cell table:style-name="ce2" table:formula="of:=[.Y57] + COS([.AA58]) * [.AB58]" office:value-type="float" office:value="-3.46521929801344" calcext:value-type="float">
            <text:p>-3.46521929801344</text:p>
          </table:table-cell>
          <table:table-cell table:style-name="ce2" table:formula="of:=[.Z57]+ SIN([.AA58]) * [.AB58]" office:value-type="float" office:value="-10.090562715065" calcext:value-type="float">
            <text:p>-10.090562715065</text:p>
          </table:table-cell>
          <table:table-cell table:style-name="ce2" table:formula="of:=[.AA57] + [.AC$2]" office:value-type="float" office:value="-0.816590000000001" calcext:value-type="float">
            <text:p>-0.816590000000001</text:p>
          </table:table-cell>
          <table:table-cell table:style-name="ce2" table:formula="of:=[.AB5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8] + COS([.C59]) * [.D59]" office:value-type="float" office:value="-4.78233058466943" calcext:value-type="float">
            <text:p>-4.78233058466943</text:p>
          </table:table-cell>
          <table:table-cell table:formula="of:=[.B58]+ SIN([.C59]) * [.D59]" office:value-type="float" office:value="2.65090707584839" calcext:value-type="float">
            <text:p>2.65090707584839</text:p>
          </table:table-cell>
          <table:table-cell table:formula="of:=[.C58] - 0.0174533" office:value-type="float" office:value="2.14675189999999" calcext:value-type="float">
            <text:p>2.14675189999999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0"/>
          <table:table-cell table:style-name="ce2" table:formula="of:=[.Y58] + COS([.AA59]) * [.AB59]" office:value-type="float" office:value="-2.75510455824183" calcext:value-type="float">
            <text:p>-2.75510455824183</text:p>
          </table:table-cell>
          <table:table-cell table:style-name="ce2" table:formula="of:=[.Z58]+ SIN([.AA59]) * [.AB59]" office:value-type="float" office:value="-10.6434976627388" calcext:value-type="float">
            <text:p>-10.6434976627388</text:p>
          </table:table-cell>
          <table:table-cell table:style-name="ce2" table:formula="of:=[.AA58] + [.AC$2]" office:value-type="float" office:value="-0.661590000000001" calcext:value-type="float">
            <text:p>-0.661590000000001</text:p>
          </table:table-cell>
          <table:table-cell table:style-name="ce2" table:formula="of:=[.AB5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9] + COS([.C60]) * [.D60]" office:value-type="float" office:value="-4.83532224926332" calcext:value-type="float">
            <text:p>-4.83532224926332</text:p>
          </table:table-cell>
          <table:table-cell table:formula="of:=[.B59]+ SIN([.C60]) * [.D60]" office:value-type="float" office:value="2.73571204907265" calcext:value-type="float">
            <text:p>2.73571204907265</text:p>
          </table:table-cell>
          <table:table-cell table:formula="of:=[.C59] - 0.0174533" office:value-type="float" office:value="2.12929859999999" calcext:value-type="float">
            <text:p>2.12929859999999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0"/>
          <table:table-cell table:style-name="ce2" table:formula="of:=[.Y59] + COS([.AA60]) * [.AB60]" office:value-type="float" office:value="-1.96814085505129" calcext:value-type="float">
            <text:p>-1.96814085505129</text:p>
          </table:table-cell>
          <table:table-cell table:style-name="ce2" table:formula="of:=[.Z59]+ SIN([.AA60]) * [.AB60]" office:value-type="float" office:value="-11.0801761827746" calcext:value-type="float">
            <text:p>-11.0801761827746</text:p>
          </table:table-cell>
          <table:table-cell table:style-name="ce2" table:formula="of:=[.AA59] + [.AC$2]" office:value-type="float" office:value="-0.506590000000001" calcext:value-type="float">
            <text:p>-0.506590000000001</text:p>
          </table:table-cell>
          <table:table-cell table:style-name="ce2" table:formula="of:=[.AB5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0] + COS([.C61]) * [.D61]" office:value-type="float" office:value="-4.88682579146825" calcext:value-type="float">
            <text:p>-4.88682579146825</text:p>
          </table:table-cell>
          <table:table-cell table:formula="of:=[.B60]+ SIN([.C61]) * [.D61]" office:value-type="float" office:value="2.82142893854227" calcext:value-type="float">
            <text:p>2.82142893854227</text:p>
          </table:table-cell>
          <table:table-cell table:formula="of:=[.C60] - 0.0174533" office:value-type="float" office:value="2.11184529999999" calcext:value-type="float">
            <text:p>2.11184529999999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0"/>
          <table:table-cell table:style-name="ce2" table:formula="of:=[.Y60] + COS([.AA61]) * [.AB61]" office:value-type="float" office:value="-1.12319716871681" calcext:value-type="float">
            <text:p>-1.12319716871681</text:p>
          </table:table-cell>
          <table:table-cell table:style-name="ce2" table:formula="of:=[.Z60]+ SIN([.AA61]) * [.AB61]" office:value-type="float" office:value="-11.3901280611743" calcext:value-type="float">
            <text:p>-11.3901280611743</text:p>
          </table:table-cell>
          <table:table-cell table:style-name="ce2" table:formula="of:=[.AA60] + [.AC$2]" office:value-type="float" office:value="-0.351590000000001" calcext:value-type="float">
            <text:p>-0.351590000000001</text:p>
          </table:table-cell>
          <table:table-cell table:style-name="ce2" table:formula="of:=[.AB6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1] + COS([.C62]) * [.D62]" office:value-type="float" office:value="-4.93682552279287" calcext:value-type="float">
            <text:p>-4.93682552279287</text:p>
          </table:table-cell>
          <table:table-cell table:formula="of:=[.B61]+ SIN([.C62]) * [.D62]" office:value-type="float" office:value="2.90803163403995" calcext:value-type="float">
            <text:p>2.90803163403995</text:p>
          </table:table-cell>
          <table:table-cell table:formula="of:=[.C61] - 0.0174533" office:value-type="float" office:value="2.09439199999999" calcext:value-type="float">
            <text:p>2.09439199999999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0"/>
          <table:table-cell table:style-name="ce2" table:formula="of:=[.Y61] + COS([.AA62]) * [.AB62]" office:value-type="float" office:value="-0.240532662000634" calcext:value-type="float">
            <text:p>-0.240532662000634</text:p>
          </table:table-cell>
          <table:table-cell table:style-name="ce2" table:formula="of:=[.Z61]+ SIN([.AA62]) * [.AB62]" office:value-type="float" office:value="-11.5659216008266" calcext:value-type="float">
            <text:p>-11.5659216008266</text:p>
          </table:table-cell>
          <table:table-cell table:style-name="ce2" table:formula="of:=[.AA61] + [.AC$2]" office:value-type="float" office:value="-0.196590000000001" calcext:value-type="float">
            <text:p>-0.196590000000001</text:p>
          </table:table-cell>
          <table:table-cell table:style-name="ce2" table:formula="of:=[.AB6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2] + COS([.C63]) * [.D63]" office:value-type="float" office:value="-4.98530621282163" calcext:value-type="float">
            <text:p>-4.98530621282163</text:p>
          </table:table-cell>
          <table:table-cell table:formula="of:=[.B62]+ SIN([.C63]) * [.D63]" office:value-type="float" office:value="2.99549375552312" calcext:value-type="float">
            <text:p>2.99549375552312</text:p>
          </table:table-cell>
          <table:table-cell table:formula="of:=[.C62] - 0.0174533" office:value-type="float" office:value="2.07693869999999" calcext:value-type="float">
            <text:p>2.07693869999999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0"/>
          <table:table-cell table:style-name="ce2" table:formula="of:=[.Y62] + COS([.AA63]) * [.AB63]" office:value-type="float" office:value="0.658689072546371" calcext:value-type="float">
            <text:p>0.658689072546371</text:p>
          </table:table-cell>
          <table:table-cell table:style-name="ce2" table:formula="of:=[.Z62]+ SIN([.AA63]) * [.AB63]" office:value-type="float" office:value="-11.6033418108511" calcext:value-type="float">
            <text:p>-11.6033418108511</text:p>
          </table:table-cell>
          <table:table-cell table:style-name="ce2" table:formula="of:=[.AA62] + [.AC$2]" office:value-type="float" office:value="-0.041590000000001" calcext:value-type="float">
            <text:p>-0.041590000000001</text:p>
          </table:table-cell>
          <table:table-cell table:style-name="ce2" table:formula="of:=[.AB6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3] + COS([.C64]) * [.D64]" office:value-type="float" office:value="-5.03225309385403" calcext:value-type="float">
            <text:p>-5.03225309385403</text:p>
          </table:table-cell>
          <table:table-cell table:formula="of:=[.B63]+ SIN([.C64]) * [.D64]" office:value-type="float" office:value="3.08378866115945" calcext:value-type="float">
            <text:p>3.08378866115945</text:p>
          </table:table-cell>
          <table:table-cell table:formula="of:=[.C63] - 0.0174533" office:value-type="float" office:value="2.05948539999999" calcext:value-type="float">
            <text:p>2.05948539999999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0"/>
          <table:table-cell table:style-name="ce2" table:formula="of:=[.Y63] + COS([.AA64]) * [.AB64]" office:value-type="float" office:value="1.5529074507407" calcext:value-type="float">
            <text:p>1.5529074507407</text:p>
          </table:table-cell>
          <table:table-cell table:style-name="ce2" table:formula="of:=[.Z63]+ SIN([.AA64]) * [.AB64]" office:value-type="float" office:value="-11.5014914691752" calcext:value-type="float">
            <text:p>-11.5014914691752</text:p>
          </table:table-cell>
          <table:table-cell table:style-name="ce2" table:formula="of:=[.AA63] + [.AC$2]" office:value-type="float" office:value="0.113409999999999" calcext:value-type="float">
            <text:p>0.113409999999999</text:p>
          </table:table-cell>
          <table:table-cell table:style-name="ce2" table:formula="of:=[.AB6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4] + COS([.C65]) * [.D65]" office:value-type="float" office:value="-5.07765186540307" calcext:value-type="float">
            <text:p>-5.07765186540307</text:p>
          </table:table-cell>
          <table:table-cell table:formula="of:=[.B64]+ SIN([.C65]) * [.D65]" office:value-type="float" office:value="3.17288945544232" calcext:value-type="float">
            <text:p>3.17288945544232</text:p>
          </table:table-cell>
          <table:table-cell table:formula="of:=[.C64] - 0.0174533" office:value-type="float" office:value="2.04203209999999" calcext:value-type="float">
            <text:p>2.0420320999999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0"/>
          <table:table-cell table:style-name="ce2" table:formula="of:=[.Y64] + COS([.AA65]) * [.AB65]" office:value-type="float" office:value="2.42068185356617" calcext:value-type="float">
            <text:p>2.42068185356617</text:p>
          </table:table-cell>
          <table:table-cell table:style-name="ce2" table:formula="of:=[.Z64]+ SIN([.AA65]) * [.AB65]" office:value-type="float" office:value="-11.2628126351724" calcext:value-type="float">
            <text:p>-11.2628126351724</text:p>
          </table:table-cell>
          <table:table-cell table:style-name="ce2" table:formula="of:=[.AA64] + [.AC$2]" office:value-type="float" office:value="0.268409999999999" calcext:value-type="float">
            <text:p>0.268409999999999</text:p>
          </table:table-cell>
          <table:table-cell table:style-name="ce2" table:formula="of:=[.AB6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5] + COS([.C66]) * [.D66]" office:value-type="float" office:value="-5.1214886985513" calcext:value-type="float">
            <text:p>-5.1214886985513</text:p>
          </table:table-cell>
          <table:table-cell table:formula="of:=[.B65]+ SIN([.C66]) * [.D66]" office:value-type="float" office:value="3.26276899738338" calcext:value-type="float">
            <text:p>3.26276899738338</text:p>
          </table:table-cell>
          <table:table-cell table:formula="of:=[.C65] - 0.0174533" office:value-type="float" office:value="2.02457879999999" calcext:value-type="float">
            <text:p>2.02457879999999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7"/>
          <table:table-cell table:style-name="ce10" table:formula="of:=[.A360]" office:value-type="float" office:value="0.199969350504888" calcext:value-type="float">
            <text:p>0.199969350504888</text:p>
          </table:table-cell>
          <table:table-cell table:formula="of:=[.B360]" office:value-type="float" office:value="0.00174430689371738" calcext:value-type="float">
            <text:p>0.001744306893717</text:p>
          </table:table-cell>
          <table:table-cell table:number-columns-repeated="11"/>
          <table:table-cell table:style-name="ce2" table:formula="of:=[.Y65] + COS([.AA66]) * [.AB66]" office:value-type="float" office:value="3.24120570757642" calcext:value-type="float">
            <text:p>3.24120570757642</text:p>
          </table:table-cell>
          <table:table-cell table:style-name="ce2" table:formula="of:=[.Z65]+ SIN([.AA66]) * [.AB66]" office:value-type="float" office:value="-10.8930280965555" calcext:value-type="float">
            <text:p>-10.8930280965555</text:p>
          </table:table-cell>
          <table:table-cell table:style-name="ce2" table:formula="of:=[.AA65] + [.AC$2]" office:value-type="float" office:value="0.423409999999999" calcext:value-type="float">
            <text:p>0.423409999999999</text:p>
          </table:table-cell>
          <table:table-cell table:style-name="ce2" table:formula="of:=[.AB6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6] + COS([.C67]) * [.D67]" office:value-type="float" office:value="-5.16375024016323" calcext:value-type="float">
            <text:p>-5.16375024016323</text:p>
          </table:table-cell>
          <table:table-cell table:formula="of:=[.B66]+ SIN([.C67]) * [.D67]" office:value-type="float" office:value="3.35339990878" calcext:value-type="float">
            <text:p>3.35339990878</text:p>
          </table:table-cell>
          <table:table-cell table:formula="of:=[.C66] - 0.0174533" office:value-type="float" office:value="2.00712549999999" calcext:value-type="float">
            <text:p>2.00712549999999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0"/>
          <table:table-cell table:style-name="ce2" table:formula="of:=[.Y66] + COS([.AA67]) * [.AB67]" office:value-type="float" office:value="3.99480536282586" calcext:value-type="float">
            <text:p>3.99480536282586</text:p>
          </table:table-cell>
          <table:table-cell table:style-name="ce2" table:formula="of:=[.Z66]+ SIN([.AA67]) * [.AB67]" office:value-type="float" office:value="-10.401004154447" calcext:value-type="float">
            <text:p>-10.401004154447</text:p>
          </table:table-cell>
          <table:table-cell table:style-name="ce2" table:formula="of:=[.AA66] + [.AC$2]" office:value-type="float" office:value="0.578409999999999" calcext:value-type="float">
            <text:p>0.578409999999999</text:p>
          </table:table-cell>
          <table:table-cell table:style-name="ce2" table:formula="of:=[.AB6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7] + COS([.C68]) * [.D68]" office:value-type="float" office:value="-5.20442361695286" calcext:value-type="float">
            <text:p>-5.20442361695286</text:p>
          </table:table-cell>
          <table:table-cell table:formula="of:=[.B67]+ SIN([.C68]) * [.D68]" office:value-type="float" office:value="3.44475458255496" calcext:value-type="float">
            <text:p>3.44475458255496</text:p>
          </table:table-cell>
          <table:table-cell table:formula="of:=[.C67] - 0.0174533" office:value-type="float" office:value="1.98967219999999" calcext:value-type="float">
            <text:p>1.98967219999999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0"/>
          <table:table-cell table:style-name="ce2" table:formula="of:=[.Y67] + COS([.AA68]) * [.AB68]" office:value-type="float" office:value="4.66341180676347" calcext:value-type="float">
            <text:p>4.66341180676347</text:p>
          </table:table-cell>
          <table:table-cell table:style-name="ce2" table:formula="of:=[.Z67]+ SIN([.AA68]) * [.AB68]" office:value-type="float" office:value="-9.79853803662371" calcext:value-type="float">
            <text:p>-9.79853803662371</text:p>
          </table:table-cell>
          <table:table-cell table:style-name="ce2" table:formula="of:=[.AA67] + [.AC$2]" office:value-type="float" office:value="0.733409999999999" calcext:value-type="float">
            <text:p>0.733409999999999</text:p>
          </table:table-cell>
          <table:table-cell table:style-name="ce2" table:formula="of:=[.AB6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8] + COS([.C69]) * [.D69]" office:value-type="float" office:value="-5.243496439405" calcext:value-type="float">
            <text:p>-5.243496439405</text:p>
          </table:table-cell>
          <table:table-cell table:formula="of:=[.B68]+ SIN([.C69]) * [.D69]" office:value-type="float" office:value="3.53680519116579" calcext:value-type="float">
            <text:p>3.53680519116579</text:p>
          </table:table-cell>
          <table:table-cell table:formula="of:=[.C68] - 0.0174533" office:value-type="float" office:value="1.97221889999999" calcext:value-type="float">
            <text:p>1.97221889999999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0"/>
          <table:table-cell table:style-name="ce2" table:formula="of:=[.Y68] + COS([.AA69]) * [.AB69]" office:value-type="float" office:value="5.23099390383468" calcext:value-type="float">
            <text:p>5.23099390383468</text:p>
          </table:table-cell>
          <table:table-cell table:style-name="ce2" table:formula="of:=[.Z68]+ SIN([.AA69]) * [.AB69]" office:value-type="float" office:value="-9.10007503611169" calcext:value-type="float">
            <text:p>-9.10007503611169</text:p>
          </table:table-cell>
          <table:table-cell table:style-name="ce2" table:formula="of:=[.AA68] + [.AC$2]" office:value-type="float" office:value="0.888409999999999" calcext:value-type="float">
            <text:p>0.888409999999999</text:p>
          </table:table-cell>
          <table:table-cell table:style-name="ce2" table:formula="of:=[.AB6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9] + COS([.C70]) * [.D70]" office:value-type="float" office:value="-5.2809568055492" calcext:value-type="float">
            <text:p>-5.2809568055492</text:p>
          </table:table-cell>
          <table:table-cell table:formula="of:=[.B69]+ SIN([.C70]) * [.D70]" office:value-type="float" office:value="3.62952369508136" calcext:value-type="float">
            <text:p>3.62952369508136</text:p>
          </table:table-cell>
          <table:table-cell table:formula="of:=[.C69] - 0.0174533" office:value-type="float" office:value="1.95476559999999" calcext:value-type="float">
            <text:p>1.95476559999999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0"/>
          <table:table-cell table:style-name="ce2" table:formula="of:=[.Y69] + COS([.AA70]) * [.AB70]" office:value-type="float" office:value="5.68394277303182" calcext:value-type="float">
            <text:p>5.68394277303182</text:p>
          </table:table-cell>
          <table:table-cell table:style-name="ce2" table:formula="of:=[.Z69]+ SIN([.AA70]) * [.AB70]" office:value-type="float" office:value="-8.32236215728492" calcext:value-type="float">
            <text:p>-8.32236215728492</text:p>
          </table:table-cell>
          <table:table-cell table:style-name="ce2" table:formula="of:=[.AA69] + [.AC$2]" office:value-type="float" office:value="1.04341" calcext:value-type="float">
            <text:p>1.04341</text:p>
          </table:table-cell>
          <table:table-cell table:style-name="ce2" table:formula="of:=[.AB6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0] + COS([.C71]) * [.D71]" office:value-type="float" office:value="-5.31679330458528" calcext:value-type="float">
            <text:p>-5.31679330458528</text:p>
          </table:table-cell>
          <table:table-cell table:formula="of:=[.B70]+ SIN([.C71]) * [.D71]" office:value-type="float" office:value="3.72288185132299" calcext:value-type="float">
            <text:p>3.72288185132299</text:p>
          </table:table-cell>
          <table:table-cell table:formula="of:=[.C70] - 0.0174533" office:value-type="float" office:value="1.93731229999999" calcext:value-type="float">
            <text:p>1.93731229999999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0"/>
          <table:table-cell table:style-name="ce2" table:formula="of:=[.Y70] + COS([.AA71]) * [.AB71]" office:value-type="float" office:value="6.01139808719647" calcext:value-type="float">
            <text:p>6.01139808719647</text:p>
          </table:table-cell>
          <table:table-cell table:style-name="ce2" table:formula="of:=[.Z70]+ SIN([.AA71]) * [.AB71]" office:value-type="float" office:value="-7.48404657397197" calcext:value-type="float">
            <text:p>-7.48404657397197</text:p>
          </table:table-cell>
          <table:table-cell table:style-name="ce2" table:formula="of:=[.AA70] + [.AC$2]" office:value-type="float" office:value="1.19841" calcext:value-type="float">
            <text:p>1.19841</text:p>
          </table:table-cell>
          <table:table-cell table:style-name="ce2" table:formula="of:=[.AB7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1] + COS([.C72]) * [.D72]" office:value-type="float" office:value="-5.35099502035912" calcext:value-type="float">
            <text:p>-5.35099502035912</text:p>
          </table:table-cell>
          <table:table-cell table:formula="of:=[.B71]+ SIN([.C72]) * [.D72]" office:value-type="float" office:value="3.81685122206754" calcext:value-type="float">
            <text:p>3.81685122206754</text:p>
          </table:table-cell>
          <table:table-cell table:formula="of:=[.C71] - 0.0174533" office:value-type="float" office:value="1.91985899999999" calcext:value-type="float">
            <text:p>1.91985899999999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0"/>
          <table:table-cell table:style-name="ce2" table:formula="of:=[.Y71] + COS([.AA72]) * [.AB72]" office:value-type="float" office:value="6.20550847041528" calcext:value-type="float">
            <text:p>6.20550847041528</text:p>
          </table:table-cell>
          <table:table-cell table:style-name="ce2" table:formula="of:=[.Z71]+ SIN([.AA72]) * [.AB72]" office:value-type="float" office:value="-6.60522852731689" calcext:value-type="float">
            <text:p>-6.60522852731689</text:p>
          </table:table-cell>
          <table:table-cell table:style-name="ce2" table:formula="of:=[.AA71] + [.AC$2]" office:value-type="float" office:value="1.35341" calcext:value-type="float">
            <text:p>1.35341</text:p>
          </table:table-cell>
          <table:table-cell table:style-name="ce2" table:formula="of:=[.AB7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2] + COS([.C73]) * [.D73]" office:value-type="float" office:value="-5.38355153468785" calcext:value-type="float">
            <text:p>-5.38355153468785</text:p>
          </table:table-cell>
          <table:table-cell table:formula="of:=[.B72]+ SIN([.C73]) * [.D73]" office:value-type="float" office:value="3.91140318330983" calcext:value-type="float">
            <text:p>3.91140318330983</text:p>
          </table:table-cell>
          <table:table-cell table:formula="of:=[.C72] - 0.0174533" office:value-type="float" office:value="1.90240569999999" calcext:value-type="float">
            <text:p>1.90240569999999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0"/>
          <table:table-cell table:style-name="ce2" table:formula="of:=[.Y72] + COS([.AA73]) * [.AB73]" office:value-type="float" office:value="6.26161974997701" calcext:value-type="float">
            <text:p>6.26161974997701</text:p>
          </table:table-cell>
          <table:table-cell table:style-name="ce2" table:formula="of:=[.Z72]+ SIN([.AA73]) * [.AB73]" office:value-type="float" office:value="-5.70697938353442" calcext:value-type="float">
            <text:p>-5.70697938353442</text:p>
          </table:table-cell>
          <table:table-cell table:style-name="ce2" table:formula="of:=[.AA72] + [.AC$2]" office:value-type="float" office:value="1.50841" calcext:value-type="float">
            <text:p>1.50841</text:p>
          </table:table-cell>
          <table:table-cell table:style-name="ce2" table:formula="of:=[.AB7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3] + COS([.C74]) * [.D74]" office:value-type="float" office:value="-5.41445293053331" calcext:value-type="float">
            <text:p>-5.41445293053331</text:p>
          </table:table-cell>
          <table:table-cell table:formula="of:=[.B73]+ SIN([.C74]) * [.D74]" office:value-type="float" office:value="4.00650893358184" calcext:value-type="float">
            <text:p>4.00650893358184</text:p>
          </table:table-cell>
          <table:table-cell table:formula="of:=[.C73] - 0.0174533" office:value-type="float" office:value="1.88495239999999" calcext:value-type="float">
            <text:p>1.88495239999999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0"/>
          <table:table-cell table:style-name="ce2" table:formula="of:=[.Y73] + COS([.AA74]) * [.AB74]" office:value-type="float" office:value="6.17838654918517" calcext:value-type="float">
            <text:p>6.17838654918517</text:p>
          </table:table-cell>
          <table:table-cell table:style-name="ce2" table:formula="of:=[.Z73]+ SIN([.AA74]) * [.AB74]" office:value-type="float" office:value="-4.81083640705915" calcext:value-type="float">
            <text:p>-4.81083640705915</text:p>
          </table:table-cell>
          <table:table-cell table:style-name="ce2" table:formula="of:=[.AA73] + [.AC$2]" office:value-type="float" office:value="1.66341" calcext:value-type="float">
            <text:p>1.66341</text:p>
          </table:table-cell>
          <table:table-cell table:style-name="ce2" table:formula="of:=[.AB7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4] + COS([.C75]) * [.D75]" office:value-type="float" office:value="-5.44368979502292" calcext:value-type="float">
            <text:p>-5.44368979502292</text:p>
          </table:table-cell>
          <table:table-cell table:formula="of:=[.B74]+ SIN([.C75]) * [.D75]" office:value-type="float" office:value="4.1021395027259" calcext:value-type="float">
            <text:p>4.1021395027259</text:p>
          </table:table-cell>
          <table:table-cell table:formula="of:=[.C74] - 0.0174533" office:value-type="float" office:value="1.86749909999999" calcext:value-type="float">
            <text:p>1.8674990999999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0"/>
          <table:table-cell table:style-name="ce2" table:formula="of:=[.Y74] + COS([.AA75]) * [.AB75]" office:value-type="float" office:value="5.95780454537228" calcext:value-type="float">
            <text:p>5.95780454537228</text:p>
          </table:table-cell>
          <table:table-cell table:style-name="ce2" table:formula="of:=[.Z74]+ SIN([.AA75]) * [.AB75]" office:value-type="float" office:value="-3.93828636288181" calcext:value-type="float">
            <text:p>-3.93828636288181</text:p>
          </table:table-cell>
          <table:table-cell table:style-name="ce2" table:formula="of:=[.AA74] + [.AC$2]" office:value-type="float" office:value="1.81841" calcext:value-type="float">
            <text:p>1.81841</text:p>
          </table:table-cell>
          <table:table-cell table:style-name="ce2" table:formula="of:=[.AB7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5] + COS([.C76]) * [.D76]" office:value-type="float" office:value="-5.47125322231689" calcext:value-type="float">
            <text:p>-5.47125322231689</text:p>
          </table:table-cell>
          <table:table-cell table:formula="of:=[.B75]+ SIN([.C76]) * [.D76]" office:value-type="float" office:value="4.19826576071928" calcext:value-type="float">
            <text:p>4.19826576071928</text:p>
          </table:table-cell>
          <table:table-cell table:formula="of:=[.C75] - 0.0174533" office:value-type="float" office:value="1.85004579999999" calcext:value-type="float">
            <text:p>1.85004579999999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0"/>
          <table:table-cell table:style-name="ce2" table:formula="of:=[.Y75] + COS([.AA76]) * [.AB76]" office:value-type="float" office:value="5.60516261966727" calcext:value-type="float">
            <text:p>5.60516261966727</text:p>
          </table:table-cell>
          <table:table-cell table:style-name="ce2" table:formula="of:=[.Z75]+ SIN([.AA76]) * [.AB76]" office:value-type="float" office:value="-3.11025032970749" calcext:value-type="float">
            <text:p>-3.11025032970749</text:p>
          </table:table-cell>
          <table:table-cell table:style-name="ce2" table:formula="of:=[.AA75] + [.AC$2]" office:value-type="float" office:value="1.97341" calcext:value-type="float">
            <text:p>1.97341</text:p>
          </table:table-cell>
          <table:table-cell table:style-name="ce2" table:formula="of:=[.AB7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6] + COS([.C77]) * [.D77]" office:value-type="float" office:value="-5.49713481632107" calcext:value-type="float">
            <text:p>-5.49713481632107</text:p>
          </table:table-cell>
          <table:table-cell table:formula="of:=[.B76]+ SIN([.C77]) * [.D77]" office:value-type="float" office:value="4.2948584265475" calcext:value-type="float">
            <text:p>4.2948584265475</text:p>
          </table:table-cell>
          <table:table-cell table:formula="of:=[.C76] - 0.0174533" office:value-type="float" office:value="1.83259249999999" calcext:value-type="float">
            <text:p>1.83259249999999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0"/>
          <table:table-cell table:style-name="ce2" table:formula="of:=[.Y76] + COS([.AA77]) * [.AB77]" office:value-type="float" office:value="5.12891604581818" calcext:value-type="float">
            <text:p>5.12891604581818</text:p>
          </table:table-cell>
          <table:table-cell table:style-name="ce2" table:formula="of:=[.Z76]+ SIN([.AA77]) * [.AB77]" office:value-type="float" office:value="-2.34658207653926" calcext:value-type="float">
            <text:p>-2.34658207653926</text:p>
          </table:table-cell>
          <table:table-cell table:style-name="ce2" table:formula="of:=[.AA76] + [.AC$2]" office:value-type="float" office:value="2.12841" calcext:value-type="float">
            <text:p>2.12841</text:p>
          </table:table-cell>
          <table:table-cell table:style-name="ce2" table:formula="of:=[.AB7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7] + COS([.C78]) * [.D78]" office:value-type="float" office:value="-5.52132669324444" calcext:value-type="float">
            <text:p>-5.52132669324444</text:p>
          </table:table-cell>
          <table:table-cell table:formula="of:=[.B77]+ SIN([.C78]) * [.D78]" office:value-type="float" office:value="4.39188807712362" calcext:value-type="float">
            <text:p>4.39188807712362</text:p>
          </table:table-cell>
          <table:table-cell table:formula="of:=[.C77] - 0.0174533" office:value-type="float" office:value="1.81513919999999" calcext:value-type="float">
            <text:p>1.81513919999999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0"/>
          <table:table-cell table:style-name="ce2" table:formula="of:=[.Y77] + COS([.AA78]) * [.AB78]" office:value-type="float" office:value="4.54048375861396" calcext:value-type="float">
            <text:p>4.54048375861396</text:p>
          </table:table-cell>
          <table:table-cell table:style-name="ce2" table:formula="of:=[.Z77]+ SIN([.AA78]) * [.AB78]" office:value-type="float" office:value="-1.66559203008072" calcext:value-type="float">
            <text:p>-1.66559203008072</text:p>
          </table:table-cell>
          <table:table-cell table:style-name="ce2" table:formula="of:=[.AA77] + [.AC$2]" office:value-type="float" office:value="2.28341" calcext:value-type="float">
            <text:p>2.28341</text:p>
          </table:table-cell>
          <table:table-cell table:style-name="ce2" table:formula="of:=[.AB7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8] + COS([.C79]) * [.D79]" office:value-type="float" office:value="-5.54382148400062" calcext:value-type="float">
            <text:p>-5.54382148400062</text:p>
          </table:table-cell>
          <table:table-cell table:formula="of:=[.B78]+ SIN([.C79]) * [.D79]" office:value-type="float" office:value="4.4893251562508" calcext:value-type="float">
            <text:p>4.4893251562508</text:p>
          </table:table-cell>
          <table:table-cell table:formula="of:=[.C78] - 0.0174533" office:value-type="float" office:value="1.79768589999999" calcext:value-type="float">
            <text:p>1.79768589999999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0"/>
          <table:table-cell table:style-name="ce2" table:formula="of:=[.Y78] + COS([.AA79]) * [.AB79]" office:value-type="float" office:value="3.85397456278777" calcext:value-type="float">
            <text:p>3.85397456278777</text:p>
          </table:table-cell>
          <table:table-cell table:style-name="ce2" table:formula="of:=[.Z78]+ SIN([.AA79]) * [.AB79]" office:value-type="float" office:value="-1.0836082467619" calcext:value-type="float">
            <text:p>-1.0836082467619</text:p>
          </table:table-cell>
          <table:table-cell table:style-name="ce2" table:formula="of:=[.AA78] + [.AC$2]" office:value-type="float" office:value="2.43841" calcext:value-type="float">
            <text:p>2.43841</text:p>
          </table:table-cell>
          <table:table-cell table:style-name="ce2" table:formula="of:=[.AB7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9] + COS([.C80]) * [.D80]" office:value-type="float" office:value="-5.56461233645256" calcext:value-type="float">
            <text:p>-5.56461233645256</text:p>
          </table:table-cell>
          <table:table-cell table:formula="of:=[.B79]+ SIN([.C80]) * [.D80]" office:value-type="float" office:value="4.58713998362539" calcext:value-type="float">
            <text:p>4.58713998362539</text:p>
          </table:table-cell>
          <table:table-cell table:formula="of:=[.C79] - 0.0174533" office:value-type="float" office:value="1.78023259999999" calcext:value-type="float">
            <text:p>1.78023259999999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0"/>
          <table:table-cell table:style-name="ce2" table:formula="of:=[.Y79] + COS([.AA80]) * [.AB80]" office:value-type="float" office:value="3.08584884707436" calcext:value-type="float">
            <text:p>3.08584884707436</text:p>
          </table:table-cell>
          <table:table-cell table:style-name="ce2" table:formula="of:=[.Z79]+ SIN([.AA80]) * [.AB80]" office:value-type="float" office:value="-0.614584915935222" calcext:value-type="float">
            <text:p>-0.614584915935222</text:p>
          </table:table-cell>
          <table:table-cell table:style-name="ce2" table:formula="of:=[.AA79] + [.AC$2]" office:value-type="float" office:value="2.59341" calcext:value-type="float">
            <text:p>2.59341</text:p>
          </table:table-cell>
          <table:table-cell table:style-name="ce2" table:formula="of:=[.AB7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0] + COS([.C81]) * [.D81]" office:value-type="float" office:value="-5.58369291749977" calcext:value-type="float">
            <text:p>-5.58369291749977</text:p>
          </table:table-cell>
          <table:table-cell table:formula="of:=[.B80]+ SIN([.C81]) * [.D81]" office:value-type="float" office:value="4.6853027638779" calcext:value-type="float">
            <text:p>4.6853027638779</text:p>
          </table:table-cell>
          <table:table-cell table:formula="of:=[.C80] - 0.0174533" office:value-type="float" office:value="1.76277929999999" calcext:value-type="float">
            <text:p>1.76277929999999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0"/>
          <table:table-cell table:style-name="ce2" table:formula="of:=[.Y80] + COS([.AA81]) * [.AB81]" office:value-type="float" office:value="2.25452391448241" calcext:value-type="float">
            <text:p>2.25452391448241</text:p>
          </table:table-cell>
          <table:table-cell table:style-name="ce2" table:formula="of:=[.Z80]+ SIN([.AA81]) * [.AB81]" office:value-type="float" office:value="-0.269767781136237" calcext:value-type="float">
            <text:p>-0.269767781136237</text:p>
          </table:table-cell>
          <table:table-cell table:style-name="ce2" table:formula="of:=[.AA80] + [.AC$2]" office:value-type="float" office:value="2.74841" calcext:value-type="float">
            <text:p>2.74841</text:p>
          </table:table-cell>
          <table:table-cell table:style-name="ce2" table:formula="of:=[.AB8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1] + COS([.C82]) * [.D82]" office:value-type="float" office:value="-5.60105741500745" calcext:value-type="float">
            <text:p>-5.60105741500745</text:p>
          </table:table-cell>
          <table:table-cell table:formula="of:=[.B81]+ SIN([.C82]) * [.D82]" office:value-type="float" office:value="4.78378359564888" calcext:value-type="float">
            <text:p>4.78378359564888</text:p>
          </table:table-cell>
          <table:table-cell table:formula="of:=[.C81] - 0.0174533" office:value-type="float" office:value="1.74532599999999" calcext:value-type="float">
            <text:p>1.74532599999999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0"/>
          <table:table-cell table:style-name="ce2" table:formula="of:=[.Y81] + COS([.AA82]) * [.AB82]" office:value-type="float" office:value="1.37993239175388" calcext:value-type="float">
            <text:p>1.37993239175388</text:p>
          </table:table-cell>
          <table:table-cell table:style-name="ce2" table:formula="of:=[.Z81]+ SIN([.AA82]) * [.AB82]" office:value-type="float" office:value="-0.0574245015830528" calcext:value-type="float">
            <text:p>-0.057424501583053</text:p>
          </table:table-cell>
          <table:table-cell table:style-name="ce2" table:formula="of:=[.AA81] + [.AC$2]" office:value-type="float" office:value="2.90341" calcext:value-type="float">
            <text:p>2.90341</text:p>
          </table:table-cell>
          <table:table-cell table:style-name="ce2" table:formula="of:=[.AB8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2] + COS([.C83]) * [.D83]" office:value-type="float" office:value="-5.6167005395769" calcext:value-type="float">
            <text:p>-5.6167005395769</text:p>
          </table:table-cell>
          <table:table-cell table:formula="of:=[.B82]+ SIN([.C83]) * [.D83]" office:value-type="float" office:value="4.88255248069729" calcext:value-type="float">
            <text:p>4.88255248069729</text:p>
          </table:table-cell>
          <table:table-cell table:formula="of:=[.C82] - 0.0174533" office:value-type="float" office:value="1.72787269999999" calcext:value-type="float">
            <text:p>1.72787269999999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0"/>
          <table:table-cell table:style-name="ce2" table:formula="of:=[.Y82] + COS([.AA83]) * [.AB83]" office:value-type="float" office:value="0.483044305999471" calcext:value-type="float">
            <text:p>0.483044305999471</text:p>
          </table:table-cell>
          <table:table-cell table:style-name="ce2" table:formula="of:=[.Z82]+ SIN([.AA83]) * [.AB83]" office:value-type="float" office:value="0.0173535809798891" calcext:value-type="float">
            <text:p>0.017353580979889</text:p>
          </table:table-cell>
          <table:table-cell table:style-name="ce2" table:formula="of:=[.AA82] + [.AC$2]" office:value-type="float" office:value="3.05841" calcext:value-type="float">
            <text:p>3.05841</text:p>
          </table:table-cell>
          <table:table-cell table:style-name="ce2" table:formula="of:=[.AB8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3] + COS([.C84]) * [.D84]" office:value-type="float" office:value="-5.63061752615677" calcext:value-type="float">
            <text:p>-5.63061752615677</text:p>
          </table:table-cell>
          <table:table-cell table:formula="of:=[.B83]+ SIN([.C84]) * [.D84]" office:value-type="float" office:value="4.98157933303813" calcext:value-type="float">
            <text:p>4.98157933303813</text:p>
          </table:table-cell>
          <table:table-cell table:formula="of:=[.C83] - 0.0174533" office:value-type="float" office:value="1.71041939999999" calcext:value-type="float">
            <text:p>1.71041939999999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table:formula="of:=[.AB8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4] + COS([.C85]) * [.D85]" office:value-type="float" office:value="-5.64280413549448" calcext:value-type="float">
            <text:p>-5.64280413549448</text:p>
          </table:table-cell>
          <table:table-cell table:formula="of:=[.B84]+ SIN([.C85]) * [.D85]" office:value-type="float" office:value="5.08083398810705" calcext:value-type="float">
            <text:p>5.08083398810705</text:p>
          </table:table-cell>
          <table:table-cell table:formula="of:=[.C84] - 0.0174533" office:value-type="float" office:value="1.69296609999999" calcext:value-type="float">
            <text:p>1.6929660999999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5] + COS([.C86]) * [.D86]" office:value-type="float" office:value="-5.6532566554276" calcext:value-type="float">
            <text:p>-5.6532566554276</text:p>
          </table:table-cell>
          <table:table-cell table:formula="of:=[.B85]+ SIN([.C86]) * [.D86]" office:value-type="float" office:value="5.18028621194869" calcext:value-type="float">
            <text:p>5.18028621194869</text:p>
          </table:table-cell>
          <table:table-cell table:formula="of:=[.C85] - 0.0174533" office:value-type="float" office:value="1.67551279999999" calcext:value-type="float">
            <text:p>1.67551279999999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6] + COS([.C87]) * [.D87]" office:value-type="float" office:value="-5.66197190201457" calcext:value-type="float">
            <text:p>-5.66197190201457</text:p>
          </table:table-cell>
          <table:table-cell table:formula="of:=[.B86]+ SIN([.C87]) * [.D87]" office:value-type="float" office:value="5.27990571042629" calcext:value-type="float">
            <text:p>5.27990571042629</text:p>
          </table:table-cell>
          <table:table-cell table:formula="of:=[.C86] - 0.0174533" office:value-type="float" office:value="1.65805949999999" calcext:value-type="float">
            <text:p>1.65805949999999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7] + COS([.C88]) * [.D88]" office:value-type="float" office:value="-5.66894722050458" calcext:value-type="float">
            <text:p>-5.66894722050458</text:p>
          </table:table-cell>
          <table:table-cell table:formula="of:=[.B87]+ SIN([.C88]) * [.D88]" office:value-type="float" office:value="5.37966213844957" calcext:value-type="float">
            <text:p>5.37966213844957</text:p>
          </table:table-cell>
          <table:table-cell table:formula="of:=[.C87] - 0.0174533" office:value-type="float" office:value="1.64060619999999" calcext:value-type="float">
            <text:p>1.64060619999999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8] + COS([.C89]) * [.D89]" office:value-type="float" office:value="-5.67418048614622" calcext:value-type="float">
            <text:p>-5.67418048614622</text:p>
          </table:table-cell>
          <table:table-cell table:formula="of:=[.B88]+ SIN([.C89]) * [.D89]" office:value-type="float" office:value="5.47952510921814" calcext:value-type="float">
            <text:p>5.47952510921814</text:p>
          </table:table-cell>
          <table:table-cell table:formula="of:=[.C88] - 0.0174533" office:value-type="float" office:value="1.62315289999999" calcext:value-type="float">
            <text:p>1.62315289999999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9] + COS([.C90]) * [.D90]" office:value-type="float" office:value="-5.67767010483473" calcext:value-type="float">
            <text:p>-5.67767010483473</text:p>
          </table:table-cell>
          <table:table-cell table:formula="of:=[.B89]+ SIN([.C90]) * [.D90]" office:value-type="float" office:value="5.57946420347763" calcext:value-type="float">
            <text:p>5.57946420347763</text:p>
          </table:table-cell>
          <table:table-cell table:formula="of:=[.C89] - 0.0174533" office:value-type="float" office:value="1.60569959999999" calcext:value-type="float">
            <text:p>1.60569959999999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0] + COS([.C91]) * [.D91]" office:value-type="float" office:value="-5.67941501359751" calcext:value-type="float">
            <text:p>-5.67941501359751</text:p>
          </table:table-cell>
          <table:table-cell table:formula="of:=[.B90]+ SIN([.C91]) * [.D91]" office:value-type="float" office:value="5.67944897878573" calcext:value-type="float">
            <text:p>5.67944897878573</text:p>
          </table:table-cell>
          <table:table-cell table:formula="of:=[.C90] - 0.0174533" office:value-type="float" office:value="1.58824629999999" calcext:value-type="float">
            <text:p>1.58824629999999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1] + COS([.C92]) * [.D92]" office:value-type="float" office:value="-5.67941468091802" calcext:value-type="float">
            <text:p>-5.67941468091802</text:p>
          </table:table-cell>
          <table:table-cell table:formula="of:=[.B91]+ SIN([.C92]) * [.D92]" office:value-type="float" office:value="5.77944897878517" calcext:value-type="float">
            <text:p>5.77944897878517</text:p>
          </table:table-cell>
          <table:table-cell table:formula="of:=[.C91] - 0.0174533" office:value-type="float" office:value="1.570793" calcext:value-type="float">
            <text:p>1.570793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2] + COS([.C93]) * [.D93]" office:value-type="float" office:value="-5.67766910689759" calcext:value-type="float">
            <text:p>-5.67766910689759</text:p>
          </table:table-cell>
          <table:table-cell table:formula="of:=[.B92]+ SIN([.C93]) * [.D93]" office:value-type="float" office:value="5.87943374248114" calcext:value-type="float">
            <text:p>5.87943374248114</text:p>
          </table:table-cell>
          <table:table-cell table:formula="of:=[.C92] - 0.0174533" office:value-type="float" office:value="1.5533397" calcext:value-type="float">
            <text:p>1.55333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3] + COS([.C94]) * [.D94]" office:value-type="float" office:value="-5.67417882325543" calcext:value-type="float">
            <text:p>-5.67417882325543</text:p>
          </table:table-cell>
          <table:table-cell table:formula="of:=[.B93]+ SIN([.C94]) * [.D94]" office:value-type="float" office:value="5.97937281351994" calcext:value-type="float">
            <text:p>5.97937281351994</text:p>
          </table:table-cell>
          <table:table-cell table:formula="of:=[.C93] - 0.0174533" office:value-type="float" office:value="1.5358864" calcext:value-type="float">
            <text:p>1.5358864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4] + COS([.C95]) * [.D95]" office:value-type="float" office:value="-5.66894489316666" calcext:value-type="float">
            <text:p>-5.66894489316666</text:p>
          </table:table-cell>
          <table:table-cell table:formula="of:=[.B94]+ SIN([.C95]) * [.D95]" office:value-type="float" office:value="6.07923574946629" calcext:value-type="float">
            <text:p>6.07923574946629</text:p>
          </table:table-cell>
          <table:table-cell table:formula="of:=[.C94] - 0.0174533" office:value-type="float" office:value="1.5184331" calcext:value-type="float">
            <text:p>1.5184331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5] + COS([.C96]) * [.D96]" office:value-type="float" office:value="-5.66196891093845" calcext:value-type="float">
            <text:p>-5.66196891093845</text:p>
          </table:table-cell>
          <table:table-cell table:formula="of:=[.B95]+ SIN([.C96]) * [.D96]" office:value-type="float" office:value="6.17899213107645" calcext:value-type="float">
            <text:p>6.17899213107645</text:p>
          </table:table-cell>
          <table:table-cell table:formula="of:=[.C95] - 0.0174533" office:value-type="float" office:value="1.5009798" calcext:value-type="float">
            <text:p>1.5009798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6] + COS([.C97]) * [.D97]" office:value-type="float" office:value="-5.6532530015244" calcext:value-type="float">
            <text:p>-5.6532530015244</text:p>
          </table:table-cell>
          <table:table-cell table:formula="of:=[.B96]+ SIN([.C97]) * [.D97]" office:value-type="float" office:value="6.27861157156417" calcext:value-type="float">
            <text:p>6.27861157156417</text:p>
          </table:table-cell>
          <table:table-cell table:formula="of:=[.C96] - 0.0174533" office:value-type="float" office:value="1.4835265" calcext:value-type="float">
            <text:p>1.4835265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7] + COS([.C98]) * [.D98]" office:value-type="float" office:value="-5.6427998198772" calcext:value-type="float">
            <text:p>-5.6427998198772</text:p>
          </table:table-cell>
          <table:table-cell table:formula="of:=[.B97]+ SIN([.C98]) * [.D98]" office:value-type="float" office:value="6.37806372585683" calcext:value-type="float">
            <text:p>6.37806372585683</text:p>
          </table:table-cell>
          <table:table-cell table:formula="of:=[.C97] - 0.0174533" office:value-type="float" office:value="1.4660732" calcext:value-type="float">
            <text:p>1.4660732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8] + COS([.C99]) * [.D99]" office:value-type="float" office:value="-5.63061255014" calcext:value-type="float">
            <text:p>-5.63061255014</text:p>
          </table:table-cell>
          <table:table-cell table:formula="of:=[.B98]+ SIN([.C99]) * [.D99]" office:value-type="float" office:value="6.47731829983885" calcext:value-type="float">
            <text:p>6.47731829983885</text:p>
          </table:table-cell>
          <table:table-cell table:formula="of:=[.C98] - 0.0174533" office:value-type="float" office:value="1.4486199" calcext:value-type="float">
            <text:p>1.4486199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9] + COS([.C100]) * [.D100]" office:value-type="float" office:value="-5.61669490467639" calcext:value-type="float">
            <text:p>-5.61669490467639</text:p>
          </table:table-cell>
          <table:table-cell table:formula="of:=[.B99]+ SIN([.C100]) * [.D100]" office:value-type="float" office:value="6.57634505957959" calcext:value-type="float">
            <text:p>6.57634505957959</text:p>
          </table:table-cell>
          <table:table-cell table:formula="of:=[.C99] - 0.0174533" office:value-type="float" office:value="1.4311666" calcext:value-type="float">
            <text:p>1.4311666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0] + COS([.C101]) * [.D101]" office:value-type="float" office:value="-5.60105112293963" calcext:value-type="float">
            <text:p>-5.60105112293963</text:p>
          </table:table-cell>
          <table:table-cell table:formula="of:=[.B100]+ SIN([.C101]) * [.D101]" office:value-type="float" office:value="6.67511384054287" calcext:value-type="float">
            <text:p>6.67511384054287</text:p>
          </table:table-cell>
          <table:table-cell table:formula="of:=[.C100] - 0.0174533" office:value-type="float" office:value="1.4137133" calcext:value-type="float">
            <text:p>1.4137133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1] + COS([.C102]) * [.D102]" office:value-type="float" office:value="-5.58368597018128" calcext:value-type="float">
            <text:p>-5.58368597018128</text:p>
          </table:table-cell>
          <table:table-cell table:formula="of:=[.B101]+ SIN([.C102]) * [.D102]" office:value-type="float" office:value="6.77359455677543" calcext:value-type="float">
            <text:p>6.77359455677543</text:p>
          </table:table-cell>
          <table:table-cell table:formula="of:=[.C101] - 0.0174533" office:value-type="float" office:value="1.39626" calcext:value-type="float">
            <text:p>1.39626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2] + COS([.C103]) * [.D103]" office:value-type="float" office:value="-5.56460473599962" calcext:value-type="float">
            <text:p>-5.56460473599962</text:p>
          </table:table-cell>
          <table:table-cell table:formula="of:=[.B102]+ SIN([.C103]) * [.D103]" office:value-type="float" office:value="6.8717572100714" calcext:value-type="float">
            <text:p>6.8717572100714</text:p>
          </table:table-cell>
          <table:table-cell table:formula="of:=[.C102] - 0.0174533" office:value-type="float" office:value="1.3788067" calcext:value-type="float">
            <text:p>1.378806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3] + COS([.C104]) * [.D104]" office:value-type="float" office:value="-5.5438132327284" calcext:value-type="float">
            <text:p>-5.5438132327284</text:p>
          </table:table-cell>
          <table:table-cell table:formula="of:=[.B103]+ SIN([.C104]) * [.D104]" office:value-type="float" office:value="6.96957189911003" calcext:value-type="float">
            <text:p>6.96957189911003</text:p>
          </table:table-cell>
          <table:table-cell table:formula="of:=[.C103] - 0.0174533" office:value-type="float" office:value="1.3613534" calcext:value-type="float">
            <text:p>1.3613534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4] + COS([.C105]) * [.D105]" office:value-type="float" office:value="-5.52131779366636" calcext:value-type="float">
            <text:p>-5.52131779366636</text:p>
          </table:table-cell>
          <table:table-cell table:formula="of:=[.B104]+ SIN([.C105]) * [.D105]" office:value-type="float" office:value="7.06700882856394" calcext:value-type="float">
            <text:p>7.06700882856394</text:p>
          </table:table-cell>
          <table:table-cell table:formula="of:=[.C104] - 0.0174533" office:value-type="float" office:value="1.3439001" calcext:value-type="float">
            <text:p>1.3439001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5] + COS([.C106]) * [.D106]" office:value-type="float" office:value="-5.49712527114804" calcext:value-type="float">
            <text:p>-5.49712527114804</text:p>
          </table:table-cell>
          <table:table-cell table:formula="of:=[.B105]+ SIN([.C106]) * [.D106]" office:value-type="float" office:value="7.16403831817509" calcext:value-type="float">
            <text:p>7.16403831817509</text:p>
          </table:table-cell>
          <table:table-cell table:formula="of:=[.C105] - 0.0174533" office:value-type="float" office:value="1.3264468" calcext:value-type="float">
            <text:p>1.3264468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6] + COS([.C107]) * [.D107]" office:value-type="float" office:value="-5.47124303445646" calcext:value-type="float">
            <text:p>-5.47124303445646</text:p>
          </table:table-cell>
          <table:table-cell table:formula="of:=[.B106]+ SIN([.C107]) * [.D107]" office:value-type="float" office:value="7.26063081179566" calcext:value-type="float">
            <text:p>7.26063081179566</text:p>
          </table:table-cell>
          <table:table-cell table:formula="of:=[.C106] - 0.0174533" office:value-type="float" office:value="1.3089935" calcext:value-type="float">
            <text:p>1.3089935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7] + COS([.C108]) * [.D108]" office:value-type="float" office:value="-5.4436789675784" calcext:value-type="float">
            <text:p>-5.4436789675784</text:p>
          </table:table-cell>
          <table:table-cell table:formula="of:=[.B107]+ SIN([.C108]) * [.D108]" office:value-type="float" office:value="7.35675688639118" calcext:value-type="float">
            <text:p>7.35675688639118</text:p>
          </table:table-cell>
          <table:table-cell table:formula="of:=[.C107] - 0.0174533" office:value-type="float" office:value="1.2915402" calcext:value-type="float">
            <text:p>1.2915402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8] + COS([.C109]) * [.D109]" office:value-type="float" office:value="-5.41444146680286" calcext:value-type="float">
            <text:p>-5.41444146680286</text:p>
          </table:table-cell>
          <table:table-cell table:formula="of:=[.B108]+ SIN([.C109]) * [.D109]" office:value-type="float" office:value="7.45238726100301" calcext:value-type="float">
            <text:p>7.45238726100301</text:p>
          </table:table-cell>
          <table:table-cell table:formula="of:=[.C108] - 0.0174533" office:value-type="float" office:value="1.2740869" calcext:value-type="float">
            <text:p>1.2740869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9] + COS([.C110]) * [.D110]" office:value-type="float" office:value="-5.38353943816343" calcext:value-type="float">
            <text:p>-5.38353943816343</text:p>
          </table:table-cell>
          <table:table-cell table:formula="of:=[.B109]+ SIN([.C110]) * [.D110]" office:value-type="float" office:value="7.54749280566771" calcext:value-type="float">
            <text:p>7.54749280566771</text:p>
          </table:table-cell>
          <table:table-cell table:formula="of:=[.C109] - 0.0174533" office:value-type="float" office:value="1.2566336" calcext:value-type="float">
            <text:p>1.256633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0] + COS([.C111]) * [.D111]" office:value-type="float" office:value="-5.35098229472546" calcext:value-type="float">
            <text:p>-5.35098229472546</text:p>
          </table:table-cell>
          <table:table-cell table:formula="of:=[.B110]+ SIN([.C111]) * [.D111]" office:value-type="float" office:value="7.64204455029021" calcext:value-type="float">
            <text:p>7.64204455029021</text:p>
          </table:table-cell>
          <table:table-cell table:formula="of:=[.C110] - 0.0174533" office:value-type="float" office:value="1.2391803" calcext:value-type="float">
            <text:p>1.2391803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1] + COS([.C112]) * [.D112]" office:value-type="float" office:value="-5.31677995371873" calcext:value-type="float">
            <text:p>-5.31677995371873</text:p>
          </table:table-cell>
          <table:table-cell table:formula="of:=[.B111]+ SIN([.C112]) * [.D112]" office:value-type="float" office:value="7.73601369346849" calcext:value-type="float">
            <text:p>7.73601369346849</text:p>
          </table:table-cell>
          <table:table-cell table:formula="of:=[.C111] - 0.0174533" office:value-type="float" office:value="1.221727" calcext:value-type="float">
            <text:p>1.221727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2] + COS([.C113]) * [.D113]" office:value-type="float" office:value="-5.28094283351657" calcext:value-type="float">
            <text:p>-5.28094283351657</text:p>
          </table:table-cell>
          <table:table-cell table:formula="of:=[.B112]+ SIN([.C113]) * [.D113]" office:value-type="float" office:value="7.82937161126669" calcext:value-type="float">
            <text:p>7.82937161126669</text:p>
          </table:table-cell>
          <table:table-cell table:formula="of:=[.C112] - 0.0174533" office:value-type="float" office:value="1.2042737" calcext:value-type="float">
            <text:p>1.2042737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3] + COS([.C114]) * [.D114]" office:value-type="float" office:value="-5.2434818504623" calcext:value-type="float">
            <text:p>-5.2434818504623</text:p>
          </table:table-cell>
          <table:table-cell table:formula="of:=[.B113]+ SIN([.C114]) * [.D114]" office:value-type="float" office:value="7.9220898659343" calcext:value-type="float">
            <text:p>7.9220898659343</text:p>
          </table:table-cell>
          <table:table-cell table:formula="of:=[.C113] - 0.0174533" office:value-type="float" office:value="1.1868204" calcext:value-type="float">
            <text:p>1.1868204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4] + COS([.C115]) * [.D115]" office:value-type="float" office:value="-5.20440841554404" calcext:value-type="float">
            <text:p>-5.20440841554404</text:p>
          </table:table-cell>
          <table:table-cell table:formula="of:=[.B114]+ SIN([.C115]) * [.D115]" office:value-type="float" office:value="8.01414021456856" calcext:value-type="float">
            <text:p>8.01414021456856</text:p>
          </table:table-cell>
          <table:table-cell table:formula="of:=[.C114] - 0.0174533" office:value-type="float" office:value="1.1693671" calcext:value-type="float">
            <text:p>1.1693671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5] + COS([.C116]) * [.D116]" office:value-type="float" office:value="-5.16373443091878" calcext:value-type="float">
            <text:p>-5.16373443091878</text:p>
          </table:table-cell>
          <table:table-cell table:formula="of:=[.B115]+ SIN([.C116]) * [.D116]" office:value-type="float" office:value="8.10549461771752" calcext:value-type="float">
            <text:p>8.10549461771752</text:p>
          </table:table-cell>
          <table:table-cell table:formula="of:=[.C115] - 0.0174533" office:value-type="float" office:value="1.1519138" calcext:value-type="float">
            <text:p>1.1519138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6] + COS([.C117]) * [.D117]" office:value-type="float" office:value="-5.12147228628688" calcext:value-type="float">
            <text:p>-5.12147228628688</text:p>
          </table:table-cell>
          <table:table-cell table:formula="of:=[.B116]+ SIN([.C117]) * [.D117]" office:value-type="float" office:value="8.19612524792118" calcext:value-type="float">
            <text:p>8.19612524792118</text:p>
          </table:table-cell>
          <table:table-cell table:formula="of:=[.C116] - 0.0174533" office:value-type="float" office:value="1.1344605" calcext:value-type="float">
            <text:p>1.1344605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7] + COS([.C118]) * [.D118]" office:value-type="float" office:value="-5.07763485511802" calcext:value-type="float">
            <text:p>-5.07763485511802</text:p>
          </table:table-cell>
          <table:table-cell table:formula="of:=[.B117]+ SIN([.C118]) * [.D118]" office:value-type="float" office:value="8.28600449818794" calcext:value-type="float">
            <text:p>8.28600449818794</text:p>
          </table:table-cell>
          <table:table-cell table:formula="of:=[.C117] - 0.0174533" office:value-type="float" office:value="1.1170072" calcext:value-type="float">
            <text:p>1.1170072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8] + COS([.C119]) * [.D119]" office:value-type="float" office:value="-5.03223549072984" calcext:value-type="float">
            <text:p>-5.03223549072984</text:p>
          </table:table-cell>
          <table:table-cell table:formula="of:=[.B118]+ SIN([.C119]) * [.D119]" office:value-type="float" office:value="8.37510499040404" calcext:value-type="float">
            <text:p>8.37510499040404</text:p>
          </table:table-cell>
          <table:table-cell table:formula="of:=[.C118] - 0.0174533" office:value-type="float" office:value="1.0995539" calcext:value-type="float">
            <text:p>1.0995539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9] + COS([.C120]) * [.D120]" office:value-type="float" office:value="-4.9852880222204" calcext:value-type="float">
            <text:p>-4.9852880222204</text:p>
          </table:table-cell>
          <table:table-cell table:formula="of:=[.B119]+ SIN([.C120]) * [.D120]" office:value-type="float" office:value="8.46339958367313" calcext:value-type="float">
            <text:p>8.46339958367313</text:p>
          </table:table-cell>
          <table:table-cell table:formula="of:=[.C119] - 0.0174533" office:value-type="float" office:value="1.0821006" calcext:value-type="float">
            <text:p>1.082100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0] + COS([.C121]) * [.D121]" office:value-type="float" office:value="-4.93680675025564" calcext:value-type="float">
            <text:p>-4.93680675025564</text:p>
          </table:table-cell>
          <table:table-cell table:formula="of:=[.B120]+ SIN([.C121]) * [.D121]" office:value-type="float" office:value="8.55086138258373" calcext:value-type="float">
            <text:p>8.55086138258373</text:p>
          </table:table-cell>
          <table:table-cell table:formula="of:=[.C120] - 0.0174533" office:value-type="float" office:value="1.0646473" calcext:value-type="float">
            <text:p>1.0646473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1] + COS([.C122]) * [.D122]" office:value-type="float" office:value="-4.88680644271331" calcext:value-type="float">
            <text:p>-4.88680644271331</text:p>
          </table:table-cell>
          <table:table-cell table:formula="of:=[.B121]+ SIN([.C122]) * [.D122]" office:value-type="float" office:value="8.6374637454018" calcext:value-type="float">
            <text:p>8.6374637454018</text:p>
          </table:table-cell>
          <table:table-cell table:formula="of:=[.C121] - 0.0174533" office:value-type="float" office:value="1.047194" calcext:value-type="float">
            <text:p>1.047194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2] + COS([.C123]) * [.D123]" office:value-type="float" office:value="-4.8353023301845" calcext:value-type="float">
            <text:p>-4.8353023301845</text:p>
          </table:table-cell>
          <table:table-cell table:formula="of:=[.B122]+ SIN([.C123]) * [.D123]" office:value-type="float" office:value="8.72318029218607" calcext:value-type="float">
            <text:p>8.72318029218607</text:p>
          </table:table-cell>
          <table:table-cell table:formula="of:=[.C122] - 0.0174533" office:value-type="float" office:value="1.0297407" calcext:value-type="float">
            <text:p>1.0297407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3] + COS([.C124]) * [.D124]" office:value-type="float" office:value="-4.78231010133428" calcext:value-type="float">
            <text:p>-4.78231010133428</text:p>
          </table:table-cell>
          <table:table-cell table:formula="of:=[.B123]+ SIN([.C124]) * [.D124]" office:value-type="float" office:value="8.80798491282366" calcext:value-type="float">
            <text:p>8.80798491282366</text:p>
          </table:table-cell>
          <table:table-cell table:formula="of:=[.C123] - 0.0174533" office:value-type="float" office:value="1.0122874" calcext:value-type="float">
            <text:p>1.0122874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4] + COS([.C125]) * [.D125]" office:value-type="float" office:value="-4.72784589812272" calcext:value-type="float">
            <text:p>-4.72784589812272</text:p>
          </table:table-cell>
          <table:table-cell table:formula="of:=[.B124]+ SIN([.C125]) * [.D125]" office:value-type="float" office:value="8.89185177498346" calcext:value-type="float">
            <text:p>8.89185177498346</text:p>
          </table:table-cell>
          <table:table-cell table:formula="of:=[.C124] - 0.0174533" office:value-type="float" office:value="0.994834099999998" calcext:value-type="float">
            <text:p>0.994834099999998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5] + COS([.C126]) * [.D126]" office:value-type="float" office:value="-4.67192631088797" calcext:value-type="float">
            <text:p>-4.67192631088797</text:p>
          </table:table-cell>
          <table:table-cell table:formula="of:=[.B125]+ SIN([.C126]) * [.D126]" office:value-type="float" office:value="8.97475533198492" calcext:value-type="float">
            <text:p>8.97475533198492</text:p>
          </table:table-cell>
          <table:table-cell table:formula="of:=[.C125] - 0.0174533" office:value-type="float" office:value="0.977380799999998" calcext:value-type="float">
            <text:p>0.977380799999998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6] + COS([.C127]) * [.D127]" office:value-type="float" office:value="-4.61456837329258" calcext:value-type="float">
            <text:p>-4.61456837329258</text:p>
          </table:table-cell>
          <table:table-cell table:formula="of:=[.B126]+ SIN([.C127]) * [.D127]" office:value-type="float" office:value="9.05667033057983" calcext:value-type="float">
            <text:p>9.05667033057983</text:p>
          </table:table-cell>
          <table:table-cell table:formula="of:=[.C126] - 0.0174533" office:value-type="float" office:value="0.959927499999998" calcext:value-type="float">
            <text:p>0.959927499999998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7] + COS([.C128]) * [.D128]" office:value-type="float" office:value="-4.55578955713498" calcext:value-type="float">
            <text:p>-4.55578955713498</text:p>
          </table:table-cell>
          <table:table-cell table:formula="of:=[.B127]+ SIN([.C128]) * [.D128]" office:value-type="float" office:value="9.13757181864471" calcext:value-type="float">
            <text:p>9.13757181864471</text:p>
          </table:table-cell>
          <table:table-cell table:formula="of:=[.C127] - 0.0174533" office:value-type="float" office:value="0.942474199999998" calcext:value-type="float">
            <text:p>0.942474199999998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8] + COS([.C129]) * [.D129]" office:value-type="float" office:value="-4.49560776702731" calcext:value-type="float">
            <text:p>-4.49560776702731</text:p>
          </table:table-cell>
          <table:table-cell table:formula="of:=[.B128]+ SIN([.C129]) * [.D129]" office:value-type="float" office:value="9.21743515278144" calcext:value-type="float">
            <text:p>9.21743515278144</text:p>
          </table:table-cell>
          <table:table-cell table:formula="of:=[.C128] - 0.0174533" office:value-type="float" office:value="0.925020899999998" calcext:value-type="float">
            <text:p>0.925020899999998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9] + COS([.C130]) * [.D130]" office:value-type="float" office:value="-4.43404133494154" calcext:value-type="float">
            <text:p>-4.43404133494154</text:p>
          </table:table-cell>
          <table:table-cell table:formula="of:=[.B129]+ SIN([.C130]) * [.D130]" office:value-type="float" office:value="9.29623600582396" calcext:value-type="float">
            <text:p>9.29623600582396</text:p>
          </table:table-cell>
          <table:table-cell table:formula="of:=[.C129] - 0.0174533" office:value-type="float" office:value="0.907567599999998" calcext:value-type="float">
            <text:p>0.907567599999998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0] + COS([.C131]) * [.D131]" office:value-type="float" office:value="-4.37110901462537" calcext:value-type="float">
            <text:p>-4.37110901462537</text:p>
          </table:table-cell>
          <table:table-cell table:formula="of:=[.B130]+ SIN([.C131]) * [.D131]" office:value-type="float" office:value="9.37395037424849" calcext:value-type="float">
            <text:p>9.37395037424849</text:p>
          </table:table-cell>
          <table:table-cell table:formula="of:=[.C130] - 0.0174533" office:value-type="float" office:value="0.890114299999998" calcext:value-type="float">
            <text:p>0.890114299999998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1] + COS([.C132]) * [.D132]" office:value-type="float" office:value="-4.30682997588965" calcext:value-type="float">
            <text:p>-4.30682997588965</text:p>
          </table:table-cell>
          <table:table-cell table:formula="of:=[.B131]+ SIN([.C132]) * [.D132]" office:value-type="float" office:value="9.45055458548528" calcext:value-type="float">
            <text:p>9.45055458548528</text:p>
          </table:table-cell>
          <table:table-cell table:formula="of:=[.C131] - 0.0174533" office:value-type="float" office:value="0.872660999999998" calcext:value-type="float">
            <text:p>0.872660999999998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2] + COS([.C133]) * [.D133]" office:value-type="float" office:value="-4.24122379876902" calcext:value-type="float">
            <text:p>-4.24122379876902</text:p>
          </table:table-cell>
          <table:table-cell table:formula="of:=[.B132]+ SIN([.C133]) * [.D133]" office:value-type="float" office:value="9.5260253051295" calcext:value-type="float">
            <text:p>9.5260253051295</text:p>
          </table:table-cell>
          <table:table-cell table:formula="of:=[.C132] - 0.0174533" office:value-type="float" office:value="0.855207699999998" calcext:value-type="float">
            <text:p>0.855207699999998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3] + COS([.C134]) * [.D134]" office:value-type="float" office:value="-4.17431046755772" calcext:value-type="float">
            <text:p>-4.17431046755772</text:p>
          </table:table-cell>
          <table:table-cell table:formula="of:=[.B133]+ SIN([.C134]) * [.D134]" office:value-type="float" office:value="9.60033954404915" calcext:value-type="float">
            <text:p>9.60033954404915</text:p>
          </table:table-cell>
          <table:table-cell table:formula="of:=[.C133] - 0.0174533" office:value-type="float" office:value="0.837754399999998" calcext:value-type="float">
            <text:p>0.837754399999998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4] + COS([.C135]) * [.D135]" office:value-type="float" office:value="-4.10611036472211" calcext:value-type="float">
            <text:p>-4.10611036472211</text:p>
          </table:table-cell>
          <table:table-cell table:formula="of:=[.B134]+ SIN([.C135]) * [.D135]" office:value-type="float" office:value="9.67347466538776" calcext:value-type="float">
            <text:p>9.67347466538776</text:p>
          </table:table-cell>
          <table:table-cell table:formula="of:=[.C134] - 0.0174533" office:value-type="float" office:value="0.820301099999998" calcext:value-type="float">
            <text:p>0.820301099999998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5] + COS([.C136]) * [.D136]" office:value-type="float" office:value="-4.03664426469199" calcext:value-type="float">
            <text:p>-4.03664426469199</text:p>
          </table:table-cell>
          <table:table-cell table:formula="of:=[.B135]+ SIN([.C136]) * [.D136]" office:value-type="float" office:value="9.74540839145978" calcext:value-type="float">
            <text:p>9.74540839145978</text:p>
          </table:table-cell>
          <table:table-cell table:formula="of:=[.C135] - 0.0174533" office:value-type="float" office:value="0.802847799999998" calcext:value-type="float">
            <text:p>0.802847799999998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6] + COS([.C137]) * [.D137]" office:value-type="float" office:value="-3.96593332753249" calcext:value-type="float">
            <text:p>-3.96593332753249</text:p>
          </table:table-cell>
          <table:table-cell table:formula="of:=[.B136]+ SIN([.C137]) * [.D137]" office:value-type="float" office:value="9.81611881053664" calcext:value-type="float">
            <text:p>9.81611881053664</text:p>
          </table:table-cell>
          <table:table-cell table:formula="of:=[.C136] - 0.0174533" office:value-type="float" office:value="0.785394499999998" calcext:value-type="float">
            <text:p>0.785394499999998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7] + COS([.C138]) * [.D138]" office:value-type="float" office:value="-3.89399909249853" calcext:value-type="float">
            <text:p>-3.89399909249853</text:p>
          </table:table-cell>
          <table:table-cell table:formula="of:=[.B137]+ SIN([.C138]) * [.D138]" office:value-type="float" office:value="9.88558438352124" calcext:value-type="float">
            <text:p>9.88558438352124</text:p>
          </table:table-cell>
          <table:table-cell table:formula="of:=[.C137] - 0.0174533" office:value-type="float" office:value="0.767941199999998" calcext:value-type="float">
            <text:p>0.767941199999998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8] + COS([.C139]) * [.D139]" office:value-type="float" office:value="-3.82086347147372" calcext:value-type="float">
            <text:p>-3.82086347147372</text:p>
          </table:table-cell>
          <table:table-cell table:formula="of:=[.B138]+ SIN([.C139]) * [.D139]" office:value-type="float" office:value="9.95378395050899" calcext:value-type="float">
            <text:p>9.95378395050899</text:p>
          </table:table-cell>
          <table:table-cell table:formula="of:=[.C138] - 0.0174533" office:value-type="float" office:value="0.750487899999998" calcext:value-type="float">
            <text:p>0.750487899999998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9] + COS([.C140]) * [.D140]" office:value-type="float" office:value="-3.74654874229581" calcext:value-type="float">
            <text:p>-3.74654874229581</text:p>
          </table:table-cell>
          <table:table-cell table:formula="of:=[.B139]+ SIN([.C140]) * [.D140]" office:value-type="float" office:value="10.0206967372333" calcext:value-type="float">
            <text:p>10.0206967372333</text:p>
          </table:table-cell>
          <table:table-cell table:formula="of:=[.C139] - 0.0174533" office:value-type="float" office:value="0.733034599999998" calcext:value-type="float">
            <text:p>0.733034599999998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0] + COS([.C141]) * [.D141]" office:value-type="float" office:value="-3.67107754197061" calcext:value-type="float">
            <text:p>-3.67107754197061</text:p>
          </table:table-cell>
          <table:table-cell table:formula="of:=[.B140]+ SIN([.C141]) * [.D141]" office:value-type="float" office:value="10.0863023613937" calcext:value-type="float">
            <text:p>10.0863023613937</text:p>
          </table:table-cell>
          <table:table-cell table:formula="of:=[.C140] - 0.0174533" office:value-type="float" office:value="0.715581299999998" calcext:value-type="float">
            <text:p>0.715581299999998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1] + COS([.C142]) * [.D142]" office:value-type="float" office:value="-3.59447285977654" calcext:value-type="float">
            <text:p>-3.59447285977654</text:p>
          </table:table-cell>
          <table:table-cell table:formula="of:=[.B141]+ SIN([.C142]) * [.D142]" office:value-type="float" office:value="10.1505808388643" calcext:value-type="float">
            <text:p>10.1505808388643</text:p>
          </table:table-cell>
          <table:table-cell table:formula="of:=[.C141] - 0.0174533" office:value-type="float" office:value="0.698127999999998" calcext:value-type="float">
            <text:p>0.698127999999998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2] + COS([.C143]) * [.D143]" office:value-type="float" office:value="-3.5167580302619" calcext:value-type="float">
            <text:p>-3.5167580302619</text:p>
          </table:table-cell>
          <table:table-cell table:formula="of:=[.B142]+ SIN([.C143]) * [.D143]" office:value-type="float" office:value="10.2135125897816" calcext:value-type="float">
            <text:p>10.2135125897816</text:p>
          </table:table-cell>
          <table:table-cell table:formula="of:=[.C142] - 0.0174533" office:value-type="float" office:value="0.680674699999998" calcext:value-type="float">
            <text:p>0.680674699999998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3] + COS([.C144]) * [.D144]" office:value-type="float" office:value="-3.43795672613687" calcext:value-type="float">
            <text:p>-3.43795672613687</text:p>
          </table:table-cell>
          <table:table-cell table:formula="of:=[.B143]+ SIN([.C144]) * [.D144]" office:value-type="float" office:value="10.275078444508" calcext:value-type="float">
            <text:p>10.275078444508</text:p>
          </table:table-cell>
          <table:table-cell table:formula="of:=[.C143] - 0.0174533" office:value-type="float" office:value="0.663221399999998" calcext:value-type="float">
            <text:p>0.663221399999998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4] + COS([.C145]) * [.D145]" office:value-type="float" office:value="-3.35809295106265" calcext:value-type="float">
            <text:p>-3.35809295106265</text:p>
          </table:table-cell>
          <table:table-cell table:formula="of:=[.B144]+ SIN([.C145]) * [.D145]" office:value-type="float" office:value="10.3352596494718" calcext:value-type="float">
            <text:p>10.3352596494718</text:p>
          </table:table-cell>
          <table:table-cell table:formula="of:=[.C144] - 0.0174533" office:value-type="float" office:value="0.645768099999998" calcext:value-type="float">
            <text:p>0.645768099999998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5] + COS([.C146]) * [.D146]" office:value-type="float" office:value="-3.27719103233962" calcext:value-type="float">
            <text:p>-3.27719103233962</text:p>
          </table:table-cell>
          <table:table-cell table:formula="of:=[.B145]+ SIN([.C146]) * [.D146]" office:value-type="float" office:value="10.3940378728792" calcext:value-type="float">
            <text:p>10.3940378728792</text:p>
          </table:table-cell>
          <table:table-cell table:formula="of:=[.C145] - 0.0174533" office:value-type="float" office:value="0.628314799999998" calcext:value-type="float">
            <text:p>0.628314799999998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6] + COS([.C147]) * [.D147]" office:value-type="float" office:value="-3.19527561349706" calcext:value-type="float">
            <text:p>-3.19527561349706</text:p>
          </table:table-cell>
          <table:table-cell table:formula="of:=[.B146]+ SIN([.C147]) * [.D147]" office:value-type="float" office:value="10.4513952102987" calcext:value-type="float">
            <text:p>10.4513952102987</text:p>
          </table:table-cell>
          <table:table-cell table:formula="of:=[.C146] - 0.0174533" office:value-type="float" office:value="0.610861499999998" calcext:value-type="float">
            <text:p>0.610861499999998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7] + COS([.C148]) * [.D148]" office:value-type="float" office:value="-3.11237164678648" calcext:value-type="float">
            <text:p>-3.11237164678648</text:p>
          </table:table-cell>
          <table:table-cell table:formula="of:=[.B147]+ SIN([.C148]) * [.D148]" office:value-type="float" office:value="10.5073141901146" calcext:value-type="float">
            <text:p>10.5073141901146</text:p>
          </table:table-cell>
          <table:table-cell table:formula="of:=[.C147] - 0.0174533" office:value-type="float" office:value="0.593408199999998" calcext:value-type="float">
            <text:p>0.593408199999998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8] + COS([.C149]) * [.D149]" office:value-type="float" office:value="-3.02850438558088" calcext:value-type="float">
            <text:p>-3.02850438558088</text:p>
          </table:table-cell>
          <table:table-cell table:formula="of:=[.B148]+ SIN([.C149]) * [.D149]" office:value-type="float" office:value="10.5617777788494" calcext:value-type="float">
            <text:p>10.5617777788494</text:p>
          </table:table-cell>
          <table:table-cell table:formula="of:=[.C148] - 0.0174533" office:value-type="float" office:value="0.575954899999998" calcext:value-type="float">
            <text:p>0.575954899999998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9] + COS([.C150]) * [.D150]" office:value-type="float" office:value="-2.94369937668238" calcext:value-type="float">
            <text:p>-2.94369937668238</text:p>
          </table:table-cell>
          <table:table-cell table:formula="of:=[.B149]+ SIN([.C150]) * [.D150]" office:value-type="float" office:value="10.6147693863521" calcext:value-type="float">
            <text:p>10.6147693863521</text:p>
          </table:table-cell>
          <table:table-cell table:formula="of:=[.C149] - 0.0174533" office:value-type="float" office:value="0.558501599999998" calcext:value-type="float">
            <text:p>0.558501599999998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0] + COS([.C151]) * [.D151]" office:value-type="float" office:value="-2.85798245254034" calcext:value-type="float">
            <text:p>-2.85798245254034</text:p>
          </table:table-cell>
          <table:table-cell table:formula="of:=[.B150]+ SIN([.C151]) * [.D151]" office:value-type="float" office:value="10.666272870852" calcext:value-type="float">
            <text:p>10.666272870852</text:p>
          </table:table-cell>
          <table:table-cell table:formula="of:=[.C150] - 0.0174533" office:value-type="float" office:value="0.541048299999998" calcext:value-type="float">
            <text:p>0.541048299999998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1] + COS([.C152]) * [.D152]" office:value-type="float" office:value="-2.7713797233826" calcext:value-type="float">
            <text:p>-2.7713797233826</text:p>
          </table:table-cell>
          <table:table-cell table:formula="of:=[.B151]+ SIN([.C152]) * [.D152]" office:value-type="float" office:value="10.7162725438752" calcext:value-type="float">
            <text:p>10.7162725438752</text:p>
          </table:table-cell>
          <table:table-cell table:formula="of:=[.C151] - 0.0174533" office:value-type="float" office:value="0.523594999999998" calcext:value-type="float">
            <text:p>0.523594999999998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2] + COS([.C153]) * [.D153]" office:value-type="float" office:value="-2.68391756926201" calcext:value-type="float">
            <text:p>-2.68391756926201</text:p>
          </table:table-cell>
          <table:table-cell table:formula="of:=[.B152]+ SIN([.C153]) * [.D153]" office:value-type="float" office:value="10.764753175024" calcext:value-type="float">
            <text:p>10.764753175024</text:p>
          </table:table-cell>
          <table:table-cell table:formula="of:=[.C152] - 0.0174533" office:value-type="float" office:value="0.506141699999998" calcext:value-type="float">
            <text:p>0.506141699999998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3] + COS([.C154]) * [.D154]" office:value-type="float" office:value="-2.59562263202081" calcext:value-type="float">
            <text:p>-2.59562263202081</text:p>
          </table:table-cell>
          <table:table-cell table:formula="of:=[.B153]+ SIN([.C154]) * [.D154]" office:value-type="float" office:value="10.8116999966158" calcext:value-type="float">
            <text:p>10.8116999966158</text:p>
          </table:table-cell>
          <table:table-cell table:formula="of:=[.C153] - 0.0174533" office:value-type="float" office:value="0.488688399999998" calcext:value-type="float">
            <text:p>0.488688399999998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4] + COS([.C155]) * [.D155]" office:value-type="float" office:value="-2.50652180717528" calcext:value-type="float">
            <text:p>-2.50652180717528</text:p>
          </table:table-cell>
          <table:table-cell table:formula="of:=[.B154]+ SIN([.C155]) * [.D155]" office:value-type="float" office:value="10.8570987081817" calcext:value-type="float">
            <text:p>10.8570987081817</text:p>
          </table:table-cell>
          <table:table-cell table:formula="of:=[.C154] - 0.0174533" office:value-type="float" office:value="0.471235099999998" calcext:value-type="float">
            <text:p>0.471235099999998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5] + COS([.C156]) * [.D156]" office:value-type="float" office:value="-2.41664223572306" calcext:value-type="float">
            <text:p>-2.41664223572306</text:p>
          </table:table-cell>
          <table:table-cell table:formula="of:=[.B155]+ SIN([.C156]) * [.D156]" office:value-type="float" office:value="10.9009354808226" calcext:value-type="float">
            <text:p>10.9009354808226</text:p>
          </table:table-cell>
          <table:table-cell table:formula="of:=[.C155] - 0.0174533" office:value-type="float" office:value="0.453781799999998" calcext:value-type="float">
            <text:p>0.453781799999998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6] + COS([.C157]) * [.D157]" office:value-type="float" office:value="-2.32601129587577" calcext:value-type="float">
            <text:p>-2.32601129587577</text:p>
          </table:table-cell>
          <table:table-cell table:formula="of:=[.B156]+ SIN([.C157]) * [.D157]" office:value-type="float" office:value="10.9431969614213" calcext:value-type="float">
            <text:p>10.9431969614213</text:p>
          </table:table-cell>
          <table:table-cell table:formula="of:=[.C156] - 0.0174533" office:value-type="float" office:value="0.436328499999998" calcext:value-type="float">
            <text:p>0.436328499999998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7] + COS([.C158]) * [.D158]" office:value-type="float" office:value="-2.23465659471931" calcext:value-type="float">
            <text:p>-2.23465659471931</text:p>
          </table:table-cell>
          <table:table-cell table:formula="of:=[.B157]+ SIN([.C158]) * [.D158]" office:value-type="float" office:value="10.9838702767105" calcext:value-type="float">
            <text:p>10.9838702767105</text:p>
          </table:table-cell>
          <table:table-cell table:formula="of:=[.C157] - 0.0174533" office:value-type="float" office:value="0.418875199999998" calcext:value-type="float">
            <text:p>0.418875199999998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8] + COS([.C159]) * [.D159]" office:value-type="float" office:value="-2.14260595980448" calcext:value-type="float">
            <text:p>-2.14260595980448</text:p>
          </table:table-cell>
          <table:table-cell table:formula="of:=[.B158]+ SIN([.C159]) * [.D159]" office:value-type="float" office:value="11.0229430371937" calcext:value-type="float">
            <text:p>11.0229430371937</text:p>
          </table:table-cell>
          <table:table-cell table:formula="of:=[.C158] - 0.0174533" office:value-type="float" office:value="0.401421899999998" calcext:value-type="float">
            <text:p>0.401421899999998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9] + COS([.C160]) * [.D160]" office:value-type="float" office:value="-2.04988743067042" calcext:value-type="float">
            <text:p>-2.04988743067042</text:p>
          </table:table-cell>
          <table:table-cell table:formula="of:=[.B159]+ SIN([.C160]) * [.D160]" office:value-type="float" office:value="11.0604033409193" calcext:value-type="float">
            <text:p>11.0604033409193</text:p>
          </table:table-cell>
          <table:table-cell table:formula="of:=[.C159] - 0.0174533" office:value-type="float" office:value="0.383968599999998" calcext:value-type="float">
            <text:p>0.383968599999998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0] + COS([.C161]) * [.D161]" office:value-type="float" office:value="-1.95652925030349" calcext:value-type="float">
            <text:p>-1.95652925030349</text:p>
          </table:table-cell>
          <table:table-cell table:formula="of:=[.B160]+ SIN([.C161]) * [.D161]" office:value-type="float" office:value="11.0962397771062" calcext:value-type="float">
            <text:p>11.0962397771062</text:p>
          </table:table-cell>
          <table:table-cell table:formula="of:=[.C160] - 0.0174533" office:value-type="float" office:value="0.366515299999998" calcext:value-type="float">
            <text:p>0.366515299999998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1] + COS([.C162]) * [.D162]" office:value-type="float" office:value="-1.8625598565342" calcext:value-type="float">
            <text:p>-1.8625598565342</text:p>
          </table:table-cell>
          <table:table-cell table:formula="of:=[.B161]+ SIN([.C162]) * [.D162]" office:value-type="float" office:value="11.1304414296194" calcext:value-type="float">
            <text:p>11.1304414296194</text:p>
          </table:table-cell>
          <table:table-cell table:formula="of:=[.C161] - 0.0174533" office:value-type="float" office:value="0.349061999999998" calcext:value-type="float">
            <text:p>0.349061999999998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2] + COS([.C163]) * [.D163]" office:value-type="float" office:value="-1.76800787337472" calcext:value-type="float">
            <text:p>-1.76800787337472</text:p>
          </table:table-cell>
          <table:table-cell table:formula="of:=[.B162]+ SIN([.C163]) * [.D163]" office:value-type="float" office:value="11.1629978802952" calcext:value-type="float">
            <text:p>11.1629978802952</text:p>
          </table:table-cell>
          <table:table-cell table:formula="of:=[.C162] - 0.0174533" office:value-type="float" office:value="0.331608699999998" calcext:value-type="float">
            <text:p>0.331608699999998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3] + COS([.C164]) * [.D164]" office:value-type="float" office:value="-1.67290210229975" calcext:value-type="float">
            <text:p>-1.67290210229975</text:p>
          </table:table-cell>
          <table:table-cell table:formula="of:=[.B163]+ SIN([.C164]) * [.D164]" office:value-type="float" office:value="11.193899212115" calcext:value-type="float">
            <text:p>11.193899212115</text:p>
          </table:table-cell>
          <table:table-cell table:formula="of:=[.C163] - 0.0174533" office:value-type="float" office:value="0.314155399999998" calcext:value-type="float">
            <text:p>0.314155399999998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4] + COS([.C165]) * [.D165]" office:value-type="float" office:value="-1.57727151347331" calcext:value-type="float">
            <text:p>-1.57727151347331</text:p>
          </table:table-cell>
          <table:table-cell table:formula="of:=[.B164]+ SIN([.C165]) * [.D165]" office:value-type="float" office:value="11.2231360122256" calcext:value-type="float">
            <text:p>11.2231360122256</text:p>
          </table:table-cell>
          <table:table-cell table:formula="of:=[.C164] - 0.0174533" office:value-type="float" office:value="0.296702099999998" calcext:value-type="float">
            <text:p>0.296702099999998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5] + COS([.C166]) * [.D166]" office:value-type="float" office:value="-1.48114523692412" calcext:value-type="float">
            <text:p>-1.48114523692412</text:p>
          </table:table-cell>
          <table:table-cell table:formula="of:=[.B165]+ SIN([.C166]) * [.D166]" office:value-type="float" office:value="11.2506993748069" calcext:value-type="float">
            <text:p>11.2506993748069</text:p>
          </table:table-cell>
          <table:table-cell table:formula="of:=[.C165] - 0.0174533" office:value-type="float" office:value="0.279248799999998" calcext:value-type="float">
            <text:p>0.279248799999998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6] + COS([.C167]) * [.D167]" office:value-type="float" office:value="-1.38455255367229" calcext:value-type="float">
            <text:p>-1.38455255367229</text:p>
          </table:table-cell>
          <table:table-cell table:formula="of:=[.B166]+ SIN([.C167]) * [.D167]" office:value-type="float" office:value="11.2765809037844" calcext:value-type="float">
            <text:p>11.2765809037844</text:p>
          </table:table-cell>
          <table:table-cell table:formula="of:=[.C166] - 0.0174533" office:value-type="float" office:value="0.261795499999998" calcext:value-type="float">
            <text:p>0.261795499999998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7] + COS([.C168]) * [.D168]" office:value-type="float" office:value="-1.2875228868101" calcext:value-type="float">
            <text:p>-1.2875228868101</text:p>
          </table:table-cell>
          <table:table-cell table:formula="of:=[.B167]+ SIN([.C168]) * [.D168]" office:value-type="float" office:value="11.3007727153869" calcext:value-type="float">
            <text:p>11.3007727153869</text:p>
          </table:table-cell>
          <table:table-cell table:formula="of:=[.C167] - 0.0174533" office:value-type="float" office:value="0.244342199999998" calcext:value-type="float">
            <text:p>0.244342199999998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8] + COS([.C169]) * [.D169]" office:value-type="float" office:value="-1.19008579253933" calcext:value-type="float">
            <text:p>-1.19008579253933</text:p>
          </table:table-cell>
          <table:table-cell table:formula="of:=[.B168]+ SIN([.C169]) * [.D169]" office:value-type="float" office:value="11.3232674405479" calcext:value-type="float">
            <text:p>11.3232674405479</text:p>
          </table:table-cell>
          <table:table-cell table:formula="of:=[.C168] - 0.0174533" office:value-type="float" office:value="0.226888899999998" calcext:value-type="float">
            <text:p>0.226888899999998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9] + COS([.C170]) * [.D170]" office:value-type="float" office:value="-1.09227095116825" calcext:value-type="float">
            <text:p>-1.09227095116825</text:p>
          </table:table-cell>
          <table:table-cell table:formula="of:=[.B169]+ SIN([.C170]) * [.D170]" office:value-type="float" office:value="11.3440582271504" calcext:value-type="float">
            <text:p>11.3440582271504</text:p>
          </table:table-cell>
          <table:table-cell table:formula="of:=[.C169] - 0.0174533" office:value-type="float" office:value="0.209435599999998" calcext:value-type="float">
            <text:p>0.209435599999998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0] + COS([.C171]) * [.D171]" office:value-type="float" office:value="-0.994108158070631" calcext:value-type="float">
            <text:p>-0.994108158070631</text:p>
          </table:table-cell>
          <table:table-cell table:formula="of:=[.B170]+ SIN([.C171]) * [.D171]" office:value-type="float" office:value="11.363138742114" calcext:value-type="float">
            <text:p>11.363138742114</text:p>
          </table:table-cell>
          <table:table-cell table:formula="of:=[.C170] - 0.0174533" office:value-type="float" office:value="0.191982299999998" calcext:value-type="float">
            <text:p>0.191982299999998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1] + COS([.C172]) * [.D172]" office:value-type="float" office:value="-0.895627314609795" calcext:value-type="float">
            <text:p>-0.895627314609795</text:p>
          </table:table-cell>
          <table:table-cell table:formula="of:=[.B171]+ SIN([.C172]) * [.D172]" office:value-type="float" office:value="11.3805031733238" calcext:value-type="float">
            <text:p>11.3805031733238</text:p>
          </table:table-cell>
          <table:table-cell table:formula="of:=[.C171] - 0.0174533" office:value-type="float" office:value="0.174528999999998" calcext:value-type="float">
            <text:p>0.174528999999998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2] + COS([.C173]) * [.D173]" office:value-type="float" office:value="-0.796858419030384" calcext:value-type="float">
            <text:p>-0.796858419030384</text:p>
          </table:table-cell>
          <table:table-cell table:formula="of:=[.B172]+ SIN([.C173]) * [.D173]" office:value-type="float" office:value="11.3961462314016" calcext:value-type="float">
            <text:p>11.3961462314016</text:p>
          </table:table-cell>
          <table:table-cell table:formula="of:=[.C172] - 0.0174533" office:value-type="float" office:value="0.157075699999998" calcext:value-type="float">
            <text:p>0.157075699999998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3] + COS([.C174]) * [.D174]" office:value-type="float" office:value="-0.697831557320574" calcext:value-type="float">
            <text:p>-0.697831557320574</text:p>
          </table:table-cell>
          <table:table-cell table:formula="of:=[.B173]+ SIN([.C174]) * [.D174]" office:value-type="float" office:value="11.4100631513161" calcext:value-type="float">
            <text:p>11.4100631513161</text:p>
          </table:table-cell>
          <table:table-cell table:formula="of:=[.C173] - 0.0174533" office:value-type="float" office:value="0.139622399999998" calcext:value-type="float">
            <text:p>0.139622399999998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4] + COS([.C175]) * [.D175]" office:value-type="float" office:value="-0.59857689404759" calcext:value-type="float">
            <text:p>-0.59857689404759</text:p>
          </table:table-cell>
          <table:table-cell table:formula="of:=[.B174]+ SIN([.C175]) * [.D175]" office:value-type="float" office:value="11.422249693835" calcext:value-type="float">
            <text:p>11.422249693835</text:p>
          </table:table-cell>
          <table:table-cell table:formula="of:=[.C174] - 0.0174533" office:value-type="float" office:value="0.122169099999998" calcext:value-type="float">
            <text:p>0.122169099999998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5] + COS([.C176]) * [.D176]" office:value-type="float" office:value="-0.499124663169283" calcext:value-type="float">
            <text:p>-0.499124663169283</text:p>
          </table:table-cell>
          <table:table-cell table:formula="of:=[.B175]+ SIN([.C176]) * [.D176]" office:value-type="float" office:value="11.4327021468164" calcext:value-type="float">
            <text:p>11.4327021468164</text:p>
          </table:table-cell>
          <table:table-cell table:formula="of:=[.C175] - 0.0174533" office:value-type="float" office:value="0.104715799999998" calcext:value-type="float">
            <text:p>0.104715799999998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6] + COS([.C177]) * [.D177]" office:value-type="float" office:value="-0.399505158824558" calcext:value-type="float">
            <text:p>-0.399505158824558</text:p>
          </table:table-cell>
          <table:table-cell table:formula="of:=[.B176]+ SIN([.C177]) * [.D177]" office:value-type="float" office:value="11.441417326339" calcext:value-type="float">
            <text:p>11.441417326339</text:p>
          </table:table-cell>
          <table:table-cell table:formula="of:=[.C176] - 0.0174533" office:value-type="float" office:value="0.0872624999999981" calcext:value-type="float">
            <text:p>0.087262499999998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7] + COS([.C178]) * [.D178]" office:value-type="float" office:value="-0.299748726105485" calcext:value-type="float">
            <text:p>-0.299748726105485</text:p>
          </table:table-cell>
          <table:table-cell table:formula="of:=[.B177]+ SIN([.C178]) * [.D178]" office:value-type="float" office:value="11.4483925776725" calcext:value-type="float">
            <text:p>11.4483925776725</text:p>
          </table:table-cell>
          <table:table-cell table:formula="of:=[.C177] - 0.0174533" office:value-type="float" office:value="0.0698091999999981" calcext:value-type="float">
            <text:p>0.069809199999998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8] + COS([.C179]) * [.D179]" office:value-type="float" office:value="-0.199885751813878" calcext:value-type="float">
            <text:p>-0.199885751813878</text:p>
          </table:table-cell>
          <table:table-cell table:formula="of:=[.B178]+ SIN([.C179]) * [.D179]" office:value-type="float" office:value="11.4536257760859" calcext:value-type="float">
            <text:p>11.4536257760859</text:p>
          </table:table-cell>
          <table:table-cell table:formula="of:=[.C178] - 0.0174533" office:value-type="float" office:value="0.0523558999999981" calcext:value-type="float">
            <text:p>0.052355899999998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9] + COS([.C180]) * [.D180]" office:value-type="float" office:value="-0.0999466552051733" calcext:value-type="float">
            <text:p>-0.099946655205173</text:p>
          </table:table-cell>
          <table:table-cell table:formula="of:=[.B179]+ SIN([.C180]) * [.D180]" office:value-type="float" office:value="11.4571153274949" calcext:value-type="float">
            <text:p>11.4571153274949</text:p>
          </table:table-cell>
          <table:table-cell table:formula="of:=[.C179] - 0.0174533" office:value-type="float" office:value="0.0349025999999981" calcext:value-type="float">
            <text:p>0.034902599999998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0] + COS([.C181]) * [.D181]" office:value-type="float" office:value="0.0000381212775769774" calcext:value-type="float">
            <text:p>3.81212775769774E-05</text:p>
          </table:table-cell>
          <table:table-cell table:formula="of:=[.B180]+ SIN([.C181]) * [.D181]" office:value-type="float" office:value="11.4588601689474" calcext:value-type="float">
            <text:p>11.4588601689474</text:p>
          </table:table-cell>
          <table:table-cell table:formula="of:=[.C180] - 0.0174533" office:value-type="float" office:value="0.0174492999999981" calcext:value-type="float">
            <text:p>0.017449299999998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1] + COS([.C182]) * [.D182]" office:value-type="float" office:value="0.100038121276777" calcext:value-type="float">
            <text:p>0.100038121276777</text:p>
          </table:table-cell>
          <table:table-cell table:formula="of:=[.B181]+ SIN([.C182]) * [.D182]" office:value-type="float" office:value="11.4588597689474" calcext:value-type="float">
            <text:p>11.4588597689474</text:p>
          </table:table-cell>
          <table:table-cell table:formula="of:=[.C181] - 0.0174533" office:value-type="float" office:value="-0.00000400000000186362" calcext:value-type="float">
            <text:p>-4.00000000186362E-06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2] + COS([.C183]) * [.D183]" office:value-type="float" office:value="0.200022883797596" calcext:value-type="float">
            <text:p>0.200022883797596</text:p>
          </table:table-cell>
          <table:table-cell table:formula="of:=[.B182]+ SIN([.C183]) * [.D183]" office:value-type="float" office:value="11.4571141276167" calcext:value-type="float">
            <text:p>11.4571141276167</text:p>
          </table:table-cell>
          <table:table-cell table:formula="of:=[.C182] - 0.0174533" office:value-type="float" office:value="-0.0174573000000019" calcext:value-type="float">
            <text:p>-0.017457300000002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3] + COS([.C184]) * [.D184]" office:value-type="float" office:value="0.299961952486691" calcext:value-type="float">
            <text:p>0.299961952486691</text:p>
          </table:table-cell>
          <table:table-cell table:formula="of:=[.B183]+ SIN([.C184]) * [.D184]" office:value-type="float" office:value="11.453623776695" calcext:value-type="float">
            <text:p>11.453623776695</text:p>
          </table:table-cell>
          <table:table-cell table:formula="of:=[.C183] - 0.0174533" office:value-type="float" office:value="-0.0349106000000019" calcext:value-type="float">
            <text:p>-0.034910600000002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4] + COS([.C185]) * [.D185]" office:value-type="float" office:value="0.399824884909516" calcext:value-type="float">
            <text:p>0.399824884909516</text:p>
          </table:table-cell>
          <table:table-cell table:formula="of:=[.B184]+ SIN([.C185]) * [.D185]" office:value-type="float" office:value="11.448389779378" calcext:value-type="float">
            <text:p>11.448389779378</text:p>
          </table:table-cell>
          <table:table-cell table:formula="of:=[.C184] - 0.0174533" office:value-type="float" office:value="-0.0523639000000019" calcext:value-type="float">
            <text:p>-0.052363900000002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5] + COS([.C186]) * [.D186]" office:value-type="float" office:value="0.499581261823386" calcext:value-type="float">
            <text:p>0.499581261823386</text:p>
          </table:table-cell>
          <table:table-cell table:formula="of:=[.B185]+ SIN([.C186]) * [.D186]" office:value-type="float" office:value="11.4414137299933" calcext:value-type="float">
            <text:p>11.4414137299933</text:p>
          </table:table-cell>
          <table:table-cell table:formula="of:=[.C185] - 0.0174533" office:value-type="float" office:value="-0.0698172000000019" calcext:value-type="float">
            <text:p>-0.069817200000002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6] + COS([.C187]) * [.D187]" office:value-type="float" office:value="0.599200696443486" calcext:value-type="float">
            <text:p>0.599200696443486</text:p>
          </table:table-cell>
          <table:table-cell table:formula="of:=[.B186]+ SIN([.C187]) * [.D187]" office:value-type="float" office:value="11.432697753515" calcext:value-type="float">
            <text:p>11.432697753515</text:p>
          </table:table-cell>
          <table:table-cell table:formula="of:=[.C186] - 0.0174533" office:value-type="float" office:value="-0.0872705000000019" calcext:value-type="float">
            <text:p>-0.087270500000002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7] + COS([.C188]) * [.D188]" office:value-type="float" office:value="0.698652843698987" calcext:value-type="float">
            <text:p>0.698652843698987</text:p>
          </table:table-cell>
          <table:table-cell table:formula="of:=[.B187]+ SIN([.C188]) * [.D188]" office:value-type="float" office:value="11.4222445049161" calcext:value-type="float">
            <text:p>11.4222445049161</text:p>
          </table:table-cell>
          <table:table-cell table:formula="of:=[.C187] - 0.0174533" office:value-type="float" office:value="-0.104723800000002" calcext:value-type="float">
            <text:p>-0.104723800000002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8] + COS([.C189]) * [.D189]" office:value-type="float" office:value="0.797907409476455" calcext:value-type="float">
            <text:p>0.797907409476455</text:p>
          </table:table-cell>
          <table:table-cell table:formula="of:=[.B188]+ SIN([.C189]) * [.D189]" office:value-type="float" office:value="11.4100571683602" calcext:value-type="float">
            <text:p>11.4100571683602</text:p>
          </table:table-cell>
          <table:table-cell table:formula="of:=[.C188] - 0.0174533" office:value-type="float" office:value="-0.122177100000002" calcext:value-type="float">
            <text:p>-0.122177100000002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9] + COS([.C190]) * [.D190]" office:value-type="float" office:value="0.896934159847737" calcext:value-type="float">
            <text:p>0.896934159847737</text:p>
          </table:table-cell>
          <table:table-cell table:formula="of:=[.B189]+ SIN([.C190]) * [.D190]" office:value-type="float" office:value="11.3961394562313" calcext:value-type="float">
            <text:p>11.3961394562313</text:p>
          </table:table-cell>
          <table:table-cell table:formula="of:=[.C189] - 0.0174533" office:value-type="float" office:value="-0.139630400000002" calcext:value-type="float">
            <text:p>-0.139630400000002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0] + COS([.C191]) * [.D191]" office:value-type="float" office:value="0.995702930279523" calcext:value-type="float">
            <text:p>0.995702930279523</text:p>
          </table:table-cell>
          <table:table-cell table:formula="of:=[.B190]+ SIN([.C191]) * [.D191]" office:value-type="float" office:value="11.3804956080029" calcext:value-type="float">
            <text:p>11.3804956080029</text:p>
          </table:table-cell>
          <table:table-cell table:formula="of:=[.C190] - 0.0174533" office:value-type="float" office:value="-0.157083700000002" calcext:value-type="float">
            <text:p>-0.157083700000002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1] + COS([.C192]) * [.D192]" office:value-type="float" office:value="1.09418363482176" calcext:value-type="float">
            <text:p>1.09418363482176</text:p>
          </table:table-cell>
          <table:table-cell table:formula="of:=[.B191]+ SIN([.C192]) * [.D192]" office:value-type="float" office:value="11.3631303889468" calcext:value-type="float">
            <text:p>11.3631303889468</text:p>
          </table:table-cell>
          <table:table-cell table:formula="of:=[.C191] - 0.0174533" office:value-type="float" office:value="-0.174537000000002" calcext:value-type="float">
            <text:p>-0.174537000000002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2] + COS([.C193]) * [.D193]" office:value-type="float" office:value="1.19234627527212" calcext:value-type="float">
            <text:p>1.19234627527212</text:p>
          </table:table-cell>
          <table:table-cell table:formula="of:=[.B192]+ SIN([.C193]) * [.D193]" office:value-type="float" office:value="11.3440490886815" calcext:value-type="float">
            <text:p>11.3440490886815</text:p>
          </table:table-cell>
          <table:table-cell table:formula="of:=[.C192] - 0.0174533" office:value-type="float" office:value="-0.191990300000002" calcext:value-type="float">
            <text:p>-0.191990300000002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3] + COS([.C194]) * [.D194]" office:value-type="float" office:value="1.29016095031378" calcext:value-type="float">
            <text:p>1.29016095031378</text:p>
          </table:table-cell>
          <table:table-cell table:formula="of:=[.B193]+ SIN([.C194]) * [.D194]" office:value-type="float" office:value="11.323257519561" calcext:value-type="float">
            <text:p>11.323257519561</text:p>
          </table:table-cell>
          <table:table-cell table:formula="of:=[.C193] - 0.0174533" office:value-type="float" office:value="-0.209443600000002" calcext:value-type="float">
            <text:p>-0.209443600000002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4] + COS([.C195]) * [.D195]" office:value-type="float" office:value="1.38759786462362" calcext:value-type="float">
            <text:p>1.38759786462362</text:p>
          </table:table-cell>
          <table:table-cell table:formula="of:=[.B194]+ SIN([.C195]) * [.D195]" office:value-type="float" office:value="11.3007620149039" calcext:value-type="float">
            <text:p>11.3007620149039</text:p>
          </table:table-cell>
          <table:table-cell table:formula="of:=[.C194] - 0.0174533" office:value-type="float" office:value="-0.226896900000002" calcext:value-type="float">
            <text:p>-0.226896900000002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5] + COS([.C196]) * [.D196]" office:value-type="float" office:value="1.48462733794822" calcext:value-type="float">
            <text:p>1.48462733794822</text:p>
          </table:table-cell>
          <table:table-cell table:formula="of:=[.B195]+ SIN([.C196]) * [.D196]" office:value-type="float" office:value="11.2765694270648" calcext:value-type="float">
            <text:p>11.2765694270648</text:p>
          </table:table-cell>
          <table:table-cell table:formula="of:=[.C195] - 0.0174533" office:value-type="float" office:value="-0.244350200000002" calcext:value-type="float">
            <text:p>-0.244350200000002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6] + COS([.C197]) * [.D197]" office:value-type="float" office:value="1.58121981414472" calcext:value-type="float">
            <text:p>1.58121981414472</text:p>
          </table:table-cell>
          <table:table-cell table:formula="of:=[.B196]+ SIN([.C197]) * [.D197]" office:value-type="float" office:value="11.2506871253467" calcext:value-type="float">
            <text:p>11.2506871253467</text:p>
          </table:table-cell>
          <table:table-cell table:formula="of:=[.C196] - 0.0174533" office:value-type="float" office:value="-0.261803500000002" calcext:value-type="float">
            <text:p>-0.261803500000002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7] + COS([.C198]) * [.D198]" office:value-type="float" office:value="1.67734587018394" calcext:value-type="float">
            <text:p>1.67734587018394</text:p>
          </table:table-cell>
          <table:table-cell table:formula="of:=[.B197]+ SIN([.C198]) * [.D198]" office:value-type="float" office:value="11.2231229937561" calcext:value-type="float">
            <text:p>11.2231229937561</text:p>
          </table:table-cell>
          <table:table-cell table:formula="of:=[.C197] - 0.0174533" office:value-type="float" office:value="-0.279256800000002" calcext:value-type="float">
            <text:p>-0.279256800000002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8] + COS([.C199]) * [.D199]" office:value-type="float" office:value="1.77297622511292" calcext:value-type="float">
            <text:p>1.77297622511292</text:p>
          </table:table-cell>
          <table:table-cell table:formula="of:=[.B198]+ SIN([.C199]) * [.D199]" office:value-type="float" office:value="11.1938854286017" calcext:value-type="float">
            <text:p>11.1938854286017</text:p>
          </table:table-cell>
          <table:table-cell table:formula="of:=[.C198] - 0.0174533" office:value-type="float" office:value="-0.296710100000002" calcext:value-type="float">
            <text:p>-0.296710100000002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9] + COS([.C200]) * [.D200]" office:value-type="float" office:value="1.86808174897419" calcext:value-type="float">
            <text:p>1.86808174897419</text:p>
          </table:table-cell>
          <table:table-cell table:formula="of:=[.B199]+ SIN([.C200]) * [.D200]" office:value-type="float" office:value="11.1629833359367" calcext:value-type="float">
            <text:p>11.1629833359367</text:p>
          </table:table-cell>
          <table:table-cell table:formula="of:=[.C199] - 0.0174533" office:value-type="float" office:value="-0.314163400000002" calcext:value-type="float">
            <text:p>-0.314163400000002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0] + COS([.C201]) * [.D201]" office:value-type="float" office:value="1.96263347167904" calcext:value-type="float">
            <text:p>1.96263347167904</text:p>
          </table:table-cell>
          <table:table-cell table:formula="of:=[.B200]+ SIN([.C201]) * [.D201]" office:value-type="float" office:value="11.1304261288461" calcext:value-type="float">
            <text:p>11.1304261288461</text:p>
          </table:table-cell>
          <table:table-cell table:formula="of:=[.C200] - 0.0174533" office:value-type="float" office:value="-0.331616700000002" calcext:value-type="float">
            <text:p>-0.331616700000002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1] + COS([.C202]) * [.D202]" office:value-type="float" office:value="2.0566025918321" calcext:value-type="float">
            <text:p>2.0566025918321</text:p>
          </table:table-cell>
          <table:table-cell table:formula="of:=[.B201]+ SIN([.C202]) * [.D202]" office:value-type="float" office:value="11.0962237245788" calcext:value-type="float">
            <text:p>11.0962237245788</text:p>
          </table:table-cell>
          <table:table-cell table:formula="of:=[.C201] - 0.0174533" office:value-type="float" office:value="-0.349070000000002" calcext:value-type="float">
            <text:p>-0.349070000000002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2] + COS([.C203]) * [.D203]" office:value-type="float" office:value="2.14996048550455" calcext:value-type="float">
            <text:p>2.14996048550455</text:p>
          </table:table-cell>
          <table:table-cell table:formula="of:=[.B202]+ SIN([.C203]) * [.D203]" office:value-type="float" office:value="11.0603865415276" calcext:value-type="float">
            <text:p>11.0603865415276</text:p>
          </table:table-cell>
          <table:table-cell table:formula="of:=[.C202] - 0.0174533" office:value-type="float" office:value="-0.366523300000002" calcext:value-type="float">
            <text:p>-0.366523300000002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3] + COS([.C204]) * [.D204]" office:value-type="float" office:value="2.24267871495321" calcext:value-type="float">
            <text:p>2.24267871495321</text:p>
          </table:table-cell>
          <table:table-cell table:formula="of:=[.B203]+ SIN([.C204]) * [.D204]" office:value-type="float" office:value="11.022925496055" calcext:value-type="float">
            <text:p>11.022925496055</text:p>
          </table:table-cell>
          <table:table-cell table:formula="of:=[.C203] - 0.0174533" office:value-type="float" office:value="-0.383976600000002" calcext:value-type="float">
            <text:p>-0.383976600000002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4] + COS([.C205]) * [.D205]" office:value-type="float" office:value="2.33472903728302" calcext:value-type="float">
            <text:p>2.33472903728302</text:p>
          </table:table-cell>
          <table:table-cell table:formula="of:=[.B204]+ SIN([.C205]) * [.D205]" office:value-type="float" office:value="10.983851999168" calcext:value-type="float">
            <text:p>10.983851999168</text:p>
          </table:table-cell>
          <table:table-cell table:formula="of:=[.C204] - 0.0174533" office:value-type="float" office:value="-0.401429900000002" calcext:value-type="float">
            <text:p>-0.401429900000002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5] + COS([.C206]) * [.D206]" office:value-type="float" office:value="2.42608341305003" calcext:value-type="float">
            <text:p>2.42608341305003</text:p>
          </table:table-cell>
          <table:table-cell table:formula="of:=[.B205]+ SIN([.C206]) * [.D206]" office:value-type="float" office:value="10.9431779530425" calcext:value-type="float">
            <text:p>10.9431779530425</text:p>
          </table:table-cell>
          <table:table-cell table:formula="of:=[.C205] - 0.0174533" office:value-type="float" office:value="-0.418883200000002" calcext:value-type="float">
            <text:p>-0.418883200000002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6] + COS([.C207]) * [.D207]" office:value-type="float" office:value="2.51671401480257" calcext:value-type="float">
            <text:p>2.51671401480257</text:p>
          </table:table-cell>
          <table:table-cell table:formula="of:=[.B206]+ SIN([.C207]) * [.D207]" office:value-type="float" office:value="10.9009157473976" calcext:value-type="float">
            <text:p>10.9009157473976</text:p>
          </table:table-cell>
          <table:table-cell table:formula="of:=[.C206] - 0.0174533" office:value-type="float" office:value="-0.436336500000002" calcext:value-type="float">
            <text:p>-0.436336500000002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7] + COS([.C208]) * [.D208]" office:value-type="float" office:value="2.60659323555773" calcext:value-type="float">
            <text:p>2.60659323555773</text:p>
          </table:table-cell>
          <table:table-cell table:formula="of:=[.B207]+ SIN([.C208]) * [.D208]" office:value-type="float" office:value="10.8570782557215" calcext:value-type="float">
            <text:p>10.8570782557215</text:p>
          </table:table-cell>
          <table:table-cell table:formula="of:=[.C207] - 0.0174533" office:value-type="float" office:value="-0.453789800000002" calcext:value-type="float">
            <text:p>-0.453789800000002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8] + COS([.C209]) * [.D209]" office:value-type="float" office:value="2.69569369721072" calcext:value-type="float">
            <text:p>2.69569369721072</text:p>
          </table:table-cell>
          <table:table-cell table:formula="of:=[.B208]+ SIN([.C209]) * [.D209]" office:value-type="float" office:value="10.8116788313505" calcext:value-type="float">
            <text:p>10.8116788313505</text:p>
          </table:table-cell>
          <table:table-cell table:formula="of:=[.C208] - 0.0174533" office:value-type="float" office:value="-0.471243100000002" calcext:value-type="float">
            <text:p>-0.471243100000002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9] + COS([.C210]) * [.D210]" office:value-type="float" office:value="2.78398825887452" calcext:value-type="float">
            <text:p>2.78398825887452</text:p>
          </table:table-cell>
          <table:table-cell table:formula="of:=[.B209]+ SIN([.C210]) * [.D210]" office:value-type="float" office:value="10.7647313034007" calcext:value-type="float">
            <text:p>10.7647313034007</text:p>
          </table:table-cell>
          <table:table-cell table:formula="of:=[.C209] - 0.0174533" office:value-type="float" office:value="-0.488696400000002" calcext:value-type="float">
            <text:p>-0.488696400000002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0] + COS([.C211]) * [.D211]" office:value-type="float" office:value="2.87145002514726" calcext:value-type="float">
            <text:p>2.87145002514726</text:p>
          </table:table-cell>
          <table:table-cell table:formula="of:=[.B210]+ SIN([.C211]) * [.D211]" office:value-type="float" office:value="10.7162499725562" calcext:value-type="float">
            <text:p>10.7162499725562</text:p>
          </table:table-cell>
          <table:table-cell table:formula="of:=[.C210] - 0.0174533" office:value-type="float" office:value="-0.506149700000002" calcext:value-type="float">
            <text:p>-0.506149700000002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1] + COS([.C212]) * [.D212]" office:value-type="float" office:value="2.95805235430485" calcext:value-type="float">
            <text:p>2.95805235430485</text:p>
          </table:table-cell>
          <table:table-cell table:formula="of:=[.B211]+ SIN([.C212]) * [.D212]" office:value-type="float" office:value="10.6662496067127" calcext:value-type="float">
            <text:p>10.6662496067127</text:p>
          </table:table-cell>
          <table:table-cell table:formula="of:=[.C211] - 0.0174533" office:value-type="float" office:value="-0.523603000000002" calcext:value-type="float">
            <text:p>-0.523603000000002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2] + COS([.C213]) * [.D213]" office:value-type="float" office:value="3.04376886641627" calcext:value-type="float">
            <text:p>3.04376886641627</text:p>
          </table:table-cell>
          <table:table-cell table:formula="of:=[.B212]+ SIN([.C213]) * [.D213]" office:value-type="float" office:value="10.6147454364791" calcext:value-type="float">
            <text:p>10.6147454364791</text:p>
          </table:table-cell>
          <table:table-cell table:formula="of:=[.C212] - 0.0174533" office:value-type="float" office:value="-0.541056300000002" calcext:value-type="float">
            <text:p>-0.541056300000002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3] + COS([.C214]) * [.D214]" office:value-type="float" office:value="3.1285734513792" calcext:value-type="float">
            <text:p>3.1285734513792</text:p>
          </table:table-cell>
          <table:table-cell table:formula="of:=[.B213]+ SIN([.C214]) * [.D214]" office:value-type="float" office:value="10.561753150538" calcext:value-type="float">
            <text:p>10.561753150538</text:p>
          </table:table-cell>
          <table:table-cell table:formula="of:=[.C213] - 0.0174533" office:value-type="float" office:value="-0.558509600000002" calcext:value-type="float">
            <text:p>-0.558509600000002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4] + COS([.C215]) * [.D215]" office:value-type="float" office:value="3.2124402768734" calcext:value-type="float">
            <text:p>3.2124402768734</text:p>
          </table:table-cell>
          <table:table-cell table:formula="of:=[.B214]+ SIN([.C215]) * [.D215]" office:value-type="float" office:value="10.5072888908669" calcext:value-type="float">
            <text:p>10.5072888908669</text:p>
          </table:table-cell>
          <table:table-cell table:formula="of:=[.C214] - 0.0174533" office:value-type="float" office:value="-0.575962900000002" calcext:value-type="float">
            <text:p>-0.575962900000002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5] + COS([.C216]) * [.D216]" office:value-type="float" office:value="3.29534379622949" calcext:value-type="float">
            <text:p>3.29534379622949</text:p>
          </table:table-cell>
          <table:table-cell table:formula="of:=[.B215]+ SIN([.C216]) * [.D216]" office:value-type="float" office:value="10.451369247821" calcext:value-type="float">
            <text:p>10.451369247821</text:p>
          </table:table-cell>
          <table:table-cell table:formula="of:=[.C215] - 0.0174533" office:value-type="float" office:value="-0.593416200000002" calcext:value-type="float">
            <text:p>-0.593416200000002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6] + COS([.C217]) * [.D217]" office:value-type="float" office:value="3.37725875621073" calcext:value-type="float">
            <text:p>3.37725875621073</text:p>
          </table:table-cell>
          <table:table-cell table:formula="of:=[.B216]+ SIN([.C217]) * [.D217]" office:value-type="float" office:value="10.3940112550801" calcext:value-type="float">
            <text:p>10.3940112550801</text:p>
          </table:table-cell>
          <table:table-cell table:formula="of:=[.C216] - 0.0174533" office:value-type="float" office:value="-0.610869500000002" calcext:value-type="float">
            <text:p>-0.610869500000002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7] + COS([.C218]) * [.D218]" office:value-type="float" office:value="3.45816020470538" calcext:value-type="float">
            <text:p>3.45816020470538</text:p>
          </table:table-cell>
          <table:table-cell table:formula="of:=[.B217]+ SIN([.C218]) * [.D218]" office:value-type="float" office:value="10.3352323844592" calcext:value-type="float">
            <text:p>10.3352323844592</text:p>
          </table:table-cell>
          <table:table-cell table:formula="of:=[.C217] - 0.0174533" office:value-type="float" office:value="-0.628322800000002" calcext:value-type="float">
            <text:p>-0.628322800000002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8] + COS([.C219]) * [.D219]" office:value-type="float" office:value="3.53802349832741" calcext:value-type="float">
            <text:p>3.53802349832741</text:p>
          </table:table-cell>
          <table:table-cell table:formula="of:=[.B218]+ SIN([.C219]) * [.D219]" office:value-type="float" office:value="10.2750505405871" calcext:value-type="float">
            <text:p>10.2750505405871</text:p>
          </table:table-cell>
          <table:table-cell table:formula="of:=[.C218] - 0.0174533" office:value-type="float" office:value="-0.645776100000002" calcext:value-type="float">
            <text:p>-0.645776100000002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9] + COS([.C220]) * [.D220]" office:value-type="float" office:value="3.61682430992308" calcext:value-type="float">
            <text:p>3.61682430992308</text:p>
          </table:table-cell>
          <table:table-cell table:formula="of:=[.B219]+ SIN([.C220]) * [.D220]" office:value-type="float" office:value="10.2134840554522" calcext:value-type="float">
            <text:p>10.2134840554522</text:p>
          </table:table-cell>
          <table:table-cell table:formula="of:=[.C219] - 0.0174533" office:value-type="float" office:value="-0.663229400000002" calcext:value-type="float">
            <text:p>-0.663229400000002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0] + COS([.C221]) * [.D221]" office:value-type="float" office:value="3.69453863598123" calcext:value-type="float">
            <text:p>3.69453863598123</text:p>
          </table:table-cell>
          <table:table-cell table:formula="of:=[.B220]+ SIN([.C221]) * [.D221]" office:value-type="float" office:value="10.1505516828184" calcext:value-type="float">
            <text:p>10.1505516828184</text:p>
          </table:table-cell>
          <table:table-cell table:formula="of:=[.C220] - 0.0174533" office:value-type="float" office:value="-0.680682700000002" calcext:value-type="float">
            <text:p>-0.680682700000002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1] + COS([.C222]) * [.D222]" office:value-type="float" office:value="3.77114280394502" calcext:value-type="float">
            <text:p>3.77114280394502</text:p>
          </table:table-cell>
          <table:table-cell table:formula="of:=[.B221]+ SIN([.C222]) * [.D222]" office:value-type="float" office:value="10.0862725925123" calcext:value-type="float">
            <text:p>10.0862725925123</text:p>
          </table:table-cell>
          <table:table-cell table:formula="of:=[.C221] - 0.0174533" office:value-type="float" office:value="-0.698136000000002" calcext:value-type="float">
            <text:p>-0.698136000000002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2] + COS([.C223]) * [.D223]" office:value-type="float" office:value="3.84661347942282" calcext:value-type="float">
            <text:p>3.84661347942282</text:p>
          </table:table-cell>
          <table:table-cell table:formula="of:=[.B222]+ SIN([.C223]) * [.D223]" office:value-type="float" office:value="10.0206663645844" calcext:value-type="float">
            <text:p>10.0206663645844</text:p>
          </table:table-cell>
          <table:table-cell table:formula="of:=[.C222] - 0.0174533" office:value-type="float" office:value="-0.715589300000002" calcext:value-type="float">
            <text:p>-0.715589300000002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3] + COS([.C224]) * [.D224]" office:value-type="float" office:value="3.92092767329606" calcext:value-type="float">
            <text:p>3.92092767329606</text:p>
          </table:table-cell>
          <table:table-cell table:formula="of:=[.B223]+ SIN([.C224]) * [.D224]" office:value-type="float" office:value="9.9537529833444" calcext:value-type="float">
            <text:p>9.9537529833444</text:p>
          </table:table-cell>
          <table:table-cell table:formula="of:=[.C223] - 0.0174533" office:value-type="float" office:value="-0.733042600000002" calcext:value-type="float">
            <text:p>-0.733042600000002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4] + COS([.C225]) * [.D225]" office:value-type="float" office:value="3.99406274872199" calcext:value-type="float">
            <text:p>3.99406274872199</text:p>
          </table:table-cell>
          <table:table-cell table:formula="of:=[.B224]+ SIN([.C225]) * [.D225]" office:value-type="float" office:value="9.88555283127387" calcext:value-type="float">
            <text:p>9.88555283127387</text:p>
          </table:table-cell>
          <table:table-cell table:formula="of:=[.C224] - 0.0174533" office:value-type="float" office:value="-0.750495900000002" calcext:value-type="float">
            <text:p>-0.750495900000002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5] + COS([.C226]) * [.D226]" office:value-type="float" office:value="4.06599642802906" calcext:value-type="float">
            <text:p>4.06599642802906</text:p>
          </table:table-cell>
          <table:table-cell table:formula="of:=[.B225]+ SIN([.C226]) * [.D226]" office:value-type="float" office:value="9.81608668281761" calcext:value-type="float">
            <text:p>9.81608668281761</text:p>
          </table:table-cell>
          <table:table-cell table:formula="of:=[.C225] - 0.0174533" office:value-type="float" office:value="-0.767949200000002" calcext:value-type="float">
            <text:p>-0.767949200000002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6] + COS([.C227]) * [.D227]" office:value-type="float" office:value="4.13670679950294" calcext:value-type="float">
            <text:p>4.13670679950294</text:p>
          </table:table-cell>
          <table:table-cell table:formula="of:=[.B226]+ SIN([.C227]) * [.D227]" office:value-type="float" office:value="9.74537569805551" calcext:value-type="float">
            <text:p>9.74537569805551</text:p>
          </table:table-cell>
          <table:table-cell table:formula="of:=[.C226] - 0.0174533" office:value-type="float" office:value="-0.785402500000002" calcext:value-type="float">
            <text:p>-0.785402500000002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7] + COS([.C228]) * [.D228]" office:value-type="float" office:value="4.20617232406103" calcext:value-type="float">
            <text:p>4.20617232406103</text:p>
          </table:table-cell>
          <table:table-cell table:formula="of:=[.B227]+ SIN([.C228]) * [.D228]" office:value-type="float" office:value="9.67344141625699" calcext:value-type="float">
            <text:p>9.67344141625699</text:p>
          </table:table-cell>
          <table:table-cell table:formula="of:=[.C227] - 0.0174533" office:value-type="float" office:value="-0.802855800000002" calcext:value-type="float">
            <text:p>-0.802855800000002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8] + COS([.C229]) * [.D229]" office:value-type="float" office:value="4.27437184181349" calcext:value-type="float">
            <text:p>4.27437184181349</text:p>
          </table:table-cell>
          <table:table-cell table:formula="of:=[.B228]+ SIN([.C229]) * [.D229]" office:value-type="float" office:value="9.6003057493199" calcext:value-type="float">
            <text:p>9.6003057493199</text:p>
          </table:table-cell>
          <table:table-cell table:formula="of:=[.C228] - 0.0174533" office:value-type="float" office:value="-0.820309100000002" calcext:value-type="float">
            <text:p>-0.820309100000002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9] + COS([.C230]) * [.D230]" office:value-type="float" office:value="4.34128457850874" calcext:value-type="float">
            <text:p>4.34128457850874</text:p>
          </table:table-cell>
          <table:table-cell table:formula="of:=[.B229]+ SIN([.C230]) * [.D230]" office:value-type="float" office:value="9.52599097509598" calcext:value-type="float">
            <text:p>9.52599097509598</text:p>
          </table:table-cell>
          <table:table-cell table:formula="of:=[.C229] - 0.0174533" office:value-type="float" office:value="-0.837762400000002" calcext:value-type="float">
            <text:p>-0.837762400000002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0] + COS([.C231]) * [.D231]" office:value-type="float" office:value="4.4068901518615" calcext:value-type="float">
            <text:p>4.4068901518615</text:p>
          </table:table-cell>
          <table:table-cell table:formula="of:=[.B230]+ SIN([.C231]) * [.D231]" office:value-type="float" office:value="9.45051973060475" calcext:value-type="float">
            <text:p>9.45051973060475</text:p>
          </table:table-cell>
          <table:table-cell table:formula="of:=[.C230] - 0.0174533" office:value-type="float" office:value="-0.855215700000002" calcext:value-type="float">
            <text:p>-0.855215700000002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1] + COS([.C232]) * [.D232]" office:value-type="float" office:value="4.47116857776149" calcext:value-type="float">
            <text:p>4.47116857776149</text:p>
          </table:table-cell>
          <table:table-cell table:formula="of:=[.B231]+ SIN([.C232]) * [.D232]" office:value-type="float" office:value="9.3739150051381" calcext:value-type="float">
            <text:p>9.3739150051381</text:p>
          </table:table-cell>
          <table:table-cell table:formula="of:=[.C231] - 0.0174533" office:value-type="float" office:value="-0.872669000000002" calcext:value-type="float">
            <text:p>-0.872669000000002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2] + COS([.C233]) * [.D233]" office:value-type="float" office:value="4.53410027636069" calcext:value-type="float">
            <text:p>4.53410027636069</text:p>
          </table:table-cell>
          <table:table-cell table:formula="of:=[.B232]+ SIN([.C233]) * [.D233]" office:value-type="float" office:value="9.2962001332575" calcext:value-type="float">
            <text:p>9.2962001332575</text:p>
          </table:table-cell>
          <table:table-cell table:formula="of:=[.C232] - 0.0174533" office:value-type="float" office:value="-0.890122300000002" calcext:value-type="float">
            <text:p>-0.890122300000002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3] + COS([.C234]) * [.D234]" office:value-type="float" office:value="4.59566607803767" calcext:value-type="float">
            <text:p>4.59566607803767</text:p>
          </table:table-cell>
          <table:table-cell table:formula="of:=[.B233]+ SIN([.C234]) * [.D234]" office:value-type="float" office:value="9.21739878768604" calcext:value-type="float">
            <text:p>9.21739878768604</text:p>
          </table:table-cell>
          <table:table-cell table:formula="of:=[.C233] - 0.0174533" office:value-type="float" office:value="-0.907575600000002" calcext:value-type="float">
            <text:p>-0.907575600000002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4] + COS([.C235]) * [.D235]" office:value-type="float" office:value="4.65584722923674" calcext:value-type="float">
            <text:p>4.65584722923674</text:p>
          </table:table-cell>
          <table:table-cell table:formula="of:=[.B234]+ SIN([.C235]) * [.D235]" office:value-type="float" office:value="9.13753497209754" calcext:value-type="float">
            <text:p>9.13753497209754</text:p>
          </table:table-cell>
          <table:table-cell table:formula="of:=[.C234] - 0.0174533" office:value-type="float" office:value="-0.925028900000002" calcext:value-type="float">
            <text:p>-0.92502890000000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5] + COS([.C236]) * [.D236]" office:value-type="float" office:value="4.71462539818056" calcext:value-type="float">
            <text:p>4.71462539818056</text:p>
          </table:table-cell>
          <table:table-cell table:formula="of:=[.B235]+ SIN([.C236]) * [.D236]" office:value-type="float" office:value="9.05663301380473" calcext:value-type="float">
            <text:p>9.05663301380473</text:p>
          </table:table-cell>
          <table:table-cell table:formula="of:=[.C235] - 0.0174533" office:value-type="float" office:value="-0.942482200000002" calcext:value-type="float">
            <text:p>-0.94248220000000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6] + COS([.C237]) * [.D237]" office:value-type="float" office:value="4.77198268045411" calcext:value-type="float">
            <text:p>4.77198268045411</text:p>
          </table:table-cell>
          <table:table-cell table:formula="of:=[.B236]+ SIN([.C237]) * [.D237]" office:value-type="float" office:value="8.97471755634894" calcext:value-type="float">
            <text:p>8.97471755634894</text:p>
          </table:table-cell>
          <table:table-cell table:formula="of:=[.C236] - 0.0174533" office:value-type="float" office:value="-0.959935500000002" calcext:value-type="float">
            <text:p>-0.95993550000000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7] + COS([.C238]) * [.D238]" office:value-type="float" office:value="4.82790160445862" calcext:value-type="float">
            <text:p>4.82790160445862</text:p>
          </table:table-cell>
          <table:table-cell table:formula="of:=[.B237]+ SIN([.C238]) * [.D238]" office:value-type="float" office:value="8.89181355199343" calcext:value-type="float">
            <text:p>8.89181355199343</text:p>
          </table:table-cell>
          <table:table-cell table:formula="of:=[.C237] - 0.0174533" office:value-type="float" office:value="-0.977388800000002" calcext:value-type="float">
            <text:p>-0.97738880000000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8] + COS([.C239]) * [.D239]" office:value-type="float" office:value="4.88236513673354" calcext:value-type="float">
            <text:p>4.88236513673354</text:p>
          </table:table-cell>
          <table:table-cell table:formula="of:=[.B238]+ SIN([.C239]) * [.D239]" office:value-type="float" office:value="8.80794625412269" calcext:value-type="float">
            <text:p>8.80794625412269</text:p>
          </table:table-cell>
          <table:table-cell table:formula="of:=[.C238] - 0.0174533" office:value-type="float" office:value="-0.994842100000002" calcext:value-type="float">
            <text:p>-0.99484210000000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9] + COS([.C240]) * [.D240]" office:value-type="float" office:value="4.9353566871451" calcext:value-type="float">
            <text:p>4.9353566871451</text:p>
          </table:table-cell>
          <table:table-cell table:formula="of:=[.B239]+ SIN([.C240]) * [.D240]" office:value-type="float" office:value="8.72314120954998" calcext:value-type="float">
            <text:p>8.72314120954998</text:p>
          </table:table-cell>
          <table:table-cell table:formula="of:=[.C239] - 0.0174533" office:value-type="float" office:value="-1.0122954" calcext:value-type="float">
            <text:p>-1.0122954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0] + COS([.C241]) * [.D241]" office:value-type="float" office:value="4.98686011393988" calcext:value-type="float">
            <text:p>4.98686011393988</text:p>
          </table:table-cell>
          <table:table-cell table:formula="of:=[.B240]+ SIN([.C241]) * [.D241]" office:value-type="float" office:value="8.63742425073556" calcext:value-type="float">
            <text:p>8.63742425073556</text:p>
          </table:table-cell>
          <table:table-cell table:formula="of:=[.C240] - 0.0174533" office:value-type="float" office:value="-1.0297487" calcext:value-type="float">
            <text:p>-1.0297487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1] + COS([.C242]) * [.D242]" office:value-type="float" office:value="5.03685972866171" calcext:value-type="float">
            <text:p>5.03685972866171</text:p>
          </table:table-cell>
          <table:table-cell table:formula="of:=[.B241]+ SIN([.C242]) * [.D242]" office:value-type="float" office:value="8.5508214879178" calcext:value-type="float">
            <text:p>8.5508214879178</text:p>
          </table:table-cell>
          <table:table-cell table:formula="of:=[.C241] - 0.0174533" office:value-type="float" office:value="-1.047202" calcext:value-type="float">
            <text:p>-1.04720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2] + COS([.C243]) * [.D243]" office:value-type="float" office:value="5.08534030093053" calcext:value-type="float">
            <text:p>5.08534030093053</text:p>
          </table:table-cell>
          <table:table-cell table:formula="of:=[.B242]+ SIN([.C243]) * [.D243]" office:value-type="float" office:value="8.46335930115982" calcext:value-type="float">
            <text:p>8.46335930115982</text:p>
          </table:table-cell>
          <table:table-cell table:formula="of:=[.C242] - 0.0174533" office:value-type="float" office:value="-1.0646553" calcext:value-type="float">
            <text:p>-1.0646553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3] + COS([.C244]) * [.D244]" office:value-type="float" office:value="5.13228706308173" calcext:value-type="float">
            <text:p>5.13228706308173</text:p>
          </table:table-cell>
          <table:table-cell table:formula="of:=[.B243]+ SIN([.C244]) * [.D244]" office:value-type="float" office:value="8.3750643323138" calcext:value-type="float">
            <text:p>8.3750643323138</text:p>
          </table:table-cell>
          <table:table-cell table:formula="of:=[.C243] - 0.0174533" office:value-type="float" office:value="-1.0821086" calcext:value-type="float">
            <text:p>-1.0821086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4] + COS([.C245]) * [.D245]" office:value-type="float" office:value="5.17768571466451" calcext:value-type="float">
            <text:p>5.17768571466451</text:p>
          </table:table-cell>
          <table:table-cell table:formula="of:=[.B244]+ SIN([.C245]) * [.D245]" office:value-type="float" office:value="8.28596347690565" calcext:value-type="float">
            <text:p>8.28596347690565</text:p>
          </table:table-cell>
          <table:table-cell table:formula="of:=[.C244] - 0.0174533" office:value-type="float" office:value="-1.0995619" calcext:value-type="float">
            <text:p>-1.0995619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5] + COS([.C246]) * [.D246]" office:value-type="float" office:value="5.22152242679796" calcext:value-type="float">
            <text:p>5.22152242679796</text:p>
          </table:table-cell>
          <table:table-cell table:formula="of:=[.B245]+ SIN([.C246]) * [.D246]" office:value-type="float" office:value="8.19608387594231" calcext:value-type="float">
            <text:p>8.19608387594231</text:p>
          </table:table-cell>
          <table:table-cell table:formula="of:=[.C245] - 0.0174533" office:value-type="float" office:value="-1.1170152" calcext:value-type="float">
            <text:p>-1.117015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6] + COS([.C247]) * [.D247]" office:value-type="float" office:value="5.26378384638347" calcext:value-type="float">
            <text:p>5.26378384638347</text:p>
          </table:table-cell>
          <table:table-cell table:formula="of:=[.B246]+ SIN([.C247]) * [.D247]" office:value-type="float" office:value="8.1054529076444" calcext:value-type="float">
            <text:p>8.1054529076444</text:p>
          </table:table-cell>
          <table:table-cell table:formula="of:=[.C246] - 0.0174533" office:value-type="float" office:value="-1.1344685" calcext:value-type="float">
            <text:p>-1.1344685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7] + COS([.C248]) * [.D248]" office:value-type="float" office:value="5.30445710017221" calcext:value-type="float">
            <text:p>5.30445710017221</text:p>
          </table:table-cell>
          <table:table-cell table:formula="of:=[.B247]+ SIN([.C248]) * [.D248]" office:value-type="float" office:value="8.01409817910647" calcext:value-type="float">
            <text:p>8.01409817910647</text:p>
          </table:table-cell>
          <table:table-cell table:formula="of:=[.C247] - 0.0174533" office:value-type="float" office:value="-1.1519218" calcext:value-type="float">
            <text:p>-1.1519218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8] + COS([.C249]) * [.D249]" office:value-type="float" office:value="5.34352979868643" calcext:value-type="float">
            <text:p>5.34352979868643</text:p>
          </table:table-cell>
          <table:table-cell table:formula="of:=[.B248]+ SIN([.C249]) * [.D249]" office:value-type="float" office:value="7.92204751788768" calcext:value-type="float">
            <text:p>7.92204751788768</text:p>
          </table:table-cell>
          <table:table-cell table:formula="of:=[.C248] - 0.0174533" office:value-type="float" office:value="-1.1693751" calcext:value-type="float">
            <text:p>-1.1693751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9] + COS([.C250]) * [.D250]" office:value-type="float" office:value="5.38099003999346" calcext:value-type="float">
            <text:p>5.38099003999346</text:p>
          </table:table-cell>
          <table:table-cell table:formula="of:=[.B249]+ SIN([.C250]) * [.D250]" office:value-type="float" office:value="7.82932896353517" calcext:value-type="float">
            <text:p>7.82932896353517</text:p>
          </table:table-cell>
          <table:table-cell table:formula="of:=[.C249] - 0.0174533" office:value-type="float" office:value="-1.1868284" calcext:value-type="float">
            <text:p>-1.1868284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0] + COS([.C251]) * [.D251]" office:value-type="float" office:value="5.41682641333113" calcext:value-type="float">
            <text:p>5.41682641333113</text:p>
          </table:table-cell>
          <table:table-cell table:formula="of:=[.B250]+ SIN([.C251]) * [.D251]" office:value-type="float" office:value="7.735970759043" calcext:value-type="float">
            <text:p>7.735970759043</text:p>
          </table:table-cell>
          <table:table-cell table:formula="of:=[.C250] - 0.0174533" office:value-type="float" office:value="-1.2042817" calcext:value-type="float">
            <text:p>-1.2042817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1] + COS([.C252]) * [.D252]" office:value-type="float" office:value="5.45102800258362" calcext:value-type="float">
            <text:p>5.45102800258362</text:p>
          </table:table-cell>
          <table:table-cell table:formula="of:=[.B251]+ SIN([.C252]) * [.D252]" office:value-type="float" office:value="7.642001342249" calcext:value-type="float">
            <text:p>7.642001342249</text:p>
          </table:table-cell>
          <table:table-cell table:formula="of:=[.C251] - 0.0174533" office:value-type="float" office:value="-1.221735" calcext:value-type="float">
            <text:p>-1.221735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2] + COS([.C253]) * [.D253]" office:value-type="float" office:value="5.48358438960659" calcext:value-type="float">
            <text:p>5.48358438960659</text:p>
          </table:table-cell>
          <table:table-cell table:formula="of:=[.B252]+ SIN([.C253]) * [.D253]" office:value-type="float" office:value="7.54744933717238" calcext:value-type="float">
            <text:p>7.54744933717238</text:p>
          </table:table-cell>
          <table:table-cell table:formula="of:=[.C252] - 0.0174533" office:value-type="float" office:value="-1.2391883" calcext:value-type="float">
            <text:p>-1.2391883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3] + COS([.C254]) * [.D254]" office:value-type="float" office:value="5.51448565740068" calcext:value-type="float">
            <text:p>5.51448565740068</text:p>
          </table:table-cell>
          <table:table-cell table:formula="of:=[.B253]+ SIN([.C254]) * [.D254]" office:value-type="float" office:value="7.4523435452945" calcext:value-type="float">
            <text:p>7.4523435452945</text:p>
          </table:table-cell>
          <table:table-cell table:formula="of:=[.C253] - 0.0174533" office:value-type="float" office:value="-1.2566416" calcext:value-type="float">
            <text:p>-1.2566416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4] + COS([.C255]) * [.D255]" office:value-type="float" office:value="5.54372239313228" calcext:value-type="float">
            <text:p>5.54372239313228</text:p>
          </table:table-cell>
          <table:table-cell table:formula="of:=[.B254]+ SIN([.C255]) * [.D255]" office:value-type="float" office:value="7.35671293678571" calcext:value-type="float">
            <text:p>7.35671293678571</text:p>
          </table:table-cell>
          <table:table-cell table:formula="of:=[.C254] - 0.0174533" office:value-type="float" office:value="-1.2740949" calcext:value-type="float">
            <text:p>-1.2740949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5] + COS([.C256]) * [.D256]" office:value-type="float" office:value="5.57128569100086" calcext:value-type="float">
            <text:p>5.57128569100086</text:p>
          </table:table-cell>
          <table:table-cell table:formula="of:=[.B255]+ SIN([.C256]) * [.D256]" office:value-type="float" office:value="7.26058664168074" calcext:value-type="float">
            <text:p>7.26058664168074</text:p>
          </table:table-cell>
          <table:table-cell table:formula="of:=[.C255] - 0.0174533" office:value-type="float" office:value="-1.2915482" calcext:value-type="float">
            <text:p>-1.291548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6] + COS([.C257]) * [.D257]" office:value-type="float" office:value="5.59716715495166" calcext:value-type="float">
            <text:p>5.59716715495166</text:p>
          </table:table-cell>
          <table:table-cell table:formula="of:=[.B256]+ SIN([.C257]) * [.D257]" office:value-type="float" office:value="7.16399394100536" calcext:value-type="float">
            <text:p>7.16399394100536</text:p>
          </table:table-cell>
          <table:table-cell table:formula="of:=[.C256] - 0.0174533" office:value-type="float" office:value="-1.3090015" calcext:value-type="float">
            <text:p>-1.3090015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7] + COS([.C258]) * [.D258]" office:value-type="float" office:value="5.62135890123329" calcext:value-type="float">
            <text:p>5.62135890123329</text:p>
          </table:table-cell>
          <table:table-cell table:formula="of:=[.B257]+ SIN([.C258]) * [.D258]" office:value-type="float" office:value="7.06696425785714" calcext:value-type="float">
            <text:p>7.06696425785714</text:p>
          </table:table-cell>
          <table:table-cell table:formula="of:=[.C257] - 0.0174533" office:value-type="float" office:value="-1.3264548" calcext:value-type="float">
            <text:p>-1.3264548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8] + COS([.C259]) * [.D259]" office:value-type="float" office:value="5.64385356079918" calcext:value-type="float">
            <text:p>5.64385356079918</text:p>
          </table:table-cell>
          <table:table-cell table:formula="of:=[.B258]+ SIN([.C259]) * [.D259]" office:value-type="float" office:value="6.96952714844283" calcext:value-type="float">
            <text:p>6.96952714844283</text:p>
          </table:table-cell>
          <table:table-cell table:formula="of:=[.C258] - 0.0174533" office:value-type="float" office:value="-1.3439081" calcext:value-type="float">
            <text:p>-1.3439081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9] + COS([.C260]) * [.D260]" office:value-type="float" office:value="5.66464428155222" calcext:value-type="float">
            <text:p>5.66464428155222</text:p>
          </table:table-cell>
          <table:table-cell table:formula="of:=[.B259]+ SIN([.C260]) * [.D260]" office:value-type="float" office:value="6.87171229307531" calcext:value-type="float">
            <text:p>6.87171229307531</text:p>
          </table:table-cell>
          <table:table-cell table:formula="of:=[.C259] - 0.0174533" office:value-type="float" office:value="-1.3613614" calcext:value-type="float">
            <text:p>-1.3613614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0] + COS([.C261]) * [.D261]" office:value-type="float" office:value="5.68372473043204" calcext:value-type="float">
            <text:p>5.68372473043204</text:p>
          </table:table-cell>
          <table:table-cell table:formula="of:=[.B260]+ SIN([.C261]) * [.D261]" office:value-type="float" office:value="6.77354948713261" calcext:value-type="float">
            <text:p>6.77354948713261</text:p>
          </table:table-cell>
          <table:table-cell table:formula="of:=[.C260] - 0.0174533" office:value-type="float" office:value="-1.3788147" calcext:value-type="float">
            <text:p>-1.3788147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1] + COS([.C262]) * [.D262]" office:value-type="float" office:value="5.70108909534411" calcext:value-type="float">
            <text:p>5.70108909534411</text:p>
          </table:table-cell>
          <table:table-cell table:formula="of:=[.B261]+ SIN([.C262]) * [.D262]" office:value-type="float" office:value="6.67506863198198" calcext:value-type="float">
            <text:p>6.67506863198198</text:p>
          </table:table-cell>
          <table:table-cell table:formula="of:=[.C261] - 0.0174533" office:value-type="float" office:value="-1.396268" calcext:value-type="float">
            <text:p>-1.396268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2] + COS([.C263]) * [.D263]" office:value-type="float" office:value="5.71673208693011" calcext:value-type="float">
            <text:p>5.71673208693011</text:p>
          </table:table-cell>
          <table:table-cell table:formula="of:=[.B262]+ SIN([.C263]) * [.D263]" office:value-type="float" office:value="6.5762997258716" calcext:value-type="float">
            <text:p>6.5762997258716</text:p>
          </table:table-cell>
          <table:table-cell table:formula="of:=[.C262] - 0.0174533" office:value-type="float" office:value="-1.4137213" calcext:value-type="float">
            <text:p>-1.4137213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3] + COS([.C264]) * [.D264]" office:value-type="float" office:value="5.7306489401792" calcext:value-type="float">
            <text:p>5.7306489401792</text:p>
          </table:table-cell>
          <table:table-cell table:formula="of:=[.B263]+ SIN([.C264]) * [.D264]" office:value-type="float" office:value="6.47727285479287" calcext:value-type="float">
            <text:p>6.47727285479287</text:p>
          </table:table-cell>
          <table:table-cell table:formula="of:=[.C263] - 0.0174533" office:value-type="float" office:value="-1.4311746" calcext:value-type="float">
            <text:p>-1.4311746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4] + COS([.C265]) * [.D265]" office:value-type="float" office:value="5.74283541587942" calcext:value-type="float">
            <text:p>5.74283541587942</text:p>
          </table:table-cell>
          <table:table-cell table:formula="of:=[.B264]+ SIN([.C265]) * [.D265]" office:value-type="float" office:value="6.37801818331587" calcext:value-type="float">
            <text:p>6.37801818331587</text:p>
          </table:table-cell>
          <table:table-cell table:formula="of:=[.C264] - 0.0174533" office:value-type="float" office:value="-1.4486279" calcext:value-type="float">
            <text:p>-1.4486279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5] + COS([.C266]) * [.D266]" office:value-type="float" office:value="5.75328780190905" calcext:value-type="float">
            <text:p>5.75328780190905</text:p>
          </table:table-cell>
          <table:table-cell table:formula="of:=[.B265]+ SIN([.C266]) * [.D266]" office:value-type="float" office:value="6.27856594540094" calcext:value-type="float">
            <text:p>6.27856594540094</text:p>
          </table:table-cell>
          <table:table-cell table:formula="of:=[.C265] - 0.0174533" office:value-type="float" office:value="-1.4660812" calcext:value-type="float">
            <text:p>-1.4660812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6] + COS([.C267]) * [.D267]" office:value-type="float" office:value="5.7620029143673" calcext:value-type="float">
            <text:p>5.7620029143673</text:p>
          </table:table-cell>
          <table:table-cell table:formula="of:=[.B266]+ SIN([.C267]) * [.D267]" office:value-type="float" office:value="6.17894643518913" calcext:value-type="float">
            <text:p>6.17894643518913</text:p>
          </table:table-cell>
          <table:table-cell table:formula="of:=[.C266] - 0.0174533" office:value-type="float" office:value="-1.4835345" calcext:value-type="float">
            <text:p>-1.4835345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7] + COS([.C268]) * [.D268]" office:value-type="float" office:value="5.76897809854423" calcext:value-type="float">
            <text:p>5.76897809854423</text:p>
          </table:table-cell>
          <table:table-cell table:formula="of:=[.B267]+ SIN([.C268]) * [.D268]" office:value-type="float" office:value="6.07918999777431" calcext:value-type="float">
            <text:p>6.07918999777431</text:p>
          </table:table-cell>
          <table:table-cell table:formula="of:=[.C267] - 0.0174533" office:value-type="float" office:value="-1.5009878" calcext:value-type="float">
            <text:p>-1.5009878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8] + COS([.C269]) * [.D269]" office:value-type="float" office:value="5.77421122972935" calcext:value-type="float">
            <text:p>5.77421122972935</text:p>
          </table:table-cell>
          <table:table-cell table:formula="of:=[.B268]+ SIN([.C269]) * [.D269]" office:value-type="float" office:value="5.97932701995971" calcext:value-type="float">
            <text:p>5.97932701995971</text:p>
          </table:table-cell>
          <table:table-cell table:formula="of:=[.C268] - 0.0174533" office:value-type="float" office:value="-1.5184411" calcext:value-type="float">
            <text:p>-1.518441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9] + COS([.C270]) * [.D270]" office:value-type="float" office:value="5.77770071385883" calcext:value-type="float">
            <text:p>5.77770071385883</text:p>
          </table:table-cell>
          <table:table-cell table:formula="of:=[.B269]+ SIN([.C270]) * [.D270]" office:value-type="float" office:value="5.87938792100184" calcext:value-type="float">
            <text:p>5.87938792100184</text:p>
          </table:table-cell>
          <table:table-cell table:formula="of:=[.C269] - 0.0174533" office:value-type="float" office:value="-1.5358944" calcext:value-type="float">
            <text:p>-1.5358944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0] + COS([.C271]) * [.D271]" office:value-type="float" office:value="5.77944548800109" calcext:value-type="float">
            <text:p>5.77944548800109</text:p>
          </table:table-cell>
          <table:table-cell table:formula="of:=[.B270]+ SIN([.C271]) * [.D271]" office:value-type="float" office:value="5.77940314334448" calcext:value-type="float">
            <text:p>5.77940314334448</text:p>
          </table:table-cell>
          <table:table-cell table:formula="of:=[.C270] - 0.0174533" office:value-type="float" office:value="-1.5533477" calcext:value-type="float">
            <text:p>-1.5533477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1] + COS([.C272]) * [.D272]" office:value-type="float" office:value="5.77944502068058" calcext:value-type="float">
            <text:p>5.77944502068058</text:p>
          </table:table-cell>
          <table:table-cell table:formula="of:=[.B271]+ SIN([.C272]) * [.D272]" office:value-type="float" office:value="5.67940314334557" calcext:value-type="float">
            <text:p>5.67940314334557</text:p>
          </table:table-cell>
          <table:table-cell table:formula="of:=[.C271] - 0.0174533" office:value-type="float" office:value="-1.570801" calcext:value-type="float">
            <text:p>-1.57080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2] + COS([.C273]) * [.D273]" office:value-type="float" office:value="5.77769931203965" calcext:value-type="float">
            <text:p>5.77769931203965</text:p>
          </table:table-cell>
          <table:table-cell table:formula="of:=[.B272]+ SIN([.C273]) * [.D273]" office:value-type="float" office:value="5.57941838199995" calcext:value-type="float">
            <text:p>5.57941838199995</text:p>
          </table:table-cell>
          <table:table-cell table:formula="of:=[.C272] - 0.0174533" office:value-type="float" office:value="-1.5882543" calcext:value-type="float">
            <text:p>-1.5882543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3] + COS([.C274]) * [.D274]" office:value-type="float" office:value="5.7742088938385" calcext:value-type="float">
            <text:p>5.7742088938385</text:p>
          </table:table-cell>
          <table:table-cell table:formula="of:=[.B273]+ SIN([.C274]) * [.D274]" office:value-type="float" office:value="5.4794793156606" calcext:value-type="float">
            <text:p>5.4794793156606</text:p>
          </table:table-cell>
          <table:table-cell table:formula="of:=[.C273] - 0.0174533" office:value-type="float" office:value="-1.6057076" calcext:value-type="float">
            <text:p>-1.6057076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4] + COS([.C275]) * [.D275]" office:value-type="float" office:value="5.76897482929326" calcext:value-type="float">
            <text:p>5.76897482929326</text:p>
          </table:table-cell>
          <table:table-cell table:formula="of:=[.B274]+ SIN([.C275]) * [.D275]" office:value-type="float" office:value="5.37961638676135" calcext:value-type="float">
            <text:p>5.37961638676135</text:p>
          </table:table-cell>
          <table:table-cell table:formula="of:=[.C274] - 0.0174533" office:value-type="float" office:value="-1.6231609" calcext:value-type="float">
            <text:p>-1.6231609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5] + COS([.C276]) * [.D276]" office:value-type="float" office:value="5.76199871275205" calcext:value-type="float">
            <text:p>5.76199871275205</text:p>
          </table:table-cell>
          <table:table-cell table:formula="of:=[.B275]+ SIN([.C276]) * [.D276]" office:value-type="float" office:value="5.27986001454381" calcext:value-type="float">
            <text:p>5.27986001454381</text:p>
          </table:table-cell>
          <table:table-cell table:formula="of:=[.C275] - 0.0174533" office:value-type="float" office:value="-1.6406142" calcext:value-type="float">
            <text:p>-1.6406142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6] + COS([.C277]) * [.D277]" office:value-type="float" office:value="5.75328266920937" calcext:value-type="float">
            <text:p>5.75328266920937</text:p>
          </table:table-cell>
          <table:table-cell table:formula="of:=[.B276]+ SIN([.C277]) * [.D277]" office:value-type="float" office:value="5.18024058579137" calcext:value-type="float">
            <text:p>5.18024058579137</text:p>
          </table:table-cell>
          <table:table-cell table:formula="of:=[.C276] - 0.0174533" office:value-type="float" office:value="-1.6580675" calcext:value-type="float">
            <text:p>-1.6580675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7] + COS([.C278]) * [.D278]" office:value-type="float" office:value="5.74282935365879" calcext:value-type="float">
            <text:p>5.74282935365879</text:p>
          </table:table-cell>
          <table:table-cell table:formula="of:=[.B277]+ SIN([.C278]) * [.D278]" office:value-type="float" office:value="5.08078844557307" calcext:value-type="float">
            <text:p>5.08078844557307</text:p>
          </table:table-cell>
          <table:table-cell table:formula="of:=[.C277] - 0.0174533" office:value-type="float" office:value="-1.6755208" calcext:value-type="float">
            <text:p>-1.6755208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8] + COS([.C279]) * [.D279]" office:value-type="float" office:value="5.73064195028423" calcext:value-type="float">
            <text:p>5.73064195028423</text:p>
          </table:table-cell>
          <table:table-cell table:formula="of:=[.B278]+ SIN([.C279]) * [.D279]" office:value-type="float" office:value="4.98153388800021" calcext:value-type="float">
            <text:p>4.98153388800021</text:p>
          </table:table-cell>
          <table:table-cell table:formula="of:=[.C278] - 0.0174533" office:value-type="float" office:value="-1.6929741" calcext:value-type="float">
            <text:p>-1.692974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9] + COS([.C280]) * [.D280]" office:value-type="float" office:value="5.71672417148999" calcext:value-type="float">
            <text:p>5.71672417148999</text:p>
          </table:table-cell>
          <table:table-cell table:formula="of:=[.B279]+ SIN([.C280]) * [.D280]" office:value-type="float" office:value="4.88250714699842" calcext:value-type="float">
            <text:p>4.88250714699842</text:p>
          </table:table-cell>
          <table:table-cell table:formula="of:=[.C279] - 0.0174533" office:value-type="float" office:value="-1.7104274" calcext:value-type="float">
            <text:p>-1.7104274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0] + COS([.C281]) * [.D281]" office:value-type="float" office:value="5.70108025676996" calcext:value-type="float">
            <text:p>5.70108025676996</text:p>
          </table:table-cell>
          <table:table-cell table:formula="of:=[.B280]+ SIN([.C281]) * [.D281]" office:value-type="float" office:value="4.78373838709818" calcext:value-type="float">
            <text:p>4.78373838709818</text:p>
          </table:table-cell>
          <table:table-cell table:formula="of:=[.C280] - 0.0174533" office:value-type="float" office:value="-1.7278807" calcext:value-type="float">
            <text:p>-1.7278807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1] + COS([.C282]) * [.D282]" office:value-type="float" office:value="5.68371497141618" calcext:value-type="float">
            <text:p>5.68371497141618</text:p>
          </table:table-cell>
          <table:table-cell table:formula="of:=[.B281]+ SIN([.C282]) * [.D282]" office:value-type="float" office:value="4.68525769424632" calcext:value-type="float">
            <text:p>4.68525769424632</text:p>
          </table:table-cell>
          <table:table-cell table:formula="of:=[.C281] - 0.0174533" office:value-type="float" office:value="-1.745334" calcext:value-type="float">
            <text:p>-1.745334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2] + COS([.C283]) * [.D283]" office:value-type="float" office:value="5.66463360506734" calcext:value-type="float">
            <text:p>5.66463360506734</text:p>
          </table:table-cell>
          <table:table-cell table:formula="of:=[.B282]+ SIN([.C283]) * [.D283]" office:value-type="float" office:value="4.58709506664161" calcext:value-type="float">
            <text:p>4.58709506664161</text:p>
          </table:table-cell>
          <table:table-cell table:formula="of:=[.C282] - 0.0174533" office:value-type="float" office:value="-1.7627873" calcext:value-type="float">
            <text:p>-1.7627873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3] + COS([.C284]) * [.D284]" office:value-type="float" office:value="5.64384197009744" calcext:value-type="float">
            <text:p>5.64384197009744</text:p>
          </table:table-cell>
          <table:table-cell table:formula="of:=[.B283]+ SIN([.C284]) * [.D284]" office:value-type="float" office:value="4.48928040559696" calcext:value-type="float">
            <text:p>4.48928040559696</text:p>
          </table:table-cell>
          <table:table-cell table:formula="of:=[.C283] - 0.0174533" office:value-type="float" office:value="-1.7802406" calcext:value-type="float">
            <text:p>-1.7802406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4] + COS([.C285]) * [.D285]" office:value-type="float" office:value="5.62134639984535" calcext:value-type="float">
            <text:p>5.62134639984535</text:p>
          </table:table-cell>
          <table:table-cell table:formula="of:=[.B284]+ SIN([.C285]) * [.D285]" office:value-type="float" office:value="4.39184350643123" calcext:value-type="float">
            <text:p>4.39184350643123</text:p>
          </table:table-cell>
          <table:table-cell table:formula="of:=[.C284] - 0.0174533" office:value-type="float" office:value="-1.7976939" calcext:value-type="float">
            <text:p>-1.7976939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5] + COS([.C286]) * [.D286]" office:value-type="float" office:value="5.59715374668555" calcext:value-type="float">
            <text:p>5.59715374668555</text:p>
          </table:table-cell>
          <table:table-cell table:formula="of:=[.B285]+ SIN([.C286]) * [.D286]" office:value-type="float" office:value="4.29481404939323" calcext:value-type="float">
            <text:p>4.29481404939323</text:p>
          </table:table-cell>
          <table:table-cell table:formula="of:=[.C285] - 0.0174533" office:value-type="float" office:value="-1.8151472" calcext:value-type="float">
            <text:p>-1.8151472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6] + COS([.C287]) * [.D287]" office:value-type="float" office:value="5.57127137994087" calcext:value-type="float">
            <text:p>5.57127137994087</text:p>
          </table:table-cell>
          <table:table-cell table:formula="of:=[.B286]+ SIN([.C287]) * [.D287]" office:value-type="float" office:value="4.19822159062085" calcext:value-type="float">
            <text:p>4.19822159062085</text:p>
          </table:table-cell>
          <table:table-cell table:formula="of:=[.C286] - 0.0174533" office:value-type="float" office:value="-1.8326005" calcext:value-type="float">
            <text:p>-1.8326005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7] + COS([.C288]) * [.D288]" office:value-type="float" office:value="5.54370718363772" calcext:value-type="float">
            <text:p>5.54370718363772</text:p>
          </table:table-cell>
          <table:table-cell table:formula="of:=[.B287]+ SIN([.C288]) * [.D288]" office:value-type="float" office:value="4.10209555313796" calcext:value-type="float">
            <text:p>4.10209555313796</text:p>
          </table:table-cell>
          <table:table-cell table:formula="of:=[.C287] - 0.0174533" office:value-type="float" office:value="-1.8500538" calcext:value-type="float">
            <text:p>-1.8500538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8] + COS([.C289]) * [.D289]" office:value-type="float" office:value="5.51446955410449" calcext:value-type="float">
            <text:p>5.51446955410449</text:p>
          </table:table-cell>
          <table:table-cell table:formula="of:=[.B288]+ SIN([.C289]) * [.D289]" office:value-type="float" office:value="4.00646521789188" calcext:value-type="float">
            <text:p>4.00646521789188</text:p>
          </table:table-cell>
          <table:table-cell table:formula="of:=[.C288] - 0.0174533" office:value-type="float" office:value="-1.8675071" calcext:value-type="float">
            <text:p>-1.867507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9] + COS([.C290]) * [.D290]" office:value-type="float" office:value="5.48356739741401" calcext:value-type="float">
            <text:p>5.48356739741401</text:p>
          </table:table-cell>
          <table:table-cell table:formula="of:=[.B289]+ SIN([.C290]) * [.D290]" office:value-type="float" office:value="3.91135971483408" calcext:value-type="float">
            <text:p>3.91135971483408</text:p>
          </table:table-cell>
          <table:table-cell table:formula="of:=[.C289] - 0.0174533" office:value-type="float" office:value="-1.8849604" calcext:value-type="float">
            <text:p>-1.8849604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0] + COS([.C291]) * [.D291]" office:value-type="float" office:value="5.45101012667064" calcext:value-type="float">
            <text:p>5.45101012667064</text:p>
          </table:table-cell>
          <table:table-cell table:formula="of:=[.B290]+ SIN([.C291]) * [.D291]" office:value-type="float" office:value="3.81680801404693" calcext:value-type="float">
            <text:p>3.81680801404693</text:p>
          </table:table-cell>
          <table:table-cell table:formula="of:=[.C290] - 0.0174533" office:value-type="float" office:value="-1.9024137" calcext:value-type="float">
            <text:p>-1.9024137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1] + COS([.C292]) * [.D292]" office:value-type="float" office:value="5.41680765914293" calcext:value-type="float">
            <text:p>5.41680765914293</text:p>
          </table:table-cell>
          <table:table-cell table:formula="of:=[.B291]+ SIN([.C292]) * [.D292]" office:value-type="float" office:value="3.72283891691912" calcext:value-type="float">
            <text:p>3.72283891691912</text:p>
          </table:table-cell>
          <table:table-cell table:formula="of:=[.C291] - 0.0174533" office:value-type="float" office:value="-1.919867" calcext:value-type="float">
            <text:p>-1.919867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2] + COS([.C293]) * [.D293]" office:value-type="float" office:value="5.38097041324274" calcext:value-type="float">
            <text:p>5.38097041324274</text:p>
          </table:table-cell>
          <table:table-cell table:formula="of:=[.B292]+ SIN([.C293]) * [.D293]" office:value-type="float" office:value="3.62948104737247" calcext:value-type="float">
            <text:p>3.62948104737247</text:p>
          </table:table-cell>
          <table:table-cell table:formula="of:=[.C292] - 0.0174533" office:value-type="float" office:value="-1.9373203" calcext:value-type="float">
            <text:p>-1.9373203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3] + COS([.C294]) * [.D294]" office:value-type="float" office:value="5.34350930535171" calcext:value-type="float">
            <text:p>5.34350930535171</text:p>
          </table:table-cell>
          <table:table-cell table:formula="of:=[.B293]+ SIN([.C294]) * [.D294]" office:value-type="float" office:value="3.53676284314279" calcext:value-type="float">
            <text:p>3.53676284314279</text:p>
          </table:table-cell>
          <table:table-cell table:formula="of:=[.C293] - 0.0174533" office:value-type="float" office:value="-1.9547736" calcext:value-type="float">
            <text:p>-1.9547736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4] + COS([.C295]) * [.D295]" office:value-type="float" office:value="5.30443574649595" calcext:value-type="float">
            <text:p>5.30443574649595</text:p>
          </table:table-cell>
          <table:table-cell table:formula="of:=[.B294]+ SIN([.C295]) * [.D295]" office:value-type="float" office:value="3.44471254711749" calcext:value-type="float">
            <text:p>3.44471254711749</text:p>
          </table:table-cell>
          <table:table-cell table:formula="of:=[.C294] - 0.0174533" office:value-type="float" office:value="-1.9722269" calcext:value-type="float">
            <text:p>-1.9722269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5] + COS([.C296]) * [.D296]" office:value-type="float" office:value="5.26376163887023" calcext:value-type="float">
            <text:p>5.26376163887023</text:p>
          </table:table-cell>
          <table:table-cell table:formula="of:=[.B295]+ SIN([.C296]) * [.D296]" office:value-type="float" office:value="3.35335819873247" calcext:value-type="float">
            <text:p>3.35335819873247</text:p>
          </table:table-cell>
          <table:table-cell table:formula="of:=[.C295] - 0.0174533" office:value-type="float" office:value="-1.9896802" calcext:value-type="float">
            <text:p>-1.9896802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6] + COS([.C297]) * [.D297]" office:value-type="float" office:value="5.22149937221236" calcext:value-type="float">
            <text:p>5.22149937221236</text:p>
          </table:table-cell>
          <table:table-cell table:formula="of:=[.B296]+ SIN([.C297]) * [.D297]" office:value-type="float" office:value="3.26272762543108" calcext:value-type="float">
            <text:p>3.26272762543108</text:p>
          </table:table-cell>
          <table:table-cell table:formula="of:=[.C296] - 0.0174533" office:value-type="float" office:value="-2.0071335" calcext:value-type="float">
            <text:p>-2.0071335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7] + COS([.C298]) * [.D298]" office:value-type="float" office:value="5.1776618200292" calcext:value-type="float">
            <text:p>5.1776618200292</text:p>
          </table:table-cell>
          <table:table-cell table:formula="of:=[.B297]+ SIN([.C298]) * [.D298]" office:value-type="float" office:value="3.17284843418756" calcext:value-type="float">
            <text:p>3.17284843418756</text:p>
          </table:table-cell>
          <table:table-cell table:formula="of:=[.C297] - 0.0174533" office:value-type="float" office:value="-2.0245868" calcext:value-type="float">
            <text:p>-2.0245868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8] + COS([.C299]) * [.D299]" office:value-type="float" office:value="5.13226233567526" calcext:value-type="float">
            <text:p>5.13226233567526</text:p>
          </table:table-cell>
          <table:table-cell table:formula="of:=[.B298]+ SIN([.C299]) * [.D299]" office:value-type="float" office:value="3.08374800309772" calcext:value-type="float">
            <text:p>3.08374800309772</text:p>
          </table:table-cell>
          <table:table-cell table:formula="of:=[.C298] - 0.0174533" office:value-type="float" office:value="-2.0420401" calcext:value-type="float">
            <text:p>-2.0420401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9] + COS([.C300]) * [.D300]" office:value-type="float" office:value="5.08531474828511" calcext:value-type="float">
            <text:p>5.08531474828511</text:p>
          </table:table-cell>
          <table:table-cell table:formula="of:=[.B299]+ SIN([.C300]) * [.D300]" office:value-type="float" office:value="2.99545347303925" calcext:value-type="float">
            <text:p>2.99545347303925</text:p>
          </table:table-cell>
          <table:table-cell table:formula="of:=[.C299] - 0.0174533" office:value-type="float" office:value="-2.0594934" calcext:value-type="float">
            <text:p>-2.0594934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0] + COS([.C301]) * [.D301]" office:value-type="float" office:value="5.03683335856094" calcext:value-type="float">
            <text:p>5.03683335856094</text:p>
          </table:table-cell>
          <table:table-cell table:formula="of:=[.B300]+ SIN([.C301]) * [.D301]" office:value-type="float" office:value="2.90799173940441" calcext:value-type="float">
            <text:p>2.90799173940441</text:p>
          </table:table-cell>
          <table:table-cell table:formula="of:=[.C300] - 0.0174533" office:value-type="float" office:value="-2.0769467" calcext:value-type="float">
            <text:p>-2.0769467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1] + COS([.C302]) * [.D302]" office:value-type="float" office:value="4.98683293441635" calcext:value-type="float">
            <text:p>4.98683293441635</text:p>
          </table:table-cell>
          <table:table-cell table:formula="of:=[.B301]+ SIN([.C302]) * [.D302]" office:value-type="float" office:value="2.82138944390734" calcext:value-type="float">
            <text:p>2.82138944390734</text:p>
          </table:table-cell>
          <table:table-cell table:formula="of:=[.C301] - 0.0174533" office:value-type="float" office:value="-2.0944" calcext:value-type="float">
            <text:p>-2.0944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2] + COS([.C303]) * [.D303]" office:value-type="float" office:value="4.93532870647795" calcext:value-type="float">
            <text:p>4.93532870647795</text:p>
          </table:table-cell>
          <table:table-cell table:formula="of:=[.B302]+ SIN([.C303]) * [.D303]" office:value-type="float" office:value="2.73567296646881" calcext:value-type="float">
            <text:p>2.73567296646881</text:p>
          </table:table-cell>
          <table:table-cell table:formula="of:=[.C302] - 0.0174533" office:value-type="float" office:value="-2.1118533" calcext:value-type="float">
            <text:p>-2.1118533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3] + COS([.C304]) * [.D304]" office:value-type="float" office:value="4.88233636344597" calcext:value-type="float">
            <text:p>4.88233636344597</text:p>
          </table:table-cell>
          <table:table-cell table:formula="of:=[.B303]+ SIN([.C304]) * [.D304]" office:value-type="float" office:value="2.65086841718058" calcext:value-type="float">
            <text:p>2.65086841718058</text:p>
          </table:table-cell>
          <table:table-cell table:formula="of:=[.C303] - 0.0174533" office:value-type="float" office:value="-2.1293066" calcext:value-type="float">
            <text:p>-2.1293066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4] + COS([.C305]) * [.D305]" office:value-type="float" office:value="4.82787204731527" calcext:value-type="float">
            <text:p>4.82787204731527</text:p>
          </table:table-cell>
          <table:table-cell table:formula="of:=[.B304]+ SIN([.C305]) * [.D305]" office:value-type="float" office:value="2.56700162835201" calcext:value-type="float">
            <text:p>2.56700162835201</text:p>
          </table:table-cell>
          <table:table-cell table:formula="of:=[.C304] - 0.0174533" office:value-type="float" office:value="-2.1467599" calcext:value-type="float">
            <text:p>-2.14675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5] + COS([.C306]) * [.D306]" office:value-type="float" office:value="4.77195234845837" calcext:value-type="float">
            <text:p>4.77195234845837</text:p>
          </table:table-cell>
          <table:table-cell table:formula="of:=[.B305]+ SIN([.C306]) * [.D306]" office:value-type="float" office:value="2.48409814664133" calcext:value-type="float">
            <text:p>2.48409814664133</text:p>
          </table:table-cell>
          <table:table-cell table:formula="of:=[.C305] - 0.0174533" office:value-type="float" office:value="-2.1642132" calcext:value-type="float">
            <text:p>-2.1642132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6] + COS([.C307]) * [.D307]" office:value-type="float" office:value="4.71459430057185" calcext:value-type="float">
            <text:p>4.71459430057185</text:p>
          </table:table-cell>
          <table:table-cell table:formula="of:=[.B306]+ SIN([.C307]) * [.D307]" office:value-type="float" office:value="2.40218322527381" calcext:value-type="float">
            <text:p>2.40218322527381</text:p>
          </table:table-cell>
          <table:table-cell table:formula="of:=[.C306] - 0.0174533" office:value-type="float" office:value="-2.1816665" calcext:value-type="float">
            <text:p>-2.1816665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7] + COS([.C308]) * [.D308]" office:value-type="float" office:value="4.65581537548771" calcext:value-type="float">
            <text:p>4.65581537548771</text:p>
          </table:table-cell>
          <table:table-cell table:formula="of:=[.B307]+ SIN([.C308]) * [.D308]" office:value-type="float" office:value="2.32128181634941" calcext:value-type="float">
            <text:p>2.32128181634941</text:p>
          </table:table-cell>
          <table:table-cell table:formula="of:=[.C307] - 0.0174533" office:value-type="float" office:value="-2.1991198" calcext:value-type="float">
            <text:p>-2.1991198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8] + COS([.C309]) * [.D309]" office:value-type="float" office:value="4.59563347785128" calcext:value-type="float">
            <text:p>4.59563347785128</text:p>
          </table:table-cell>
          <table:table-cell table:formula="of:=[.B308]+ SIN([.C309]) * [.D309]" office:value-type="float" office:value="2.24141856324212" calcext:value-type="float">
            <text:p>2.24141856324212</text:p>
          </table:table-cell>
          <table:table-cell table:formula="of:=[.C308] - 0.0174533" office:value-type="float" office:value="-2.2165731" calcext:value-type="float">
            <text:p>-2.2165731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9] + COS([.C310]) * [.D310]" office:value-type="float" office:value="4.5340669396673" calcext:value-type="float">
            <text:p>4.5340669396673</text:p>
          </table:table-cell>
          <table:table-cell table:formula="of:=[.B309]+ SIN([.C310]) * [.D310]" office:value-type="float" office:value="2.16261779309334" calcext:value-type="float">
            <text:p>2.16261779309334</text:p>
          </table:table-cell>
          <table:table-cell table:formula="of:=[.C309] - 0.0174533" office:value-type="float" office:value="-2.2340264" calcext:value-type="float">
            <text:p>-2.2340264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0] + COS([.C311]) * [.D311]" office:value-type="float" office:value="4.47113451471577" calcext:value-type="float">
            <text:p>4.47113451471577</text:p>
          </table:table-cell>
          <table:table-cell table:formula="of:=[.B310]+ SIN([.C311]) * [.D311]" office:value-type="float" office:value="2.0849035094016" calcext:value-type="float">
            <text:p>2.0849035094016</text:p>
          </table:table-cell>
          <table:table-cell table:formula="of:=[.C310] - 0.0174533" office:value-type="float" office:value="-2.2514797" calcext:value-type="float">
            <text:p>-2.2514797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1] + COS([.C312]) * [.D312]" office:value-type="float" office:value="4.40685537283941" calcext:value-type="float">
            <text:p>4.40685537283941</text:p>
          </table:table-cell>
          <table:table-cell table:formula="of:=[.B311]+ SIN([.C312]) * [.D312]" office:value-type="float" office:value="2.00829938471084" calcext:value-type="float">
            <text:p>2.00829938471084</text:p>
          </table:table-cell>
          <table:table-cell table:formula="of:=[.C311] - 0.0174533" office:value-type="float" office:value="-2.268933" calcext:value-type="float">
            <text:p>-2.268933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2] + COS([.C313]) * [.D313]" office:value-type="float" office:value="4.34124909410429" calcext:value-type="float">
            <text:p>4.34124909410429</text:p>
          </table:table-cell>
          <table:table-cell table:formula="of:=[.B312]+ SIN([.C313]) * [.D313]" office:value-type="float" office:value="1.93282875339951" calcext:value-type="float">
            <text:p>1.93282875339951</text:p>
          </table:table-cell>
          <table:table-cell table:formula="of:=[.C312] - 0.0174533" office:value-type="float" office:value="-2.2863863" calcext:value-type="float">
            <text:p>-2.2863863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3] + COS([.C314]) * [.D314]" office:value-type="float" office:value="4.27433566283561" calcext:value-type="float">
            <text:p>4.27433566283561</text:p>
          </table:table-cell>
          <table:table-cell table:formula="of:=[.B313]+ SIN([.C314]) * [.D314]" office:value-type="float" office:value="1.85851460457271" calcext:value-type="float">
            <text:p>1.85851460457271</text:p>
          </table:table-cell>
          <table:table-cell table:formula="of:=[.C313] - 0.0174533" office:value-type="float" office:value="-2.3038396" calcext:value-type="float">
            <text:p>-2.3038396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4] + COS([.C315]) * [.D315]" office:value-type="float" office:value="4.20613546153018" calcext:value-type="float">
            <text:p>4.20613546153018</text:p>
          </table:table-cell>
          <table:table-cell table:formula="of:=[.B314]+ SIN([.C315]) * [.D315]" office:value-type="float" office:value="1.78537957505949" calcext:value-type="float">
            <text:p>1.78537957505949</text:p>
          </table:table-cell>
          <table:table-cell table:formula="of:=[.C314] - 0.0174533" office:value-type="float" office:value="-2.3212929" calcext:value-type="float">
            <text:p>-2.321292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5] + COS([.C316]) * [.D316]" office:value-type="float" office:value="4.13666926464782" calcext:value-type="float">
            <text:p>4.13666926464782</text:p>
          </table:table-cell>
          <table:table-cell table:formula="of:=[.B315]+ SIN([.C316]) * [.D316]" office:value-type="float" office:value="1.7134459425174" calcext:value-type="float">
            <text:p>1.7134459425174</text:p>
          </table:table-cell>
          <table:table-cell table:formula="of:=[.C315] - 0.0174533" office:value-type="float" office:value="-2.3387462" calcext:value-type="float">
            <text:p>-2.3387462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6] + COS([.C317]) * [.D317]" office:value-type="float" office:value="4.06595823228316" calcext:value-type="float">
            <text:p>4.06595823228316</text:p>
          </table:table-cell>
          <table:table-cell table:formula="of:=[.B316]+ SIN([.C317]) * [.D317]" office:value-type="float" office:value="1.64273561864653" calcext:value-type="float">
            <text:p>1.64273561864653</text:p>
          </table:table-cell>
          <table:table-cell table:formula="of:=[.C316] - 0.0174533" office:value-type="float" office:value="-2.3561995" calcext:value-type="float">
            <text:p>-2.3561995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7] + COS([.C318]) * [.D318]" office:value-type="float" office:value="3.99402390372011" calcext:value-type="float">
            <text:p>3.99402390372011</text:p>
          </table:table-cell>
          <table:table-cell table:formula="of:=[.B317]+ SIN([.C318]) * [.D318]" office:value-type="float" office:value="1.57327014251498" calcext:value-type="float">
            <text:p>1.57327014251498</text:p>
          </table:table-cell>
          <table:table-cell table:formula="of:=[.C317] - 0.0174533" office:value-type="float" office:value="-2.3736528" calcext:value-type="float">
            <text:p>-2.3736528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8] + COS([.C319]) * [.D319]" office:value-type="float" office:value="3.92088819087077" calcext:value-type="float">
            <text:p>3.92088819087077</text:p>
          </table:table-cell>
          <table:table-cell table:formula="of:=[.B318]+ SIN([.C319]) * [.D319]" office:value-type="float" office:value="1.50507067399784" calcext:value-type="float">
            <text:p>1.50507067399784</text:p>
          </table:table-cell>
          <table:table-cell table:formula="of:=[.C318] - 0.0174533" office:value-type="float" office:value="-2.3911061" calcext:value-type="float">
            <text:p>-2.3911061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9] + COS([.C320]) * [.D320]" office:value-type="float" office:value="3.84657337160087" calcext:value-type="float">
            <text:p>3.84657337160087</text:p>
          </table:table-cell>
          <table:table-cell table:formula="of:=[.B319]+ SIN([.C320]) * [.D320]" office:value-type="float" office:value="1.4381579873317" calcext:value-type="float">
            <text:p>1.4381579873317</text:p>
          </table:table-cell>
          <table:table-cell table:formula="of:=[.C319] - 0.0174533" office:value-type="float" office:value="-2.4085594" calcext:value-type="float">
            <text:p>-2.4085594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0] + COS([.C321]) * [.D321]" office:value-type="float" office:value="3.77110208294366" calcext:value-type="float">
            <text:p>3.77110208294366</text:p>
          </table:table-cell>
          <table:table-cell table:formula="of:=[.B320]+ SIN([.C321]) * [.D321]" office:value-type="float" office:value="1.37255246478657" calcext:value-type="float">
            <text:p>1.37255246478657</text:p>
          </table:table-cell>
          <table:table-cell table:formula="of:=[.C320] - 0.0174533" office:value-type="float" office:value="-2.4260127" calcext:value-type="float">
            <text:p>-2.4260127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1] + COS([.C322]) * [.D322]" office:value-type="float" office:value="3.69449731420446" calcext:value-type="float">
            <text:p>3.69449731420446</text:p>
          </table:table-cell>
          <table:table-cell table:formula="of:=[.B321]+ SIN([.C322]) * [.D322]" office:value-type="float" office:value="1.30827409045729" calcext:value-type="float">
            <text:p>1.30827409045729</text:p>
          </table:table-cell>
          <table:table-cell table:formula="of:=[.C321] - 0.0174533" office:value-type="float" office:value="-2.443466" calcext:value-type="float">
            <text:p>-2.443466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2] + COS([.C323]) * [.D323]" office:value-type="float" office:value="3.61678239995793" calcext:value-type="float">
            <text:p>3.61678239995793</text:p>
          </table:table-cell>
          <table:table-cell table:formula="of:=[.B322]+ SIN([.C323]) * [.D323]" office:value-type="float" office:value="1.24534244417615" calcext:value-type="float">
            <text:p>1.24534244417615</text:p>
          </table:table-cell>
          <table:table-cell table:formula="of:=[.C322] - 0.0174533" office:value-type="float" office:value="-2.4609193" calcext:value-type="float">
            <text:p>-2.4609193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3] + COS([.C324]) * [.D324]" office:value-type="float" office:value="3.53798101294009" calcext:value-type="float">
            <text:p>3.53798101294009</text:p>
          </table:table-cell>
          <table:table-cell table:formula="of:=[.B323]+ SIN([.C324]) * [.D324]" office:value-type="float" office:value="1.18377669554866" calcext:value-type="float">
            <text:p>1.18377669554866</text:p>
          </table:table-cell>
          <table:table-cell table:formula="of:=[.C323] - 0.0174533" office:value-type="float" office:value="-2.4783726" calcext:value-type="float">
            <text:p>-2.4783726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4] + COS([.C325]) * [.D325]" office:value-type="float" office:value="3.45811715683734" calcext:value-type="float">
            <text:p>3.45811715683734</text:p>
          </table:table-cell>
          <table:table-cell table:formula="of:=[.B324]+ SIN([.C325]) * [.D325]" office:value-type="float" office:value="1.12359559811433" calcext:value-type="float">
            <text:p>1.12359559811433</text:p>
          </table:table-cell>
          <table:table-cell table:formula="of:=[.C324] - 0.0174533" office:value-type="float" office:value="-2.4958259" calcext:value-type="float">
            <text:p>-2.495825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5] + COS([.C326]) * [.D326]" office:value-type="float" office:value="3.37721515897479" calcext:value-type="float">
            <text:p>3.37721515897479</text:p>
          </table:table-cell>
          <table:table-cell table:formula="of:=[.B325]+ SIN([.C326]) * [.D326]" office:value-type="float" office:value="1.06481748363413" calcext:value-type="float">
            <text:p>1.06481748363413</text:p>
          </table:table-cell>
          <table:table-cell table:formula="of:=[.C325] - 0.0174533" office:value-type="float" office:value="-2.5132792" calcext:value-type="float">
            <text:p>-2.5132792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6] + COS([.C327]) * [.D327]" office:value-type="float" office:value="3.2952996629058" calcext:value-type="float">
            <text:p>3.2952996629058</text:p>
          </table:table-cell>
          <table:table-cell table:formula="of:=[.B326]+ SIN([.C327]) * [.D327]" office:value-type="float" office:value="1.00746025650649" calcext:value-type="float">
            <text:p>1.00746025650649</text:p>
          </table:table-cell>
          <table:table-cell table:formula="of:=[.C326] - 0.0174533" office:value-type="float" office:value="-2.5307325" calcext:value-type="float">
            <text:p>-2.5307325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7] + COS([.C328]) * [.D328]" office:value-type="float" office:value="3.21239562090541" calcext:value-type="float">
            <text:p>3.21239562090541</text:p>
          </table:table-cell>
          <table:table-cell table:formula="of:=[.B327]+ SIN([.C328]) * [.D328]" office:value-type="float" office:value="0.951541388313394" calcext:value-type="float">
            <text:p>0.951541388313394</text:p>
          </table:table-cell>
          <table:table-cell table:formula="of:=[.C327] - 0.0174533" office:value-type="float" office:value="-2.5481858" calcext:value-type="float">
            <text:p>-2.5481858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8] + COS([.C329]) * [.D329]" office:value-type="float" office:value="3.12852828636956" calcext:value-type="float">
            <text:p>3.12852828636956</text:p>
          </table:table-cell>
          <table:table-cell table:formula="of:=[.B328]+ SIN([.C329]) * [.D329]" office:value-type="float" office:value="0.897077912498387" calcext:value-type="float">
            <text:p>0.897077912498387</text:p>
          </table:table-cell>
          <table:table-cell table:formula="of:=[.C328] - 0.0174533" office:value-type="float" office:value="-2.5656391" calcext:value-type="float">
            <text:p>-2.5656391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9] + COS([.C330]) * [.D330]" office:value-type="float" office:value="3.04372320612269" calcext:value-type="float">
            <text:p>3.04372320612269</text:p>
          </table:table-cell>
          <table:table-cell table:formula="of:=[.B329]+ SIN([.C330]) * [.D330]" office:value-type="float" office:value="0.844086419178024" calcext:value-type="float">
            <text:p>0.844086419178024</text:p>
          </table:table-cell>
          <table:table-cell table:formula="of:=[.C329] - 0.0174533" office:value-type="float" office:value="-2.5830924" calcext:value-type="float">
            <text:p>-2.5830924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0] + COS([.C331]) * [.D331]" office:value-type="float" office:value="2.95800621263591" calcext:value-type="float">
            <text:p>2.95800621263591</text:p>
          </table:table-cell>
          <table:table-cell table:formula="of:=[.B330]+ SIN([.C331]) * [.D331]" office:value-type="float" office:value="0.792583050088347" calcext:value-type="float">
            <text:p>0.792583050088347</text:p>
          </table:table-cell>
          <table:table-cell table:formula="of:=[.C330] - 0.0174533" office:value-type="float" office:value="-2.6005457" calcext:value-type="float">
            <text:p>-2.6005457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1] + COS([.C332]) * [.D332]" office:value-type="float" office:value="2.87140341615818" calcext:value-type="float">
            <text:p>2.87140341615818</text:p>
          </table:table-cell>
          <table:table-cell table:formula="of:=[.B331]+ SIN([.C332]) * [.D332]" office:value-type="float" office:value="0.742583493667951" calcext:value-type="float">
            <text:p>0.742583493667951</text:p>
          </table:table-cell>
          <table:table-cell table:formula="of:=[.C331] - 0.0174533" office:value-type="float" office:value="-2.617999" calcext:value-type="float">
            <text:p>-2.617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2] + COS([.C333]) * [.D333]" office:value-type="float" office:value="2.78394119676285" calcext:value-type="float">
            <text:p>2.78394119676285</text:p>
          </table:table-cell>
          <table:table-cell table:formula="of:=[.B332]+ SIN([.C333]) * [.D333]" office:value-type="float" office:value="0.694102980279134" calcext:value-type="float">
            <text:p>0.694102980279134</text:p>
          </table:table-cell>
          <table:table-cell table:formula="of:=[.C332] - 0.0174533" office:value-type="float" office:value="-2.6354523" calcext:value-type="float">
            <text:p>-2.6354523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3] + COS([.C334]) * [.D334]" office:value-type="float" office:value="2.69564619631205" calcext:value-type="float">
            <text:p>2.69564619631205</text:p>
          </table:table-cell>
          <table:table-cell table:formula="of:=[.B333]+ SIN([.C334]) * [.D334]" office:value-type="float" office:value="0.647156277568572" calcext:value-type="float">
            <text:p>0.647156277568572</text:p>
          </table:table-cell>
          <table:table-cell table:formula="of:=[.C333] - 0.0174533" office:value-type="float" office:value="-2.6529056" calcext:value-type="float">
            <text:p>-2.6529056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4] + COS([.C335]) * [.D335]" office:value-type="float" office:value="2.60654531034131" calcext:value-type="float">
            <text:p>2.60654531034131</text:p>
          </table:table-cell>
          <table:table-cell table:formula="of:=[.B334]+ SIN([.C335]) * [.D335]" office:value-type="float" office:value="0.601757685968951" calcext:value-type="float">
            <text:p>0.601757685968951</text:p>
          </table:table-cell>
          <table:table-cell table:formula="of:=[.C334] - 0.0174533" office:value-type="float" office:value="-2.6703589" calcext:value-type="float">
            <text:p>-2.670358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5] + COS([.C336]) * [.D336]" office:value-type="float" office:value="2.5166656798669" calcext:value-type="float">
            <text:p>2.5166656798669</text:p>
          </table:table-cell>
          <table:table-cell table:formula="of:=[.B335]+ SIN([.C336]) * [.D336]" office:value-type="float" office:value="0.557921034342912" calcext:value-type="float">
            <text:p>0.557921034342912</text:p>
          </table:table-cell>
          <table:table-cell table:formula="of:=[.C335] - 0.0174533" office:value-type="float" office:value="-2.6878122" calcext:value-type="float">
            <text:p>-2.6878122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6] + COS([.C337]) * [.D337]" office:value-type="float" office:value="2.4260346831184" calcext:value-type="float">
            <text:p>2.4260346831184</text:p>
          </table:table-cell>
          <table:table-cell table:formula="of:=[.B336]+ SIN([.C337]) * [.D337]" office:value-type="float" office:value="0.515659675770641" calcext:value-type="float">
            <text:p>0.515659675770641</text:p>
          </table:table-cell>
          <table:table-cell table:formula="of:=[.C336] - 0.0174533" office:value-type="float" office:value="-2.7052655" calcext:value-type="float">
            <text:p>-2.7052655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7] + COS([.C338]) * [.D338]" office:value-type="float" office:value="2.33467992719906" calcext:value-type="float">
            <text:p>2.33467992719906</text:p>
          </table:table-cell>
          <table:table-cell table:formula="of:=[.B337]+ SIN([.C338]) * [.D338]" office:value-type="float" office:value="0.474986483482388" calcext:value-type="float">
            <text:p>0.474986483482388</text:p>
          </table:table-cell>
          <table:table-cell table:formula="of:=[.C337] - 0.0174533" office:value-type="float" office:value="-2.7227188" calcext:value-type="float">
            <text:p>-2.7227188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8] + COS([.C339]) * [.D339]" office:value-type="float" office:value="2.24262923967634" calcext:value-type="float">
            <text:p>2.24262923967634</text:p>
          </table:table-cell>
          <table:table-cell table:formula="of:=[.B338]+ SIN([.C339]) * [.D339]" office:value-type="float" office:value="0.435913846937152" calcext:value-type="float">
            <text:p>0.435913846937152</text:p>
          </table:table-cell>
          <table:table-cell table:formula="of:=[.C338] - 0.0174533" office:value-type="float" office:value="-2.7401721" calcext:value-type="float">
            <text:p>-2.7401721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9] + COS([.C340]) * [.D340]" office:value-type="float" office:value="2.14991066010543" calcext:value-type="float">
            <text:p>2.14991066010543</text:p>
          </table:table-cell>
          <table:table-cell table:formula="of:=[.B339]+ SIN([.C340]) * [.D340]" office:value-type="float" office:value="0.398453668048733" calcext:value-type="float">
            <text:p>0.398453668048733</text:p>
          </table:table-cell>
          <table:table-cell table:formula="of:=[.C339] - 0.0174533" office:value-type="float" office:value="-2.7576254" calcext:value-type="float">
            <text:p>-2.7576254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0] + COS([.C341]) * [.D341]" office:value-type="float" office:value="2.05655243148805" calcext:value-type="float">
            <text:p>2.05655243148805</text:p>
          </table:table-cell>
          <table:table-cell table:formula="of:=[.B340]+ SIN([.C341]) * [.D341]" office:value-type="float" office:value="0.362617357560285" calcext:value-type="float">
            <text:p>0.362617357560285</text:p>
          </table:table-cell>
          <table:table-cell table:formula="of:=[.C340] - 0.0174533" office:value-type="float" office:value="-2.7750787" calcext:value-type="float">
            <text:p>-2.7750787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1] + COS([.C342]) * [.D342]" office:value-type="float" office:value="1.96258299166939" calcext:value-type="float">
            <text:p>1.96258299166939</text:p>
          </table:table-cell>
          <table:table-cell table:formula="of:=[.B341]+ SIN([.C342]) * [.D342]" office:value-type="float" office:value="0.328415831568494" calcext:value-type="float">
            <text:p>0.328415831568494</text:p>
          </table:table-cell>
          <table:table-cell table:formula="of:=[.C341] - 0.0174533" office:value-type="float" office:value="-2.792532" calcext:value-type="float">
            <text:p>-2.792532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2] + COS([.C343]) * [.D343]" office:value-type="float" office:value="1.86803096467566" calcext:value-type="float">
            <text:p>1.86803096467566</text:p>
          </table:table-cell>
          <table:table-cell table:formula="of:=[.B342]+ SIN([.C343]) * [.D343]" office:value-type="float" office:value="0.295859508198424" calcext:value-type="float">
            <text:p>0.295859508198424</text:p>
          </table:table-cell>
          <table:table-cell table:formula="of:=[.C342] - 0.0174533" office:value-type="float" office:value="-2.8099853" calcext:value-type="float">
            <text:p>-2.8099853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3] + COS([.C344]) * [.D344]" office:value-type="float" office:value="1.77292515199491" calcext:value-type="float">
            <text:p>1.77292515199491</text:p>
          </table:table-cell>
          <table:table-cell table:formula="of:=[.B343]+ SIN([.C344]) * [.D344]" office:value-type="float" office:value="0.264958304430054" calcext:value-type="float">
            <text:p>0.264958304430054</text:p>
          </table:table-cell>
          <table:table-cell table:formula="of:=[.C343] - 0.0174533" office:value-type="float" office:value="-2.8274386" calcext:value-type="float">
            <text:p>-2.8274386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4] + COS([.C345]) * [.D345]" office:value-type="float" office:value="1.67729452380383" calcext:value-type="float">
            <text:p>1.67729452380383</text:p>
          </table:table-cell>
          <table:table-cell table:formula="of:=[.B344]+ SIN([.C345]) * [.D345]" office:value-type="float" office:value="0.235721633077466" calcext:value-type="float">
            <text:p>0.235721633077466</text:p>
          </table:table-cell>
          <table:table-cell table:formula="of:=[.C344] - 0.0174533" office:value-type="float" office:value="-2.8448919" calcext:value-type="float">
            <text:p>-2.844891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5] + COS([.C346]) * [.D346]" office:value-type="float" office:value="1.58116821014312" calcext:value-type="float">
            <text:p>1.58116821014312</text:p>
          </table:table-cell>
          <table:table-cell table:formula="of:=[.B345]+ SIN([.C346]) * [.D346]" office:value-type="float" office:value="0.20815839992161" calcext:value-type="float">
            <text:p>0.20815839992161</text:p>
          </table:table-cell>
          <table:table-cell table:formula="of:=[.C345] - 0.0174533" office:value-type="float" office:value="-2.8623452" calcext:value-type="float">
            <text:p>-2.8623452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6] + COS([.C347]) * [.D347]" office:value-type="float" office:value="1.48457549204423" calcext:value-type="float">
            <text:p>1.48457549204423</text:p>
          </table:table-cell>
          <table:table-cell table:formula="of:=[.B346]+ SIN([.C347]) * [.D347]" office:value-type="float" office:value="0.182277000997512" calcext:value-type="float">
            <text:p>0.182277000997512</text:p>
          </table:table-cell>
          <table:table-cell table:formula="of:=[.C346] - 0.0174533" office:value-type="float" office:value="-2.8797985" calcext:value-type="float">
            <text:p>-2.8797985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7] + COS([.C348]) * [.D348]" office:value-type="float" office:value="1.38754579261002" calcext:value-type="float">
            <text:p>1.38754579261002</text:p>
          </table:table-cell>
          <table:table-cell table:formula="of:=[.B347]+ SIN([.C348]) * [.D348]" office:value-type="float" office:value="0.158085320036761" calcext:value-type="float">
            <text:p>0.158085320036761</text:p>
          </table:table-cell>
          <table:table-cell table:formula="of:=[.C347] - 0.0174533" office:value-type="float" office:value="-2.8972518" calcext:value-type="float">
            <text:p>-2.8972518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8] + COS([.C349]) * [.D349]" office:value-type="float" office:value="1.29010866805222" calcext:value-type="float">
            <text:p>1.29010866805222</text:p>
          </table:table-cell>
          <table:table-cell table:formula="of:=[.B348]+ SIN([.C349]) * [.D349]" office:value-type="float" office:value="0.135590726066045" calcext:value-type="float">
            <text:p>0.135590726066045</text:p>
          </table:table-cell>
          <table:table-cell table:formula="of:=[.C348] - 0.0174533" office:value-type="float" office:value="-2.9147051" calcext:value-type="float">
            <text:p>-2.9147051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9] + COS([.C350]) * [.D350]" office:value-type="float" office:value="1.1922937986883" calcext:value-type="float">
            <text:p>1.1922937986883</text:p>
          </table:table-cell>
          <table:table-cell table:formula="of:=[.B349]+ SIN([.C350]) * [.D350]" office:value-type="float" office:value="0.114800071162468" calcext:value-type="float">
            <text:p>0.114800071162468</text:p>
          </table:table-cell>
          <table:table-cell table:formula="of:=[.C349] - 0.0174533" office:value-type="float" office:value="-2.9321584" calcext:value-type="float">
            <text:p>-2.9321584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0] + COS([.C351]) * [.D351]" office:value-type="float" office:value="1.09413097990057" calcext:value-type="float">
            <text:p>1.09413097990057</text:p>
          </table:table-cell>
          <table:table-cell table:formula="of:=[.B350]+ SIN([.C351]) * [.D351]" office:value-type="float" office:value="0.0957196883663481" calcext:value-type="float">
            <text:p>0.095719688366348</text:p>
          </table:table-cell>
          <table:table-cell table:formula="of:=[.C350] - 0.0174533" office:value-type="float" office:value="-2.9496117" calcext:value-type="float">
            <text:p>-2.9496117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1] + COS([.C352]) * [.D352]" office:value-type="float" office:value="0.995650113060175" calcext:value-type="float">
            <text:p>0.995650113060175</text:p>
          </table:table-cell>
          <table:table-cell table:formula="of:=[.B351]+ SIN([.C352]) * [.D352]" office:value-type="float" office:value="0.078355389752101" calcext:value-type="float">
            <text:p>0.078355389752101</text:p>
          </table:table-cell>
          <table:table-cell table:formula="of:=[.C351] - 0.0174533" office:value-type="float" office:value="-2.967065" calcext:value-type="float">
            <text:p>-2.967065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2] + COS([.C353]) * [.D353]" office:value-type="float" office:value="0.89688119641888" calcext:value-type="float">
            <text:p>0.89688119641888</text:p>
          </table:table-cell>
          <table:table-cell table:formula="of:=[.B352]+ SIN([.C353]) * [.D353]" office:value-type="float" office:value="0.0627124646578304" calcext:value-type="float">
            <text:p>0.06271246465783</text:p>
          </table:table-cell>
          <table:table-cell table:formula="of:=[.C352] - 0.0174533" office:value-type="float" office:value="-2.9845183" calcext:value-type="float">
            <text:p>-2.9845183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3] + COS([.C354]) * [.D354]" office:value-type="float" office:value="0.797854315971276" calcext:value-type="float">
            <text:p>0.797854315971276</text:p>
          </table:table-cell>
          <table:table-cell table:formula="of:=[.B353]+ SIN([.C354]) * [.D354]" office:value-type="float" office:value="0.0487956780741405" calcext:value-type="float">
            <text:p>0.048795678074141</text:p>
          </table:table-cell>
          <table:table-cell table:formula="of:=[.C353] - 0.0174533" office:value-type="float" office:value="-3.0019716" calcext:value-type="float">
            <text:p>-3.0019716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4] + COS([.C355]) * [.D355]" office:value-type="float" office:value="0.698599636290297" calcext:value-type="float">
            <text:p>0.698599636290297</text:p>
          </table:table-cell>
          <table:table-cell table:formula="of:=[.B354]+ SIN([.C355]) * [.D355]" office:value-type="float" office:value="0.0366092691926734" calcext:value-type="float">
            <text:p>0.036609269192673</text:p>
          </table:table-cell>
          <table:table-cell table:formula="of:=[.C354] - 0.0174533" office:value-type="float" office:value="-3.0194249" calcext:value-type="float">
            <text:p>-3.019424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5] + COS([.C356]) * [.D356]" office:value-type="float" office:value="0.599147391338791" calcext:value-type="float">
            <text:p>0.599147391338791</text:p>
          </table:table-cell>
          <table:table-cell table:formula="of:=[.B355]+ SIN([.C356]) * [.D356]" office:value-type="float" office:value="0.0261569501148083" calcext:value-type="float">
            <text:p>0.026156950114808</text:p>
          </table:table-cell>
          <table:table-cell table:formula="of:=[.C355] - 0.0174533" office:value-type="float" office:value="-3.0368782" calcext:value-type="float">
            <text:p>-3.0368782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6] + COS([.C357]) * [.D357]" office:value-type="float" office:value="0.49952787525995" calcext:value-type="float">
            <text:p>0.49952787525995</text:p>
          </table:table-cell>
          <table:table-cell table:formula="of:=[.B356]+ SIN([.C357]) * [.D357]" office:value-type="float" office:value="0.0174419047209194" calcext:value-type="float">
            <text:p>0.01744190472092</text:p>
          </table:table-cell>
          <table:table-cell table:formula="of:=[.C356] - 0.0174533" office:value-type="float" office:value="-3.0543315" calcext:value-type="float">
            <text:p>-3.0543315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7] + COS([.C358]) * [.D358]" office:value-type="float" office:value="0.399771433149418" calcext:value-type="float">
            <text:p>0.399771433149418</text:p>
          </table:table-cell>
          <table:table-cell table:formula="of:=[.B357]+ SIN([.C358]) * [.D358]" office:value-type="float" office:value="0.0104667877005335" calcext:value-type="float">
            <text:p>0.010466787700534</text:p>
          </table:table-cell>
          <table:table-cell table:formula="of:=[.C357] - 0.0174533" office:value-type="float" office:value="-3.0717848" calcext:value-type="float">
            <text:p>-3.0717848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8] + COS([.C359]) * [.D359]" office:value-type="float" office:value="0.299908451811869" calcext:value-type="float">
            <text:p>0.299908451811869</text:p>
          </table:table-cell>
          <table:table-cell table:formula="of:=[.B358]+ SIN([.C359]) * [.D359]" office:value-type="float" office:value="0.00523372374368574" calcext:value-type="float">
            <text:p>0.005233723743686</text:p>
          </table:table-cell>
          <table:table-cell table:formula="of:=[.C358] - 0.0174533" office:value-type="float" office:value="-3.0892381" calcext:value-type="float">
            <text:p>-3.0892381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9] + COS([.C360]) * [.D360]" office:value-type="float" office:value="0.199969350504888" calcext:value-type="float">
            <text:p>0.199969350504888</text:p>
          </table:table-cell>
          <table:table-cell table:formula="of:=[.B359]+ SIN([.C360]) * [.D360]" office:value-type="float" office:value="0.00174430689371738" calcext:value-type="float">
            <text:p>0.001744306893717</text:p>
          </table:table-cell>
          <table:table-cell table:formula="of:=[.C359] - 0.0174533" office:value-type="float" office:value="-3.1066914" calcext:value-type="float">
            <text:p>-3.1066914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0] + COS([.C361]) * [.D361]" office:value-type="float" office:value="0.0999845716729555" calcext:value-type="float">
            <text:p>0.099984571672956</text:p>
          </table:table-cell>
          <table:table-cell table:formula="of:=[.B360]+ SIN([.C361]) * [.D361]" office:value-type="float" office:value="-0.000000399938285227178" calcext:value-type="float">
            <text:p>-3.99938285227178E-07</text:p>
          </table:table-cell>
          <table:table-cell table:formula="of:=[.C360] - 0.0174533" office:value-type="float" office:value="-3.1241447" calcext:value-type="float">
            <text:p>-3.1241447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1] + COS([.C362]) * [.D362]" office:value-type="float" office:value="-0.0000154283256153243" calcext:value-type="float">
            <text:p>-1.54283256153243E-05</text:p>
          </table:table-cell>
          <table:table-cell table:formula="of:=[.B361]+ SIN([.C362]) * [.D362]" office:value-type="float" office:value="0.000000134702735812967" calcext:value-type="float">
            <text:p>1.34702735812967E-07</text:p>
          </table:table-cell>
          <table:table-cell table:formula="of:=[.C361] - 0.0174533" office:value-type="float" office:value="-3.141598" calcext:value-type="float">
            <text:p>-3.141598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2] + COS([.C363]) * [.D363]" office:value-type="float" office:value="-0.100000207157547" calcext:value-type="float">
            <text:p>-0.100000207157547</text:p>
          </table:table-cell>
          <table:table-cell table:formula="of:=[.B362]+ SIN([.C363]) * [.D363]" office:value-type="float" office:value="-0.0017445721292668" calcext:value-type="float">
            <text:p>-0.001744572129267</text:p>
          </table:table-cell>
          <table:table-cell table:style-name="ce6" table:formula="of:=[.C362] + 0.0174533" office:value-type="float" office:value="-3.1241447" calcext:value-type="float">
            <text:p>-3.1241447</text:p>
          </table:table-cell>
          <table:table-cell table:style-name="ce6" table:formula="of:=[.D3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3] + COS([.C364]) * [.D364]" office:value-type="float" office:value="-0.199939308464529" calcext:value-type="float">
            <text:p>-0.199939308464529</text:p>
          </table:table-cell>
          <table:table-cell table:formula="of:=[.B363]+ SIN([.C364]) * [.D364]" office:value-type="float" office:value="-0.00523398897923516" calcext:value-type="float">
            <text:p>-0.005233988979235</text:p>
          </table:table-cell>
          <table:table-cell table:style-name="ce6" table:formula="of:=[.C363] + 0.0174533" office:value-type="float" office:value="-3.1066914" calcext:value-type="float">
            <text:p>-3.1066914</text:p>
          </table:table-cell>
          <table:table-cell table:formula="of:=[.D3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4] + COS([.C365]) * [.D365]" office:value-type="float" office:value="-0.299802289802077" calcext:value-type="float">
            <text:p>-0.299802289802077</text:p>
          </table:table-cell>
          <table:table-cell table:formula="of:=[.B364]+ SIN([.C365]) * [.D365]" office:value-type="float" office:value="-0.010467052936083" calcext:value-type="float">
            <text:p>-0.010467052936083</text:p>
          </table:table-cell>
          <table:table-cell table:style-name="ce6" table:formula="of:=[.C364] + 0.0174533" office:value-type="float" office:value="-3.0892381" calcext:value-type="float">
            <text:p>-3.0892381</text:p>
          </table:table-cell>
          <table:table-cell table:formula="of:=[.D3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5] + COS([.C366]) * [.D366]" office:value-type="float" office:value="-0.39955873191261" calcext:value-type="float">
            <text:p>-0.39955873191261</text:p>
          </table:table-cell>
          <table:table-cell table:formula="of:=[.B365]+ SIN([.C366]) * [.D366]" office:value-type="float" office:value="-0.0174421699564688" calcext:value-type="float">
            <text:p>-0.017442169956469</text:p>
          </table:table-cell>
          <table:table-cell table:style-name="ce6" table:formula="of:=[.C365] + 0.0174533" office:value-type="float" office:value="-3.0717848" calcext:value-type="float">
            <text:p>-3.0717848</text:p>
          </table:table-cell>
          <table:table-cell table:formula="of:=[.D3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6] + COS([.C367]) * [.D367]" office:value-type="float" office:value="-0.49917824799145" calcext:value-type="float">
            <text:p>-0.49917824799145</text:p>
          </table:table-cell>
          <table:table-cell table:formula="of:=[.B366]+ SIN([.C367]) * [.D367]" office:value-type="float" office:value="-0.0261572153503578" calcext:value-type="float">
            <text:p>-0.026157215350358</text:p>
          </table:table-cell>
          <table:table-cell table:style-name="ce6" table:formula="of:=[.C366] + 0.0174533" office:value-type="float" office:value="-3.0543315" calcext:value-type="float">
            <text:p>-3.0543315</text:p>
          </table:table-cell>
          <table:table-cell table:formula="of:=[.D3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7] + COS([.C368]) * [.D368]" office:value-type="float" office:value="-0.598630492942957" calcext:value-type="float">
            <text:p>-0.598630492942957</text:p>
          </table:table-cell>
          <table:table-cell table:formula="of:=[.B367]+ SIN([.C368]) * [.D368]" office:value-type="float" office:value="-0.0366095344282228" calcext:value-type="float">
            <text:p>-0.036609534428223</text:p>
          </table:table-cell>
          <table:table-cell table:style-name="ce6" table:formula="of:=[.C367] + 0.0174533" office:value-type="float" office:value="-3.0368782" calcext:value-type="float">
            <text:p>-3.0368782</text:p>
          </table:table-cell>
          <table:table-cell table:formula="of:=[.D3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8] + COS([.C369]) * [.D369]" office:value-type="float" office:value="-0.697885172623936" calcext:value-type="float">
            <text:p>-0.697885172623936</text:p>
          </table:table-cell>
          <table:table-cell table:formula="of:=[.B368]+ SIN([.C369]) * [.D369]" office:value-type="float" office:value="-0.0487959433096899" calcext:value-type="float">
            <text:p>-0.04879594330969</text:p>
          </table:table-cell>
          <table:table-cell table:style-name="ce6" table:formula="of:=[.C368] + 0.0174533" office:value-type="float" office:value="-3.0194249" calcext:value-type="float">
            <text:p>-3.0194249</text:p>
          </table:table-cell>
          <table:table-cell table:formula="of:=[.D3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9] + COS([.C370]) * [.D370]" office:value-type="float" office:value="-0.79691205307154" calcext:value-type="float">
            <text:p>-0.79691205307154</text:p>
          </table:table-cell>
          <table:table-cell table:formula="of:=[.B369]+ SIN([.C370]) * [.D370]" office:value-type="float" office:value="-0.0627127298933798" calcext:value-type="float">
            <text:p>-0.06271272989338</text:p>
          </table:table-cell>
          <table:table-cell table:style-name="ce6" table:formula="of:=[.C369] + 0.0174533" office:value-type="float" office:value="-3.0019716" calcext:value-type="float">
            <text:p>-3.0019716</text:p>
          </table:table-cell>
          <table:table-cell table:formula="of:=[.D3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0] + COS([.C371]) * [.D371]" office:value-type="float" office:value="-0.895680969712835" calcext:value-type="float">
            <text:p>-0.895680969712835</text:p>
          </table:table-cell>
          <table:table-cell table:formula="of:=[.B370]+ SIN([.C371]) * [.D371]" office:value-type="float" office:value="-0.0783556549876504" calcext:value-type="float">
            <text:p>-0.078355654987651</text:p>
          </table:table-cell>
          <table:table-cell table:style-name="ce6" table:formula="of:=[.C370] + 0.0174533" office:value-type="float" office:value="-2.9845183" calcext:value-type="float">
            <text:p>-2.9845183</text:p>
          </table:table-cell>
          <table:table-cell table:formula="of:=[.D3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1] + COS([.C372]) * [.D372]" office:value-type="float" office:value="-0.994161836553228" calcext:value-type="float">
            <text:p>-0.994161836553228</text:p>
          </table:table-cell>
          <table:table-cell table:formula="of:=[.B371]+ SIN([.C372]) * [.D372]" office:value-type="float" office:value="-0.0957199536018975" calcext:value-type="float">
            <text:p>-0.095719953601898</text:p>
          </table:table-cell>
          <table:table-cell table:style-name="ce6" table:formula="of:=[.C371] + 0.0174533" office:value-type="float" office:value="-2.967065" calcext:value-type="float">
            <text:p>-2.967065</text:p>
          </table:table-cell>
          <table:table-cell table:formula="of:=[.D3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2] + COS([.C373]) * [.D373]" office:value-type="float" office:value="-1.09232465534096" calcext:value-type="float">
            <text:p>-1.09232465534096</text:p>
          </table:table-cell>
          <table:table-cell table:formula="of:=[.B372]+ SIN([.C373]) * [.D373]" office:value-type="float" office:value="-0.114800336398018" calcext:value-type="float">
            <text:p>-0.114800336398018</text:p>
          </table:table-cell>
          <table:table-cell table:style-name="ce6" table:formula="of:=[.C372] + 0.0174533" office:value-type="float" office:value="-2.9496117" calcext:value-type="float">
            <text:p>-2.9496117</text:p>
          </table:table-cell>
          <table:table-cell table:formula="of:=[.D3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3] + COS([.C374]) * [.D374]" office:value-type="float" office:value="-1.19013952470488" calcext:value-type="float">
            <text:p>-1.19013952470488</text:p>
          </table:table-cell>
          <table:table-cell table:formula="of:=[.B373]+ SIN([.C374]) * [.D374]" office:value-type="float" office:value="-0.135590991301594" calcext:value-type="float">
            <text:p>-0.135590991301594</text:p>
          </table:table-cell>
          <table:table-cell table:style-name="ce6" table:formula="of:=[.C373] + 0.0174533" office:value-type="float" office:value="-2.9321584" calcext:value-type="float">
            <text:p>-2.9321584</text:p>
          </table:table-cell>
          <table:table-cell table:formula="of:=[.D3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4] + COS([.C375]) * [.D375]" office:value-type="float" office:value="-1.28757664926268" calcext:value-type="float">
            <text:p>-1.28757664926268</text:p>
          </table:table-cell>
          <table:table-cell table:formula="of:=[.B374]+ SIN([.C375]) * [.D375]" office:value-type="float" office:value="-0.158085585272311" calcext:value-type="float">
            <text:p>-0.158085585272311</text:p>
          </table:table-cell>
          <table:table-cell table:style-name="ce6" table:formula="of:=[.C374] + 0.0174533" office:value-type="float" office:value="-2.9147051" calcext:value-type="float">
            <text:p>-2.9147051</text:p>
          </table:table-cell>
          <table:table-cell table:formula="of:=[.D3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5] + COS([.C376]) * [.D376]" office:value-type="float" office:value="-1.38460634869689" calcext:value-type="float">
            <text:p>-1.38460634869689</text:p>
          </table:table-cell>
          <table:table-cell table:formula="of:=[.B375]+ SIN([.C376]) * [.D376]" office:value-type="float" office:value="-0.182277266233062" calcext:value-type="float">
            <text:p>-0.182277266233062</text:p>
          </table:table-cell>
          <table:table-cell table:style-name="ce6" table:formula="of:=[.C375] + 0.0174533" office:value-type="float" office:value="-2.8972518" calcext:value-type="float">
            <text:p>-2.8972518</text:p>
          </table:table-cell>
          <table:table-cell table:formula="of:=[.D3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6] + COS([.C377]) * [.D377]" office:value-type="float" office:value="-1.48119906679578" calcext:value-type="float">
            <text:p>-1.48119906679578</text:p>
          </table:table-cell>
          <table:table-cell table:formula="of:=[.B376]+ SIN([.C377]) * [.D377]" office:value-type="float" office:value="-0.208158665157159" calcext:value-type="float">
            <text:p>-0.208158665157159</text:p>
          </table:table-cell>
          <table:table-cell table:style-name="ce6" table:formula="of:=[.C376] + 0.0174533" office:value-type="float" office:value="-2.8797985" calcext:value-type="float">
            <text:p>-2.8797985</text:p>
          </table:table-cell>
          <table:table-cell table:formula="of:=[.D3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7] + COS([.C378]) * [.D378]" office:value-type="float" office:value="-1.57732538045649" calcext:value-type="float">
            <text:p>-1.57732538045649</text:p>
          </table:table-cell>
          <table:table-cell table:formula="of:=[.B377]+ SIN([.C378]) * [.D378]" office:value-type="float" office:value="-0.235721898313015" calcext:value-type="float">
            <text:p>-0.235721898313015</text:p>
          </table:table-cell>
          <table:table-cell table:style-name="ce6" table:formula="of:=[.C377] + 0.0174533" office:value-type="float" office:value="-2.8623452" calcext:value-type="float">
            <text:p>-2.8623452</text:p>
          </table:table-cell>
          <table:table-cell table:formula="of:=[.D3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8] + COS([.C379]) * [.D379]" office:value-type="float" office:value="-1.67295600864757" calcext:value-type="float">
            <text:p>-1.67295600864757</text:p>
          </table:table-cell>
          <table:table-cell table:formula="of:=[.B378]+ SIN([.C379]) * [.D379]" office:value-type="float" office:value="-0.264958569665603" calcext:value-type="float">
            <text:p>-0.264958569665603</text:p>
          </table:table-cell>
          <table:table-cell table:style-name="ce6" table:formula="of:=[.C378] + 0.0174533" office:value-type="float" office:value="-2.8448919" calcext:value-type="float">
            <text:p>-2.8448919</text:p>
          </table:table-cell>
          <table:table-cell table:formula="of:=[.D3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9] + COS([.C380]) * [.D380]" office:value-type="float" office:value="-1.76806182132832" calcext:value-type="float">
            <text:p>-1.76806182132832</text:p>
          </table:table-cell>
          <table:table-cell table:formula="of:=[.B379]+ SIN([.C380]) * [.D380]" office:value-type="float" office:value="-0.295859773433974" calcext:value-type="float">
            <text:p>-0.295859773433974</text:p>
          </table:table-cell>
          <table:table-cell table:style-name="ce6" table:formula="of:=[.C379] + 0.0174533" office:value-type="float" office:value="-2.8274386" calcext:value-type="float">
            <text:p>-2.8274386</text:p>
          </table:table-cell>
          <table:table-cell table:formula="of:=[.D3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0] + COS([.C381]) * [.D381]" office:value-type="float" office:value="-1.86261384832205" calcext:value-type="float">
            <text:p>-1.86261384832205</text:p>
          </table:table-cell>
          <table:table-cell table:formula="of:=[.B380]+ SIN([.C381]) * [.D381]" office:value-type="float" office:value="-0.328416096804044" calcext:value-type="float">
            <text:p>-0.328416096804044</text:p>
          </table:table-cell>
          <table:table-cell table:style-name="ce6" table:formula="of:=[.C380] + 0.0174533" office:value-type="float" office:value="-2.8099853" calcext:value-type="float">
            <text:p>-2.8099853</text:p>
          </table:table-cell>
          <table:table-cell table:formula="of:=[.D3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1] + COS([.C382]) * [.D382]" office:value-type="float" office:value="-1.95658328814071" calcext:value-type="float">
            <text:p>-1.95658328814071</text:p>
          </table:table-cell>
          <table:table-cell table:formula="of:=[.B381]+ SIN([.C382]) * [.D382]" office:value-type="float" office:value="-0.362617622795835" calcext:value-type="float">
            <text:p>-0.362617622795835</text:p>
          </table:table-cell>
          <table:table-cell table:style-name="ce6" table:formula="of:=[.C381] + 0.0174533" office:value-type="float" office:value="-2.792532" calcext:value-type="float">
            <text:p>-2.792532</text:p>
          </table:table-cell>
          <table:table-cell table:formula="of:=[.D3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2] + COS([.C383]) * [.D383]" office:value-type="float" office:value="-2.04994151675809" calcext:value-type="float">
            <text:p>-2.04994151675809</text:p>
          </table:table-cell>
          <table:table-cell table:formula="of:=[.B382]+ SIN([.C383]) * [.D383]" office:value-type="float" office:value="-0.398453933284283" calcext:value-type="float">
            <text:p>-0.398453933284283</text:p>
          </table:table-cell>
          <table:table-cell table:style-name="ce6" table:formula="of:=[.C382] + 0.0174533" office:value-type="float" office:value="-2.7750787" calcext:value-type="float">
            <text:p>-2.7750787</text:p>
          </table:table-cell>
          <table:table-cell table:formula="of:=[.D3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3] + COS([.C384]) * [.D384]" office:value-type="float" office:value="-2.142660096329" calcext:value-type="float">
            <text:p>-2.142660096329</text:p>
          </table:table-cell>
          <table:table-cell table:formula="of:=[.B383]+ SIN([.C384]) * [.D384]" office:value-type="float" office:value="-0.435914112172702" calcext:value-type="float">
            <text:p>-0.435914112172702</text:p>
          </table:table-cell>
          <table:table-cell table:style-name="ce6" table:formula="of:=[.C383] + 0.0174533" office:value-type="float" office:value="-2.7576254" calcext:value-type="float">
            <text:p>-2.7576254</text:p>
          </table:table-cell>
          <table:table-cell table:formula="of:=[.D3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4] + COS([.C385]) * [.D385]" office:value-type="float" office:value="-2.23471078385172" calcext:value-type="float">
            <text:p>-2.23471078385172</text:p>
          </table:table-cell>
          <table:table-cell table:formula="of:=[.B384]+ SIN([.C385]) * [.D385]" office:value-type="float" office:value="-0.474986748717937" calcext:value-type="float">
            <text:p>-0.474986748717937</text:p>
          </table:table-cell>
          <table:table-cell table:style-name="ce6" table:formula="of:=[.C384] + 0.0174533" office:value-type="float" office:value="-2.7401721" calcext:value-type="float">
            <text:p>-2.7401721</text:p>
          </table:table-cell>
          <table:table-cell table:formula="of:=[.D3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5] + COS([.C386]) * [.D386]" office:value-type="float" office:value="-2.32606553977106" calcext:value-type="float">
            <text:p>-2.32606553977106</text:p>
          </table:table-cell>
          <table:table-cell table:formula="of:=[.B385]+ SIN([.C386]) * [.D386]" office:value-type="float" office:value="-0.51565994100619" calcext:value-type="float">
            <text:p>-0.51565994100619</text:p>
          </table:table-cell>
          <table:table-cell table:style-name="ce6" table:formula="of:=[.C385] + 0.0174533" office:value-type="float" office:value="-2.7227188" calcext:value-type="float">
            <text:p>-2.7227188</text:p>
          </table:table-cell>
          <table:table-cell table:formula="of:=[.D3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6] + COS([.C387]) * [.D387]" office:value-type="float" office:value="-2.41669653651956" calcext:value-type="float">
            <text:p>-2.41669653651956</text:p>
          </table:table-cell>
          <table:table-cell table:formula="of:=[.B386]+ SIN([.C387]) * [.D387]" office:value-type="float" office:value="-0.557921299578462" calcext:value-type="float">
            <text:p>-0.557921299578462</text:p>
          </table:table-cell>
          <table:table-cell table:style-name="ce6" table:formula="of:=[.C386] + 0.0174533" office:value-type="float" office:value="-2.7052655" calcext:value-type="float">
            <text:p>-2.7052655</text:p>
          </table:table-cell>
          <table:table-cell table:formula="of:=[.D3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7] + COS([.C388]) * [.D388]" office:value-type="float" office:value="-2.50657616699397" calcext:value-type="float">
            <text:p>-2.50657616699397</text:p>
          </table:table-cell>
          <table:table-cell table:formula="of:=[.B387]+ SIN([.C388]) * [.D388]" office:value-type="float" office:value="-0.6017579512045" calcext:value-type="float">
            <text:p>-0.6017579512045</text:p>
          </table:table-cell>
          <table:table-cell table:style-name="ce6" table:formula="of:=[.C387] + 0.0174533" office:value-type="float" office:value="-2.6878122" calcext:value-type="float">
            <text:p>-2.6878122</text:p>
          </table:table-cell>
          <table:table-cell table:formula="of:=[.D3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8] + COS([.C389]) * [.D389]" office:value-type="float" office:value="-2.59567705296471" calcext:value-type="float">
            <text:p>-2.59567705296471</text:p>
          </table:table-cell>
          <table:table-cell table:formula="of:=[.B388]+ SIN([.C389]) * [.D389]" office:value-type="float" office:value="-0.647156542804121" calcext:value-type="float">
            <text:p>-0.647156542804121</text:p>
          </table:table-cell>
          <table:table-cell table:style-name="ce6" table:formula="of:=[.C388] + 0.0174533" office:value-type="float" office:value="-2.6703589" calcext:value-type="float">
            <text:p>-2.6703589</text:p>
          </table:table-cell>
          <table:table-cell table:formula="of:=[.D3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9] + COS([.C390]) * [.D390]" office:value-type="float" office:value="-2.68397205341551" calcext:value-type="float">
            <text:p>-2.68397205341551</text:p>
          </table:table-cell>
          <table:table-cell table:formula="of:=[.B389]+ SIN([.C390]) * [.D390]" office:value-type="float" office:value="-0.694103245514683" calcext:value-type="float">
            <text:p>-0.694103245514683</text:p>
          </table:table-cell>
          <table:table-cell table:style-name="ce6" table:formula="of:=[.C389] + 0.0174533" office:value-type="float" office:value="-2.6529056" calcext:value-type="float">
            <text:p>-2.6529056</text:p>
          </table:table-cell>
          <table:table-cell table:formula="of:=[.D3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0] + COS([.C391]) * [.D391]" office:value-type="float" office:value="-2.77143427281084" calcext:value-type="float">
            <text:p>-2.77143427281084</text:p>
          </table:table-cell>
          <table:table-cell table:formula="of:=[.B390]+ SIN([.C391]) * [.D391]" office:value-type="float" office:value="-0.7425837589035" calcext:value-type="float">
            <text:p>-0.7425837589035</text:p>
          </table:table-cell>
          <table:table-cell table:style-name="ce6" table:formula="of:=[.C390] + 0.0174533" office:value-type="float" office:value="-2.6354523" calcext:value-type="float">
            <text:p>-2.6354523</text:p>
          </table:table-cell>
          <table:table-cell table:formula="of:=[.D3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1] + COS([.C392]) * [.D392]" office:value-type="float" office:value="-2.85803706928857" calcext:value-type="float">
            <text:p>-2.85803706928857</text:p>
          </table:table-cell>
          <table:table-cell table:formula="of:=[.B391]+ SIN([.C392]) * [.D392]" office:value-type="float" office:value="-0.792583315323896" calcext:value-type="float">
            <text:p>-0.792583315323896</text:p>
          </table:table-cell>
          <table:table-cell table:style-name="ce6" table:formula="of:=[.C391] + 0.0174533" office:value-type="float" office:value="-2.617999" calcext:value-type="float">
            <text:p>-2.617999</text:p>
          </table:table-cell>
          <table:table-cell table:formula="of:=[.D3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2] + COS([.C393]) * [.D393]" office:value-type="float" office:value="-2.94375406277535" calcext:value-type="float">
            <text:p>-2.94375406277535</text:p>
          </table:table-cell>
          <table:table-cell table:formula="of:=[.B392]+ SIN([.C393]) * [.D393]" office:value-type="float" office:value="-0.844086684413573" calcext:value-type="float">
            <text:p>-0.844086684413573</text:p>
          </table:table-cell>
          <table:table-cell table:style-name="ce6" table:formula="of:=[.C392] + 0.0174533" office:value-type="float" office:value="-2.6005457" calcext:value-type="float">
            <text:p>-2.6005457</text:p>
          </table:table-cell>
          <table:table-cell table:formula="of:=[.D3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3] + COS([.C394]) * [.D394]" office:value-type="float" office:value="-3.02855914302222" calcext:value-type="float">
            <text:p>-3.02855914302222</text:p>
          </table:table-cell>
          <table:table-cell table:formula="of:=[.B393]+ SIN([.C394]) * [.D394]" office:value-type="float" office:value="-0.897078177733936" calcext:value-type="float">
            <text:p>-0.897078177733936</text:p>
          </table:table-cell>
          <table:table-cell table:style-name="ce6" table:formula="of:=[.C393] + 0.0174533" office:value-type="float" office:value="-2.5830924" calcext:value-type="float">
            <text:p>-2.5830924</text:p>
          </table:table-cell>
          <table:table-cell table:formula="of:=[.D3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4] + COS([.C395]) * [.D395]" office:value-type="float" office:value="-3.11242647755807" calcext:value-type="float">
            <text:p>-3.11242647755807</text:p>
          </table:table-cell>
          <table:table-cell table:formula="of:=[.B394]+ SIN([.C395]) * [.D395]" office:value-type="float" office:value="-0.951541653548943" calcext:value-type="float">
            <text:p>-0.951541653548943</text:p>
          </table:table-cell>
          <table:table-cell table:style-name="ce6" table:formula="of:=[.C394] + 0.0174533" office:value-type="float" office:value="-2.5656391" calcext:value-type="float">
            <text:p>-2.5656391</text:p>
          </table:table-cell>
          <table:table-cell table:formula="of:=[.D3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5] + COS([.C396]) * [.D396]" office:value-type="float" office:value="-3.19533051955846" calcext:value-type="float">
            <text:p>-3.19533051955846</text:p>
          </table:table-cell>
          <table:table-cell table:formula="of:=[.B395]+ SIN([.C396]) * [.D396]" office:value-type="float" office:value="-1.00746052174204" calcext:value-type="float">
            <text:p>-1.00746052174204</text:p>
          </table:table-cell>
          <table:table-cell table:style-name="ce6" table:formula="of:=[.C395] + 0.0174533" office:value-type="float" office:value="-2.5481858" calcext:value-type="float">
            <text:p>-2.5481858</text:p>
          </table:table-cell>
          <table:table-cell table:formula="of:=[.D3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6] + COS([.C397]) * [.D397]" office:value-type="float" office:value="-3.27724601562745" calcext:value-type="float">
            <text:p>-3.27724601562745</text:p>
          </table:table-cell>
          <table:table-cell table:formula="of:=[.B396]+ SIN([.C397]) * [.D397]" office:value-type="float" office:value="-1.06481774886968" calcext:value-type="float">
            <text:p>-1.06481774886968</text:p>
          </table:table-cell>
          <table:table-cell table:style-name="ce6" table:formula="of:=[.C396] + 0.0174533" office:value-type="float" office:value="-2.5307325" calcext:value-type="float">
            <text:p>-2.5307325</text:p>
          </table:table-cell>
          <table:table-cell table:formula="of:=[.D3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7] + COS([.C398]) * [.D398]" office:value-type="float" office:value="-3.35814801349" calcext:value-type="float">
            <text:p>-3.35814801349</text:p>
          </table:table-cell>
          <table:table-cell table:formula="of:=[.B397]+ SIN([.C398]) * [.D398]" office:value-type="float" office:value="-1.12359586334988" calcext:value-type="float">
            <text:p>-1.12359586334988</text:p>
          </table:table-cell>
          <table:table-cell table:style-name="ce6" table:formula="of:=[.C397] + 0.0174533" office:value-type="float" office:value="-2.5132792" calcext:value-type="float">
            <text:p>-2.5132792</text:p>
          </table:table-cell>
          <table:table-cell table:formula="of:=[.D3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8] + COS([.C399]) * [.D399]" office:value-type="float" office:value="-3.43801186959275" calcext:value-type="float">
            <text:p>-3.43801186959275</text:p>
          </table:table-cell>
          <table:table-cell table:formula="of:=[.B398]+ SIN([.C399]) * [.D399]" office:value-type="float" office:value="-1.18377696078421" calcext:value-type="float">
            <text:p>-1.18377696078421</text:p>
          </table:table-cell>
          <table:table-cell table:style-name="ce6" table:formula="of:=[.C398] + 0.0174533" office:value-type="float" office:value="-2.4958259" calcext:value-type="float">
            <text:p>-2.4958259</text:p>
          </table:table-cell>
          <table:table-cell table:formula="of:=[.D3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9] + COS([.C400]) * [.D400]" office:value-type="float" office:value="-3.51681325661059" calcext:value-type="float">
            <text:p>-3.51681325661059</text:p>
          </table:table-cell>
          <table:table-cell table:formula="of:=[.B399]+ SIN([.C400]) * [.D400]" office:value-type="float" office:value="-1.2453427094117" calcext:value-type="float">
            <text:p>-1.2453427094117</text:p>
          </table:table-cell>
          <table:table-cell table:style-name="ce6" table:formula="of:=[.C399] + 0.0174533" office:value-type="float" office:value="-2.4783726" calcext:value-type="float">
            <text:p>-2.4783726</text:p>
          </table:table-cell>
          <table:table-cell table:formula="of:=[.D3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0] + COS([.C401]) * [.D401]" office:value-type="float" office:value="-3.59452817085712" calcext:value-type="float">
            <text:p>-3.59452817085712</text:p>
          </table:table-cell>
          <table:table-cell table:formula="of:=[.B400]+ SIN([.C401]) * [.D401]" office:value-type="float" office:value="-1.30827435569284" calcext:value-type="float">
            <text:p>-1.30827435569284</text:p>
          </table:table-cell>
          <table:table-cell table:style-name="ce6" table:formula="of:=[.C400] + 0.0174533" office:value-type="float" office:value="-2.4609193" calcext:value-type="float">
            <text:p>-2.4609193</text:p>
          </table:table-cell>
          <table:table-cell table:formula="of:=[.D4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1] + COS([.C402]) * [.D402]" office:value-type="float" office:value="-3.67113293959632" calcext:value-type="float">
            <text:p>-3.67113293959632</text:p>
          </table:table-cell>
          <table:table-cell table:formula="of:=[.B401]+ SIN([.C402]) * [.D402]" office:value-type="float" office:value="-1.37255273002212" calcext:value-type="float">
            <text:p>-1.37255273002212</text:p>
          </table:table-cell>
          <table:table-cell table:style-name="ce6" table:formula="of:=[.C401] + 0.0174533" office:value-type="float" office:value="-2.443466" calcext:value-type="float">
            <text:p>-2.443466</text:p>
          </table:table-cell>
          <table:table-cell table:formula="of:=[.D4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2] + COS([.C403]) * [.D403]" office:value-type="float" office:value="-3.74660422825353" calcext:value-type="float">
            <text:p>-3.74660422825353</text:p>
          </table:table-cell>
          <table:table-cell table:formula="of:=[.B402]+ SIN([.C403]) * [.D403]" office:value-type="float" office:value="-1.43815825256724" calcext:value-type="float">
            <text:p>-1.43815825256724</text:p>
          </table:table-cell>
          <table:table-cell table:style-name="ce6" table:formula="of:=[.C402] + 0.0174533" office:value-type="float" office:value="-2.4260127" calcext:value-type="float">
            <text:p>-2.4260127</text:p>
          </table:table-cell>
          <table:table-cell table:formula="of:=[.D4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3] + COS([.C404]) * [.D404]" office:value-type="float" office:value="-3.82091904752343" calcext:value-type="float">
            <text:p>-3.82091904752343</text:p>
          </table:table-cell>
          <table:table-cell table:formula="of:=[.B403]+ SIN([.C404]) * [.D404]" office:value-type="float" office:value="-1.50507093923339" calcext:value-type="float">
            <text:p>-1.50507093923339</text:p>
          </table:table-cell>
          <table:table-cell table:style-name="ce6" table:formula="of:=[.C403] + 0.0174533" office:value-type="float" office:value="-2.4085594" calcext:value-type="float">
            <text:p>-2.4085594</text:p>
          </table:table-cell>
          <table:table-cell table:formula="of:=[.D4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4] + COS([.C405]) * [.D405]" office:value-type="float" office:value="-3.89405476037277" calcext:value-type="float">
            <text:p>-3.89405476037277</text:p>
          </table:table-cell>
          <table:table-cell table:formula="of:=[.B404]+ SIN([.C405]) * [.D405]" office:value-type="float" office:value="-1.57327040775053" calcext:value-type="float">
            <text:p>-1.57327040775053</text:p>
          </table:table-cell>
          <table:table-cell table:style-name="ce6" table:formula="of:=[.C404] + 0.0174533" office:value-type="float" office:value="-2.3911061" calcext:value-type="float">
            <text:p>-2.3911061</text:p>
          </table:table-cell>
          <table:table-cell table:formula="of:=[.D4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5] + COS([.C406]) * [.D406]" office:value-type="float" office:value="-3.96598908893582" calcext:value-type="float">
            <text:p>-3.96598908893582</text:p>
          </table:table-cell>
          <table:table-cell table:formula="of:=[.B405]+ SIN([.C406]) * [.D406]" office:value-type="float" office:value="-1.64273588388208" calcext:value-type="float">
            <text:p>-1.64273588388208</text:p>
          </table:table-cell>
          <table:table-cell table:style-name="ce6" table:formula="of:=[.C405] + 0.0174533" office:value-type="float" office:value="-2.3736528" calcext:value-type="float">
            <text:p>-2.3736528</text:p>
          </table:table-cell>
          <table:table-cell table:formula="of:=[.D4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6] + COS([.C407]) * [.D407]" office:value-type="float" office:value="-4.03670012130048" calcext:value-type="float">
            <text:p>-4.03670012130048</text:p>
          </table:table-cell>
          <table:table-cell table:formula="of:=[.B406]+ SIN([.C407]) * [.D407]" office:value-type="float" office:value="-1.71344620775295" calcext:value-type="float">
            <text:p>-1.71344620775295</text:p>
          </table:table-cell>
          <table:table-cell table:style-name="ce6" table:formula="of:=[.C406] + 0.0174533" office:value-type="float" office:value="-2.3561995" calcext:value-type="float">
            <text:p>-2.3561995</text:p>
          </table:table-cell>
          <table:table-cell table:formula="of:=[.D4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7] + COS([.C408]) * [.D408]" office:value-type="float" office:value="-4.10616631818284" calcext:value-type="float">
            <text:p>-4.10616631818284</text:p>
          </table:table-cell>
          <table:table-cell table:formula="of:=[.B407]+ SIN([.C408]) * [.D408]" office:value-type="float" office:value="-1.78537984029504" calcext:value-type="float">
            <text:p>-1.78537984029504</text:p>
          </table:table-cell>
          <table:table-cell table:style-name="ce6" table:formula="of:=[.C407] + 0.0174533" office:value-type="float" office:value="-2.3387462" calcext:value-type="float">
            <text:p>-2.3387462</text:p>
          </table:table-cell>
          <table:table-cell table:formula="of:=[.D4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8] + COS([.C409]) * [.D409]" office:value-type="float" office:value="-4.17436651948827" calcext:value-type="float">
            <text:p>-4.17436651948827</text:p>
          </table:table-cell>
          <table:table-cell table:formula="of:=[.B408]+ SIN([.C409]) * [.D409]" office:value-type="float" office:value="-1.85851486980826" calcext:value-type="float">
            <text:p>-1.85851486980826</text:p>
          </table:table-cell>
          <table:table-cell table:style-name="ce6" table:formula="of:=[.C408] + 0.0174533" office:value-type="float" office:value="-2.3212929" calcext:value-type="float">
            <text:p>-2.3212929</text:p>
          </table:table-cell>
          <table:table-cell table:formula="of:=[.D4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9] + COS([.C410]) * [.D410]" office:value-type="float" office:value="-4.24127995075695" calcext:value-type="float">
            <text:p>-4.24127995075695</text:p>
          </table:table-cell>
          <table:table-cell table:formula="of:=[.B409]+ SIN([.C410]) * [.D410]" office:value-type="float" office:value="-1.93282901863506" calcext:value-type="float">
            <text:p>-1.93282901863506</text:p>
          </table:table-cell>
          <table:table-cell table:style-name="ce6" table:formula="of:=[.C409] + 0.0174533" office:value-type="float" office:value="-2.3038396" calcext:value-type="float">
            <text:p>-2.3038396</text:p>
          </table:table-cell>
          <table:table-cell table:formula="of:=[.D4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0] + COS([.C411]) * [.D411]" office:value-type="float" office:value="-4.30688622949207" calcext:value-type="float">
            <text:p>-4.30688622949207</text:p>
          </table:table-cell>
          <table:table-cell table:formula="of:=[.B410]+ SIN([.C411]) * [.D411]" office:value-type="float" office:value="-2.00829964994639" calcext:value-type="float">
            <text:p>-2.00829964994639</text:p>
          </table:table-cell>
          <table:table-cell table:style-name="ce6" table:formula="of:=[.C410] + 0.0174533" office:value-type="float" office:value="-2.2863863" calcext:value-type="float">
            <text:p>-2.2863863</text:p>
          </table:table-cell>
          <table:table-cell table:formula="of:=[.D4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1] + COS([.C412]) * [.D412]" office:value-type="float" office:value="-4.37116537136843" calcext:value-type="float">
            <text:p>-4.37116537136843</text:p>
          </table:table-cell>
          <table:table-cell table:formula="of:=[.B411]+ SIN([.C412]) * [.D412]" office:value-type="float" office:value="-2.08490377463715" calcext:value-type="float">
            <text:p>-2.08490377463715</text:p>
          </table:table-cell>
          <table:table-cell table:style-name="ce6" table:formula="of:=[.C411] + 0.0174533" office:value-type="float" office:value="-2.268933" calcext:value-type="float">
            <text:p>-2.268933</text:p>
          </table:table-cell>
          <table:table-cell table:formula="of:=[.D4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2] + COS([.C413]) * [.D413]" office:value-type="float" office:value="-4.43409779631996" calcext:value-type="float">
            <text:p>-4.43409779631996</text:p>
          </table:table-cell>
          <table:table-cell table:formula="of:=[.B412]+ SIN([.C413]) * [.D413]" office:value-type="float" office:value="-2.16261805832889" calcext:value-type="float">
            <text:p>-2.16261805832889</text:p>
          </table:table-cell>
          <table:table-cell table:style-name="ce6" table:formula="of:=[.C412] + 0.0174533" office:value-type="float" office:value="-2.2514797" calcext:value-type="float">
            <text:p>-2.2514797</text:p>
          </table:table-cell>
          <table:table-cell table:formula="of:=[.D4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3] + COS([.C414]) * [.D414]" office:value-type="float" office:value="-4.49566433450394" calcext:value-type="float">
            <text:p>-4.49566433450394</text:p>
          </table:table-cell>
          <table:table-cell table:formula="of:=[.B413]+ SIN([.C414]) * [.D414]" office:value-type="float" office:value="-2.24141882847767" calcext:value-type="float">
            <text:p>-2.24141882847767</text:p>
          </table:table-cell>
          <table:table-cell table:style-name="ce6" table:formula="of:=[.C413] + 0.0174533" office:value-type="float" office:value="-2.2340264" calcext:value-type="float">
            <text:p>-2.2340264</text:p>
          </table:table-cell>
          <table:table-cell table:formula="of:=[.D4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4] + COS([.C415]) * [.D415]" office:value-type="float" office:value="-4.55584623214037" calcext:value-type="float">
            <text:p>-4.55584623214037</text:p>
          </table:table-cell>
          <table:table-cell table:formula="of:=[.B414]+ SIN([.C415]) * [.D415]" office:value-type="float" office:value="-2.32128208158496" calcext:value-type="float">
            <text:p>-2.32128208158496</text:p>
          </table:table-cell>
          <table:table-cell table:style-name="ce6" table:formula="of:=[.C414] + 0.0174533" office:value-type="float" office:value="-2.2165731" calcext:value-type="float">
            <text:p>-2.2165731</text:p>
          </table:table-cell>
          <table:table-cell table:formula="of:=[.D4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5] + COS([.C416]) * [.D416]" office:value-type="float" office:value="-4.61462515722451" calcext:value-type="float">
            <text:p>-4.61462515722451</text:p>
          </table:table-cell>
          <table:table-cell table:formula="of:=[.B415]+ SIN([.C416]) * [.D416]" office:value-type="float" office:value="-2.40218349050936" calcext:value-type="float">
            <text:p>-2.40218349050936</text:p>
          </table:table-cell>
          <table:table-cell table:style-name="ce6" table:formula="of:=[.C415] + 0.0174533" office:value-type="float" office:value="-2.1991198" calcext:value-type="float">
            <text:p>-2.1991198</text:p>
          </table:table-cell>
          <table:table-cell table:formula="of:=[.D4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6] + COS([.C417]) * [.D417]" office:value-type="float" office:value="-4.67198320511103" calcext:value-type="float">
            <text:p>-4.67198320511103</text:p>
          </table:table-cell>
          <table:table-cell table:formula="of:=[.B416]+ SIN([.C417]) * [.D417]" office:value-type="float" office:value="-2.48409841187688" calcext:value-type="float">
            <text:p>-2.48409841187688</text:p>
          </table:table-cell>
          <table:table-cell table:style-name="ce6" table:formula="of:=[.C416] + 0.0174533" office:value-type="float" office:value="-2.1816665" calcext:value-type="float">
            <text:p>-2.1816665</text:p>
          </table:table-cell>
          <table:table-cell table:formula="of:=[.D4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7] + COS([.C418]) * [.D418]" office:value-type="float" office:value="-4.72790290396793" calcext:value-type="float">
            <text:p>-4.72790290396793</text:p>
          </table:table-cell>
          <table:table-cell table:formula="of:=[.B417]+ SIN([.C418]) * [.D418]" office:value-type="float" office:value="-2.56700189358756" calcext:value-type="float">
            <text:p>-2.56700189358756</text:p>
          </table:table-cell>
          <table:table-cell table:style-name="ce6" table:formula="of:=[.C417] + 0.0174533" office:value-type="float" office:value="-2.1642132" calcext:value-type="float">
            <text:p>-2.1642132</text:p>
          </table:table-cell>
          <table:table-cell table:formula="of:=[.D4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8] + COS([.C419]) * [.D419]" office:value-type="float" office:value="-4.78236722009863" calcext:value-type="float">
            <text:p>-4.78236722009863</text:p>
          </table:table-cell>
          <table:table-cell table:formula="of:=[.B418]+ SIN([.C419]) * [.D419]" office:value-type="float" office:value="-2.65086868241613" calcext:value-type="float">
            <text:p>-2.65086868241613</text:p>
          </table:table-cell>
          <table:table-cell table:style-name="ce6" table:formula="of:=[.C418] + 0.0174533" office:value-type="float" office:value="-2.1467599" calcext:value-type="float">
            <text:p>-2.1467599</text:p>
          </table:table-cell>
          <table:table-cell table:formula="of:=[.D4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9] + COS([.C420]) * [.D420]" office:value-type="float" office:value="-4.83535956313061" calcext:value-type="float">
            <text:p>-4.83535956313061</text:p>
          </table:table-cell>
          <table:table-cell table:formula="of:=[.B419]+ SIN([.C420]) * [.D420]" office:value-type="float" office:value="-2.73567323170436" calcext:value-type="float">
            <text:p>-2.73567323170436</text:p>
          </table:table-cell>
          <table:table-cell table:style-name="ce6" table:formula="of:=[.C419] + 0.0174533" office:value-type="float" office:value="-2.1293066" calcext:value-type="float">
            <text:p>-2.1293066</text:p>
          </table:table-cell>
          <table:table-cell table:formula="of:=[.D4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0] + COS([.C421]) * [.D421]" office:value-type="float" office:value="-4.88686379106901" calcext:value-type="float">
            <text:p>-4.88686379106901</text:p>
          </table:table-cell>
          <table:table-cell table:formula="of:=[.B420]+ SIN([.C421]) * [.D421]" office:value-type="float" office:value="-2.82138970914289" calcext:value-type="float">
            <text:p>-2.82138970914289</text:p>
          </table:table-cell>
          <table:table-cell table:style-name="ce6" table:formula="of:=[.C420] + 0.0174533" office:value-type="float" office:value="-2.1118533" calcext:value-type="float">
            <text:p>-2.1118533</text:p>
          </table:table-cell>
          <table:table-cell table:formula="of:=[.D4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1] + COS([.C422]) * [.D422]" office:value-type="float" office:value="-4.9368642152136" calcext:value-type="float">
            <text:p>-4.9368642152136</text:p>
          </table:table-cell>
          <table:table-cell table:formula="of:=[.B421]+ SIN([.C422]) * [.D422]" office:value-type="float" office:value="-2.90799200463996" calcext:value-type="float">
            <text:p>-2.90799200463996</text:p>
          </table:table-cell>
          <table:table-cell table:style-name="ce6" table:formula="of:=[.C421] + 0.0174533" office:value-type="float" office:value="-2.0944" calcext:value-type="float">
            <text:p>-2.0944</text:p>
          </table:table-cell>
          <table:table-cell table:formula="of:=[.D4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2] + COS([.C423]) * [.D423]" office:value-type="float" office:value="-4.98534560493777" calcext:value-type="float">
            <text:p>-4.98534560493777</text:p>
          </table:table-cell>
          <table:table-cell table:formula="of:=[.B422]+ SIN([.C423]) * [.D423]" office:value-type="float" office:value="-2.9954537382748" calcext:value-type="float">
            <text:p>-2.9954537382748</text:p>
          </table:table-cell>
          <table:table-cell table:style-name="ce6" table:formula="of:=[.C422] + 0.0174533" office:value-type="float" office:value="-2.0769467" calcext:value-type="float">
            <text:p>-2.0769467</text:p>
          </table:table-cell>
          <table:table-cell table:formula="of:=[.D4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3] + COS([.C424]) * [.D424]" office:value-type="float" office:value="-5.03229319232792" calcext:value-type="float">
            <text:p>-5.03229319232792</text:p>
          </table:table-cell>
          <table:table-cell table:formula="of:=[.B423]+ SIN([.C424]) * [.D424]" office:value-type="float" office:value="-3.08374826833327" calcext:value-type="float">
            <text:p>-3.08374826833327</text:p>
          </table:table-cell>
          <table:table-cell table:style-name="ce6" table:formula="of:=[.C423] + 0.0174533" office:value-type="float" office:value="-2.0594934" calcext:value-type="float">
            <text:p>-2.0594934</text:p>
          </table:table-cell>
          <table:table-cell table:formula="of:=[.D4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4] + COS([.C425]) * [.D425]" office:value-type="float" office:value="-5.07769267668186" calcext:value-type="float">
            <text:p>-5.07769267668186</text:p>
          </table:table-cell>
          <table:table-cell table:formula="of:=[.B424]+ SIN([.C425]) * [.D425]" office:value-type="float" office:value="-3.17284869942311" calcext:value-type="float">
            <text:p>-3.17284869942311</text:p>
          </table:table-cell>
          <table:table-cell table:style-name="ce6" table:formula="of:=[.C424] + 0.0174533" office:value-type="float" office:value="-2.0420401" calcext:value-type="float">
            <text:p>-2.0420401</text:p>
          </table:table-cell>
          <table:table-cell table:formula="of:=[.D4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5] + COS([.C426]) * [.D426]" office:value-type="float" office:value="-5.12153022886502" calcext:value-type="float">
            <text:p>-5.12153022886502</text:p>
          </table:table-cell>
          <table:table-cell table:formula="of:=[.B425]+ SIN([.C426]) * [.D426]" office:value-type="float" office:value="-3.26272789066663" calcext:value-type="float">
            <text:p>-3.26272789066663</text:p>
          </table:table-cell>
          <table:table-cell table:style-name="ce6" table:formula="of:=[.C425] + 0.0174533" office:value-type="float" office:value="-2.0245868" calcext:value-type="float">
            <text:p>-2.0245868</text:p>
          </table:table-cell>
          <table:table-cell table:formula="of:=[.D4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6] + COS([.C427]) * [.D427]" office:value-type="float" office:value="-5.16379249552289" calcext:value-type="float">
            <text:p>-5.16379249552289</text:p>
          </table:table-cell>
          <table:table-cell table:formula="of:=[.B426]+ SIN([.C427]) * [.D427]" office:value-type="float" office:value="-3.35335846396802" calcext:value-type="float">
            <text:p>-3.35335846396802</text:p>
          </table:table-cell>
          <table:table-cell table:style-name="ce6" table:formula="of:=[.C426] + 0.0174533" office:value-type="float" office:value="-2.0071335" calcext:value-type="float">
            <text:p>-2.0071335</text:p>
          </table:table-cell>
          <table:table-cell table:formula="of:=[.D4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7] + COS([.C428]) * [.D428]" office:value-type="float" office:value="-5.20446660314861" calcext:value-type="float">
            <text:p>-5.20446660314861</text:p>
          </table:table-cell>
          <table:table-cell table:formula="of:=[.B427]+ SIN([.C428]) * [.D428]" office:value-type="float" office:value="-3.44471281235304" calcext:value-type="float">
            <text:p>-3.44471281235304</text:p>
          </table:table-cell>
          <table:table-cell table:style-name="ce6" table:formula="of:=[.C427] + 0.0174533" office:value-type="float" office:value="-1.9896802" calcext:value-type="float">
            <text:p>-1.9896802</text:p>
          </table:table-cell>
          <table:table-cell table:formula="of:=[.D4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8] + COS([.C429]) * [.D429]" office:value-type="float" office:value="-5.24354016200436" calcext:value-type="float">
            <text:p>-5.24354016200436</text:p>
          </table:table-cell>
          <table:table-cell table:formula="of:=[.B428]+ SIN([.C429]) * [.D429]" office:value-type="float" office:value="-3.53676310837834" calcext:value-type="float">
            <text:p>-3.53676310837834</text:p>
          </table:table-cell>
          <table:table-cell table:style-name="ce6" table:formula="of:=[.C428] + 0.0174533" office:value-type="float" office:value="-1.9722269" calcext:value-type="float">
            <text:p>-1.9722269</text:p>
          </table:table-cell>
          <table:table-cell table:formula="of:=[.D4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9] + COS([.C430]) * [.D430]" office:value-type="float" office:value="-5.2810012698954" calcext:value-type="float">
            <text:p>-5.2810012698954</text:p>
          </table:table-cell>
          <table:table-cell table:formula="of:=[.B429]+ SIN([.C430]) * [.D430]" office:value-type="float" office:value="-3.62948131260802" calcext:value-type="float">
            <text:p>-3.62948131260802</text:p>
          </table:table-cell>
          <table:table-cell table:style-name="ce6" table:formula="of:=[.C429] + 0.0174533" office:value-type="float" office:value="-1.9547736" calcext:value-type="float">
            <text:p>-1.9547736</text:p>
          </table:table-cell>
          <table:table-cell table:formula="of:=[.D4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0] + COS([.C431]) * [.D431]" office:value-type="float" office:value="-5.31683851579559" calcext:value-type="float">
            <text:p>-5.31683851579559</text:p>
          </table:table-cell>
          <table:table-cell table:formula="of:=[.B430]+ SIN([.C431]) * [.D431]" office:value-type="float" office:value="-3.72283918215467" calcext:value-type="float">
            <text:p>-3.72283918215467</text:p>
          </table:table-cell>
          <table:table-cell table:style-name="ce6" table:formula="of:=[.C430] + 0.0174533" office:value-type="float" office:value="-1.9373203" calcext:value-type="float">
            <text:p>-1.9373203</text:p>
          </table:table-cell>
          <table:table-cell table:formula="of:=[.D4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1] + COS([.C432]) * [.D432]" office:value-type="float" office:value="-5.3510409833233" calcext:value-type="float">
            <text:p>-5.3510409833233</text:p>
          </table:table-cell>
          <table:table-cell table:formula="of:=[.B431]+ SIN([.C432]) * [.D432]" office:value-type="float" office:value="-3.81680827928248" calcext:value-type="float">
            <text:p>-3.81680827928248</text:p>
          </table:table-cell>
          <table:table-cell table:style-name="ce6" table:formula="of:=[.C431] + 0.0174533" office:value-type="float" office:value="-1.919867" calcext:value-type="float">
            <text:p>-1.919867</text:p>
          </table:table-cell>
          <table:table-cell table:formula="of:=[.D4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2] + COS([.C433]) * [.D433]" office:value-type="float" office:value="-5.38359825406667" calcext:value-type="float">
            <text:p>-5.38359825406667</text:p>
          </table:table-cell>
          <table:table-cell table:formula="of:=[.B432]+ SIN([.C433]) * [.D433]" office:value-type="float" office:value="-3.91135998006963" calcext:value-type="float">
            <text:p>-3.91135998006963</text:p>
          </table:table-cell>
          <table:table-cell table:style-name="ce6" table:formula="of:=[.C432] + 0.0174533" office:value-type="float" office:value="-1.9024137" calcext:value-type="float">
            <text:p>-1.9024137</text:p>
          </table:table-cell>
          <table:table-cell table:formula="of:=[.D4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3] + COS([.C434]) * [.D434]" office:value-type="float" office:value="-5.41450041075715" calcext:value-type="float">
            <text:p>-5.41450041075715</text:p>
          </table:table-cell>
          <table:table-cell table:formula="of:=[.B433]+ SIN([.C434]) * [.D434]" office:value-type="float" office:value="-4.00646548312743" calcext:value-type="float">
            <text:p>-4.00646548312743</text:p>
          </table:table-cell>
          <table:table-cell table:style-name="ce6" table:formula="of:=[.C433] + 0.0174533" office:value-type="float" office:value="-1.8849604" calcext:value-type="float">
            <text:p>-1.8849604</text:p>
          </table:table-cell>
          <table:table-cell table:formula="of:=[.D4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4] + COS([.C435]) * [.D435]" office:value-type="float" office:value="-5.44373804029038" calcext:value-type="float">
            <text:p>-5.44373804029038</text:p>
          </table:table-cell>
          <table:table-cell table:formula="of:=[.B434]+ SIN([.C435]) * [.D435]" office:value-type="float" office:value="-4.10209581837351" calcext:value-type="float">
            <text:p>-4.10209581837351</text:p>
          </table:table-cell>
          <table:table-cell table:style-name="ce6" table:formula="of:=[.C434] + 0.0174533" office:value-type="float" office:value="-1.8675071" calcext:value-type="float">
            <text:p>-1.8675071</text:p>
          </table:table-cell>
          <table:table-cell table:formula="of:=[.D4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5] + COS([.C436]) * [.D436]" office:value-type="float" office:value="-5.47130223659353" calcext:value-type="float">
            <text:p>-5.47130223659353</text:p>
          </table:table-cell>
          <table:table-cell table:formula="of:=[.B435]+ SIN([.C436]) * [.D436]" office:value-type="float" office:value="-4.1982218558564" calcext:value-type="float">
            <text:p>-4.1982218558564</text:p>
          </table:table-cell>
          <table:table-cell table:style-name="ce6" table:formula="of:=[.C435] + 0.0174533" office:value-type="float" office:value="-1.8500538" calcext:value-type="float">
            <text:p>-1.8500538</text:p>
          </table:table-cell>
          <table:table-cell table:formula="of:=[.D4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6] + COS([.C437]) * [.D437]" office:value-type="float" office:value="-5.49718460333821" calcext:value-type="float">
            <text:p>-5.49718460333821</text:p>
          </table:table-cell>
          <table:table-cell table:formula="of:=[.B436]+ SIN([.C437]) * [.D437]" office:value-type="float" office:value="-4.29481431462878" calcext:value-type="float">
            <text:p>-4.29481431462878</text:p>
          </table:table-cell>
          <table:table-cell table:style-name="ce6" table:formula="of:=[.C436] + 0.0174533" office:value-type="float" office:value="-1.8326005" calcext:value-type="float">
            <text:p>-1.8326005</text:p>
          </table:table-cell>
          <table:table-cell table:formula="of:=[.D4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7] + COS([.C438]) * [.D438]" office:value-type="float" office:value="-5.52137725649801" calcext:value-type="float">
            <text:p>-5.52137725649801</text:p>
          </table:table-cell>
          <table:table-cell table:formula="of:=[.B437]+ SIN([.C438]) * [.D438]" office:value-type="float" office:value="-4.39184377166678" calcext:value-type="float">
            <text:p>-4.39184377166678</text:p>
          </table:table-cell>
          <table:table-cell table:style-name="ce6" table:formula="of:=[.C437] + 0.0174533" office:value-type="float" office:value="-1.8151472" calcext:value-type="float">
            <text:p>-1.8151472</text:p>
          </table:table-cell>
          <table:table-cell table:formula="of:=[.D4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8] + COS([.C439]) * [.D439]" office:value-type="float" office:value="-5.5438728267501" calcext:value-type="float">
            <text:p>-5.5438728267501</text:p>
          </table:table-cell>
          <table:table-cell table:formula="of:=[.B438]+ SIN([.C439]) * [.D439]" office:value-type="float" office:value="-4.48928067083251" calcext:value-type="float">
            <text:p>-4.48928067083251</text:p>
          </table:table-cell>
          <table:table-cell table:style-name="ce6" table:formula="of:=[.C438] + 0.0174533" office:value-type="float" office:value="-1.7976939" calcext:value-type="float">
            <text:p>-1.7976939</text:p>
          </table:table-cell>
          <table:table-cell table:formula="of:=[.D4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9] + COS([.C440]) * [.D440]" office:value-type="float" office:value="-5.56466446171999" calcext:value-type="float">
            <text:p>-5.56466446171999</text:p>
          </table:table-cell>
          <table:table-cell table:formula="of:=[.B439]+ SIN([.C440]) * [.D440]" office:value-type="float" office:value="-4.58709533187716" calcext:value-type="float">
            <text:p>-4.58709533187716</text:p>
          </table:table-cell>
          <table:table-cell table:style-name="ce6" table:formula="of:=[.C439] + 0.0174533" office:value-type="float" office:value="-1.7802406" calcext:value-type="float">
            <text:p>-1.7802406</text:p>
          </table:table-cell>
          <table:table-cell table:formula="of:=[.D4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0] + COS([.C441]) * [.D441]" office:value-type="float" office:value="-5.58374582806884" calcext:value-type="float">
            <text:p>-5.58374582806884</text:p>
          </table:table-cell>
          <table:table-cell table:formula="of:=[.B440]+ SIN([.C441]) * [.D441]" office:value-type="float" office:value="-4.68525795948187" calcext:value-type="float">
            <text:p>-4.68525795948187</text:p>
          </table:table-cell>
          <table:table-cell table:style-name="ce6" table:formula="of:=[.C440] + 0.0174533" office:value-type="float" office:value="-1.7627873" calcext:value-type="float">
            <text:p>-1.7627873</text:p>
          </table:table-cell>
          <table:table-cell table:formula="of:=[.D4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1] + COS([.C442]) * [.D442]" office:value-type="float" office:value="-5.60111111342262" calcext:value-type="float">
            <text:p>-5.60111111342262</text:p>
          </table:table-cell>
          <table:table-cell table:formula="of:=[.B441]+ SIN([.C442]) * [.D442]" office:value-type="float" office:value="-4.78373865233373" calcext:value-type="float">
            <text:p>-4.78373865233373</text:p>
          </table:table-cell>
          <table:table-cell table:style-name="ce6" table:formula="of:=[.C441] + 0.0174533" office:value-type="float" office:value="-1.745334" calcext:value-type="float">
            <text:p>-1.745334</text:p>
          </table:table-cell>
          <table:table-cell table:formula="of:=[.D4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2] + COS([.C443]) * [.D443]" office:value-type="float" office:value="-5.61675502814265" calcext:value-type="float">
            <text:p>-5.61675502814265</text:p>
          </table:table-cell>
          <table:table-cell table:formula="of:=[.B442]+ SIN([.C443]) * [.D443]" office:value-type="float" office:value="-4.88250741223397" calcext:value-type="float">
            <text:p>-4.88250741223397</text:p>
          </table:table-cell>
          <table:table-cell table:style-name="ce6" table:formula="of:=[.C442] + 0.0174533" office:value-type="float" office:value="-1.7278807" calcext:value-type="float">
            <text:p>-1.7278807</text:p>
          </table:table-cell>
          <table:table-cell table:formula="of:=[.D4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3] + COS([.C444]) * [.D444]" office:value-type="float" office:value="-5.63067280693689" calcext:value-type="float">
            <text:p>-5.63067280693689</text:p>
          </table:table-cell>
          <table:table-cell table:formula="of:=[.B443]+ SIN([.C444]) * [.D444]" office:value-type="float" office:value="-4.98153415323576" calcext:value-type="float">
            <text:p>-4.98153415323576</text:p>
          </table:table-cell>
          <table:table-cell table:style-name="ce6" table:formula="of:=[.C443] + 0.0174533" office:value-type="float" office:value="-1.7104274" calcext:value-type="float">
            <text:p>-1.7104274</text:p>
          </table:table-cell>
          <table:table-cell table:formula="of:=[.D4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4] + COS([.C445]) * [.D445]" office:value-type="float" office:value="-5.64286021031145" calcext:value-type="float">
            <text:p>-5.64286021031145</text:p>
          </table:table-cell>
          <table:table-cell table:formula="of:=[.B444]+ SIN([.C445]) * [.D445]" office:value-type="float" office:value="-5.08078871080862" calcext:value-type="float">
            <text:p>-5.08078871080862</text:p>
          </table:table-cell>
          <table:table-cell table:style-name="ce6" table:formula="of:=[.C444] + 0.0174533" office:value-type="float" office:value="-1.6929741" calcext:value-type="float">
            <text:p>-1.6929741</text:p>
          </table:table-cell>
          <table:table-cell table:formula="of:=[.D4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5] + COS([.C446]) * [.D446]" office:value-type="float" office:value="-5.65331352586203" calcext:value-type="float">
            <text:p>-5.65331352586203</text:p>
          </table:table-cell>
          <table:table-cell table:formula="of:=[.B445]+ SIN([.C446]) * [.D446]" office:value-type="float" office:value="-5.18024085102692" calcext:value-type="float">
            <text:p>-5.18024085102692</text:p>
          </table:table-cell>
          <table:table-cell table:style-name="ce6" table:formula="of:=[.C445] + 0.0174533" office:value-type="float" office:value="-1.6755208" calcext:value-type="float">
            <text:p>-1.6755208</text:p>
          </table:table-cell>
          <table:table-cell table:formula="of:=[.D4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6] + COS([.C447]) * [.D447]" office:value-type="float" office:value="-5.66202956940471" calcext:value-type="float">
            <text:p>-5.66202956940471</text:p>
          </table:table-cell>
          <table:table-cell table:formula="of:=[.B446]+ SIN([.C447]) * [.D447]" office:value-type="float" office:value="-5.27986027977936" calcext:value-type="float">
            <text:p>-5.27986027977936</text:p>
          </table:table-cell>
          <table:table-cell table:style-name="ce6" table:formula="of:=[.C446] + 0.0174533" office:value-type="float" office:value="-1.6580675" calcext:value-type="float">
            <text:p>-1.6580675</text:p>
          </table:table-cell>
          <table:table-cell table:formula="of:=[.D4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7] + COS([.C448]) * [.D448]" office:value-type="float" office:value="-5.66900568594592" calcext:value-type="float">
            <text:p>-5.66900568594592</text:p>
          </table:table-cell>
          <table:table-cell table:formula="of:=[.B447]+ SIN([.C448]) * [.D448]" office:value-type="float" office:value="-5.3796166519969" calcext:value-type="float">
            <text:p>-5.3796166519969</text:p>
          </table:table-cell>
          <table:table-cell table:style-name="ce6" table:formula="of:=[.C447] + 0.0174533" office:value-type="float" office:value="-1.6406142" calcext:value-type="float">
            <text:p>-1.6406142</text:p>
          </table:table-cell>
          <table:table-cell table:formula="of:=[.D4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8] + COS([.C449]) * [.D449]" office:value-type="float" office:value="-5.67423975049116" calcext:value-type="float">
            <text:p>-5.67423975049116</text:p>
          </table:table-cell>
          <table:table-cell table:formula="of:=[.B448]+ SIN([.C449]) * [.D449]" office:value-type="float" office:value="-5.47947958089615" calcext:value-type="float">
            <text:p>-5.47947958089615</text:p>
          </table:table-cell>
          <table:table-cell table:style-name="ce6" table:formula="of:=[.C448] + 0.0174533" office:value-type="float" office:value="-1.6231609" calcext:value-type="float">
            <text:p>-1.6231609</text:p>
          </table:table-cell>
          <table:table-cell table:formula="of:=[.D4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9] + COS([.C450]) * [.D450]" office:value-type="float" office:value="-5.67773016869231" calcext:value-type="float">
            <text:p>-5.67773016869231</text:p>
          </table:table-cell>
          <table:table-cell table:formula="of:=[.B449]+ SIN([.C450]) * [.D450]" office:value-type="float" office:value="-5.5794186472355" calcext:value-type="float">
            <text:p>-5.5794186472355</text:p>
          </table:table-cell>
          <table:table-cell table:style-name="ce6" table:formula="of:=[.C449] + 0.0174533" office:value-type="float" office:value="-1.6057076" calcext:value-type="float">
            <text:p>-1.6057076</text:p>
          </table:table-cell>
          <table:table-cell table:formula="of:=[.D4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0] + COS([.C451]) * [.D451]" office:value-type="float" office:value="-5.67947587733324" calcext:value-type="float">
            <text:p>-5.67947587733324</text:p>
          </table:table-cell>
          <table:table-cell table:formula="of:=[.B450]+ SIN([.C451]) * [.D451]" office:value-type="float" office:value="-5.67940340858112" calcext:value-type="float">
            <text:p>-5.67940340858112</text:p>
          </table:table-cell>
          <table:table-cell table:style-name="ce6" table:formula="of:=[.C450] + 0.0174533" office:value-type="float" office:value="-1.5882543" calcext:value-type="float">
            <text:p>-1.5882543</text:p>
          </table:table-cell>
          <table:table-cell table:formula="of:=[.D4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1] + COS([.C452]) * [.D452]" office:value-type="float" office:value="-5.67947634465375" calcext:value-type="float">
            <text:p>-5.67947634465375</text:p>
          </table:table-cell>
          <table:table-cell table:formula="of:=[.B451]+ SIN([.C452]) * [.D452]" office:value-type="float" office:value="-5.77940340858003" calcext:value-type="float">
            <text:p>-5.77940340858003</text:p>
          </table:table-cell>
          <table:table-cell table:style-name="ce6" table:formula="of:=[.C451] + 0.0174533" office:value-type="float" office:value="-1.570801" calcext:value-type="float">
            <text:p>-1.570801</text:p>
          </table:table-cell>
          <table:table-cell table:formula="of:=[.D4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2] + COS([.C453]) * [.D453]" office:value-type="float" office:value="-5.67773157051149" calcext:value-type="float">
            <text:p>-5.67773157051149</text:p>
          </table:table-cell>
          <table:table-cell table:formula="of:=[.B452]+ SIN([.C453]) * [.D453]" office:value-type="float" office:value="-5.87938818623739" calcext:value-type="float">
            <text:p>-5.87938818623739</text:p>
          </table:table-cell>
          <table:table-cell table:style-name="ce6" table:formula="of:=[.C452] + 0.0174533" office:value-type="float" office:value="-1.5533477" calcext:value-type="float">
            <text:p>-1.5533477</text:p>
          </table:table-cell>
          <table:table-cell table:formula="of:=[.D4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3] + COS([.C454]) * [.D454]" office:value-type="float" office:value="-5.674242086382" calcext:value-type="float">
            <text:p>-5.674242086382</text:p>
          </table:table-cell>
          <table:table-cell table:formula="of:=[.B453]+ SIN([.C454]) * [.D454]" office:value-type="float" office:value="-5.97932728519526" calcext:value-type="float">
            <text:p>-5.97932728519526</text:p>
          </table:table-cell>
          <table:table-cell table:style-name="ce6" table:formula="of:=[.C453] + 0.0174533" office:value-type="float" office:value="-1.5358944" calcext:value-type="float">
            <text:p>-1.5358944</text:p>
          </table:table-cell>
          <table:table-cell table:formula="of:=[.D4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4] + COS([.C455]) * [.D455]" office:value-type="float" office:value="-5.66900895519689" calcext:value-type="float">
            <text:p>-5.66900895519689</text:p>
          </table:table-cell>
          <table:table-cell table:formula="of:=[.B454]+ SIN([.C455]) * [.D455]" office:value-type="float" office:value="-6.07919026300986" calcext:value-type="float">
            <text:p>-6.07919026300986</text:p>
          </table:table-cell>
          <table:table-cell table:style-name="ce6" table:formula="of:=[.C454] + 0.0174533" office:value-type="float" office:value="-1.5184411" calcext:value-type="float">
            <text:p>-1.5184411</text:p>
          </table:table-cell>
          <table:table-cell table:formula="of:=[.D4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5] + COS([.C456]) * [.D456]" office:value-type="float" office:value="-5.66203377101996" calcext:value-type="float">
            <text:p>-5.66203377101996</text:p>
          </table:table-cell>
          <table:table-cell table:formula="of:=[.B455]+ SIN([.C456]) * [.D456]" office:value-type="float" office:value="-6.17894670042468" calcext:value-type="float">
            <text:p>-6.17894670042468</text:p>
          </table:table-cell>
          <table:table-cell table:style-name="ce6" table:formula="of:=[.C455] + 0.0174533" office:value-type="float" office:value="-1.5009878" calcext:value-type="float">
            <text:p>-1.5009878</text:p>
          </table:table-cell>
          <table:table-cell table:formula="of:=[.D4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6] + COS([.C457]) * [.D457]" office:value-type="float" office:value="-5.6533186585617" calcext:value-type="float">
            <text:p>-5.6533186585617</text:p>
          </table:table-cell>
          <table:table-cell table:formula="of:=[.B456]+ SIN([.C457]) * [.D457]" office:value-type="float" office:value="-6.27856621063649" calcext:value-type="float">
            <text:p>-6.27856621063649</text:p>
          </table:table-cell>
          <table:table-cell table:style-name="ce6" table:formula="of:=[.C456] + 0.0174533" office:value-type="float" office:value="-1.4835345" calcext:value-type="float">
            <text:p>-1.4835345</text:p>
          </table:table-cell>
          <table:table-cell table:formula="of:=[.D4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7] + COS([.C458]) * [.D458]" office:value-type="float" office:value="-5.64286627253208" calcext:value-type="float">
            <text:p>-5.64286627253208</text:p>
          </table:table-cell>
          <table:table-cell table:formula="of:=[.B457]+ SIN([.C458]) * [.D458]" office:value-type="float" office:value="-6.37801844855142" calcext:value-type="float">
            <text:p>-6.37801844855142</text:p>
          </table:table-cell>
          <table:table-cell table:style-name="ce6" table:formula="of:=[.C457] + 0.0174533" office:value-type="float" office:value="-1.4660812" calcext:value-type="float">
            <text:p>-1.4660812</text:p>
          </table:table-cell>
          <table:table-cell table:formula="of:=[.D4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8] + COS([.C459]) * [.D459]" office:value-type="float" office:value="-5.63067979683186" calcext:value-type="float">
            <text:p>-5.63067979683186</text:p>
          </table:table-cell>
          <table:table-cell table:formula="of:=[.B458]+ SIN([.C459]) * [.D459]" office:value-type="float" office:value="-6.47727312002842" calcext:value-type="float">
            <text:p>-6.47727312002842</text:p>
          </table:table-cell>
          <table:table-cell table:style-name="ce6" table:formula="of:=[.C458] + 0.0174533" office:value-type="float" office:value="-1.4486279" calcext:value-type="float">
            <text:p>-1.4486279</text:p>
          </table:table-cell>
          <table:table-cell table:formula="of:=[.D4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9] + COS([.C460]) * [.D460]" office:value-type="float" office:value="-5.61676294358277" calcext:value-type="float">
            <text:p>-5.61676294358277</text:p>
          </table:table-cell>
          <table:table-cell table:formula="of:=[.B459]+ SIN([.C460]) * [.D460]" office:value-type="float" office:value="-6.57629999110715" calcext:value-type="float">
            <text:p>-6.57629999110715</text:p>
          </table:table-cell>
          <table:table-cell table:style-name="ce6" table:formula="of:=[.C459] + 0.0174533" office:value-type="float" office:value="-1.4311746" calcext:value-type="float">
            <text:p>-1.4311746</text:p>
          </table:table-cell>
          <table:table-cell table:formula="of:=[.D4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0] + COS([.C461]) * [.D461]" office:value-type="float" office:value="-5.60111995199677" calcext:value-type="float">
            <text:p>-5.60111995199677</text:p>
          </table:table-cell>
          <table:table-cell table:formula="of:=[.B460]+ SIN([.C461]) * [.D461]" office:value-type="float" office:value="-6.67506889721753" calcext:value-type="float">
            <text:p>-6.67506889721753</text:p>
          </table:table-cell>
          <table:table-cell table:style-name="ce6" table:formula="of:=[.C460] + 0.0174533" office:value-type="float" office:value="-1.4137213" calcext:value-type="float">
            <text:p>-1.4137213</text:p>
          </table:table-cell>
          <table:table-cell table:formula="of:=[.D4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1] + COS([.C462]) * [.D462]" office:value-type="float" office:value="-5.5837555870847" calcext:value-type="float">
            <text:p>-5.5837555870847</text:p>
          </table:table-cell>
          <table:table-cell table:formula="of:=[.B461]+ SIN([.C462]) * [.D462]" office:value-type="float" office:value="-6.77354975236816" calcext:value-type="float">
            <text:p>-6.77354975236816</text:p>
          </table:table-cell>
          <table:table-cell table:style-name="ce6" table:formula="of:=[.C461] + 0.0174533" office:value-type="float" office:value="-1.396268" calcext:value-type="float">
            <text:p>-1.396268</text:p>
          </table:table-cell>
          <table:table-cell table:formula="of:=[.D4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2] + COS([.C463]) * [.D463]" office:value-type="float" office:value="-5.56467513820488" calcext:value-type="float">
            <text:p>-5.56467513820488</text:p>
          </table:table-cell>
          <table:table-cell table:formula="of:=[.B462]+ SIN([.C463]) * [.D463]" office:value-type="float" office:value="-6.87171255831086" calcext:value-type="float">
            <text:p>-6.87171255831086</text:p>
          </table:table-cell>
          <table:table-cell table:style-name="ce6" table:formula="of:=[.C462] + 0.0174533" office:value-type="float" office:value="-1.3788147" calcext:value-type="float">
            <text:p>-1.3788147</text:p>
          </table:table-cell>
          <table:table-cell table:formula="of:=[.D4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3] + COS([.C464]) * [.D464]" office:value-type="float" office:value="-5.54388441745183" calcext:value-type="float">
            <text:p>-5.54388441745183</text:p>
          </table:table-cell>
          <table:table-cell table:formula="of:=[.B463]+ SIN([.C464]) * [.D464]" office:value-type="float" office:value="-6.96952741367838" calcext:value-type="float">
            <text:p>-6.96952741367838</text:p>
          </table:table-cell>
          <table:table-cell table:style-name="ce6" table:formula="of:=[.C463] + 0.0174533" office:value-type="float" office:value="-1.3613614" calcext:value-type="float">
            <text:p>-1.3613614</text:p>
          </table:table-cell>
          <table:table-cell table:formula="of:=[.D4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4] + COS([.C465]) * [.D465]" office:value-type="float" office:value="-5.52138975788595" calcext:value-type="float">
            <text:p>-5.52138975788595</text:p>
          </table:table-cell>
          <table:table-cell table:formula="of:=[.B464]+ SIN([.C465]) * [.D465]" office:value-type="float" office:value="-7.06696452309269" calcext:value-type="float">
            <text:p>-7.06696452309269</text:p>
          </table:table-cell>
          <table:table-cell table:style-name="ce6" table:formula="of:=[.C464] + 0.0174533" office:value-type="float" office:value="-1.3439081" calcext:value-type="float">
            <text:p>-1.3439081</text:p>
          </table:table-cell>
          <table:table-cell table:formula="of:=[.D4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5] + COS([.C466]) * [.D466]" office:value-type="float" office:value="-5.49719801160432" calcext:value-type="float">
            <text:p>-5.49719801160432</text:p>
          </table:table-cell>
          <table:table-cell table:formula="of:=[.B465]+ SIN([.C466]) * [.D466]" office:value-type="float" office:value="-7.16399420624091" calcext:value-type="float">
            <text:p>-7.16399420624091</text:p>
          </table:table-cell>
          <table:table-cell table:style-name="ce6" table:formula="of:=[.C465] + 0.0174533" office:value-type="float" office:value="-1.3264548" calcext:value-type="float">
            <text:p>-1.3264548</text:p>
          </table:table-cell>
          <table:table-cell table:formula="of:=[.D4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6] + COS([.C467]) * [.D467]" office:value-type="float" office:value="-5.47131654765352" calcext:value-type="float">
            <text:p>-5.47131654765352</text:p>
          </table:table-cell>
          <table:table-cell table:formula="of:=[.B466]+ SIN([.C467]) * [.D467]" office:value-type="float" office:value="-7.26058690691629" calcext:value-type="float">
            <text:p>-7.26058690691629</text:p>
          </table:table-cell>
          <table:table-cell table:style-name="ce6" table:formula="of:=[.C466] + 0.0174533" office:value-type="float" office:value="-1.3090015" calcext:value-type="float">
            <text:p>-1.3090015</text:p>
          </table:table-cell>
          <table:table-cell table:formula="of:=[.D4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7] + COS([.C468]) * [.D468]" office:value-type="float" office:value="-5.44375324978494" calcext:value-type="float">
            <text:p>-5.44375324978494</text:p>
          </table:table-cell>
          <table:table-cell table:formula="of:=[.B467]+ SIN([.C468]) * [.D468]" office:value-type="float" office:value="-7.35671320202126" calcext:value-type="float">
            <text:p>-7.35671320202126</text:p>
          </table:table-cell>
          <table:table-cell table:style-name="ce6" table:formula="of:=[.C467] + 0.0174533" office:value-type="float" office:value="-1.2915482" calcext:value-type="float">
            <text:p>-1.2915482</text:p>
          </table:table-cell>
          <table:table-cell table:formula="of:=[.D4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8] + COS([.C469]) * [.D469]" office:value-type="float" office:value="-5.41451651405333" calcext:value-type="float">
            <text:p>-5.41451651405333</text:p>
          </table:table-cell>
          <table:table-cell table:formula="of:=[.B468]+ SIN([.C469]) * [.D469]" office:value-type="float" office:value="-7.45234381053005" calcext:value-type="float">
            <text:p>-7.45234381053005</text:p>
          </table:table-cell>
          <table:table-cell table:style-name="ce6" table:formula="of:=[.C468] + 0.0174533" office:value-type="float" office:value="-1.2740949" calcext:value-type="float">
            <text:p>-1.2740949</text:p>
          </table:table-cell>
          <table:table-cell table:formula="of:=[.D4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9] + COS([.C470]) * [.D470]" office:value-type="float" office:value="-5.38361524625925" calcext:value-type="float">
            <text:p>-5.38361524625925</text:p>
          </table:table-cell>
          <table:table-cell table:formula="of:=[.B469]+ SIN([.C470]) * [.D470]" office:value-type="float" office:value="-7.54744960240793" calcext:value-type="float">
            <text:p>-7.54744960240793</text:p>
          </table:table-cell>
          <table:table-cell table:style-name="ce6" table:formula="of:=[.C469] + 0.0174533" office:value-type="float" office:value="-1.2566416" calcext:value-type="float">
            <text:p>-1.2566416</text:p>
          </table:table-cell>
          <table:table-cell table:formula="of:=[.D4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0] + COS([.C471]) * [.D471]" office:value-type="float" office:value="-5.35105885923628" calcext:value-type="float">
            <text:p>-5.35105885923628</text:p>
          </table:table-cell>
          <table:table-cell table:formula="of:=[.B470]+ SIN([.C471]) * [.D471]" office:value-type="float" office:value="-7.64200160748455" calcext:value-type="float">
            <text:p>-7.64200160748455</text:p>
          </table:table-cell>
          <table:table-cell table:style-name="ce6" table:formula="of:=[.C470] + 0.0174533" office:value-type="float" office:value="-1.2391883" calcext:value-type="float">
            <text:p>-1.2391883</text:p>
          </table:table-cell>
          <table:table-cell table:formula="of:=[.D4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1] + COS([.C472]) * [.D472]" office:value-type="float" office:value="-5.31685726998379" calcext:value-type="float">
            <text:p>-5.31685726998379</text:p>
          </table:table-cell>
          <table:table-cell table:formula="of:=[.B471]+ SIN([.C472]) * [.D472]" office:value-type="float" office:value="-7.73597102427855" calcext:value-type="float">
            <text:p>-7.73597102427855</text:p>
          </table:table-cell>
          <table:table-cell table:style-name="ce6" table:formula="of:=[.C471] + 0.0174533" office:value-type="float" office:value="-1.221735" calcext:value-type="float">
            <text:p>-1.221735</text:p>
          </table:table-cell>
          <table:table-cell table:formula="of:=[.D4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2] + COS([.C473]) * [.D473]" office:value-type="float" office:value="-5.28102089664612" calcext:value-type="float">
            <text:p>-5.28102089664612</text:p>
          </table:table-cell>
          <table:table-cell table:formula="of:=[.B472]+ SIN([.C473]) * [.D473]" office:value-type="float" office:value="-7.82932922877072" calcext:value-type="float">
            <text:p>-7.82932922877072</text:p>
          </table:table-cell>
          <table:table-cell table:style-name="ce6" table:formula="of:=[.C472] + 0.0174533" office:value-type="float" office:value="-1.2042817" calcext:value-type="float">
            <text:p>-1.2042817</text:p>
          </table:table-cell>
          <table:table-cell table:formula="of:=[.D4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3] + COS([.C474]) * [.D474]" office:value-type="float" office:value="-5.24356065533909" calcext:value-type="float">
            <text:p>-5.24356065533909</text:p>
          </table:table-cell>
          <table:table-cell table:formula="of:=[.B473]+ SIN([.C474]) * [.D474]" office:value-type="float" office:value="-7.92204778312323" calcext:value-type="float">
            <text:p>-7.92204778312323</text:p>
          </table:table-cell>
          <table:table-cell table:style-name="ce6" table:formula="of:=[.C473] + 0.0174533" office:value-type="float" office:value="-1.1868284" calcext:value-type="float">
            <text:p>-1.1868284</text:p>
          </table:table-cell>
          <table:table-cell table:formula="of:=[.D4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4] + COS([.C475]) * [.D475]" office:value-type="float" office:value="-5.20448795682487" calcext:value-type="float">
            <text:p>-5.20448795682487</text:p>
          </table:table-cell>
          <table:table-cell table:formula="of:=[.B474]+ SIN([.C475]) * [.D475]" office:value-type="float" office:value="-8.01409844434202" calcext:value-type="float">
            <text:p>-8.01409844434202</text:p>
          </table:table-cell>
          <table:table-cell table:style-name="ce6" table:formula="of:=[.C474] + 0.0174533" office:value-type="float" office:value="-1.1693751" calcext:value-type="float">
            <text:p>-1.1693751</text:p>
          </table:table-cell>
          <table:table-cell table:formula="of:=[.D4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5] + COS([.C476]) * [.D476]" office:value-type="float" office:value="-5.16381470303613" calcext:value-type="float">
            <text:p>-5.16381470303613</text:p>
          </table:table-cell>
          <table:table-cell table:formula="of:=[.B475]+ SIN([.C476]) * [.D476]" office:value-type="float" office:value="-8.10545317287995" calcext:value-type="float">
            <text:p>-8.10545317287995</text:p>
          </table:table-cell>
          <table:table-cell table:style-name="ce6" table:formula="of:=[.C475] + 0.0174533" office:value-type="float" office:value="-1.1519218" calcext:value-type="float">
            <text:p>-1.1519218</text:p>
          </table:table-cell>
          <table:table-cell table:formula="of:=[.D4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6] + COS([.C477]) * [.D477]" office:value-type="float" office:value="-5.12155328345062" calcext:value-type="float">
            <text:p>-5.12155328345062</text:p>
          </table:table-cell>
          <table:table-cell table:formula="of:=[.B476]+ SIN([.C477]) * [.D477]" office:value-type="float" office:value="-8.19608414117786" calcext:value-type="float">
            <text:p>-8.19608414117786</text:p>
          </table:table-cell>
          <table:table-cell table:style-name="ce6" table:formula="of:=[.C476] + 0.0174533" office:value-type="float" office:value="-1.1344685" calcext:value-type="float">
            <text:p>-1.1344685</text:p>
          </table:table-cell>
          <table:table-cell table:formula="of:=[.D4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7] + COS([.C478]) * [.D478]" office:value-type="float" office:value="-5.07771657131717" calcext:value-type="float">
            <text:p>-5.07771657131717</text:p>
          </table:table-cell>
          <table:table-cell table:formula="of:=[.B477]+ SIN([.C478]) * [.D478]" office:value-type="float" office:value="-8.2859637421412" calcext:value-type="float">
            <text:p>-8.2859637421412</text:p>
          </table:table-cell>
          <table:table-cell table:style-name="ce6" table:formula="of:=[.C477] + 0.0174533" office:value-type="float" office:value="-1.1170152" calcext:value-type="float">
            <text:p>-1.1170152</text:p>
          </table:table-cell>
          <table:table-cell table:formula="of:=[.D4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8] + COS([.C479]) * [.D479]" office:value-type="float" office:value="-5.03231791973439" calcext:value-type="float">
            <text:p>-5.03231791973439</text:p>
          </table:table-cell>
          <table:table-cell table:formula="of:=[.B478]+ SIN([.C479]) * [.D479]" office:value-type="float" office:value="-8.37506459754935" calcext:value-type="float">
            <text:p>-8.37506459754935</text:p>
          </table:table-cell>
          <table:table-cell table:style-name="ce6" table:formula="of:=[.C478] + 0.0174533" office:value-type="float" office:value="-1.0995619" calcext:value-type="float">
            <text:p>-1.0995619</text:p>
          </table:table-cell>
          <table:table-cell table:formula="of:=[.D4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9] + COS([.C480]) * [.D480]" office:value-type="float" office:value="-4.98537115758319" calcext:value-type="float">
            <text:p>-4.98537115758319</text:p>
          </table:table-cell>
          <table:table-cell table:formula="of:=[.B479]+ SIN([.C480]) * [.D480]" office:value-type="float" office:value="-8.46335956639537" calcext:value-type="float">
            <text:p>-8.46335956639537</text:p>
          </table:table-cell>
          <table:table-cell table:style-name="ce6" table:formula="of:=[.C479] + 0.0174533" office:value-type="float" office:value="-1.0821086" calcext:value-type="float">
            <text:p>-1.0821086</text:p>
          </table:table-cell>
          <table:table-cell table:formula="of:=[.D4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0] + COS([.C481]) * [.D481]" office:value-type="float" office:value="-4.93689058531437" calcext:value-type="float">
            <text:p>-4.93689058531437</text:p>
          </table:table-cell>
          <table:table-cell table:formula="of:=[.B480]+ SIN([.C481]) * [.D481]" office:value-type="float" office:value="-8.55082175315335" calcext:value-type="float">
            <text:p>-8.55082175315335</text:p>
          </table:table-cell>
          <table:table-cell table:style-name="ce6" table:formula="of:=[.C480] + 0.0174533" office:value-type="float" office:value="-1.0646553" calcext:value-type="float">
            <text:p>-1.0646553</text:p>
          </table:table-cell>
          <table:table-cell table:formula="of:=[.D4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1] + COS([.C482]) * [.D482]" office:value-type="float" office:value="-4.88689097059254" calcext:value-type="float">
            <text:p>-4.88689097059254</text:p>
          </table:table-cell>
          <table:table-cell table:formula="of:=[.B481]+ SIN([.C482]) * [.D482]" office:value-type="float" office:value="-8.63742451597111" calcext:value-type="float">
            <text:p>-8.63742451597111</text:p>
          </table:table-cell>
          <table:table-cell table:style-name="ce6" table:formula="of:=[.C481] + 0.0174533" office:value-type="float" office:value="-1.047202" calcext:value-type="float">
            <text:p>-1.047202</text:p>
          </table:table-cell>
          <table:table-cell table:formula="of:=[.D4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2] + COS([.C483]) * [.D483]" office:value-type="float" office:value="-4.83538754379776" calcext:value-type="float">
            <text:p>-4.83538754379776</text:p>
          </table:table-cell>
          <table:table-cell table:formula="of:=[.B482]+ SIN([.C483]) * [.D483]" office:value-type="float" office:value="-8.72314147478553" calcext:value-type="float">
            <text:p>-8.72314147478553</text:p>
          </table:table-cell>
          <table:table-cell table:style-name="ce6" table:formula="of:=[.C482] + 0.0174533" office:value-type="float" office:value="-1.0297487" calcext:value-type="float">
            <text:p>-1.0297487</text:p>
          </table:table-cell>
          <table:table-cell table:formula="of:=[.D4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3] + COS([.C484]) * [.D484]" office:value-type="float" office:value="-4.7823959933862" calcext:value-type="float">
            <text:p>-4.7823959933862</text:p>
          </table:table-cell>
          <table:table-cell table:formula="of:=[.B483]+ SIN([.C484]) * [.D484]" office:value-type="float" office:value="-8.80794651935824" calcext:value-type="float">
            <text:p>-8.80794651935824</text:p>
          </table:table-cell>
          <table:table-cell table:style-name="ce6" table:formula="of:=[.C483] + 0.0174533" office:value-type="float" office:value="-1.0122954" calcext:value-type="float">
            <text:p>-1.0122954</text:p>
          </table:table-cell>
          <table:table-cell table:formula="of:=[.D4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4] + COS([.C485]) * [.D485]" office:value-type="float" office:value="-4.72793246111129" calcext:value-type="float">
            <text:p>-4.72793246111129</text:p>
          </table:table-cell>
          <table:table-cell table:formula="of:=[.B484]+ SIN([.C485]) * [.D485]" office:value-type="float" office:value="-8.89181381722898" calcext:value-type="float">
            <text:p>-8.89181381722898</text:p>
          </table:table-cell>
          <table:table-cell table:style-name="ce6" table:formula="of:=[.C484] + 0.0174533" office:value-type="float" office:value="-0.994842100000002" calcext:value-type="float">
            <text:p>-0.994842100000002</text:p>
          </table:table-cell>
          <table:table-cell table:formula="of:=[.D4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5] + COS([.C486]) * [.D486]" office:value-type="float" office:value="-4.67201353710678" calcext:value-type="float">
            <text:p>-4.67201353710678</text:p>
          </table:table-cell>
          <table:table-cell table:formula="of:=[.B485]+ SIN([.C486]) * [.D486]" office:value-type="float" office:value="-8.97471782158449" calcext:value-type="float">
            <text:p>-8.97471782158449</text:p>
          </table:table-cell>
          <table:table-cell table:style-name="ce6" table:formula="of:=[.C485] + 0.0174533" office:value-type="float" office:value="-0.977388800000002" calcext:value-type="float">
            <text:p>-0.977388800000002</text:p>
          </table:table-cell>
          <table:table-cell table:formula="of:=[.D4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6] + COS([.C487]) * [.D487]" office:value-type="float" office:value="-4.61465625483322" calcext:value-type="float">
            <text:p>-4.61465625483322</text:p>
          </table:table-cell>
          <table:table-cell table:formula="of:=[.B486]+ SIN([.C487]) * [.D487]" office:value-type="float" office:value="-9.05663327904028" calcext:value-type="float">
            <text:p>-9.05663327904028</text:p>
          </table:table-cell>
          <table:table-cell table:style-name="ce6" table:formula="of:=[.C486] + 0.0174533" office:value-type="float" office:value="-0.959935500000002" calcext:value-type="float">
            <text:p>-0.959935500000002</text:p>
          </table:table-cell>
          <table:table-cell table:formula="of:=[.D4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7] + COS([.C488]) * [.D488]" office:value-type="float" office:value="-4.5558780858894" calcext:value-type="float">
            <text:p>-4.5558780858894</text:p>
          </table:table-cell>
          <table:table-cell table:formula="of:=[.B487]+ SIN([.C488]) * [.D488]" office:value-type="float" office:value="-9.13753523733309" calcext:value-type="float">
            <text:p>-9.13753523733309</text:p>
          </table:table-cell>
          <table:table-cell table:style-name="ce6" table:formula="of:=[.C487] + 0.0174533" office:value-type="float" office:value="-0.942482200000002" calcext:value-type="float">
            <text:p>-0.942482200000002</text:p>
          </table:table-cell>
          <table:table-cell table:formula="of:=[.D4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8] + COS([.C489]) * [.D489]" office:value-type="float" office:value="-4.49569693469033" calcext:value-type="float">
            <text:p>-4.49569693469033</text:p>
          </table:table-cell>
          <table:table-cell table:formula="of:=[.B488]+ SIN([.C489]) * [.D489]" office:value-type="float" office:value="-9.21739905292159" calcext:value-type="float">
            <text:p>-9.21739905292159</text:p>
          </table:table-cell>
          <table:table-cell table:style-name="ce6" table:formula="of:=[.C488] + 0.0174533" office:value-type="float" office:value="-0.925028900000002" calcext:value-type="float">
            <text:p>-0.925028900000002</text:p>
          </table:table-cell>
          <table:table-cell table:formula="of:=[.D4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9] + COS([.C490]) * [.D490]" office:value-type="float" office:value="-4.43413113301335" calcext:value-type="float">
            <text:p>-4.43413113301335</text:p>
          </table:table-cell>
          <table:table-cell table:formula="of:=[.B489]+ SIN([.C490]) * [.D490]" office:value-type="float" office:value="-9.29620039849305" calcext:value-type="float">
            <text:p>-9.29620039849305</text:p>
          </table:table-cell>
          <table:table-cell table:style-name="ce6" table:formula="of:=[.C489] + 0.0174533" office:value-type="float" office:value="-0.907575600000002" calcext:value-type="float">
            <text:p>-0.907575600000002</text:p>
          </table:table-cell>
          <table:table-cell table:formula="of:=[.D4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0] + COS([.C491]) * [.D491]" office:value-type="float" office:value="-4.37119943441415" calcext:value-type="float">
            <text:p>-4.37119943441415</text:p>
          </table:table-cell>
          <table:table-cell table:formula="of:=[.B490]+ SIN([.C491]) * [.D491]" office:value-type="float" office:value="-9.37391527037365" calcext:value-type="float">
            <text:p>-9.37391527037365</text:p>
          </table:table-cell>
          <table:table-cell table:style-name="ce6" table:formula="of:=[.C490] + 0.0174533" office:value-type="float" office:value="-0.890122300000002" calcext:value-type="float">
            <text:p>-0.890122300000002</text:p>
          </table:table-cell>
          <table:table-cell table:formula="of:=[.D4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1] + COS([.C492]) * [.D492]" office:value-type="float" office:value="-4.30692100851417" calcext:value-type="float">
            <text:p>-4.30692100851417</text:p>
          </table:table-cell>
          <table:table-cell table:formula="of:=[.B491]+ SIN([.C492]) * [.D492]" office:value-type="float" office:value="-9.4505199958403" calcext:value-type="float">
            <text:p>-9.4505199958403</text:p>
          </table:table-cell>
          <table:table-cell table:style-name="ce6" table:formula="of:=[.C491] + 0.0174533" office:value-type="float" office:value="-0.872669000000002" calcext:value-type="float">
            <text:p>-0.872669000000002</text:p>
          </table:table-cell>
          <table:table-cell table:formula="of:=[.D4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2] + COS([.C493]) * [.D493]" office:value-type="float" office:value="-4.2413154351614" calcext:value-type="float">
            <text:p>-4.2413154351614</text:p>
          </table:table-cell>
          <table:table-cell table:formula="of:=[.B492]+ SIN([.C493]) * [.D493]" office:value-type="float" office:value="-9.52599124033153" calcext:value-type="float">
            <text:p>-9.52599124033153</text:p>
          </table:table-cell>
          <table:table-cell table:style-name="ce6" table:formula="of:=[.C492] + 0.0174533" office:value-type="float" office:value="-0.855215700000002" calcext:value-type="float">
            <text:p>-0.855215700000002</text:p>
          </table:table-cell>
          <table:table-cell table:formula="of:=[.D4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3] + COS([.C494]) * [.D494]" office:value-type="float" office:value="-4.17440269846615" calcext:value-type="float">
            <text:p>-4.17440269846615</text:p>
          </table:table-cell>
          <table:table-cell table:formula="of:=[.B493]+ SIN([.C494]) * [.D494]" office:value-type="float" office:value="-9.60030601455545" calcext:value-type="float">
            <text:p>-9.60030601455545</text:p>
          </table:table-cell>
          <table:table-cell table:style-name="ce6" table:formula="of:=[.C493] + 0.0174533" office:value-type="float" office:value="-0.837762400000002" calcext:value-type="float">
            <text:p>-0.837762400000002</text:p>
          </table:table-cell>
          <table:table-cell table:formula="of:=[.D4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4] + COS([.C495]) * [.D495]" office:value-type="float" office:value="-4.10620318071369" calcext:value-type="float">
            <text:p>-4.10620318071369</text:p>
          </table:table-cell>
          <table:table-cell table:formula="of:=[.B494]+ SIN([.C495]) * [.D495]" office:value-type="float" office:value="-9.67344168149254" calcext:value-type="float">
            <text:p>-9.67344168149254</text:p>
          </table:table-cell>
          <table:table-cell table:style-name="ce6" table:formula="of:=[.C494] + 0.0174533" office:value-type="float" office:value="-0.820309100000002" calcext:value-type="float">
            <text:p>-0.820309100000002</text:p>
          </table:table-cell>
          <table:table-cell table:formula="of:=[.D4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5] + COS([.C496]) * [.D496]" office:value-type="float" office:value="-4.0367376561556" calcext:value-type="float">
            <text:p>-4.0367376561556</text:p>
          </table:table-cell>
          <table:table-cell table:formula="of:=[.B495]+ SIN([.C496]) * [.D496]" office:value-type="float" office:value="-9.74537596329106" calcext:value-type="float">
            <text:p>-9.74537596329106</text:p>
          </table:table-cell>
          <table:table-cell table:style-name="ce6" table:formula="of:=[.C495] + 0.0174533" office:value-type="float" office:value="-0.802855800000002" calcext:value-type="float">
            <text:p>-0.802855800000002</text:p>
          </table:table-cell>
          <table:table-cell table:formula="of:=[.D4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6] + COS([.C497]) * [.D497]" office:value-type="float" office:value="-3.96602728468172" calcext:value-type="float">
            <text:p>-3.96602728468172</text:p>
          </table:table-cell>
          <table:table-cell table:formula="of:=[.B496]+ SIN([.C497]) * [.D497]" office:value-type="float" office:value="-9.81608694805315" calcext:value-type="float">
            <text:p>-9.81608694805315</text:p>
          </table:table-cell>
          <table:table-cell table:style-name="ce6" table:formula="of:=[.C496] + 0.0174533" office:value-type="float" office:value="-0.785402500000002" calcext:value-type="float">
            <text:p>-0.785402500000002</text:p>
          </table:table-cell>
          <table:table-cell table:formula="of:=[.D4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7] + COS([.C498]) * [.D498]" office:value-type="float" office:value="-3.89409360537465" calcext:value-type="float">
            <text:p>-3.89409360537465</text:p>
          </table:table-cell>
          <table:table-cell table:formula="of:=[.B497]+ SIN([.C498]) * [.D498]" office:value-type="float" office:value="-9.88555309650942" calcext:value-type="float">
            <text:p>-9.88555309650942</text:p>
          </table:table-cell>
          <table:table-cell table:style-name="ce6" table:formula="of:=[.C497] + 0.0174533" office:value-type="float" office:value="-0.767949200000002" calcext:value-type="float">
            <text:p>-0.767949200000002</text:p>
          </table:table-cell>
          <table:table-cell table:formula="of:=[.D4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8] + COS([.C499]) * [.D499]" office:value-type="float" office:value="-3.82095852994872" calcext:value-type="float">
            <text:p>-3.82095852994872</text:p>
          </table:table-cell>
          <table:table-cell table:formula="of:=[.B498]+ SIN([.C499]) * [.D499]" office:value-type="float" office:value="-9.95375324857995" calcext:value-type="float">
            <text:p>-9.95375324857995</text:p>
          </table:table-cell>
          <table:table-cell table:style-name="ce6" table:formula="of:=[.C498] + 0.0174533" office:value-type="float" office:value="-0.750495900000002" calcext:value-type="float">
            <text:p>-0.750495900000002</text:p>
          </table:table-cell>
          <table:table-cell table:formula="of:=[.D4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9] + COS([.C500]) * [.D500]" office:value-type="float" office:value="-3.74664433607548" calcext:value-type="float">
            <text:p>-3.74664433607548</text:p>
          </table:table-cell>
          <table:table-cell table:formula="of:=[.B499]+ SIN([.C500]) * [.D500]" office:value-type="float" office:value="-10.02066662982" calcext:value-type="float">
            <text:p>-10.02066662982</text:p>
          </table:table-cell>
          <table:table-cell table:style-name="ce6" table:formula="of:=[.C499] + 0.0174533" office:value-type="float" office:value="-0.733042600000002" calcext:value-type="float">
            <text:p>-0.733042600000002</text:p>
          </table:table-cell>
          <table:table-cell table:formula="of:=[.D4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0] + COS([.C501]) * [.D501]" office:value-type="float" office:value="-3.67117366059768" calcext:value-type="float">
            <text:p>-3.67117366059768</text:p>
          </table:table-cell>
          <table:table-cell table:formula="of:=[.B500]+ SIN([.C501]) * [.D501]" office:value-type="float" office:value="-10.0862728577478" calcext:value-type="float">
            <text:p>-10.0862728577478</text:p>
          </table:table-cell>
          <table:table-cell table:style-name="ce6" table:formula="of:=[.C500] + 0.0174533" office:value-type="float" office:value="-0.715589300000002" calcext:value-type="float">
            <text:p>-0.715589300000002</text:p>
          </table:table-cell>
          <table:table-cell table:formula="of:=[.D5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1] + COS([.C502]) * [.D502]" office:value-type="float" office:value="-3.59456949263389" calcext:value-type="float">
            <text:p>-3.59456949263389</text:p>
          </table:table-cell>
          <table:table-cell table:formula="of:=[.B501]+ SIN([.C502]) * [.D502]" office:value-type="float" office:value="-10.1505519480539" calcext:value-type="float">
            <text:p>-10.1505519480539</text:p>
          </table:table-cell>
          <table:table-cell table:style-name="ce6" table:formula="of:=[.C501] + 0.0174533" office:value-type="float" office:value="-0.698136000000002" calcext:value-type="float">
            <text:p>-0.698136000000002</text:p>
          </table:table-cell>
          <table:table-cell table:formula="of:=[.D5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2] + COS([.C503]) * [.D503]" office:value-type="float" office:value="-3.51685516657574" calcext:value-type="float">
            <text:p>-3.51685516657574</text:p>
          </table:table-cell>
          <table:table-cell table:formula="of:=[.B502]+ SIN([.C503]) * [.D503]" office:value-type="float" office:value="-10.2134843206878" calcext:value-type="float">
            <text:p>-10.2134843206878</text:p>
          </table:table-cell>
          <table:table-cell table:style-name="ce6" table:formula="of:=[.C502] + 0.0174533" office:value-type="float" office:value="-0.680682700000002" calcext:value-type="float">
            <text:p>-0.680682700000002</text:p>
          </table:table-cell>
          <table:table-cell table:formula="of:=[.D5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3] + COS([.C504]) * [.D504]" office:value-type="float" office:value="-3.43805435498007" calcext:value-type="float">
            <text:p>-3.43805435498007</text:p>
          </table:table-cell>
          <table:table-cell table:formula="of:=[.B503]+ SIN([.C504]) * [.D504]" office:value-type="float" office:value="-10.2750508058227" calcext:value-type="float">
            <text:p>-10.2750508058227</text:p>
          </table:table-cell>
          <table:table-cell table:style-name="ce6" table:formula="of:=[.C503] + 0.0174533" office:value-type="float" office:value="-0.663229400000002" calcext:value-type="float">
            <text:p>-0.663229400000002</text:p>
          </table:table-cell>
          <table:table-cell table:formula="of:=[.D5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4] + COS([.C505]) * [.D505]" office:value-type="float" office:value="-3.35819106135804" calcext:value-type="float">
            <text:p>-3.35819106135804</text:p>
          </table:table-cell>
          <table:table-cell table:formula="of:=[.B504]+ SIN([.C505]) * [.D505]" office:value-type="float" office:value="-10.3352326496947" calcext:value-type="float">
            <text:p>-10.3352326496947</text:p>
          </table:table-cell>
          <table:table-cell table:style-name="ce6" table:formula="of:=[.C504] + 0.0174533" office:value-type="float" office:value="-0.645776100000002" calcext:value-type="float">
            <text:p>-0.645776100000002</text:p>
          </table:table-cell>
          <table:table-cell table:formula="of:=[.D5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5] + COS([.C506]) * [.D506]" office:value-type="float" office:value="-3.27728961286339" calcext:value-type="float">
            <text:p>-3.27728961286339</text:p>
          </table:table-cell>
          <table:table-cell table:formula="of:=[.B505]+ SIN([.C506]) * [.D506]" office:value-type="float" office:value="-10.3940115203156" calcext:value-type="float">
            <text:p>-10.3940115203156</text:p>
          </table:table-cell>
          <table:table-cell table:style-name="ce6" table:formula="of:=[.C505] + 0.0174533" office:value-type="float" office:value="-0.628322800000002" calcext:value-type="float">
            <text:p>-0.628322800000002</text:p>
          </table:table-cell>
          <table:table-cell table:formula="of:=[.D5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6] + COS([.C507]) * [.D507]" office:value-type="float" office:value="-3.19537465288215" calcext:value-type="float">
            <text:p>-3.19537465288215</text:p>
          </table:table-cell>
          <table:table-cell table:formula="of:=[.B506]+ SIN([.C507]) * [.D507]" office:value-type="float" office:value="-10.4513695130566" calcext:value-type="float">
            <text:p>-10.4513695130566</text:p>
          </table:table-cell>
          <table:table-cell table:style-name="ce6" table:formula="of:=[.C506] + 0.0174533" office:value-type="float" office:value="-0.610869500000002" calcext:value-type="float">
            <text:p>-0.610869500000002</text:p>
          </table:table-cell>
          <table:table-cell table:formula="of:=[.D5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7] + COS([.C508]) * [.D508]" office:value-type="float" office:value="-3.11247113352606" calcext:value-type="float">
            <text:p>-3.11247113352606</text:p>
          </table:table-cell>
          <table:table-cell table:formula="of:=[.B507]+ SIN([.C508]) * [.D508]" office:value-type="float" office:value="-10.5072891561024" calcext:value-type="float">
            <text:p>-10.5072891561024</text:p>
          </table:table-cell>
          <table:table-cell table:style-name="ce6" table:formula="of:=[.C507] + 0.0174533" office:value-type="float" office:value="-0.593416200000002" calcext:value-type="float">
            <text:p>-0.593416200000002</text:p>
          </table:table-cell>
          <table:table-cell table:formula="of:=[.D5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8] + COS([.C509]) * [.D509]" office:value-type="float" office:value="-3.02860430803186" calcext:value-type="float">
            <text:p>-3.02860430803186</text:p>
          </table:table-cell>
          <table:table-cell table:formula="of:=[.B508]+ SIN([.C509]) * [.D509]" office:value-type="float" office:value="-10.5617534157735" calcext:value-type="float">
            <text:p>-10.5617534157735</text:p>
          </table:table-cell>
          <table:table-cell table:style-name="ce6" table:formula="of:=[.C508] + 0.0174533" office:value-type="float" office:value="-0.575962900000002" calcext:value-type="float">
            <text:p>-0.575962900000002</text:p>
          </table:table-cell>
          <table:table-cell table:formula="of:=[.D5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9] + COS([.C510]) * [.D510]" office:value-type="float" office:value="-2.94379972306893" calcext:value-type="float">
            <text:p>-2.94379972306893</text:p>
          </table:table-cell>
          <table:table-cell table:formula="of:=[.B509]+ SIN([.C510]) * [.D510]" office:value-type="float" office:value="-10.6147457017147" calcext:value-type="float">
            <text:p>-10.6147457017147</text:p>
          </table:table-cell>
          <table:table-cell table:style-name="ce6" table:formula="of:=[.C509] + 0.0174533" office:value-type="float" office:value="-0.558509600000002" calcext:value-type="float">
            <text:p>-0.558509600000002</text:p>
          </table:table-cell>
          <table:table-cell table:formula="of:=[.D5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0] + COS([.C511]) * [.D511]" office:value-type="float" office:value="-2.85808321095751" calcext:value-type="float">
            <text:p>-2.85808321095751</text:p>
          </table:table-cell>
          <table:table-cell table:formula="of:=[.B510]+ SIN([.C511]) * [.D511]" office:value-type="float" office:value="-10.6662498719483" calcext:value-type="float">
            <text:p>-10.6662498719483</text:p>
          </table:table-cell>
          <table:table-cell table:style-name="ce6" table:formula="of:=[.C510] + 0.0174533" office:value-type="float" office:value="-0.541056300000002" calcext:value-type="float">
            <text:p>-0.541056300000002</text:p>
          </table:table-cell>
          <table:table-cell table:formula="of:=[.D5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1] + COS([.C512]) * [.D512]" office:value-type="float" office:value="-2.77148088179992" calcext:value-type="float">
            <text:p>-2.77148088179992</text:p>
          </table:table-cell>
          <table:table-cell table:formula="of:=[.B511]+ SIN([.C512]) * [.D512]" office:value-type="float" office:value="-10.7162502377917" calcext:value-type="float">
            <text:p>-10.7162502377917</text:p>
          </table:table-cell>
          <table:table-cell table:style-name="ce6" table:formula="of:=[.C511] + 0.0174533" office:value-type="float" office:value="-0.523603000000002" calcext:value-type="float">
            <text:p>-0.523603000000002</text:p>
          </table:table-cell>
          <table:table-cell table:formula="of:=[.D5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2] + COS([.C513]) * [.D513]" office:value-type="float" office:value="-2.68401911552718" calcext:value-type="float">
            <text:p>-2.68401911552718</text:p>
          </table:table-cell>
          <table:table-cell table:formula="of:=[.B512]+ SIN([.C513]) * [.D513]" office:value-type="float" office:value="-10.7647315686362" calcext:value-type="float">
            <text:p>-10.7647315686362</text:p>
          </table:table-cell>
          <table:table-cell table:style-name="ce6" table:formula="of:=[.C512] + 0.0174533" office:value-type="float" office:value="-0.506149700000002" calcext:value-type="float">
            <text:p>-0.506149700000002</text:p>
          </table:table-cell>
          <table:table-cell table:formula="of:=[.D5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3] + COS([.C514]) * [.D514]" office:value-type="float" office:value="-2.59572455386338" calcext:value-type="float">
            <text:p>-2.59572455386338</text:p>
          </table:table-cell>
          <table:table-cell table:formula="of:=[.B513]+ SIN([.C514]) * [.D514]" office:value-type="float" office:value="-10.811679096586" calcext:value-type="float">
            <text:p>-10.811679096586</text:p>
          </table:table-cell>
          <table:table-cell table:style-name="ce6" table:formula="of:=[.C513] + 0.0174533" office:value-type="float" office:value="-0.488696400000002" calcext:value-type="float">
            <text:p>-0.488696400000002</text:p>
          </table:table-cell>
          <table:table-cell table:formula="of:=[.D5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4] + COS([.C515]) * [.D515]" office:value-type="float" office:value="-2.50662409221039" calcext:value-type="float">
            <text:p>-2.50662409221039</text:p>
          </table:table-cell>
          <table:table-cell table:formula="of:=[.B514]+ SIN([.C515]) * [.D515]" office:value-type="float" office:value="-10.8570785209571" calcext:value-type="float">
            <text:p>-10.8570785209571</text:p>
          </table:table-cell>
          <table:table-cell table:style-name="ce6" table:formula="of:=[.C514] + 0.0174533" office:value-type="float" office:value="-0.471243100000002" calcext:value-type="float">
            <text:p>-0.471243100000002</text:p>
          </table:table-cell>
          <table:table-cell table:formula="of:=[.D5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5] + COS([.C516]) * [.D516]" office:value-type="float" office:value="-2.41674487145523" calcext:value-type="float">
            <text:p>-2.41674487145523</text:p>
          </table:table-cell>
          <table:table-cell table:formula="of:=[.B515]+ SIN([.C516]) * [.D516]" office:value-type="float" office:value="-10.9009160126331" calcext:value-type="float">
            <text:p>-10.9009160126331</text:p>
          </table:table-cell>
          <table:table-cell table:style-name="ce6" table:formula="of:=[.C515] + 0.0174533" office:value-type="float" office:value="-0.453789800000002" calcext:value-type="float">
            <text:p>-0.453789800000002</text:p>
          </table:table-cell>
          <table:table-cell table:formula="of:=[.D5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6] + COS([.C517]) * [.D517]" office:value-type="float" office:value="-2.32611426970269" calcext:value-type="float">
            <text:p>-2.32611426970269</text:p>
          </table:table-cell>
          <table:table-cell table:formula="of:=[.B516]+ SIN([.C517]) * [.D517]" office:value-type="float" office:value="-10.943178218278" calcext:value-type="float">
            <text:p>-10.943178218278</text:p>
          </table:table-cell>
          <table:table-cell table:style-name="ce6" table:formula="of:=[.C516] + 0.0174533" office:value-type="float" office:value="-0.436336500000002" calcext:value-type="float">
            <text:p>-0.436336500000002</text:p>
          </table:table-cell>
          <table:table-cell table:formula="of:=[.D5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7] + COS([.C518]) * [.D518]" office:value-type="float" office:value="-2.23475989393568" calcext:value-type="float">
            <text:p>-2.23475989393568</text:p>
          </table:table-cell>
          <table:table-cell table:formula="of:=[.B517]+ SIN([.C518]) * [.D518]" office:value-type="float" office:value="-10.9838522644035" calcext:value-type="float">
            <text:p>-10.9838522644035</text:p>
          </table:table-cell>
          <table:table-cell table:style-name="ce6" table:formula="of:=[.C517] + 0.0174533" office:value-type="float" office:value="-0.418883200000002" calcext:value-type="float">
            <text:p>-0.418883200000002</text:p>
          </table:table-cell>
          <table:table-cell table:formula="of:=[.D5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8] + COS([.C519]) * [.D519]" office:value-type="float" office:value="-2.14270957160587" calcext:value-type="float">
            <text:p>-2.14270957160587</text:p>
          </table:table-cell>
          <table:table-cell table:formula="of:=[.B518]+ SIN([.C519]) * [.D519]" office:value-type="float" office:value="-11.0229257612905" calcext:value-type="float">
            <text:p>-11.0229257612905</text:p>
          </table:table-cell>
          <table:table-cell table:style-name="ce6" table:formula="of:=[.C518] + 0.0174533" office:value-type="float" office:value="-0.401429900000002" calcext:value-type="float">
            <text:p>-0.401429900000002</text:p>
          </table:table-cell>
          <table:table-cell table:formula="of:=[.D5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9] + COS([.C520]) * [.D520]" office:value-type="float" office:value="-2.04999134215721" calcext:value-type="float">
            <text:p>-2.04999134215721</text:p>
          </table:table-cell>
          <table:table-cell table:formula="of:=[.B519]+ SIN([.C520]) * [.D520]" office:value-type="float" office:value="-11.0603868067632" calcext:value-type="float">
            <text:p>-11.0603868067632</text:p>
          </table:table-cell>
          <table:table-cell table:style-name="ce6" table:formula="of:=[.C519] + 0.0174533" office:value-type="float" office:value="-0.383976600000002" calcext:value-type="float">
            <text:p>-0.383976600000002</text:p>
          </table:table-cell>
          <table:table-cell table:formula="of:=[.D5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0] + COS([.C521]) * [.D521]" office:value-type="float" office:value="-1.95663344848476" calcext:value-type="float">
            <text:p>-1.95663344848476</text:p>
          </table:table-cell>
          <table:table-cell table:formula="of:=[.B520]+ SIN([.C521]) * [.D521]" office:value-type="float" office:value="-11.0962239898144" calcext:value-type="float">
            <text:p>-11.0962239898144</text:p>
          </table:table-cell>
          <table:table-cell table:style-name="ce6" table:formula="of:=[.C520] + 0.0174533" office:value-type="float" office:value="-0.366523300000002" calcext:value-type="float">
            <text:p>-0.366523300000002</text:p>
          </table:table-cell>
          <table:table-cell table:formula="of:=[.D5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1] + COS([.C522]) * [.D522]" office:value-type="float" office:value="-1.8626643283317" calcext:value-type="float">
            <text:p>-1.8626643283317</text:p>
          </table:table-cell>
          <table:table-cell table:formula="of:=[.B521]+ SIN([.C522]) * [.D522]" office:value-type="float" office:value="-11.1304263940816" calcext:value-type="float">
            <text:p>-11.1304263940816</text:p>
          </table:table-cell>
          <table:table-cell table:style-name="ce6" table:formula="of:=[.C521] + 0.0174533" office:value-type="float" office:value="-0.349070000000002" calcext:value-type="float">
            <text:p>-0.349070000000002</text:p>
          </table:table-cell>
          <table:table-cell table:formula="of:=[.D5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2] + COS([.C523]) * [.D523]" office:value-type="float" office:value="-1.76811260562685" calcext:value-type="float">
            <text:p>-1.76811260562685</text:p>
          </table:table-cell>
          <table:table-cell table:formula="of:=[.B522]+ SIN([.C523]) * [.D523]" office:value-type="float" office:value="-11.1629836011723" calcext:value-type="float">
            <text:p>-11.1629836011723</text:p>
          </table:table-cell>
          <table:table-cell table:style-name="ce6" table:formula="of:=[.C522] + 0.0174533" office:value-type="float" office:value="-0.331616700000002" calcext:value-type="float">
            <text:p>-0.331616700000002</text:p>
          </table:table-cell>
          <table:table-cell table:formula="of:=[.D5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3] + COS([.C524]) * [.D524]" office:value-type="float" office:value="-1.67300708176558" calcext:value-type="float">
            <text:p>-1.67300708176558</text:p>
          </table:table-cell>
          <table:table-cell table:formula="of:=[.B523]+ SIN([.C524]) * [.D524]" office:value-type="float" office:value="-11.1938856938372" calcext:value-type="float">
            <text:p>-11.1938856938372</text:p>
          </table:table-cell>
          <table:table-cell table:style-name="ce6" table:formula="of:=[.C523] + 0.0174533" office:value-type="float" office:value="-0.314163400000002" calcext:value-type="float">
            <text:p>-0.314163400000002</text:p>
          </table:table-cell>
          <table:table-cell table:formula="of:=[.D5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4] + COS([.C525]) * [.D525]" office:value-type="float" office:value="-1.5773767268366" calcext:value-type="float">
            <text:p>-1.5773767268366</text:p>
          </table:table-cell>
          <table:table-cell table:formula="of:=[.B524]+ SIN([.C525]) * [.D525]" office:value-type="float" office:value="-11.2231232589916" calcext:value-type="float">
            <text:p>-11.2231232589916</text:p>
          </table:table-cell>
          <table:table-cell table:style-name="ce6" table:formula="of:=[.C524] + 0.0174533" office:value-type="float" office:value="-0.296710100000002" calcext:value-type="float">
            <text:p>-0.296710100000002</text:p>
          </table:table-cell>
          <table:table-cell table:formula="of:=[.D5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5] + COS([.C526]) * [.D526]" office:value-type="float" office:value="-1.48125067079738" calcext:value-type="float">
            <text:p>-1.48125067079738</text:p>
          </table:table-cell>
          <table:table-cell table:formula="of:=[.B525]+ SIN([.C526]) * [.D526]" office:value-type="float" office:value="-11.2506873905822" calcext:value-type="float">
            <text:p>-11.2506873905822</text:p>
          </table:table-cell>
          <table:table-cell table:style-name="ce6" table:formula="of:=[.C525] + 0.0174533" office:value-type="float" office:value="-0.279256800000002" calcext:value-type="float">
            <text:p>-0.279256800000002</text:p>
          </table:table-cell>
          <table:table-cell table:formula="of:=[.D5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6] + COS([.C527]) * [.D527]" office:value-type="float" office:value="-1.38465819460088" calcext:value-type="float">
            <text:p>-1.38465819460088</text:p>
          </table:table-cell>
          <table:table-cell table:formula="of:=[.B526]+ SIN([.C527]) * [.D527]" office:value-type="float" office:value="-11.2765696923004" calcext:value-type="float">
            <text:p>-11.2765696923004</text:p>
          </table:table-cell>
          <table:table-cell table:style-name="ce6" table:formula="of:=[.C526] + 0.0174533" office:value-type="float" office:value="-0.261803500000002" calcext:value-type="float">
            <text:p>-0.261803500000002</text:p>
          </table:table-cell>
          <table:table-cell table:formula="of:=[.D5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7] + COS([.C528]) * [.D528]" office:value-type="float" office:value="-1.28762872127628" calcext:value-type="float">
            <text:p>-1.28762872127628</text:p>
          </table:table-cell>
          <table:table-cell table:formula="of:=[.B527]+ SIN([.C528]) * [.D528]" office:value-type="float" office:value="-11.3007622801395" calcext:value-type="float">
            <text:p>-11.3007622801395</text:p>
          </table:table-cell>
          <table:table-cell table:style-name="ce6" table:formula="of:=[.C527] + 0.0174533" office:value-type="float" office:value="-0.244350200000002" calcext:value-type="float">
            <text:p>-0.244350200000002</text:p>
          </table:table-cell>
          <table:table-cell table:formula="of:=[.D5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8] + COS([.C529]) * [.D529]" office:value-type="float" office:value="-1.19019180696644" calcext:value-type="float">
            <text:p>-1.19019180696644</text:p>
          </table:table-cell>
          <table:table-cell table:formula="of:=[.B528]+ SIN([.C529]) * [.D529]" office:value-type="float" office:value="-11.3232577847965" calcext:value-type="float">
            <text:p>-11.3232577847965</text:p>
          </table:table-cell>
          <table:table-cell table:style-name="ce6" table:formula="of:=[.C528] + 0.0174533" office:value-type="float" office:value="-0.226896900000002" calcext:value-type="float">
            <text:p>-0.226896900000002</text:p>
          </table:table-cell>
          <table:table-cell table:formula="of:=[.D5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9] + COS([.C530]) * [.D530]" office:value-type="float" office:value="-1.09237713192478" calcext:value-type="float">
            <text:p>-1.09237713192478</text:p>
          </table:table-cell>
          <table:table-cell table:formula="of:=[.B529]+ SIN([.C530]) * [.D530]" office:value-type="float" office:value="-11.3440493539171" calcext:value-type="float">
            <text:p>-11.3440493539171</text:p>
          </table:table-cell>
          <table:table-cell table:style-name="ce6" table:formula="of:=[.C529] + 0.0174533" office:value-type="float" office:value="-0.209443600000002" calcext:value-type="float">
            <text:p>-0.209443600000002</text:p>
          </table:table-cell>
          <table:table-cell table:formula="of:=[.D5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0] + COS([.C531]) * [.D531]" office:value-type="float" office:value="-0.994214491474418" calcext:value-type="float">
            <text:p>-0.994214491474418</text:p>
          </table:table-cell>
          <table:table-cell table:formula="of:=[.B530]+ SIN([.C531]) * [.D531]" office:value-type="float" office:value="-11.3631306541823" calcext:value-type="float">
            <text:p>-11.3631306541823</text:p>
          </table:table-cell>
          <table:table-cell table:style-name="ce6" table:formula="of:=[.C530] + 0.0174533" office:value-type="float" office:value="-0.191990300000002" calcext:value-type="float">
            <text:p>-0.191990300000002</text:p>
          </table:table-cell>
          <table:table-cell table:formula="of:=[.D5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1] + COS([.C532]) * [.D532]" office:value-type="float" office:value="-0.895733786932184" calcext:value-type="float">
            <text:p>-0.895733786932184</text:p>
          </table:table-cell>
          <table:table-cell table:formula="of:=[.B531]+ SIN([.C532]) * [.D532]" office:value-type="float" office:value="-11.3804958732384" calcext:value-type="float">
            <text:p>-11.3804958732384</text:p>
          </table:table-cell>
          <table:table-cell table:style-name="ce6" table:formula="of:=[.C531] + 0.0174533" office:value-type="float" office:value="-0.174537000000002" calcext:value-type="float">
            <text:p>-0.174537000000002</text:p>
          </table:table-cell>
          <table:table-cell table:formula="of:=[.D5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2] + COS([.C533]) * [.D533]" office:value-type="float" office:value="-0.796965016500398" calcext:value-type="float">
            <text:p>-0.796965016500398</text:p>
          </table:table-cell>
          <table:table-cell table:formula="of:=[.B532]+ SIN([.C533]) * [.D533]" office:value-type="float" office:value="-11.3961397214668" calcext:value-type="float">
            <text:p>-11.3961397214668</text:p>
          </table:table-cell>
          <table:table-cell table:style-name="ce6" table:formula="of:=[.C532] + 0.0174533" office:value-type="float" office:value="-0.157083700000002" calcext:value-type="float">
            <text:p>-0.157083700000002</text:p>
          </table:table-cell>
          <table:table-cell table:formula="of:=[.D5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3] + COS([.C534]) * [.D534]" office:value-type="float" office:value="-0.697938266129116" calcext:value-type="float">
            <text:p>-0.697938266129116</text:p>
          </table:table-cell>
          <table:table-cell table:formula="of:=[.B533]+ SIN([.C534]) * [.D534]" office:value-type="float" office:value="-11.4100574335957" calcext:value-type="float">
            <text:p>-11.4100574335957</text:p>
          </table:table-cell>
          <table:table-cell table:style-name="ce6" table:formula="of:=[.C533] + 0.0174533" office:value-type="float" office:value="-0.139630400000002" calcext:value-type="float">
            <text:p>-0.139630400000002</text:p>
          </table:table-cell>
          <table:table-cell table:formula="of:=[.D5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4] + COS([.C535]) * [.D535]" office:value-type="float" office:value="-0.598683700351649" calcext:value-type="float">
            <text:p>-0.598683700351649</text:p>
          </table:table-cell>
          <table:table-cell table:formula="of:=[.B534]+ SIN([.C535]) * [.D535]" office:value-type="float" office:value="-11.4222447701516" calcext:value-type="float">
            <text:p>-11.4222447701516</text:p>
          </table:table-cell>
          <table:table-cell table:style-name="ce6" table:formula="of:=[.C534] + 0.0174533" office:value-type="float" office:value="-0.122177100000002" calcext:value-type="float">
            <text:p>-0.122177100000002</text:p>
          </table:table-cell>
          <table:table-cell table:formula="of:=[.D5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5] + COS([.C536]) * [.D536]" office:value-type="float" office:value="-0.499231553096147" calcext:value-type="float">
            <text:p>-0.499231553096147</text:p>
          </table:table-cell>
          <table:table-cell table:formula="of:=[.B535]+ SIN([.C536]) * [.D536]" office:value-type="float" office:value="-11.4326980187505" calcext:value-type="float">
            <text:p>-11.4326980187505</text:p>
          </table:table-cell>
          <table:table-cell table:style-name="ce6" table:formula="of:=[.C535] + 0.0174533" office:value-type="float" office:value="-0.104723800000002" calcext:value-type="float">
            <text:p>-0.104723800000002</text:p>
          </table:table-cell>
          <table:table-cell table:formula="of:=[.D5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6] + COS([.C537]) * [.D537]" office:value-type="float" office:value="-0.399612118476047" calcext:value-type="float">
            <text:p>-0.399612118476047</text:p>
          </table:table-cell>
          <table:table-cell table:formula="of:=[.B536]+ SIN([.C537]) * [.D537]" office:value-type="float" office:value="-11.4414139952289" calcext:value-type="float">
            <text:p>-11.4414139952289</text:p>
          </table:table-cell>
          <table:table-cell table:style-name="ce6" table:formula="of:=[.C536] + 0.0174533" office:value-type="float" office:value="-0.0872705000000019" calcext:value-type="float">
            <text:p>-0.087270500000002</text:p>
          </table:table-cell>
          <table:table-cell table:formula="of:=[.D5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7] + COS([.C538]) * [.D538]" office:value-type="float" office:value="-0.299855741562177" calcext:value-type="float">
            <text:p>-0.299855741562177</text:p>
          </table:table-cell>
          <table:table-cell table:formula="of:=[.B537]+ SIN([.C538]) * [.D538]" office:value-type="float" office:value="-11.4483900446136" calcext:value-type="float">
            <text:p>-11.4483900446136</text:p>
          </table:table-cell>
          <table:table-cell table:style-name="ce6" table:formula="of:=[.C537] + 0.0174533" office:value-type="float" office:value="-0.0698172000000019" calcext:value-type="float">
            <text:p>-0.069817200000002</text:p>
          </table:table-cell>
          <table:table-cell table:formula="of:=[.D5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8] + COS([.C539]) * [.D539]" office:value-type="float" office:value="-0.199992809139353" calcext:value-type="float">
            <text:p>-0.199992809139353</text:p>
          </table:table-cell>
          <table:table-cell table:formula="of:=[.B538]+ SIN([.C539]) * [.D539]" office:value-type="float" office:value="-11.4536240419306" calcext:value-type="float">
            <text:p>-11.4536240419306</text:p>
          </table:table-cell>
          <table:table-cell table:style-name="ce6" table:formula="of:=[.C538] + 0.0174533" office:value-type="float" office:value="-0.0523639000000019" calcext:value-type="float">
            <text:p>-0.052363900000002</text:p>
          </table:table-cell>
          <table:table-cell table:formula="of:=[.D5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9] + COS([.C540]) * [.D540]" office:value-type="float" office:value="-0.100053740450257" calcext:value-type="float">
            <text:p>-0.100053740450257</text:p>
          </table:table-cell>
          <table:table-cell table:formula="of:=[.B539]+ SIN([.C540]) * [.D540]" office:value-type="float" office:value="-11.4571143928523" calcext:value-type="float">
            <text:p>-11.4571143928523</text:p>
          </table:table-cell>
          <table:table-cell table:style-name="ce6" table:formula="of:=[.C539] + 0.0174533" office:value-type="float" office:value="-0.0349106000000019" calcext:value-type="float">
            <text:p>-0.034910600000002</text:p>
          </table:table-cell>
          <table:table-cell table:formula="of:=[.D5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0] + COS([.C541]) * [.D541]" office:value-type="float" office:value="-0.0000689779294381215" calcext:value-type="float">
            <text:p>-6.89779294381215E-05</text:p>
          </table:table-cell>
          <table:table-cell table:formula="of:=[.B540]+ SIN([.C541]) * [.D541]" office:value-type="float" office:value="-11.4588600341829" calcext:value-type="float">
            <text:p>-11.4588600341829</text:p>
          </table:table-cell>
          <table:table-cell table:style-name="ce6" table:formula="of:=[.C540] + 0.0174533" office:value-type="float" office:value="-0.0174573000000019" calcext:value-type="float">
            <text:p>-0.017457300000002</text:p>
          </table:table-cell>
          <table:table-cell table:formula="of:=[.D5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1] + COS([.C542]) * [.D542]" office:value-type="float" office:value="0.0999310220697619" calcext:value-type="float">
            <text:p>0.099931022069762</text:p>
          </table:table-cell>
          <table:table-cell table:formula="of:=[.B541]+ SIN([.C542]) * [.D542]" office:value-type="float" office:value="-11.4588604341829" calcext:value-type="float">
            <text:p>-11.4588604341829</text:p>
          </table:table-cell>
          <table:table-cell table:style-name="ce6" table:formula="of:=[.C541] + 0.0174533" office:value-type="float" office:value="-0.00000400000000191914" calcext:value-type="float">
            <text:p>-4.00000000191914E-06</text:p>
          </table:table-cell>
          <table:table-cell table:formula="of:=[.D5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2] + COS([.C543]) * [.D543]" office:value-type="float" office:value="0.199915798552512" calcext:value-type="float">
            <text:p>0.199915798552512</text:p>
          </table:table-cell>
          <table:table-cell table:formula="of:=[.B542]+ SIN([.C543]) * [.D543]" office:value-type="float" office:value="-11.4571155927304" calcext:value-type="float">
            <text:p>-11.4571155927304</text:p>
          </table:table-cell>
          <table:table-cell table:style-name="ce6" table:formula="of:=[.C542] + 0.0174533" office:value-type="float" office:value="0.0174492999999981" calcext:value-type="float">
            <text:p>0.017449299999998</text:p>
          </table:table-cell>
          <table:table-cell table:formula="of:=[.D5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3] + COS([.C544]) * [.D544]" office:value-type="float" office:value="0.299854895161217" calcext:value-type="float">
            <text:p>0.299854895161217</text:p>
          </table:table-cell>
          <table:table-cell table:formula="of:=[.B543]+ SIN([.C544]) * [.D544]" office:value-type="float" office:value="-11.4536260413214" calcext:value-type="float">
            <text:p>-11.4536260413214</text:p>
          </table:table-cell>
          <table:table-cell table:style-name="ce6" table:formula="of:=[.C543] + 0.0174533" office:value-type="float" office:value="0.0349025999999981" calcext:value-type="float">
            <text:p>0.034902599999998</text:p>
          </table:table-cell>
          <table:table-cell table:formula="of:=[.D5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4] + COS([.C545]) * [.D545]" office:value-type="float" office:value="0.399717869452824" calcext:value-type="float">
            <text:p>0.399717869452824</text:p>
          </table:table-cell>
          <table:table-cell table:formula="of:=[.B544]+ SIN([.C545]) * [.D545]" office:value-type="float" office:value="-11.448392842908" calcext:value-type="float">
            <text:p>-11.448392842908</text:p>
          </table:table-cell>
          <table:table-cell table:style-name="ce6" table:formula="of:=[.C544] + 0.0174533" office:value-type="float" office:value="0.0523558999999981" calcext:value-type="float">
            <text:p>0.052355899999998</text:p>
          </table:table-cell>
          <table:table-cell table:formula="of:=[.D5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5] + COS([.C546]) * [.D546]" office:value-type="float" office:value="0.499474302171897" calcext:value-type="float">
            <text:p>0.499474302171897</text:p>
          </table:table-cell>
          <table:table-cell table:formula="of:=[.B545]+ SIN([.C546]) * [.D546]" office:value-type="float" office:value="-11.4414175915746" calcext:value-type="float">
            <text:p>-11.4414175915746</text:p>
          </table:table-cell>
          <table:table-cell table:style-name="ce6" table:formula="of:=[.C545] + 0.0174533" office:value-type="float" office:value="0.0698091999999981" calcext:value-type="float">
            <text:p>0.069809199999998</text:p>
          </table:table-cell>
          <table:table-cell table:formula="of:=[.D5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6] + COS([.C547]) * [.D547]" office:value-type="float" office:value="0.599093806516622" calcext:value-type="float">
            <text:p>0.599093806516622</text:p>
          </table:table-cell>
          <table:table-cell table:formula="of:=[.B546]+ SIN([.C547]) * [.D547]" office:value-type="float" office:value="-11.432702412052" calcext:value-type="float">
            <text:p>-11.432702412052</text:p>
          </table:table-cell>
          <table:table-cell table:style-name="ce6" table:formula="of:=[.C546] + 0.0174533" office:value-type="float" office:value="0.0872624999999981" calcext:value-type="float">
            <text:p>0.087262499999998</text:p>
          </table:table-cell>
          <table:table-cell table:formula="of:=[.D5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7] + COS([.C548]) * [.D548]" office:value-type="float" office:value="0.698546037394929" calcext:value-type="float">
            <text:p>0.698546037394929</text:p>
          </table:table-cell>
          <table:table-cell table:formula="of:=[.B547]+ SIN([.C548]) * [.D548]" office:value-type="float" office:value="-11.4222499590706" calcext:value-type="float">
            <text:p>-11.4222499590706</text:p>
          </table:table-cell>
          <table:table-cell table:style-name="ce6" table:formula="of:=[.C547] + 0.0174533" office:value-type="float" office:value="0.104715799999998" calcext:value-type="float">
            <text:p>0.104715799999998</text:p>
          </table:table-cell>
          <table:table-cell table:formula="of:=[.D5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8] + COS([.C549]) * [.D549]" office:value-type="float" office:value="0.797800700667912" calcext:value-type="float">
            <text:p>0.797800700667912</text:p>
          </table:table-cell>
          <table:table-cell table:formula="of:=[.B548]+ SIN([.C549]) * [.D549]" office:value-type="float" office:value="-11.4100634165516" calcext:value-type="float">
            <text:p>-11.4100634165516</text:p>
          </table:table-cell>
          <table:table-cell table:style-name="ce6" table:formula="of:=[.C548] + 0.0174533" office:value-type="float" office:value="0.122169099999998" calcext:value-type="float">
            <text:p>0.122169099999998</text:p>
          </table:table-cell>
          <table:table-cell table:formula="of:=[.D5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9] + COS([.C550]) * [.D550]" office:value-type="float" office:value="0.896827562377723" calcext:value-type="float">
            <text:p>0.896827562377723</text:p>
          </table:table-cell>
          <table:table-cell table:formula="of:=[.B549]+ SIN([.C550]) * [.D550]" office:value-type="float" office:value="-11.3961464966371" calcext:value-type="float">
            <text:p>-11.3961464966371</text:p>
          </table:table-cell>
          <table:table-cell table:style-name="ce6" table:formula="of:=[.C549] + 0.0174533" office:value-type="float" office:value="0.139622399999998" calcext:value-type="float">
            <text:p>0.139622399999998</text:p>
          </table:table-cell>
          <table:table-cell table:formula="of:=[.D5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0] + COS([.C551]) * [.D551]" office:value-type="float" office:value="0.995596457957134" calcext:value-type="float">
            <text:p>0.995596457957134</text:p>
          </table:table-cell>
          <table:table-cell table:formula="of:=[.B550]+ SIN([.C551]) * [.D551]" office:value-type="float" office:value="-11.3805034385594" calcext:value-type="float">
            <text:p>-11.3805034385594</text:p>
          </table:table-cell>
          <table:table-cell table:style-name="ce6" table:formula="of:=[.C550] + 0.0174533" office:value-type="float" office:value="0.157075699999998" calcext:value-type="float">
            <text:p>0.157075699999998</text:p>
          </table:table-cell>
          <table:table-cell table:formula="of:=[.D5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1] + COS([.C552]) * [.D552]" office:value-type="float" office:value="1.09407730141797" calcext:value-type="float">
            <text:p>1.09407730141797</text:p>
          </table:table-cell>
          <table:table-cell table:formula="of:=[.B551]+ SIN([.C552]) * [.D552]" office:value-type="float" office:value="-11.3631390073495" calcext:value-type="float">
            <text:p>-11.3631390073495</text:p>
          </table:table-cell>
          <table:table-cell table:style-name="ce6" table:formula="of:=[.C551] + 0.0174533" office:value-type="float" office:value="0.174528999999998" calcext:value-type="float">
            <text:p>0.174528999999998</text:p>
          </table:table-cell>
          <table:table-cell table:formula="of:=[.D5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2] + COS([.C553]) * [.D553]" office:value-type="float" office:value="1.19224009451559" calcext:value-type="float">
            <text:p>1.19224009451559</text:p>
          </table:table-cell>
          <table:table-cell table:formula="of:=[.B552]+ SIN([.C553]) * [.D553]" office:value-type="float" office:value="-11.344058492386" calcext:value-type="float">
            <text:p>-11.344058492386</text:p>
          </table:table-cell>
          <table:table-cell table:style-name="ce6" table:formula="of:=[.C552] + 0.0174533" office:value-type="float" office:value="0.191982299999998" calcext:value-type="float">
            <text:p>0.191982299999998</text:p>
          </table:table-cell>
          <table:table-cell table:formula="of:=[.D5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3] + COS([.C554]) * [.D554]" office:value-type="float" office:value="1.29005493588667" calcext:value-type="float">
            <text:p>1.29005493588667</text:p>
          </table:table-cell>
          <table:table-cell table:formula="of:=[.B553]+ SIN([.C554]) * [.D554]" office:value-type="float" office:value="-11.3232677057835" calcext:value-type="float">
            <text:p>-11.3232677057835</text:p>
          </table:table-cell>
          <table:table-cell table:style-name="ce6" table:formula="of:=[.C553] + 0.0174533" office:value-type="float" office:value="0.209435599999998" calcext:value-type="float">
            <text:p>0.209435599999998</text:p>
          </table:table-cell>
          <table:table-cell table:formula="of:=[.D5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4] + COS([.C555]) * [.D555]" office:value-type="float" office:value="1.38749203015743" calcext:value-type="float">
            <text:p>1.38749203015743</text:p>
          </table:table-cell>
          <table:table-cell table:formula="of:=[.B554]+ SIN([.C555]) * [.D555]" office:value-type="float" office:value="-11.3007729806225" calcext:value-type="float">
            <text:p>-11.3007729806225</text:p>
          </table:table-cell>
          <table:table-cell table:style-name="ce6" table:formula="of:=[.C554] + 0.0174533" office:value-type="float" office:value="0.226888899999998" calcext:value-type="float">
            <text:p>0.226888899999998</text:p>
          </table:table-cell>
          <table:table-cell table:formula="of:=[.D5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5] + COS([.C556]) * [.D556]" office:value-type="float" office:value="1.48452169701963" calcext:value-type="float">
            <text:p>1.48452169701963</text:p>
          </table:table-cell>
          <table:table-cell table:formula="of:=[.B555]+ SIN([.C556]) * [.D556]" office:value-type="float" office:value="-11.27658116902" calcext:value-type="float">
            <text:p>-11.27658116902</text:p>
          </table:table-cell>
          <table:table-cell table:style-name="ce6" table:formula="of:=[.C555] + 0.0174533" office:value-type="float" office:value="0.244342199999998" calcext:value-type="float">
            <text:p>0.244342199999998</text:p>
          </table:table-cell>
          <table:table-cell table:formula="of:=[.D5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6] + COS([.C557]) * [.D557]" office:value-type="float" office:value="1.58111438027145" calcext:value-type="float">
            <text:p>1.58111438027145</text:p>
          </table:table-cell>
          <table:table-cell table:formula="of:=[.B556]+ SIN([.C557]) * [.D557]" office:value-type="float" office:value="-11.2506996400425" calcext:value-type="float">
            <text:p>-11.2506996400425</text:p>
          </table:table-cell>
          <table:table-cell table:style-name="ce6" table:formula="of:=[.C556] + 0.0174533" office:value-type="float" office:value="0.261795499999998" calcext:value-type="float">
            <text:p>0.261795499999998</text:p>
          </table:table-cell>
          <table:table-cell table:formula="of:=[.D5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7] + COS([.C558]) * [.D558]" office:value-type="float" office:value="1.67724065682065" calcext:value-type="float">
            <text:p>1.67724065682065</text:p>
          </table:table-cell>
          <table:table-cell table:formula="of:=[.B557]+ SIN([.C558]) * [.D558]" office:value-type="float" office:value="-11.2231362774612" calcext:value-type="float">
            <text:p>-11.2231362774612</text:p>
          </table:table-cell>
          <table:table-cell table:style-name="ce6" table:formula="of:=[.C557] + 0.0174533" office:value-type="float" office:value="0.279248799999998" calcext:value-type="float">
            <text:p>0.279248799999998</text:p>
          </table:table-cell>
          <table:table-cell table:formula="of:=[.D5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8] + COS([.C559]) * [.D559]" office:value-type="float" office:value="1.77287124564709" calcext:value-type="float">
            <text:p>1.77287124564709</text:p>
          </table:table-cell>
          <table:table-cell table:formula="of:=[.B558]+ SIN([.C559]) * [.D559]" office:value-type="float" office:value="-11.1938994773506" calcext:value-type="float">
            <text:p>-11.1938994773506</text:p>
          </table:table-cell>
          <table:table-cell table:style-name="ce6" table:formula="of:=[.C558] + 0.0174533" office:value-type="float" office:value="0.296702099999998" calcext:value-type="float">
            <text:p>0.296702099999998</text:p>
          </table:table-cell>
          <table:table-cell table:formula="of:=[.D5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9] + COS([.C560]) * [.D560]" office:value-type="float" office:value="1.86797701672206" calcext:value-type="float">
            <text:p>1.86797701672206</text:p>
          </table:table-cell>
          <table:table-cell table:formula="of:=[.B559]+ SIN([.C560]) * [.D560]" office:value-type="float" office:value="-11.1629981455308" calcext:value-type="float">
            <text:p>-11.1629981455308</text:p>
          </table:table-cell>
          <table:table-cell table:style-name="ce6" table:formula="of:=[.C559] + 0.0174533" office:value-type="float" office:value="0.314155399999998" calcext:value-type="float">
            <text:p>0.314155399999998</text:p>
          </table:table-cell>
          <table:table-cell table:formula="of:=[.D5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0] + COS([.C561]) * [.D561]" office:value-type="float" office:value="1.96252899988154" calcext:value-type="float">
            <text:p>1.96252899988154</text:p>
          </table:table-cell>
          <table:table-cell table:formula="of:=[.B560]+ SIN([.C561]) * [.D561]" office:value-type="float" office:value="-11.1304416948549" calcext:value-type="float">
            <text:p>-11.1304416948549</text:p>
          </table:table-cell>
          <table:table-cell table:style-name="ce6" table:formula="of:=[.C560] + 0.0174533" office:value-type="float" office:value="0.331608699999998" calcext:value-type="float">
            <text:p>0.331608699999998</text:p>
          </table:table-cell>
          <table:table-cell table:formula="of:=[.D5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1] + COS([.C562]) * [.D562]" office:value-type="float" office:value="2.05649839365083" calcext:value-type="float">
            <text:p>2.05649839365083</text:p>
          </table:table-cell>
          <table:table-cell table:formula="of:=[.B561]+ SIN([.C562]) * [.D562]" office:value-type="float" office:value="-11.0962400423418" calcext:value-type="float">
            <text:p>-11.0962400423418</text:p>
          </table:table-cell>
          <table:table-cell table:style-name="ce6" table:formula="of:=[.C561] + 0.0174533" office:value-type="float" office:value="0.349061999999998" calcext:value-type="float">
            <text:p>0.349061999999998</text:p>
          </table:table-cell>
          <table:table-cell table:formula="of:=[.D5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2] + COS([.C563]) * [.D563]" office:value-type="float" office:value="2.14985657401776" calcext:value-type="float">
            <text:p>2.14985657401776</text:p>
          </table:table-cell>
          <table:table-cell table:formula="of:=[.B562]+ SIN([.C563]) * [.D563]" office:value-type="float" office:value="-11.0604036061549" calcext:value-type="float">
            <text:p>-11.0604036061549</text:p>
          </table:table-cell>
          <table:table-cell table:style-name="ce6" table:formula="of:=[.C562] + 0.0174533" office:value-type="float" office:value="0.366515299999998" calcext:value-type="float">
            <text:p>0.366515299999998</text:p>
          </table:table-cell>
          <table:table-cell table:formula="of:=[.D5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3] + COS([.C564]) * [.D564]" office:value-type="float" office:value="2.24257510315182" calcext:value-type="float">
            <text:p>2.24257510315182</text:p>
          </table:table-cell>
          <table:table-cell table:formula="of:=[.B563]+ SIN([.C564]) * [.D564]" office:value-type="float" office:value="-11.0229433024292" calcext:value-type="float">
            <text:p>-11.0229433024292</text:p>
          </table:table-cell>
          <table:table-cell table:style-name="ce6" table:formula="of:=[.C563] + 0.0174533" office:value-type="float" office:value="0.383968599999998" calcext:value-type="float">
            <text:p>0.383968599999998</text:p>
          </table:table-cell>
          <table:table-cell table:formula="of:=[.D5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4] + COS([.C565]) * [.D565]" office:value-type="float" office:value="2.33462573806665" calcext:value-type="float">
            <text:p>2.33462573806665</text:p>
          </table:table-cell>
          <table:table-cell table:formula="of:=[.B564]+ SIN([.C565]) * [.D565]" office:value-type="float" office:value="-10.9838705419461" calcext:value-type="float">
            <text:p>-10.9838705419461</text:p>
          </table:table-cell>
          <table:table-cell table:style-name="ce6" table:formula="of:=[.C564] + 0.0174533" office:value-type="float" office:value="0.401421899999998" calcext:value-type="float">
            <text:p>0.401421899999998</text:p>
          </table:table-cell>
          <table:table-cell table:formula="of:=[.D5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5] + COS([.C566]) * [.D566]" office:value-type="float" office:value="2.42598043922311" calcext:value-type="float">
            <text:p>2.42598043922311</text:p>
          </table:table-cell>
          <table:table-cell table:formula="of:=[.B565]+ SIN([.C566]) * [.D566]" office:value-type="float" office:value="-10.9431972266569" calcext:value-type="float">
            <text:p>-10.9431972266569</text:p>
          </table:table-cell>
          <table:table-cell table:style-name="ce6" table:formula="of:=[.C565] + 0.0174533" office:value-type="float" office:value="0.418875199999998" calcext:value-type="float">
            <text:p>0.418875199999998</text:p>
          </table:table-cell>
          <table:table-cell table:formula="of:=[.D5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6] + COS([.C567]) * [.D567]" office:value-type="float" office:value="2.5166113790704" calcext:value-type="float">
            <text:p>2.5166113790704</text:p>
          </table:table-cell>
          <table:table-cell table:formula="of:=[.B566]+ SIN([.C567]) * [.D567]" office:value-type="float" office:value="-10.9009357460581" calcext:value-type="float">
            <text:p>-10.9009357460581</text:p>
          </table:table-cell>
          <table:table-cell table:style-name="ce6" table:formula="of:=[.C566] + 0.0174533" office:value-type="float" office:value="0.436328499999998" calcext:value-type="float">
            <text:p>0.436328499999998</text:p>
          </table:table-cell>
          <table:table-cell table:formula="of:=[.D5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7] + COS([.C568]) * [.D568]" office:value-type="float" office:value="2.60649095052262" calcext:value-type="float">
            <text:p>2.60649095052262</text:p>
          </table:table-cell>
          <table:table-cell table:formula="of:=[.B567]+ SIN([.C568]) * [.D568]" office:value-type="float" office:value="-10.8570989734173" calcext:value-type="float">
            <text:p>-10.8570989734173</text:p>
          </table:table-cell>
          <table:table-cell table:style-name="ce6" table:formula="of:=[.C567] + 0.0174533" office:value-type="float" office:value="0.453781799999998" calcext:value-type="float">
            <text:p>0.453781799999998</text:p>
          </table:table-cell>
          <table:table-cell table:formula="of:=[.D5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8] + COS([.C569]) * [.D569]" office:value-type="float" office:value="2.69559177536815" calcext:value-type="float">
            <text:p>2.69559177536815</text:p>
          </table:table-cell>
          <table:table-cell table:formula="of:=[.B568]+ SIN([.C569]) * [.D569]" office:value-type="float" office:value="-10.8117002618514" calcext:value-type="float">
            <text:p>-10.8117002618514</text:p>
          </table:table-cell>
          <table:table-cell table:style-name="ce6" table:formula="of:=[.C568] + 0.0174533" office:value-type="float" office:value="0.471235099999998" calcext:value-type="float">
            <text:p>0.471235099999998</text:p>
          </table:table-cell>
          <table:table-cell table:formula="of:=[.D5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9] + COS([.C570]) * [.D570]" office:value-type="float" office:value="2.78388671260934" calcext:value-type="float">
            <text:p>2.78388671260934</text:p>
          </table:table-cell>
          <table:table-cell table:formula="of:=[.B569]+ SIN([.C570]) * [.D570]" office:value-type="float" office:value="-10.7647534402595" calcext:value-type="float">
            <text:p>-10.7647534402595</text:p>
          </table:table-cell>
          <table:table-cell table:style-name="ce6" table:formula="of:=[.C569] + 0.0174533" office:value-type="float" office:value="0.488688399999998" calcext:value-type="float">
            <text:p>0.488688399999998</text:p>
          </table:table-cell>
          <table:table-cell table:formula="of:=[.D5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0] + COS([.C571]) * [.D571]" office:value-type="float" office:value="2.87134886672994" calcext:value-type="float">
            <text:p>2.87134886672994</text:p>
          </table:table-cell>
          <table:table-cell table:formula="of:=[.B570]+ SIN([.C571]) * [.D571]" office:value-type="float" office:value="-10.7162728091107" calcext:value-type="float">
            <text:p>-10.7162728091107</text:p>
          </table:table-cell>
          <table:table-cell table:style-name="ce6" table:formula="of:=[.C570] + 0.0174533" office:value-type="float" office:value="0.506141699999998" calcext:value-type="float">
            <text:p>0.506141699999998</text:p>
          </table:table-cell>
          <table:table-cell table:formula="of:=[.D5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1] + COS([.C572]) * [.D572]" office:value-type="float" office:value="2.95795159588768" calcext:value-type="float">
            <text:p>2.95795159588768</text:p>
          </table:table-cell>
          <table:table-cell table:formula="of:=[.B571]+ SIN([.C572]) * [.D572]" office:value-type="float" office:value="-10.6662731360875" calcext:value-type="float">
            <text:p>-10.6662731360875</text:p>
          </table:table-cell>
          <table:table-cell table:style-name="ce6" table:formula="of:=[.C571] + 0.0174533" office:value-type="float" office:value="0.523594999999998" calcext:value-type="float">
            <text:p>0.523594999999998</text:p>
          </table:table-cell>
          <table:table-cell table:formula="of:=[.D5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2] + COS([.C573]) * [.D573]" office:value-type="float" office:value="3.04366852002972" calcext:value-type="float">
            <text:p>3.04366852002972</text:p>
          </table:table-cell>
          <table:table-cell table:formula="of:=[.B572]+ SIN([.C573]) * [.D573]" office:value-type="float" office:value="-10.6147696515876" calcext:value-type="float">
            <text:p>-10.6147696515876</text:p>
          </table:table-cell>
          <table:table-cell table:style-name="ce6" table:formula="of:=[.C572] + 0.0174533" office:value-type="float" office:value="0.541048299999998" calcext:value-type="float">
            <text:p>0.541048299999998</text:p>
          </table:table-cell>
          <table:table-cell table:formula="of:=[.D5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3] + COS([.C574]) * [.D574]" office:value-type="float" office:value="3.12847352892822" calcext:value-type="float">
            <text:p>3.12847352892822</text:p>
          </table:table-cell>
          <table:table-cell table:formula="of:=[.B573]+ SIN([.C574]) * [.D574]" office:value-type="float" office:value="-10.5617780440849" calcext:value-type="float">
            <text:p>-10.5617780440849</text:p>
          </table:table-cell>
          <table:table-cell table:style-name="ce6" table:formula="of:=[.C573] + 0.0174533" office:value-type="float" office:value="0.558501599999998" calcext:value-type="float">
            <text:p>0.558501599999998</text:p>
          </table:table-cell>
          <table:table-cell table:formula="of:=[.D5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4] + COS([.C575]) * [.D575]" office:value-type="float" office:value="3.21234079013382" calcext:value-type="float">
            <text:p>3.21234079013382</text:p>
          </table:table-cell>
          <table:table-cell table:formula="of:=[.B574]+ SIN([.C575]) * [.D575]" office:value-type="float" office:value="-10.5073144553501" calcext:value-type="float">
            <text:p>-10.5073144553501</text:p>
          </table:table-cell>
          <table:table-cell table:style-name="ce6" table:formula="of:=[.C574] + 0.0174533" office:value-type="float" office:value="0.575954899999998" calcext:value-type="float">
            <text:p>0.575954899999998</text:p>
          </table:table-cell>
          <table:table-cell table:formula="of:=[.D5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5] + COS([.C576]) * [.D576]" office:value-type="float" office:value="3.2952447568444" calcext:value-type="float">
            <text:p>3.2952447568444</text:p>
          </table:table-cell>
          <table:table-cell table:formula="of:=[.B575]+ SIN([.C576]) * [.D576]" office:value-type="float" office:value="-10.4513954755342" calcext:value-type="float">
            <text:p>-10.4513954755342</text:p>
          </table:table-cell>
          <table:table-cell table:style-name="ce6" table:formula="of:=[.C575] + 0.0174533" office:value-type="float" office:value="0.593408199999998" calcext:value-type="float">
            <text:p>0.593408199999998</text:p>
          </table:table-cell>
          <table:table-cell table:formula="of:=[.D5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6] + COS([.C577]) * [.D577]" office:value-type="float" office:value="3.37716017568696" calcext:value-type="float">
            <text:p>3.37716017568696</text:p>
          </table:table-cell>
          <table:table-cell table:formula="of:=[.B576]+ SIN([.C577]) * [.D577]" office:value-type="float" office:value="-10.3940381381148" calcext:value-type="float">
            <text:p>-10.3940381381148</text:p>
          </table:table-cell>
          <table:table-cell table:style-name="ce6" table:formula="of:=[.C576] + 0.0174533" office:value-type="float" office:value="0.610861499999998" calcext:value-type="float">
            <text:p>0.610861499999998</text:p>
          </table:table-cell>
          <table:table-cell table:formula="of:=[.D5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7] + COS([.C578]) * [.D578]" office:value-type="float" office:value="3.45806209440999" calcext:value-type="float">
            <text:p>3.45806209440999</text:p>
          </table:table-cell>
          <table:table-cell table:formula="of:=[.B577]+ SIN([.C578]) * [.D578]" office:value-type="float" office:value="-10.3352599147074" calcext:value-type="float">
            <text:p>-10.3352599147074</text:p>
          </table:table-cell>
          <table:table-cell table:style-name="ce6" table:formula="of:=[.C577] + 0.0174533" office:value-type="float" office:value="0.628314799999998" calcext:value-type="float">
            <text:p>0.628314799999998</text:p>
          </table:table-cell>
          <table:table-cell table:formula="of:=[.D5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8] + COS([.C579]) * [.D579]" office:value-type="float" office:value="3.53792586948421" calcext:value-type="float">
            <text:p>3.53792586948421</text:p>
          </table:table-cell>
          <table:table-cell table:formula="of:=[.B578]+ SIN([.C579]) * [.D579]" office:value-type="float" office:value="-10.2750787097436" calcext:value-type="float">
            <text:p>-10.2750787097436</text:p>
          </table:table-cell>
          <table:table-cell table:style-name="ce6" table:formula="of:=[.C578] + 0.0174533" office:value-type="float" office:value="0.645768099999998" calcext:value-type="float">
            <text:p>0.645768099999998</text:p>
          </table:table-cell>
          <table:table-cell table:formula="of:=[.D5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9] + COS([.C580]) * [.D580]" office:value-type="float" office:value="3.61672717360924" calcext:value-type="float">
            <text:p>3.61672717360924</text:p>
          </table:table-cell>
          <table:table-cell table:formula="of:=[.B579]+ SIN([.C580]) * [.D580]" office:value-type="float" office:value="-10.2135128550171" calcext:value-type="float">
            <text:p>-10.2135128550171</text:p>
          </table:table-cell>
          <table:table-cell table:style-name="ce6" table:formula="of:=[.C579] + 0.0174533" office:value-type="float" office:value="0.663221399999998" calcext:value-type="float">
            <text:p>0.663221399999998</text:p>
          </table:table-cell>
          <table:table-cell table:formula="of:=[.D5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0] + COS([.C581]) * [.D581]" office:value-type="float" office:value="3.69444200312388" calcext:value-type="float">
            <text:p>3.69444200312388</text:p>
          </table:table-cell>
          <table:table-cell table:formula="of:=[.B580]+ SIN([.C581]) * [.D581]" office:value-type="float" office:value="-10.1505811040999" calcext:value-type="float">
            <text:p>-10.1505811040999</text:p>
          </table:table-cell>
          <table:table-cell table:style-name="ce6" table:formula="of:=[.C580] + 0.0174533" office:value-type="float" office:value="0.680674699999998" calcext:value-type="float">
            <text:p>0.680674699999998</text:p>
          </table:table-cell>
          <table:table-cell table:formula="of:=[.D5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1] + COS([.C582]) * [.D582]" office:value-type="float" office:value="3.77104668531795" calcext:value-type="float">
            <text:p>3.77104668531795</text:p>
          </table:table-cell>
          <table:table-cell table:formula="of:=[.B581]+ SIN([.C582]) * [.D582]" office:value-type="float" office:value="-10.0863026266292" calcext:value-type="float">
            <text:p>-10.0863026266292</text:p>
          </table:table-cell>
          <table:table-cell table:style-name="ce6" table:formula="of:=[.C581] + 0.0174533" office:value-type="float" office:value="0.698127999999998" calcext:value-type="float">
            <text:p>0.698127999999998</text:p>
          </table:table-cell>
          <table:table-cell table:formula="of:=[.D5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2] + COS([.C583]) * [.D583]" office:value-type="float" office:value="3.84651788564315" calcext:value-type="float">
            <text:p>3.84651788564315</text:p>
          </table:table-cell>
          <table:table-cell table:formula="of:=[.B582]+ SIN([.C583]) * [.D583]" office:value-type="float" office:value="-10.0206970024689" calcext:value-type="float">
            <text:p>-10.0206970024689</text:p>
          </table:table-cell>
          <table:table-cell table:style-name="ce6" table:formula="of:=[.C582] + 0.0174533" office:value-type="float" office:value="0.715581299999998" calcext:value-type="float">
            <text:p>0.715581299999998</text:p>
          </table:table-cell>
          <table:table-cell table:formula="of:=[.D5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3] + COS([.C584]) * [.D584]" office:value-type="float" office:value="3.92083261482106" calcext:value-type="float">
            <text:p>3.92083261482106</text:p>
          </table:table-cell>
          <table:table-cell table:formula="of:=[.B583]+ SIN([.C584]) * [.D584]" office:value-type="float" office:value="-9.95378421574454" calcext:value-type="float">
            <text:p>-9.95378421574454</text:p>
          </table:table-cell>
          <table:table-cell table:style-name="ce6" table:formula="of:=[.C583] + 0.0174533" office:value-type="float" office:value="0.733034599999998" calcext:value-type="float">
            <text:p>0.733034599999998</text:p>
          </table:table-cell>
          <table:table-cell table:formula="of:=[.D5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4] + COS([.C585]) * [.D585]" office:value-type="float" office:value="3.99396823584587" calcext:value-type="float">
            <text:p>3.99396823584587</text:p>
          </table:table-cell>
          <table:table-cell table:formula="of:=[.B584]+ SIN([.C585]) * [.D585]" office:value-type="float" office:value="-9.88558464875679" calcext:value-type="float">
            <text:p>-9.88558464875679</text:p>
          </table:table-cell>
          <table:table-cell table:style-name="ce6" table:formula="of:=[.C584] + 0.0174533" office:value-type="float" office:value="0.750487899999998" calcext:value-type="float">
            <text:p>0.750487899999998</text:p>
          </table:table-cell>
          <table:table-cell table:formula="of:=[.D5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5] + COS([.C586]) * [.D586]" office:value-type="float" office:value="4.06590247087983" calcext:value-type="float">
            <text:p>4.06590247087983</text:p>
          </table:table-cell>
          <table:table-cell table:formula="of:=[.B585]+ SIN([.C586]) * [.D586]" office:value-type="float" office:value="-9.81611907577219" calcext:value-type="float">
            <text:p>-9.81611907577219</text:p>
          </table:table-cell>
          <table:table-cell table:style-name="ce6" table:formula="of:=[.C585] + 0.0174533" office:value-type="float" office:value="0.767941199999998" calcext:value-type="float">
            <text:p>0.767941199999998</text:p>
          </table:table-cell>
          <table:table-cell table:formula="of:=[.D5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6] + COS([.C587]) * [.D587]" office:value-type="float" office:value="4.13661340803933" calcext:value-type="float">
            <text:p>4.13661340803933</text:p>
          </table:table-cell>
          <table:table-cell table:formula="of:=[.B586]+ SIN([.C587]) * [.D587]" office:value-type="float" office:value="-9.74540865669533" calcext:value-type="float">
            <text:p>-9.74540865669533</text:p>
          </table:table-cell>
          <table:table-cell table:style-name="ce6" table:formula="of:=[.C586] + 0.0174533" office:value-type="float" office:value="0.785394499999998" calcext:value-type="float">
            <text:p>0.785394499999998</text:p>
          </table:table-cell>
          <table:table-cell table:formula="of:=[.D5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7] + COS([.C588]) * [.D588]" office:value-type="float" office:value="4.20607950806945" calcext:value-type="float">
            <text:p>4.20607950806945</text:p>
          </table:table-cell>
          <table:table-cell table:formula="of:=[.B587]+ SIN([.C588]) * [.D588]" office:value-type="float" office:value="-9.67347493062331" calcext:value-type="float">
            <text:p>-9.67347493062331</text:p>
          </table:table-cell>
          <table:table-cell table:style-name="ce6" table:formula="of:=[.C587] + 0.0174533" office:value-type="float" office:value="0.802847799999998" calcext:value-type="float">
            <text:p>0.802847799999998</text:p>
          </table:table-cell>
          <table:table-cell table:formula="of:=[.D5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8] + COS([.C589]) * [.D589]" office:value-type="float" office:value="4.27427961090506" calcext:value-type="float">
            <text:p>4.27427961090506</text:p>
          </table:table-cell>
          <table:table-cell table:formula="of:=[.B588]+ SIN([.C589]) * [.D589]" office:value-type="float" office:value="-9.6003398092847" calcext:value-type="float">
            <text:p>-9.6003398092847</text:p>
          </table:table-cell>
          <table:table-cell table:style-name="ce6" table:formula="of:=[.C588] + 0.0174533" office:value-type="float" office:value="0.820301099999998" calcext:value-type="float">
            <text:p>0.820301099999998</text:p>
          </table:table-cell>
          <table:table-cell table:formula="of:=[.D5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9] + COS([.C590]) * [.D590]" office:value-type="float" office:value="4.34119294211636" calcext:value-type="float">
            <text:p>4.34119294211636</text:p>
          </table:table-cell>
          <table:table-cell table:formula="of:=[.B589]+ SIN([.C590]) * [.D590]" office:value-type="float" office:value="-9.52602557036505" calcext:value-type="float">
            <text:p>-9.52602557036505</text:p>
          </table:table-cell>
          <table:table-cell table:style-name="ce6" table:formula="of:=[.C589] + 0.0174533" office:value-type="float" office:value="0.837754399999998" calcext:value-type="float">
            <text:p>0.837754399999998</text:p>
          </table:table-cell>
          <table:table-cell table:formula="of:=[.D5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0] + COS([.C591]) * [.D591]" office:value-type="float" office:value="4.40679911923699" calcext:value-type="float">
            <text:p>4.40679911923699</text:p>
          </table:table-cell>
          <table:table-cell table:formula="of:=[.B590]+ SIN([.C591]) * [.D591]" office:value-type="float" office:value="-9.45055485072083" calcext:value-type="float">
            <text:p>-9.45055485072083</text:p>
          </table:table-cell>
          <table:table-cell table:style-name="ce6" table:formula="of:=[.C590] + 0.0174533" office:value-type="float" office:value="0.855207699999998" calcext:value-type="float">
            <text:p>0.855207699999998</text:p>
          </table:table-cell>
          <table:table-cell table:formula="of:=[.D5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1] + COS([.C592]) * [.D592]" office:value-type="float" office:value="4.47107815797271" calcext:value-type="float">
            <text:p>4.47107815797271</text:p>
          </table:table-cell>
          <table:table-cell table:formula="of:=[.B591]+ SIN([.C592]) * [.D592]" office:value-type="float" office:value="-9.37395063948404" calcext:value-type="float">
            <text:p>-9.37395063948404</text:p>
          </table:table-cell>
          <table:table-cell table:style-name="ce6" table:formula="of:=[.C591] + 0.0174533" office:value-type="float" office:value="0.872660999999998" calcext:value-type="float">
            <text:p>0.872660999999998</text:p>
          </table:table-cell>
          <table:table-cell table:formula="of:=[.D5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2] + COS([.C593]) * [.D593]" office:value-type="float" office:value="4.53401047828888" calcext:value-type="float">
            <text:p>4.53401047828888</text:p>
          </table:table-cell>
          <table:table-cell table:formula="of:=[.B592]+ SIN([.C593]) * [.D593]" office:value-type="float" office:value="-9.29623627105951" calcext:value-type="float">
            <text:p>-9.29623627105951</text:p>
          </table:table-cell>
          <table:table-cell table:style-name="ce6" table:formula="of:=[.C592] + 0.0174533" office:value-type="float" office:value="0.890114299999998" calcext:value-type="float">
            <text:p>0.890114299999998</text:p>
          </table:table-cell>
          <table:table-cell table:formula="of:=[.D5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3] + COS([.C594]) * [.D594]" office:value-type="float" office:value="4.59557691037465" calcext:value-type="float">
            <text:p>4.59557691037465</text:p>
          </table:table-cell>
          <table:table-cell table:formula="of:=[.B593]+ SIN([.C594]) * [.D594]" office:value-type="float" office:value="-9.21743541801699" calcext:value-type="float">
            <text:p>-9.21743541801699</text:p>
          </table:table-cell>
          <table:table-cell table:style-name="ce6" table:formula="of:=[.C593] + 0.0174533" office:value-type="float" office:value="0.907567599999998" calcext:value-type="float">
            <text:p>0.907567599999998</text:p>
          </table:table-cell>
          <table:table-cell table:formula="of:=[.D5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4] + COS([.C595]) * [.D595]" office:value-type="float" office:value="4.65575870048232" calcext:value-type="float">
            <text:p>4.65575870048232</text:p>
          </table:table-cell>
          <table:table-cell table:formula="of:=[.B594]+ SIN([.C595]) * [.D595]" office:value-type="float" office:value="-9.13757208388025" calcext:value-type="float">
            <text:p>-9.13757208388025</text:p>
          </table:table-cell>
          <table:table-cell table:style-name="ce6" table:formula="of:=[.C594] + 0.0174533" office:value-type="float" office:value="0.925020899999998" calcext:value-type="float">
            <text:p>0.925020899999998</text:p>
          </table:table-cell>
          <table:table-cell table:formula="of:=[.D5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5] + COS([.C596]) * [.D596]" office:value-type="float" office:value="4.71453751663992" calcext:value-type="float">
            <text:p>4.71453751663992</text:p>
          </table:table-cell>
          <table:table-cell table:formula="of:=[.B595]+ SIN([.C596]) * [.D596]" office:value-type="float" office:value="-9.05667059581538" calcext:value-type="float">
            <text:p>-9.05667059581538</text:p>
          </table:table-cell>
          <table:table-cell table:style-name="ce6" table:formula="of:=[.C595] + 0.0174533" office:value-type="float" office:value="0.942474199999998" calcext:value-type="float">
            <text:p>0.942474199999998</text:p>
          </table:table-cell>
          <table:table-cell table:formula="of:=[.D5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6] + COS([.C597]) * [.D597]" office:value-type="float" office:value="4.77189545423531" calcext:value-type="float">
            <text:p>4.77189545423531</text:p>
          </table:table-cell>
          <table:table-cell table:formula="of:=[.B596]+ SIN([.C597]) * [.D597]" office:value-type="float" office:value="-8.97475559722047" calcext:value-type="float">
            <text:p>-8.97475559722047</text:p>
          </table:table-cell>
          <table:table-cell table:style-name="ce6" table:formula="of:=[.C596] + 0.0174533" office:value-type="float" office:value="0.959927499999998" calcext:value-type="float">
            <text:p>0.959927499999998</text:p>
          </table:table-cell>
          <table:table-cell table:formula="of:=[.D5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7] + COS([.C598]) * [.D598]" office:value-type="float" office:value="4.82781504147006" calcext:value-type="float">
            <text:p>4.82781504147006</text:p>
          </table:table-cell>
          <table:table-cell table:formula="of:=[.B597]+ SIN([.C598]) * [.D598]" office:value-type="float" office:value="-8.89185204021901" calcext:value-type="float">
            <text:p>-8.89185204021901</text:p>
          </table:table-cell>
          <table:table-cell table:style-name="ce6" table:formula="of:=[.C597] + 0.0174533" office:value-type="float" office:value="0.977380799999998" calcext:value-type="float">
            <text:p>0.977380799999998</text:p>
          </table:table-cell>
          <table:table-cell table:formula="of:=[.D5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8] + COS([.C599]) * [.D599]" office:value-type="float" office:value="4.88227924468162" calcext:value-type="float">
            <text:p>4.88227924468162</text:p>
          </table:table-cell>
          <table:table-cell table:formula="of:=[.B598]+ SIN([.C599]) * [.D599]" office:value-type="float" office:value="-8.80798517805921" calcext:value-type="float">
            <text:p>-8.80798517805921</text:p>
          </table:table-cell>
          <table:table-cell table:style-name="ce6" table:formula="of:=[.C598] + 0.0174533" office:value-type="float" office:value="0.994834099999998" calcext:value-type="float">
            <text:p>0.994834099999998</text:p>
          </table:table-cell>
          <table:table-cell table:formula="of:=[.D5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9] + COS([.C600]) * [.D600]" office:value-type="float" office:value="4.93527147353184" calcext:value-type="float">
            <text:p>4.93527147353184</text:p>
          </table:table-cell>
          <table:table-cell table:formula="of:=[.B599]+ SIN([.C600]) * [.D600]" office:value-type="float" office:value="-8.72318055742162" calcext:value-type="float">
            <text:p>-8.72318055742162</text:p>
          </table:table-cell>
          <table:table-cell table:style-name="ce6" table:formula="of:=[.C599] + 0.0174533" office:value-type="float" office:value="1.0122874" calcext:value-type="float">
            <text:p>1.0122874</text:p>
          </table:table-cell>
          <table:table-cell table:formula="of:=[.D5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0] + COS([.C601]) * [.D601]" office:value-type="float" office:value="4.98677558606065" calcext:value-type="float">
            <text:p>4.98677558606065</text:p>
          </table:table-cell>
          <table:table-cell table:formula="of:=[.B600]+ SIN([.C601]) * [.D601]" office:value-type="float" office:value="-8.63746401063735" calcext:value-type="float">
            <text:p>-8.63746401063735</text:p>
          </table:table-cell>
          <table:table-cell table:style-name="ce6" table:formula="of:=[.C600] + 0.0174533" office:value-type="float" office:value="1.0297407" calcext:value-type="float">
            <text:p>1.0297407</text:p>
          </table:table-cell>
          <table:table-cell table:formula="of:=[.D6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1] + COS([.C602]) * [.D602]" office:value-type="float" office:value="5.03677589360298" calcext:value-type="float">
            <text:p>5.03677589360298</text:p>
          </table:table-cell>
          <table:table-cell table:formula="of:=[.B601]+ SIN([.C602]) * [.D602]" office:value-type="float" office:value="-8.55086164781928" calcext:value-type="float">
            <text:p>-8.55086164781928</text:p>
          </table:table-cell>
          <table:table-cell table:style-name="ce6" table:formula="of:=[.C601] + 0.0174533" office:value-type="float" office:value="1.047194" calcext:value-type="float">
            <text:p>1.047194</text:p>
          </table:table-cell>
          <table:table-cell table:formula="of:=[.D6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2] + COS([.C603]) * [.D603]" office:value-type="float" office:value="5.08525716556774" calcext:value-type="float">
            <text:p>5.08525716556774</text:p>
          </table:table-cell>
          <table:table-cell table:formula="of:=[.B602]+ SIN([.C603]) * [.D603]" office:value-type="float" office:value="-8.46339984890868" calcext:value-type="float">
            <text:p>-8.46339984890868</text:p>
          </table:table-cell>
          <table:table-cell table:style-name="ce6" table:formula="of:=[.C602] + 0.0174533" office:value-type="float" office:value="1.0646473" calcext:value-type="float">
            <text:p>1.0646473</text:p>
          </table:table-cell>
          <table:table-cell table:formula="of:=[.D6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3] + COS([.C604]) * [.D604]" office:value-type="float" office:value="5.13220463407718" calcext:value-type="float">
            <text:p>5.13220463407718</text:p>
          </table:table-cell>
          <table:table-cell table:formula="of:=[.B603]+ SIN([.C604]) * [.D604]" office:value-type="float" office:value="-8.37510525563959" calcext:value-type="float">
            <text:p>-8.37510525563959</text:p>
          </table:table-cell>
          <table:table-cell table:style-name="ce6" table:formula="of:=[.C603] + 0.0174533" office:value-type="float" office:value="1.0821006" calcext:value-type="float">
            <text:p>1.0821006</text:p>
          </table:table-cell>
          <table:table-cell table:formula="of:=[.D6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4] + COS([.C605]) * [.D605]" office:value-type="float" office:value="5.17760399846536" calcext:value-type="float">
            <text:p>5.17760399846536</text:p>
          </table:table-cell>
          <table:table-cell table:formula="of:=[.B604]+ SIN([.C605]) * [.D605]" office:value-type="float" office:value="-8.28600476342349" calcext:value-type="float">
            <text:p>-8.28600476342349</text:p>
          </table:table-cell>
          <table:table-cell table:style-name="ce6" table:formula="of:=[.C604] + 0.0174533" office:value-type="float" office:value="1.0995539" calcext:value-type="float">
            <text:p>1.0995539</text:p>
          </table:table-cell>
          <table:table-cell table:formula="of:=[.D6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5] + COS([.C606]) * [.D606]" office:value-type="float" office:value="5.22144142963422" calcext:value-type="float">
            <text:p>5.22144142963422</text:p>
          </table:table-cell>
          <table:table-cell table:formula="of:=[.B605]+ SIN([.C606]) * [.D606]" office:value-type="float" office:value="-8.19612551315673" calcext:value-type="float">
            <text:p>-8.19612551315673</text:p>
          </table:table-cell>
          <table:table-cell table:style-name="ce6" table:formula="of:=[.C605] + 0.0174533" office:value-type="float" office:value="1.1170072" calcext:value-type="float">
            <text:p>1.1170072</text:p>
          </table:table-cell>
          <table:table-cell table:formula="of:=[.D6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6] + COS([.C607]) * [.D607]" office:value-type="float" office:value="5.26370357426612" calcext:value-type="float">
            <text:p>5.26370357426612</text:p>
          </table:table-cell>
          <table:table-cell table:formula="of:=[.B606]+ SIN([.C607]) * [.D607]" office:value-type="float" office:value="-8.10549488295307" calcext:value-type="float">
            <text:p>-8.10549488295307</text:p>
          </table:table-cell>
          <table:table-cell table:style-name="ce6" table:formula="of:=[.C606] + 0.0174533" office:value-type="float" office:value="1.1344605" calcext:value-type="float">
            <text:p>1.1344605</text:p>
          </table:table-cell>
          <table:table-cell table:formula="of:=[.D6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7] + COS([.C608]) * [.D608]" office:value-type="float" office:value="5.30437755889138" calcext:value-type="float">
            <text:p>5.30437755889138</text:p>
          </table:table-cell>
          <table:table-cell table:formula="of:=[.B607]+ SIN([.C608]) * [.D608]" office:value-type="float" office:value="-8.01414047980411" calcext:value-type="float">
            <text:p>-8.01414047980411</text:p>
          </table:table-cell>
          <table:table-cell table:style-name="ce6" table:formula="of:=[.C607] + 0.0174533" office:value-type="float" office:value="1.1519138" calcext:value-type="float">
            <text:p>1.1519138</text:p>
          </table:table-cell>
          <table:table-cell table:formula="of:=[.D6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8] + COS([.C609]) * [.D609]" office:value-type="float" office:value="5.34345099380964" calcext:value-type="float">
            <text:p>5.34345099380964</text:p>
          </table:table-cell>
          <table:table-cell table:formula="of:=[.B608]+ SIN([.C609]) * [.D609]" office:value-type="float" office:value="-7.92209013116985" calcext:value-type="float">
            <text:p>-7.92209013116985</text:p>
          </table:table-cell>
          <table:table-cell table:style-name="ce6" table:formula="of:=[.C608] + 0.0174533" office:value-type="float" office:value="1.1693671" calcext:value-type="float">
            <text:p>1.1693671</text:p>
          </table:table-cell>
          <table:table-cell table:formula="of:=[.D6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9] + COS([.C610]) * [.D610]" office:value-type="float" office:value="5.38091197686391" calcext:value-type="float">
            <text:p>5.38091197686391</text:p>
          </table:table-cell>
          <table:table-cell table:formula="of:=[.B609]+ SIN([.C610]) * [.D610]" office:value-type="float" office:value="-7.82937187650224" calcext:value-type="float">
            <text:p>-7.82937187650224</text:p>
          </table:table-cell>
          <table:table-cell table:style-name="ce6" table:formula="of:=[.C609] + 0.0174533" office:value-type="float" office:value="1.1868204" calcext:value-type="float">
            <text:p>1.1868204</text:p>
          </table:table-cell>
          <table:table-cell table:formula="of:=[.D6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0] + COS([.C611]) * [.D611]" office:value-type="float" office:value="5.41674909706607" calcext:value-type="float">
            <text:p>5.41674909706607</text:p>
          </table:table-cell>
          <table:table-cell table:formula="of:=[.B610]+ SIN([.C611]) * [.D611]" office:value-type="float" office:value="-7.73601395870404" calcext:value-type="float">
            <text:p>-7.73601395870404</text:p>
          </table:table-cell>
          <table:table-cell table:style-name="ce6" table:formula="of:=[.C610] + 0.0174533" office:value-type="float" office:value="1.2042737" calcext:value-type="float">
            <text:p>1.2042737</text:p>
          </table:table-cell>
          <table:table-cell table:formula="of:=[.D6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1] + COS([.C612]) * [.D612]" office:value-type="float" office:value="5.4509514380728" calcext:value-type="float">
            <text:p>5.4509514380728</text:p>
          </table:table-cell>
          <table:table-cell table:formula="of:=[.B611]+ SIN([.C612]) * [.D612]" office:value-type="float" office:value="-7.64204481552576" calcext:value-type="float">
            <text:p>-7.64204481552576</text:p>
          </table:table-cell>
          <table:table-cell table:style-name="ce6" table:formula="of:=[.C611] + 0.0174533" office:value-type="float" office:value="1.221727" calcext:value-type="float">
            <text:p>1.221727</text:p>
          </table:table-cell>
          <table:table-cell table:formula="of:=[.D6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2] + COS([.C613]) * [.D613]" office:value-type="float" office:value="5.48350858151077" calcext:value-type="float">
            <text:p>5.48350858151077</text:p>
          </table:table-cell>
          <table:table-cell table:formula="of:=[.B612]+ SIN([.C613]) * [.D613]" office:value-type="float" office:value="-7.54749307090326" calcext:value-type="float">
            <text:p>-7.54749307090326</text:p>
          </table:table-cell>
          <table:table-cell table:style-name="ce6" table:formula="of:=[.C612] + 0.0174533" office:value-type="float" office:value="1.2391803" calcext:value-type="float">
            <text:p>1.2391803</text:p>
          </table:table-cell>
          <table:table-cell table:formula="of:=[.D6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3] + COS([.C614]) * [.D614]" office:value-type="float" office:value="5.5144106101502" calcext:value-type="float">
            <text:p>5.5144106101502</text:p>
          </table:table-cell>
          <table:table-cell table:formula="of:=[.B613]+ SIN([.C614]) * [.D614]" office:value-type="float" office:value="-7.45238752623856" calcext:value-type="float">
            <text:p>-7.45238752623856</text:p>
          </table:table-cell>
          <table:table-cell table:style-name="ce6" table:formula="of:=[.C613] + 0.0174533" office:value-type="float" office:value="1.2566336" calcext:value-type="float">
            <text:p>1.2566336</text:p>
          </table:table-cell>
          <table:table-cell table:formula="of:=[.D6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4] + COS([.C615]) * [.D615]" office:value-type="float" office:value="5.54364811092574" calcext:value-type="float">
            <text:p>5.54364811092574</text:p>
          </table:table-cell>
          <table:table-cell table:formula="of:=[.B614]+ SIN([.C615]) * [.D615]" office:value-type="float" office:value="-7.35675715162673" calcext:value-type="float">
            <text:p>-7.35675715162673</text:p>
          </table:table-cell>
          <table:table-cell table:style-name="ce6" table:formula="of:=[.C614] + 0.0174533" office:value-type="float" office:value="1.2740869" calcext:value-type="float">
            <text:p>1.2740869</text:p>
          </table:table-cell>
          <table:table-cell table:formula="of:=[.D6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5] + COS([.C616]) * [.D616]" office:value-type="float" office:value="5.5712121778038" calcext:value-type="float">
            <text:p>5.5712121778038</text:p>
          </table:table-cell>
          <table:table-cell table:formula="of:=[.B615]+ SIN([.C616]) * [.D616]" office:value-type="float" office:value="-7.26063107703121" calcext:value-type="float">
            <text:p>-7.26063107703121</text:p>
          </table:table-cell>
          <table:table-cell table:style-name="ce6" table:formula="of:=[.C615] + 0.0174533" office:value-type="float" office:value="1.2915402" calcext:value-type="float">
            <text:p>1.2915402</text:p>
          </table:table-cell>
          <table:table-cell table:formula="of:=[.D6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6] + COS([.C617]) * [.D617]" office:value-type="float" office:value="5.59709441449538" calcext:value-type="float">
            <text:p>5.59709441449538</text:p>
          </table:table-cell>
          <table:table-cell table:formula="of:=[.B616]+ SIN([.C617]) * [.D617]" office:value-type="float" office:value="-7.16403858341064" calcext:value-type="float">
            <text:p>-7.16403858341064</text:p>
          </table:table-cell>
          <table:table-cell table:style-name="ce6" table:formula="of:=[.C616] + 0.0174533" office:value-type="float" office:value="1.3089935" calcext:value-type="float">
            <text:p>1.3089935</text:p>
          </table:table-cell>
          <table:table-cell table:formula="of:=[.D6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7] + COS([.C618]) * [.D618]" office:value-type="float" office:value="5.6212869370137" calcext:value-type="float">
            <text:p>5.6212869370137</text:p>
          </table:table-cell>
          <table:table-cell table:formula="of:=[.B617]+ SIN([.C618]) * [.D618]" office:value-type="float" office:value="-7.06700909379949" calcext:value-type="float">
            <text:p>-7.06700909379949</text:p>
          </table:table-cell>
          <table:table-cell table:style-name="ce6" table:formula="of:=[.C617] + 0.0174533" office:value-type="float" office:value="1.3264468" calcext:value-type="float">
            <text:p>1.3264468</text:p>
          </table:table-cell>
          <table:table-cell table:formula="of:=[.D6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8] + COS([.C619]) * [.D619]" office:value-type="float" office:value="5.64378237607574" calcext:value-type="float">
            <text:p>5.64378237607574</text:p>
          </table:table-cell>
          <table:table-cell table:formula="of:=[.B618]+ SIN([.C619]) * [.D619]" office:value-type="float" office:value="-6.96957216434558" calcext:value-type="float">
            <text:p>-6.96957216434558</text:p>
          </table:table-cell>
          <table:table-cell table:style-name="ce6" table:formula="of:=[.C618] + 0.0174533" office:value-type="float" office:value="1.3439001" calcext:value-type="float">
            <text:p>1.3439001</text:p>
          </table:table-cell>
          <table:table-cell table:formula="of:=[.D6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9] + COS([.C620]) * [.D620]" office:value-type="float" office:value="5.66457387934696" calcext:value-type="float">
            <text:p>5.66457387934696</text:p>
          </table:table-cell>
          <table:table-cell table:formula="of:=[.B619]+ SIN([.C620]) * [.D620]" office:value-type="float" office:value="-6.87175747530695" calcext:value-type="float">
            <text:p>-6.87175747530695</text:p>
          </table:table-cell>
          <table:table-cell table:style-name="ce6" table:formula="of:=[.C619] + 0.0174533" office:value-type="float" office:value="1.3613534" calcext:value-type="float">
            <text:p>1.3613534</text:p>
          </table:table-cell>
          <table:table-cell table:formula="of:=[.D6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0] + COS([.C621]) * [.D621]" office:value-type="float" office:value="5.68365511352862" calcext:value-type="float">
            <text:p>5.68365511352862</text:p>
          </table:table-cell>
          <table:table-cell table:formula="of:=[.B620]+ SIN([.C621]) * [.D621]" office:value-type="float" office:value="-6.77359482201099" calcext:value-type="float">
            <text:p>-6.77359482201099</text:p>
          </table:table-cell>
          <table:table-cell table:style-name="ce6" table:formula="of:=[.C620] + 0.0174533" office:value-type="float" office:value="1.3788067" calcext:value-type="float">
            <text:p>1.3788067</text:p>
          </table:table-cell>
          <table:table-cell table:formula="of:=[.D6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1] + COS([.C622]) * [.D622]" office:value-type="float" office:value="5.70102026628697" calcext:value-type="float">
            <text:p>5.70102026628697</text:p>
          </table:table-cell>
          <table:table-cell table:formula="of:=[.B621]+ SIN([.C622]) * [.D622]" office:value-type="float" office:value="-6.67511410577842" calcext:value-type="float">
            <text:p>-6.67511410577842</text:p>
          </table:table-cell>
          <table:table-cell table:style-name="ce6" table:formula="of:=[.C621] + 0.0174533" office:value-type="float" office:value="1.39626" calcext:value-type="float">
            <text:p>1.39626</text:p>
          </table:table-cell>
          <table:table-cell table:formula="of:=[.D6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2] + COS([.C623]) * [.D623]" office:value-type="float" office:value="5.71666404802373" calcext:value-type="float">
            <text:p>5.71666404802373</text:p>
          </table:table-cell>
          <table:table-cell table:formula="of:=[.B622]+ SIN([.C623]) * [.D623]" office:value-type="float" office:value="-6.57634532481514" calcext:value-type="float">
            <text:p>-6.57634532481514</text:p>
          </table:table-cell>
          <table:table-cell table:style-name="ce6" table:formula="of:=[.C622] + 0.0174533" office:value-type="float" office:value="1.4137133" calcext:value-type="float">
            <text:p>1.4137133</text:p>
          </table:table-cell>
          <table:table-cell table:formula="of:=[.D6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3] + COS([.C624]) * [.D624]" office:value-type="float" office:value="5.73058169348734" calcext:value-type="float">
            <text:p>5.73058169348734</text:p>
          </table:table-cell>
          <table:table-cell table:formula="of:=[.B623]+ SIN([.C624]) * [.D624]" office:value-type="float" office:value="-6.4773185650744" calcext:value-type="float">
            <text:p>-6.4773185650744</text:p>
          </table:table-cell>
          <table:table-cell table:style-name="ce6" table:formula="of:=[.C623] + 0.0174533" office:value-type="float" office:value="1.4311666" calcext:value-type="float">
            <text:p>1.4311666</text:p>
          </table:table-cell>
          <table:table-cell table:formula="of:=[.D6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4] + COS([.C625]) * [.D625]" office:value-type="float" office:value="5.74276896322454" calcext:value-type="float">
            <text:p>5.74276896322454</text:p>
          </table:table-cell>
          <table:table-cell table:formula="of:=[.B624]+ SIN([.C625]) * [.D625]" office:value-type="float" office:value="-6.37806399109238" calcext:value-type="float">
            <text:p>-6.37806399109238</text:p>
          </table:table-cell>
          <table:table-cell table:style-name="ce6" table:formula="of:=[.C624] + 0.0174533" office:value-type="float" office:value="1.4486199" calcext:value-type="float">
            <text:p>1.4486199</text:p>
          </table:table-cell>
          <table:table-cell table:formula="of:=[.D6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5] + COS([.C626]) * [.D626]" office:value-type="float" office:value="5.75322214487174" calcext:value-type="float">
            <text:p>5.75322214487174</text:p>
          </table:table-cell>
          <table:table-cell table:formula="of:=[.B625]+ SIN([.C626]) * [.D626]" office:value-type="float" office:value="-6.27861183679972" calcext:value-type="float">
            <text:p>-6.27861183679972</text:p>
          </table:table-cell>
          <table:table-cell table:style-name="ce6" table:formula="of:=[.C625] + 0.0174533" office:value-type="float" office:value="1.4660732" calcext:value-type="float">
            <text:p>1.4660732</text:p>
          </table:table-cell>
          <table:table-cell table:formula="of:=[.D6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6] + COS([.C627]) * [.D627]" office:value-type="float" office:value="5.76193805428579" calcext:value-type="float">
            <text:p>5.76193805428579</text:p>
          </table:table-cell>
          <table:table-cell table:formula="of:=[.B626]+ SIN([.C627]) * [.D627]" office:value-type="float" office:value="-6.178992396312" calcext:value-type="float">
            <text:p>-6.178992396312</text:p>
          </table:table-cell>
          <table:table-cell table:style-name="ce6" table:formula="of:=[.C626] + 0.0174533" office:value-type="float" office:value="1.4835265" calcext:value-type="float">
            <text:p>1.4835265</text:p>
          </table:table-cell>
          <table:table-cell table:formula="of:=[.D6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7] + COS([.C628]) * [.D628]" office:value-type="float" office:value="5.768914036514" calcext:value-type="float">
            <text:p>5.768914036514</text:p>
          </table:table-cell>
          <table:table-cell table:formula="of:=[.B627]+ SIN([.C628]) * [.D628]" office:value-type="float" office:value="-6.07923601470184" calcext:value-type="float">
            <text:p>-6.07923601470184</text:p>
          </table:table-cell>
          <table:table-cell table:style-name="ce6" table:formula="of:=[.C627] + 0.0174533" office:value-type="float" office:value="1.5009798" calcext:value-type="float">
            <text:p>1.5009798</text:p>
          </table:table-cell>
          <table:table-cell table:formula="of:=[.D6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8] + COS([.C629]) * [.D629]" office:value-type="float" office:value="5.77414796660277" calcext:value-type="float">
            <text:p>5.77414796660277</text:p>
          </table:table-cell>
          <table:table-cell table:formula="of:=[.B628]+ SIN([.C629]) * [.D629]" office:value-type="float" office:value="-5.97937307875549" calcext:value-type="float">
            <text:p>-5.97937307875549</text:p>
          </table:table-cell>
          <table:table-cell table:style-name="ce6" table:formula="of:=[.C628] + 0.0174533" office:value-type="float" office:value="1.5184331" calcext:value-type="float">
            <text:p>1.5184331</text:p>
          </table:table-cell>
          <table:table-cell table:formula="of:=[.D6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9] + COS([.C630]) * [.D630]" office:value-type="float" office:value="5.77763825024493" calcext:value-type="float">
            <text:p>5.77763825024493</text:p>
          </table:table-cell>
          <table:table-cell table:formula="of:=[.B629]+ SIN([.C630]) * [.D630]" office:value-type="float" office:value="-5.87943400771669" calcext:value-type="float">
            <text:p>-5.87943400771669</text:p>
          </table:table-cell>
          <table:table-cell table:style-name="ce6" table:formula="of:=[.C629] + 0.0174533" office:value-type="float" office:value="1.5358864" calcext:value-type="float">
            <text:p>1.5358864</text:p>
          </table:table-cell>
          <table:table-cell table:formula="of:=[.D6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0] + COS([.C631]) * [.D631]" office:value-type="float" office:value="5.77938382426536" calcext:value-type="float">
            <text:p>5.77938382426536</text:p>
          </table:table-cell>
          <table:table-cell table:formula="of:=[.B630]+ SIN([.C631]) * [.D631]" office:value-type="float" office:value="-5.77944924402072" calcext:value-type="float">
            <text:p>-5.77944924402072</text:p>
          </table:table-cell>
          <table:table-cell table:style-name="ce6" table:formula="of:=[.C630] + 0.0174533" office:value-type="float" office:value="1.55333969999999" calcext:value-type="float">
            <text:p>1.55333969999999</text:p>
          </table:table-cell>
          <table:table-cell table:formula="of:=[.D6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1] + COS([.C632]) * [.D632]" office:value-type="float" office:value="5.77938415694485" calcext:value-type="float">
            <text:p>5.77938415694485</text:p>
          </table:table-cell>
          <table:table-cell table:formula="of:=[.B631]+ SIN([.C632]) * [.D632]" office:value-type="float" office:value="-5.67944924402128" calcext:value-type="float">
            <text:p>-5.67944924402128</text:p>
          </table:table-cell>
          <table:table-cell table:style-name="ce6" table:formula="of:=[.C631] + 0.0174533" office:value-type="float" office:value="1.57079299999999" calcext:value-type="float">
            <text:p>1.57079299999999</text:p>
          </table:table-cell>
          <table:table-cell table:formula="of:=[.D6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2] + COS([.C633]) * [.D633]" office:value-type="float" office:value="5.77763924818207" calcext:value-type="float">
            <text:p>5.77763924818207</text:p>
          </table:table-cell>
          <table:table-cell table:formula="of:=[.B632]+ SIN([.C633]) * [.D633]" office:value-type="float" office:value="-5.57946446871318" calcext:value-type="float">
            <text:p>-5.57946446871318</text:p>
          </table:table-cell>
          <table:table-cell table:style-name="ce6" table:formula="of:=[.C632] + 0.0174533" office:value-type="float" office:value="1.58824629999999" calcext:value-type="float">
            <text:p>1.58824629999999</text:p>
          </table:table-cell>
          <table:table-cell table:formula="of:=[.D6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3] + COS([.C634]) * [.D634]" office:value-type="float" office:value="5.77414962949356" calcext:value-type="float">
            <text:p>5.77414962949356</text:p>
          </table:table-cell>
          <table:table-cell table:formula="of:=[.B633]+ SIN([.C634]) * [.D634]" office:value-type="float" office:value="-5.47952537445369" calcext:value-type="float">
            <text:p>-5.47952537445369</text:p>
          </table:table-cell>
          <table:table-cell table:style-name="ce6" table:formula="of:=[.C633] + 0.0174533" office:value-type="float" office:value="1.60569959999999" calcext:value-type="float">
            <text:p>1.60569959999999</text:p>
          </table:table-cell>
          <table:table-cell table:formula="of:=[.D6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4] + COS([.C635]) * [.D635]" office:value-type="float" office:value="5.76891636385192" calcext:value-type="float">
            <text:p>5.76891636385192</text:p>
          </table:table-cell>
          <table:table-cell table:formula="of:=[.B634]+ SIN([.C635]) * [.D635]" office:value-type="float" office:value="-5.37966240368512" calcext:value-type="float">
            <text:p>-5.37966240368512</text:p>
          </table:table-cell>
          <table:table-cell table:style-name="ce6" table:formula="of:=[.C634] + 0.0174533" office:value-type="float" office:value="1.62315289999999" calcext:value-type="float">
            <text:p>1.62315289999999</text:p>
          </table:table-cell>
          <table:table-cell table:formula="of:=[.D6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5] + COS([.C636]) * [.D636]" office:value-type="float" office:value="5.76194104536191" calcext:value-type="float">
            <text:p>5.76194104536191</text:p>
          </table:table-cell>
          <table:table-cell table:formula="of:=[.B635]+ SIN([.C636]) * [.D636]" office:value-type="float" office:value="-5.27990597566184" calcext:value-type="float">
            <text:p>-5.27990597566184</text:p>
          </table:table-cell>
          <table:table-cell table:style-name="ce6" table:formula="of:=[.C635] + 0.0174533" office:value-type="float" office:value="1.64060619999999" calcext:value-type="float">
            <text:p>1.64060619999999</text:p>
          </table:table-cell>
          <table:table-cell table:formula="of:=[.D6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6] + COS([.C637]) * [.D637]" office:value-type="float" office:value="5.75322579877494" calcext:value-type="float">
            <text:p>5.75322579877494</text:p>
          </table:table-cell>
          <table:table-cell table:formula="of:=[.B636]+ SIN([.C637]) * [.D637]" office:value-type="float" office:value="-5.18028647718424" calcext:value-type="float">
            <text:p>-5.18028647718424</text:p>
          </table:table-cell>
          <table:table-cell table:style-name="ce6" table:formula="of:=[.C636] + 0.0174533" office:value-type="float" office:value="1.65805949999999" calcext:value-type="float">
            <text:p>1.65805949999999</text:p>
          </table:table-cell>
          <table:table-cell table:formula="of:=[.D6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7] + COS([.C638]) * [.D638]" office:value-type="float" office:value="5.74277327884182" calcext:value-type="float">
            <text:p>5.74277327884182</text:p>
          </table:table-cell>
          <table:table-cell table:formula="of:=[.B637]+ SIN([.C638]) * [.D638]" office:value-type="float" office:value="-5.0808342533426" calcext:value-type="float">
            <text:p>-5.0808342533426</text:p>
          </table:table-cell>
          <table:table-cell table:style-name="ce6" table:formula="of:=[.C637] + 0.0174533" office:value-type="float" office:value="1.67551279999999" calcext:value-type="float">
            <text:p>1.67551279999999</text:p>
          </table:table-cell>
          <table:table-cell table:formula="of:=[.D6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8] + COS([.C639]) * [.D639]" office:value-type="float" office:value="5.73058666950411" calcext:value-type="float">
            <text:p>5.73058666950411</text:p>
          </table:table-cell>
          <table:table-cell table:formula="of:=[.B638]+ SIN([.C639]) * [.D639]" office:value-type="float" office:value="-4.98157959827369" calcext:value-type="float">
            <text:p>-4.98157959827369</text:p>
          </table:table-cell>
          <table:table-cell table:style-name="ce6" table:formula="of:=[.C638] + 0.0174533" office:value-type="float" office:value="1.69296609999999" calcext:value-type="float">
            <text:p>1.69296609999999</text:p>
          </table:table-cell>
          <table:table-cell table:formula="of:=[.D6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9] + COS([.C640]) * [.D640]" office:value-type="float" office:value="5.71666968292425" calcext:value-type="float">
            <text:p>5.71666968292425</text:p>
          </table:table-cell>
          <table:table-cell table:formula="of:=[.B639]+ SIN([.C640]) * [.D640]" office:value-type="float" office:value="-4.88255274593284" calcext:value-type="float">
            <text:p>-4.88255274593284</text:p>
          </table:table-cell>
          <table:table-cell table:style-name="ce6" table:formula="of:=[.C639] + 0.0174533" office:value-type="float" office:value="1.71041939999999" calcext:value-type="float">
            <text:p>1.71041939999999</text:p>
          </table:table-cell>
          <table:table-cell table:formula="of:=[.D6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0] + COS([.C641]) * [.D641]" office:value-type="float" office:value="5.70102655835479" calcext:value-type="float">
            <text:p>5.70102655835479</text:p>
          </table:table-cell>
          <table:table-cell table:formula="of:=[.B640]+ SIN([.C641]) * [.D641]" office:value-type="float" office:value="-4.78378386088444" calcext:value-type="float">
            <text:p>-4.78378386088444</text:p>
          </table:table-cell>
          <table:table-cell table:style-name="ce6" table:formula="of:=[.C640] + 0.0174533" office:value-type="float" office:value="1.72787269999999" calcext:value-type="float">
            <text:p>1.72787269999999</text:p>
          </table:table-cell>
          <table:table-cell table:formula="of:=[.D6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1] + COS([.C642]) * [.D642]" office:value-type="float" office:value="5.68366206084711" calcext:value-type="float">
            <text:p>5.68366206084711</text:p>
          </table:table-cell>
          <table:table-cell table:formula="of:=[.B641]+ SIN([.C642]) * [.D642]" office:value-type="float" office:value="-4.68530302911345" calcext:value-type="float">
            <text:p>-4.68530302911345</text:p>
          </table:table-cell>
          <table:table-cell table:style-name="ce6" table:formula="of:=[.C641] + 0.0174533" office:value-type="float" office:value="1.74532599999999" calcext:value-type="float">
            <text:p>1.74532599999999</text:p>
          </table:table-cell>
          <table:table-cell table:formula="of:=[.D6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2] + COS([.C643]) * [.D643]" office:value-type="float" office:value="5.6645814797999" calcext:value-type="float">
            <text:p>5.6645814797999</text:p>
          </table:table-cell>
          <table:table-cell table:formula="of:=[.B642]+ SIN([.C643]) * [.D643]" office:value-type="float" office:value="-4.58714024886095" calcext:value-type="float">
            <text:p>-4.58714024886095</text:p>
          </table:table-cell>
          <table:table-cell table:style-name="ce6" table:formula="of:=[.C642] + 0.0174533" office:value-type="float" office:value="1.76277929999999" calcext:value-type="float">
            <text:p>1.76277929999999</text:p>
          </table:table-cell>
          <table:table-cell table:formula="of:=[.D6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3] + COS([.C644]) * [.D644]" office:value-type="float" office:value="5.64379062734796" calcext:value-type="float">
            <text:p>5.64379062734796</text:p>
          </table:table-cell>
          <table:table-cell table:formula="of:=[.B643]+ SIN([.C644]) * [.D644]" office:value-type="float" office:value="-4.48932542148635" calcext:value-type="float">
            <text:p>-4.48932542148635</text:p>
          </table:table-cell>
          <table:table-cell table:style-name="ce6" table:formula="of:=[.C643] + 0.0174533" office:value-type="float" office:value="1.78023259999999" calcext:value-type="float">
            <text:p>1.78023259999999</text:p>
          </table:table-cell>
          <table:table-cell table:formula="of:=[.D6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4] + COS([.C645]) * [.D645]" office:value-type="float" office:value="5.62129583659178" calcext:value-type="float">
            <text:p>5.62129583659178</text:p>
          </table:table-cell>
          <table:table-cell table:formula="of:=[.B644]+ SIN([.C645]) * [.D645]" office:value-type="float" office:value="-4.39188834235917" calcext:value-type="float">
            <text:p>-4.39188834235917</text:p>
          </table:table-cell>
          <table:table-cell table:style-name="ce6" table:formula="of:=[.C644] + 0.0174533" office:value-type="float" office:value="1.79768589999999" calcext:value-type="float">
            <text:p>1.79768589999999</text:p>
          </table:table-cell>
          <table:table-cell table:formula="of:=[.D6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5] + COS([.C646]) * [.D646]" office:value-type="float" office:value="5.59710395966841" calcext:value-type="float">
            <text:p>5.59710395966841</text:p>
          </table:table-cell>
          <table:table-cell table:formula="of:=[.B645]+ SIN([.C646]) * [.D646]" office:value-type="float" office:value="-4.29485869178305" calcext:value-type="float">
            <text:p>-4.29485869178305</text:p>
          </table:table-cell>
          <table:table-cell table:style-name="ce6" table:formula="of:=[.C645] + 0.0174533" office:value-type="float" office:value="1.81513919999999" calcext:value-type="float">
            <text:p>1.81513919999999</text:p>
          </table:table-cell>
          <table:table-cell table:formula="of:=[.D6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6] + COS([.C647]) * [.D647]" office:value-type="float" office:value="5.57122236566424" calcext:value-type="float">
            <text:p>5.57122236566424</text:p>
          </table:table-cell>
          <table:table-cell table:formula="of:=[.B646]+ SIN([.C647]) * [.D647]" office:value-type="float" office:value="-4.19826602595483" calcext:value-type="float">
            <text:p>-4.19826602595483</text:p>
          </table:table-cell>
          <table:table-cell table:style-name="ce6" table:formula="of:=[.C646] + 0.0174533" office:value-type="float" office:value="1.83259249999999" calcext:value-type="float">
            <text:p>1.83259249999999</text:p>
          </table:table-cell>
          <table:table-cell table:formula="of:=[.D6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7] + COS([.C648]) * [.D648]" office:value-type="float" office:value="5.54365893837026" calcext:value-type="float">
            <text:p>5.54365893837026</text:p>
          </table:table-cell>
          <table:table-cell table:formula="of:=[.B647]+ SIN([.C648]) * [.D648]" office:value-type="float" office:value="-4.10213976796145" calcext:value-type="float">
            <text:p>-4.10213976796145</text:p>
          </table:table-cell>
          <table:table-cell table:style-name="ce6" table:formula="of:=[.C647] + 0.0174533" office:value-type="float" office:value="1.85004579999999" calcext:value-type="float">
            <text:p>1.85004579999999</text:p>
          </table:table-cell>
          <table:table-cell table:formula="of:=[.D6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8] + COS([.C649]) * [.D649]" office:value-type="float" office:value="5.51442207388065" calcext:value-type="float">
            <text:p>5.51442207388065</text:p>
          </table:table-cell>
          <table:table-cell table:formula="of:=[.B648]+ SIN([.C649]) * [.D649]" office:value-type="float" office:value="-4.00650919881739" calcext:value-type="float">
            <text:p>-4.00650919881739</text:p>
          </table:table-cell>
          <table:table-cell table:style-name="ce6" table:formula="of:=[.C648] + 0.0174533" office:value-type="float" office:value="1.86749909999999" calcext:value-type="float">
            <text:p>1.86749909999999</text:p>
          </table:table-cell>
          <table:table-cell table:formula="of:=[.D6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9] + COS([.C650]) * [.D650]" office:value-type="float" office:value="5.48352067803519" calcext:value-type="float">
            <text:p>5.48352067803519</text:p>
          </table:table-cell>
          <table:table-cell table:formula="of:=[.B649]+ SIN([.C650]) * [.D650]" office:value-type="float" office:value="-3.91140344854538" calcext:value-type="float">
            <text:p>-3.91140344854538</text:p>
          </table:table-cell>
          <table:table-cell table:style-name="ce6" table:formula="of:=[.C649] + 0.0174533" office:value-type="float" office:value="1.88495239999999" calcext:value-type="float">
            <text:p>1.88495239999999</text:p>
          </table:table-cell>
          <table:table-cell table:formula="of:=[.D6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0] + COS([.C651]) * [.D651]" office:value-type="float" office:value="5.45096416370647" calcext:value-type="float">
            <text:p>5.45096416370647</text:p>
          </table:table-cell>
          <table:table-cell table:formula="of:=[.B650]+ SIN([.C651]) * [.D651]" office:value-type="float" office:value="-3.81685148730309" calcext:value-type="float">
            <text:p>-3.81685148730309</text:p>
          </table:table-cell>
          <table:table-cell table:style-name="ce6" table:formula="of:=[.C650] + 0.0174533" office:value-type="float" office:value="1.90240569999999" calcext:value-type="float">
            <text:p>1.90240569999999</text:p>
          </table:table-cell>
          <table:table-cell table:formula="of:=[.D6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1] + COS([.C652]) * [.D652]" office:value-type="float" office:value="5.41676244793263" calcext:value-type="float">
            <text:p>5.41676244793263</text:p>
          </table:table-cell>
          <table:table-cell table:formula="of:=[.B651]+ SIN([.C652]) * [.D652]" office:value-type="float" office:value="-3.72288211655855" calcext:value-type="float">
            <text:p>-3.72288211655855</text:p>
          </table:table-cell>
          <table:table-cell table:style-name="ce6" table:formula="of:=[.C651] + 0.0174533" office:value-type="float" office:value="1.91985899999999" calcext:value-type="float">
            <text:p>1.91985899999999</text:p>
          </table:table-cell>
          <table:table-cell table:formula="of:=[.D6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2] + COS([.C653]) * [.D653]" office:value-type="float" office:value="5.38092594889654" calcext:value-type="float">
            <text:p>5.38092594889654</text:p>
          </table:table-cell>
          <table:table-cell table:formula="of:=[.B652]+ SIN([.C653]) * [.D653]" office:value-type="float" office:value="-3.62952396031691" calcext:value-type="float">
            <text:p>-3.62952396031691</text:p>
          </table:table-cell>
          <table:table-cell table:style-name="ce6" table:formula="of:=[.C652] + 0.0174533" office:value-type="float" office:value="1.93731229999999" calcext:value-type="float">
            <text:p>1.93731229999999</text:p>
          </table:table-cell>
          <table:table-cell table:formula="of:=[.D6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3] + COS([.C654]) * [.D654]" office:value-type="float" office:value="5.34346558275234" calcext:value-type="float">
            <text:p>5.34346558275234</text:p>
          </table:table-cell>
          <table:table-cell table:formula="of:=[.B653]+ SIN([.C654]) * [.D654]" office:value-type="float" office:value="-3.53680545640134" calcext:value-type="float">
            <text:p>-3.53680545640134</text:p>
          </table:table-cell>
          <table:table-cell table:style-name="ce6" table:formula="of:=[.C653] + 0.0174533" office:value-type="float" office:value="1.95476559999999" calcext:value-type="float">
            <text:p>1.95476559999999</text:p>
          </table:table-cell>
          <table:table-cell table:formula="of:=[.D6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4] + COS([.C655]) * [.D655]" office:value-type="float" office:value="5.30439276030021" calcext:value-type="float">
            <text:p>5.30439276030021</text:p>
          </table:table-cell>
          <table:table-cell table:formula="of:=[.B654]+ SIN([.C655]) * [.D655]" office:value-type="float" office:value="-3.44475484779051" calcext:value-type="float">
            <text:p>-3.44475484779051</text:p>
          </table:table-cell>
          <table:table-cell table:style-name="ce6" table:formula="of:=[.C654] + 0.0174533" office:value-type="float" office:value="1.97221889999999" calcext:value-type="float">
            <text:p>1.97221889999999</text:p>
          </table:table-cell>
          <table:table-cell table:formula="of:=[.D6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5] + COS([.C656]) * [.D656]" office:value-type="float" office:value="5.26371938351057" calcext:value-type="float">
            <text:p>5.26371938351057</text:p>
          </table:table-cell>
          <table:table-cell table:formula="of:=[.B655]+ SIN([.C656]) * [.D656]" office:value-type="float" office:value="-3.35340017401556" calcext:value-type="float">
            <text:p>-3.35340017401556</text:p>
          </table:table-cell>
          <table:table-cell table:style-name="ce6" table:formula="of:=[.C655] + 0.0174533" office:value-type="float" office:value="1.98967219999999" calcext:value-type="float">
            <text:p>1.98967219999999</text:p>
          </table:table-cell>
          <table:table-cell table:formula="of:=[.D6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6] + COS([.C657]) * [.D657]" office:value-type="float" office:value="5.22145784189864" calcext:value-type="float">
            <text:p>5.22145784189864</text:p>
          </table:table-cell>
          <table:table-cell table:formula="of:=[.B656]+ SIN([.C657]) * [.D657]" office:value-type="float" office:value="-3.26276926261893" calcext:value-type="float">
            <text:p>-3.26276926261893</text:p>
          </table:table-cell>
          <table:table-cell table:style-name="ce6" table:formula="of:=[.C656] + 0.0174533" office:value-type="float" office:value="2.00712549999999" calcext:value-type="float">
            <text:p>2.00712549999999</text:p>
          </table:table-cell>
          <table:table-cell table:formula="of:=[.D6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7] + COS([.C658]) * [.D658]" office:value-type="float" office:value="5.17762100875041" calcext:value-type="float">
            <text:p>5.17762100875041</text:p>
          </table:table-cell>
          <table:table-cell table:formula="of:=[.B657]+ SIN([.C658]) * [.D658]" office:value-type="float" office:value="-3.17288972067787" calcext:value-type="float">
            <text:p>-3.17288972067787</text:p>
          </table:table-cell>
          <table:table-cell table:style-name="ce6" table:formula="of:=[.C657] + 0.0174533" office:value-type="float" office:value="2.02457879999999" calcext:value-type="float">
            <text:p>2.02457879999999</text:p>
          </table:table-cell>
          <table:table-cell table:formula="of:=[.D6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8] + COS([.C659]) * [.D659]" office:value-type="float" office:value="5.13222223720137" calcext:value-type="float">
            <text:p>5.13222223720137</text:p>
          </table:table-cell>
          <table:table-cell table:formula="of:=[.B658]+ SIN([.C659]) * [.D659]" office:value-type="float" office:value="-3.083788926395" calcext:value-type="float">
            <text:p>-3.083788926395</text:p>
          </table:table-cell>
          <table:table-cell table:style-name="ce6" table:formula="of:=[.C658] + 0.0174533" office:value-type="float" office:value="2.04203209999999" calcext:value-type="float">
            <text:p>2.04203209999999</text:p>
          </table:table-cell>
          <table:table-cell table:formula="of:=[.D6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9] + COS([.C660]) * [.D660]" office:value-type="float" office:value="5.08527535616897" calcext:value-type="float">
            <text:p>5.08527535616897</text:p>
          </table:table-cell>
          <table:table-cell table:formula="of:=[.B659]+ SIN([.C660]) * [.D660]" office:value-type="float" office:value="-2.99549402075867" calcext:value-type="float">
            <text:p>-2.99549402075867</text:p>
          </table:table-cell>
          <table:table-cell table:style-name="ce6" table:formula="of:=[.C659] + 0.0174533" office:value-type="float" office:value="2.05948539999999" calcext:value-type="float">
            <text:p>2.05948539999999</text:p>
          </table:table-cell>
          <table:table-cell table:formula="of:=[.D6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0] + COS([.C661]) * [.D661]" office:value-type="float" office:value="5.03679466614022" calcext:value-type="float">
            <text:p>5.03679466614022</text:p>
          </table:table-cell>
          <table:table-cell table:formula="of:=[.B660]+ SIN([.C661]) * [.D661]" office:value-type="float" office:value="-2.9080318992755" calcext:value-type="float">
            <text:p>-2.9080318992755</text:p>
          </table:table-cell>
          <table:table-cell table:style-name="ce6" table:formula="of:=[.C660] + 0.0174533" office:value-type="float" office:value="2.07693869999999" calcext:value-type="float">
            <text:p>2.07693869999999</text:p>
          </table:table-cell>
          <table:table-cell table:formula="of:=[.D6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1] + COS([.C662]) * [.D662]" office:value-type="float" office:value="4.98679493481559" calcext:value-type="float">
            <text:p>4.98679493481559</text:p>
          </table:table-cell>
          <table:table-cell table:formula="of:=[.B661]+ SIN([.C662]) * [.D662]" office:value-type="float" office:value="-2.82142920377782" calcext:value-type="float">
            <text:p>-2.82142920377782</text:p>
          </table:table-cell>
          <table:table-cell table:style-name="ce6" table:formula="of:=[.C661] + 0.0174533" office:value-type="float" office:value="2.09439199999999" calcext:value-type="float">
            <text:p>2.09439199999999</text:p>
          </table:table-cell>
          <table:table-cell table:formula="of:=[.D6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2] + COS([.C663]) * [.D663]" office:value-type="float" office:value="4.93529139261067" calcext:value-type="float">
            <text:p>4.93529139261067</text:p>
          </table:table-cell>
          <table:table-cell table:formula="of:=[.B662]+ SIN([.C663]) * [.D663]" office:value-type="float" office:value="-2.73571231430821" calcext:value-type="float">
            <text:p>-2.73571231430821</text:p>
          </table:table-cell>
          <table:table-cell table:style-name="ce6" table:formula="of:=[.C662] + 0.0174533" office:value-type="float" office:value="2.11184529999999" calcext:value-type="float">
            <text:p>2.11184529999999</text:p>
          </table:table-cell>
          <table:table-cell table:formula="of:=[.D6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3] + COS([.C664]) * [.D664]" office:value-type="float" office:value="4.88229972801677" calcext:value-type="float">
            <text:p>4.88229972801677</text:p>
          </table:table-cell>
          <table:table-cell table:formula="of:=[.B663]+ SIN([.C664]) * [.D664]" office:value-type="float" office:value="-2.65090734108394" calcext:value-type="float">
            <text:p>-2.65090734108394</text:p>
          </table:table-cell>
          <table:table-cell table:style-name="ce6" table:formula="of:=[.C663] + 0.0174533" office:value-type="float" office:value="2.12929859999999" calcext:value-type="float">
            <text:p>2.12929859999999</text:p>
          </table:table-cell>
          <table:table-cell table:formula="of:=[.D6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4] + COS([.C665]) * [.D665]" office:value-type="float" office:value="4.82783608282213" calcext:value-type="float">
            <text:p>4.82783608282213</text:p>
          </table:table-cell>
          <table:table-cell table:formula="of:=[.B664]+ SIN([.C665]) * [.D665]" office:value-type="float" office:value="-2.56704011654353" calcext:value-type="float">
            <text:p>-2.56704011654353</text:p>
          </table:table-cell>
          <table:table-cell table:style-name="ce6" table:formula="of:=[.C664] + 0.0174533" office:value-type="float" office:value="2.14675189999999" calcext:value-type="float">
            <text:p>2.14675189999999</text:p>
          </table:table-cell>
          <table:table-cell table:formula="of:=[.D6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5] + COS([.C666]) * [.D666]" office:value-type="float" office:value="4.77191704719487" calcext:value-type="float">
            <text:p>4.77191704719487</text:p>
          </table:table-cell>
          <table:table-cell table:formula="of:=[.B665]+ SIN([.C666]) * [.D666]" office:value-type="float" office:value="-2.48413618747791" calcext:value-type="float">
            <text:p>-2.48413618747791</text:p>
          </table:table-cell>
          <table:table-cell table:style-name="ce6" table:formula="of:=[.C665] + 0.0174533" office:value-type="float" office:value="2.16420519999999" calcext:value-type="float">
            <text:p>2.16420519999999</text:p>
          </table:table-cell>
          <table:table-cell table:formula="of:=[.D6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6] + COS([.C667]) * [.D667]" office:value-type="float" office:value="4.71455965462955" calcext:value-type="float">
            <text:p>4.71455965462955</text:p>
          </table:table-cell>
          <table:table-cell table:formula="of:=[.B666]+ SIN([.C667]) * [.D667]" office:value-type="float" office:value="-2.40222080724862" calcext:value-type="float">
            <text:p>-2.40222080724862</text:p>
          </table:table-cell>
          <table:table-cell table:style-name="ce6" table:formula="of:=[.C666] + 0.0174533" office:value-type="float" office:value="2.18165849999999" calcext:value-type="float">
            <text:p>2.18165849999999</text:p>
          </table:table-cell>
          <table:table-cell table:formula="of:=[.D6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7] + COS([.C668]) * [.D668]" office:value-type="float" office:value="4.65578137675857" calcext:value-type="float">
            <text:p>4.65578137675857</text:p>
          </table:table-cell>
          <table:table-cell table:formula="of:=[.B667]+ SIN([.C668]) * [.D668]" office:value-type="float" office:value="-2.32131892809541" calcext:value-type="float">
            <text:p>-2.32131892809541</text:p>
          </table:table-cell>
          <table:table-cell table:style-name="ce6" table:formula="of:=[.C667] + 0.0174533" office:value-type="float" office:value="2.19911179999999" calcext:value-type="float">
            <text:p>2.19911179999999</text:p>
          </table:table-cell>
          <table:table-cell table:formula="of:=[.D6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8] + COS([.C669]) * [.D669]" office:value-type="float" office:value="4.59560011803009" calcext:value-type="float">
            <text:p>4.59560011803009</text:p>
          </table:table-cell>
          <table:table-cell table:formula="of:=[.B668]+ SIN([.C669]) * [.D669]" office:value-type="float" office:value="-2.2414551935355" calcext:value-type="float">
            <text:p>-2.2414551935355</text:p>
          </table:table-cell>
          <table:table-cell table:style-name="ce6" table:formula="of:=[.C668] + 0.0174533" office:value-type="float" office:value="2.21656509999999" calcext:value-type="float">
            <text:p>2.21656509999999</text:p>
          </table:table-cell>
          <table:table-cell table:formula="of:=[.D6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9] + COS([.C670]) * [.D670]" office:value-type="float" office:value="4.53403421025424" calcext:value-type="float">
            <text:p>4.53403421025424</text:p>
          </table:table-cell>
          <table:table-cell table:formula="of:=[.B669]+ SIN([.C670]) * [.D670]" office:value-type="float" office:value="-2.16265393085694" calcext:value-type="float">
            <text:p>-2.16265393085694</text:p>
          </table:table-cell>
          <table:table-cell table:style-name="ce6" table:formula="of:=[.C669] + 0.0174533" office:value-type="float" office:value="2.23401839999999" calcext:value-type="float">
            <text:p>2.23401839999999</text:p>
          </table:table-cell>
          <table:table-cell table:formula="of:=[.D6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0] + COS([.C671]) * [.D671]" office:value-type="float" office:value="4.471102407019" calcext:value-type="float">
            <text:p>4.471102407019</text:p>
          </table:table-cell>
          <table:table-cell table:formula="of:=[.B670]+ SIN([.C671]) * [.D671]" office:value-type="float" office:value="-2.08493914370828" calcext:value-type="float">
            <text:p>-2.08493914370828</text:p>
          </table:table-cell>
          <table:table-cell table:style-name="ce6" table:formula="of:=[.C670] + 0.0174533" office:value-type="float" office:value="2.25147169999999" calcext:value-type="float">
            <text:p>2.25147169999999</text:p>
          </table:table-cell>
          <table:table-cell table:formula="of:=[.D6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1] + COS([.C672]) * [.D672]" office:value-type="float" office:value="4.40682387797769" calcext:value-type="float">
            <text:p>4.40682387797769</text:p>
          </table:table-cell>
          <table:table-cell table:formula="of:=[.B671]+ SIN([.C672]) * [.D672]" office:value-type="float" office:value="-2.00833450478683" calcext:value-type="float">
            <text:p>-2.00833450478683</text:p>
          </table:table-cell>
          <table:table-cell table:style-name="ce6" table:formula="of:=[.C671] + 0.0174533" office:value-type="float" office:value="2.26892499999999" calcext:value-type="float">
            <text:p>2.26892499999999</text:p>
          </table:table-cell>
          <table:table-cell table:formula="of:=[.D6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2] + COS([.C673]) * [.D673]" office:value-type="float" office:value="4.34121820300973" calcext:value-type="float">
            <text:p>4.34121820300973</text:p>
          </table:table-cell>
          <table:table-cell table:formula="of:=[.B672]+ SIN([.C673]) * [.D673]" office:value-type="float" office:value="-1.93286334862769" calcext:value-type="float">
            <text:p>-1.93286334862769</text:p>
          </table:table-cell>
          <table:table-cell table:style-name="ce6" table:formula="of:=[.C672] + 0.0174533" office:value-type="float" office:value="2.28637829999999" calcext:value-type="float">
            <text:p>2.28637829999999</text:p>
          </table:table-cell>
          <table:table-cell table:formula="of:=[.D6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3] + COS([.C674]) * [.D674]" office:value-type="float" office:value="4.27430536625637" calcext:value-type="float">
            <text:p>4.27430536625637</text:p>
          </table:table-cell>
          <table:table-cell table:formula="of:=[.B673]+ SIN([.C674]) * [.D674]" office:value-type="float" office:value="-1.85854866449582" calcext:value-type="float">
            <text:p>-1.85854866449582</text:p>
          </table:table-cell>
          <table:table-cell table:style-name="ce6" table:formula="of:=[.C673] + 0.0174533" office:value-type="float" office:value="2.30383159999999" calcext:value-type="float">
            <text:p>2.30383159999999</text:p>
          </table:table-cell>
          <table:table-cell table:formula="of:=[.D6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4] + COS([.C675]) * [.D675]" office:value-type="float" office:value="4.20610575003337" calcext:value-type="float">
            <text:p>4.20610575003337</text:p>
          </table:table-cell>
          <table:table-cell table:formula="of:=[.B674]+ SIN([.C675]) * [.D675]" office:value-type="float" office:value="-1.78541308938333" calcext:value-type="float">
            <text:p>-1.78541308938333</text:p>
          </table:table-cell>
          <table:table-cell table:style-name="ce6" table:formula="of:=[.C674] + 0.0174533" office:value-type="float" office:value="2.32128489999999" calcext:value-type="float">
            <text:p>2.32128489999999</text:p>
          </table:table-cell>
          <table:table-cell table:formula="of:=[.D6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5] + COS([.C676]) * [.D676]" office:value-type="float" office:value="4.13664012862229" calcext:value-type="float">
            <text:p>4.13664012862229</text:p>
          </table:table-cell>
          <table:table-cell table:formula="of:=[.B675]+ SIN([.C676]) * [.D676]" office:value-type="float" office:value="-1.71347890111397" calcext:value-type="float">
            <text:p>-1.71347890111397</text:p>
          </table:table-cell>
          <table:table-cell table:style-name="ce6" table:formula="of:=[.C675] + 0.0174533" office:value-type="float" office:value="2.33873819999999" calcext:value-type="float">
            <text:p>2.33873819999999</text:p>
          </table:table-cell>
          <table:table-cell table:formula="of:=[.D6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6] + COS([.C677]) * [.D677]" office:value-type="float" office:value="4.06592966194248" calcext:value-type="float">
            <text:p>4.06592966194248</text:p>
          </table:table-cell>
          <table:table-cell table:formula="of:=[.B676]+ SIN([.C677]) * [.D677]" office:value-type="float" office:value="-1.6427680115571" calcext:value-type="float">
            <text:p>-1.6427680115571</text:p>
          </table:table-cell>
          <table:table-cell table:style-name="ce6" table:formula="of:=[.C676] + 0.0174533" office:value-type="float" office:value="2.35619149999999" calcext:value-type="float">
            <text:p>2.35619149999999</text:p>
          </table:table-cell>
          <table:table-cell table:formula="of:=[.D6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7] + COS([.C678]) * [.D678]" office:value-type="float" office:value="3.99399588910554" calcext:value-type="float">
            <text:p>3.99399588910554</text:p>
          </table:table-cell>
          <table:table-cell table:formula="of:=[.B677]+ SIN([.C678]) * [.D678]" office:value-type="float" office:value="-1.57330195995314" calcext:value-type="float">
            <text:p>-1.57330195995314</text:p>
          </table:table-cell>
          <table:table-cell table:style-name="ce6" table:formula="of:=[.C677] + 0.0174533" office:value-type="float" office:value="2.37364479999999" calcext:value-type="float">
            <text:p>2.37364479999999</text:p>
          </table:table-cell>
          <table:table-cell table:formula="of:=[.D6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8] + COS([.C679]) * [.D679]" office:value-type="float" office:value="3.92086072185429" calcext:value-type="float">
            <text:p>3.92086072185429</text:p>
          </table:table-cell>
          <table:table-cell table:formula="of:=[.B678]+ SIN([.C679]) * [.D679]" office:value-type="float" office:value="-1.50510190635248" calcext:value-type="float">
            <text:p>-1.50510190635248</text:p>
          </table:table-cell>
          <table:table-cell table:style-name="ce6" table:formula="of:=[.C678] + 0.0174533" office:value-type="float" office:value="2.39109809999999" calcext:value-type="float">
            <text:p>2.39109809999999</text:p>
          </table:table-cell>
          <table:table-cell table:formula="of:=[.D6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9] + COS([.C680]) * [.D680]" office:value-type="float" office:value="3.84654643788826" calcext:value-type="float">
            <text:p>3.84654643788826</text:p>
          </table:table-cell>
          <table:table-cell table:formula="of:=[.B679]+ SIN([.C680]) * [.D680]" office:value-type="float" office:value="-1.43818862516992" calcext:value-type="float">
            <text:p>-1.43818862516992</text:p>
          </table:table-cell>
          <table:table-cell table:style-name="ce6" table:formula="of:=[.C679] + 0.0174533" office:value-type="float" office:value="2.40855139999999" calcext:value-type="float">
            <text:p>2.40855139999999</text:p>
          </table:table-cell>
          <table:table-cell table:formula="of:=[.D6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0] + COS([.C681]) * [.D681]" office:value-type="float" office:value="3.77107567407764" calcext:value-type="float">
            <text:p>3.77107567407764</text:p>
          </table:table-cell>
          <table:table-cell table:formula="of:=[.B680]+ SIN([.C681]) * [.D681]" office:value-type="float" office:value="-1.37258249885659" calcext:value-type="float">
            <text:p>-1.37258249885659</text:p>
          </table:table-cell>
          <table:table-cell table:style-name="ce6" table:formula="of:=[.C680] + 0.0174533" office:value-type="float" office:value="2.4260047" calcext:value-type="float">
            <text:p>2.4260047</text:p>
          </table:table-cell>
          <table:table-cell table:formula="of:=[.D6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1] + COS([.C682]) * [.D682]" office:value-type="float" office:value="3.69447141956789" calcext:value-type="float">
            <text:p>3.69447141956789</text:p>
          </table:table-cell>
          <table:table-cell table:formula="of:=[.B681]+ SIN([.C682]) * [.D682]" office:value-type="float" office:value="-1.30830351169122" calcext:value-type="float">
            <text:p>-1.30830351169122</text:p>
          </table:table-cell>
          <table:table-cell table:style-name="ce6" table:formula="of:=[.C681] + 0.0174533" office:value-type="float" office:value="2.443458" calcext:value-type="float">
            <text:p>2.443458</text:p>
          </table:table-cell>
          <table:table-cell table:formula="of:=[.D6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2] + COS([.C683]) * [.D683]" office:value-type="float" office:value="3.61675700877702" calcext:value-type="float">
            <text:p>3.61675700877702</text:p>
          </table:table-cell>
          <table:table-cell table:formula="of:=[.B682]+ SIN([.C683]) * [.D683]" office:value-type="float" office:value="-1.24537124369278" calcext:value-type="float">
            <text:p>-1.24537124369278</text:p>
          </table:table-cell>
          <table:table-cell table:style-name="ce6" table:formula="of:=[.C682] + 0.0174533" office:value-type="float" office:value="2.4609113" calcext:value-type="float">
            <text:p>2.4609113</text:p>
          </table:table-cell>
          <table:table-cell table:formula="of:=[.D6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3] + COS([.C684]) * [.D684]" office:value-type="float" office:value="3.53795611428769" calcext:value-type="float">
            <text:p>3.53795611428769</text:p>
          </table:table-cell>
          <table:table-cell table:formula="of:=[.B683]+ SIN([.C684]) * [.D684]" office:value-type="float" office:value="-1.18380486465616" calcext:value-type="float">
            <text:p>-1.18380486465616</text:p>
          </table:table-cell>
          <table:table-cell table:style-name="ce6" table:formula="of:=[.C683] + 0.0174533" office:value-type="float" office:value="2.4783646" calcext:value-type="float">
            <text:p>2.4783646</text:p>
          </table:table-cell>
          <table:table-cell table:formula="of:=[.D6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4] + COS([.C685]) * [.D685]" office:value-type="float" office:value="3.45809273963628" calcext:value-type="float">
            <text:p>3.45809273963628</text:p>
          </table:table-cell>
          <table:table-cell table:formula="of:=[.B684]+ SIN([.C685]) * [.D685]" office:value-type="float" office:value="-1.1236231283129" calcext:value-type="float">
            <text:p>-1.1236231283129</text:p>
          </table:table-cell>
          <table:table-cell table:style-name="ce6" table:formula="of:=[.C684] + 0.0174533" office:value-type="float" office:value="2.4958179" calcext:value-type="float">
            <text:p>2.4958179</text:p>
          </table:table-cell>
          <table:table-cell table:formula="of:=[.D6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5] + COS([.C686]) * [.D686]" office:value-type="float" office:value="3.37719121200123" calcext:value-type="float">
            <text:p>3.37719121200123</text:p>
          </table:table-cell>
          <table:table-cell table:formula="of:=[.B685]+ SIN([.C686]) * [.D686]" office:value-type="float" office:value="-1.06484436661861" calcext:value-type="float">
            <text:p>-1.06484436661861</text:p>
          </table:table-cell>
          <table:table-cell table:style-name="ce6" table:formula="of:=[.C685] + 0.0174533" office:value-type="float" office:value="2.5132712" calcext:value-type="float">
            <text:p>2.5132712</text:p>
          </table:table-cell>
          <table:table-cell table:formula="of:=[.D6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6] + COS([.C687]) * [.D687]" office:value-type="float" office:value="3.29527617479268" calcext:value-type="float">
            <text:p>3.29527617479268</text:p>
          </table:table-cell>
          <table:table-cell table:formula="of:=[.B686]+ SIN([.C687]) * [.D687]" office:value-type="float" office:value="-1.00748648416883" calcext:value-type="float">
            <text:p>-1.00748648416883</text:p>
          </table:table-cell>
          <table:table-cell table:style-name="ce6" table:formula="of:=[.C686] + 0.0174533" office:value-type="float" office:value="2.5307245" calcext:value-type="float">
            <text:p>2.5307245</text:p>
          </table:table-cell>
          <table:table-cell table:formula="of:=[.D6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7] + COS([.C688]) * [.D688]" office:value-type="float" office:value="3.21237258014589" calcext:value-type="float">
            <text:p>3.21237258014589</text:p>
          </table:table-cell>
          <table:table-cell table:formula="of:=[.B687]+ SIN([.C688]) * [.D688]" office:value-type="float" office:value="-0.951566952745188" calcext:value-type="float">
            <text:p>-0.951566952745188</text:p>
          </table:table-cell>
          <table:table-cell table:style-name="ce6" table:formula="of:=[.C687] + 0.0174533" office:value-type="float" office:value="2.5481778" calcext:value-type="float">
            <text:p>2.5481778</text:p>
          </table:table-cell>
          <table:table-cell table:formula="of:=[.D6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8] + COS([.C689]) * [.D689]" office:value-type="float" office:value="3.12850568132053" calcext:value-type="float">
            <text:p>3.12850568132053</text:p>
          </table:table-cell>
          <table:table-cell table:formula="of:=[.B688]+ SIN([.C689]) * [.D689]" office:value-type="float" office:value="-0.897102805993247" calcext:value-type="float">
            <text:p>-0.897102805993247</text:p>
          </table:table-cell>
          <table:table-cell table:style-name="ce6" table:formula="of:=[.C688] + 0.0174533" office:value-type="float" office:value="2.5656311" calcext:value-type="float">
            <text:p>2.5656311</text:p>
          </table:table-cell>
          <table:table-cell table:formula="of:=[.D6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9] + COS([.C690]) * [.D690]" office:value-type="float" office:value="3.04370102500832" calcext:value-type="float">
            <text:p>3.04370102500832</text:p>
          </table:table-cell>
          <table:table-cell table:formula="of:=[.B689]+ SIN([.C690]) * [.D690]" office:value-type="float" office:value="-0.844110634233937" calcext:value-type="float">
            <text:p>-0.844110634233937</text:p>
          </table:table-cell>
          <table:table-cell table:style-name="ce6" table:formula="of:=[.C689] + 0.0174533" office:value-type="float" office:value="2.5830844" calcext:value-type="float">
            <text:p>2.5830844</text:p>
          </table:table-cell>
          <table:table-cell table:formula="of:=[.D6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0] + COS([.C691]) * [.D691]" office:value-type="float" office:value="2.95798444355124" calcext:value-type="float">
            <text:p>2.95798444355124</text:p>
          </table:table-cell>
          <table:table-cell table:formula="of:=[.B690]+ SIN([.C691]) * [.D691]" office:value-type="float" office:value="-0.79260657940996" calcext:value-type="float">
            <text:p>-0.79260657940996</text:p>
          </table:table-cell>
          <table:table-cell table:style-name="ce6" table:formula="of:=[.C690] + 0.0174533" office:value-type="float" office:value="2.6005377" calcext:value-type="float">
            <text:p>2.6005377</text:p>
          </table:table-cell>
          <table:table-cell table:formula="of:=[.D6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1] + COS([.C692]) * [.D692]" office:value-type="float" office:value="2.87138204707272" calcext:value-type="float">
            <text:p>2.87138204707272</text:p>
          </table:table-cell>
          <table:table-cell table:formula="of:=[.B691]+ SIN([.C692]) * [.D692]" office:value-type="float" office:value="-0.742606330168792" calcext:value-type="float">
            <text:p>-0.742606330168792</text:p>
          </table:table-cell>
          <table:table-cell table:style-name="ce6" table:formula="of:=[.C691] + 0.0174533" office:value-type="float" office:value="2.617991" calcext:value-type="float">
            <text:p>2.617991</text:p>
          </table:table-cell>
          <table:table-cell table:formula="of:=[.D6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2] + COS([.C693]) * [.D693]" office:value-type="float" office:value="2.7839202155243" calcext:value-type="float">
            <text:p>2.7839202155243</text:p>
          </table:table-cell>
          <table:table-cell table:formula="of:=[.B692]+ SIN([.C693]) * [.D693]" office:value-type="float" office:value="-0.694125117083771" calcext:value-type="float">
            <text:p>-0.694125117083771</text:p>
          </table:table-cell>
          <table:table-cell table:style-name="ce6" table:formula="of:=[.C692] + 0.0174533" office:value-type="float" office:value="2.6354443" calcext:value-type="float">
            <text:p>2.6354443</text:p>
          </table:table-cell>
          <table:table-cell table:formula="of:=[.D6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3] + COS([.C694]) * [.D694]" office:value-type="float" office:value="2.69562559064995" calcext:value-type="float">
            <text:p>2.69562559064995</text:p>
          </table:table-cell>
          <table:table-cell table:formula="of:=[.B693]+ SIN([.C694]) * [.D694]" office:value-type="float" office:value="-0.647177708014707" calcext:value-type="float">
            <text:p>-0.647177708014707</text:p>
          </table:table-cell>
          <table:table-cell table:style-name="ce6" table:formula="of:=[.C693] + 0.0174533" office:value-type="float" office:value="2.6528976" calcext:value-type="float">
            <text:p>2.6528976</text:p>
          </table:table-cell>
          <table:table-cell table:formula="of:=[.D6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4] + COS([.C695]) * [.D695]" office:value-type="float" office:value="2.6065250678708" calcext:value-type="float">
            <text:p>2.6065250678708</text:p>
          </table:table-cell>
          <table:table-cell table:formula="of:=[.B694]+ SIN([.C695]) * [.D695]" office:value-type="float" office:value="-0.601778403609451" calcext:value-type="float">
            <text:p>-0.601778403609451</text:p>
          </table:table-cell>
          <table:table-cell table:style-name="ce6" table:formula="of:=[.C694] + 0.0174533" office:value-type="float" office:value="2.6703509" calcext:value-type="float">
            <text:p>2.6703509</text:p>
          </table:table-cell>
          <table:table-cell table:formula="of:=[.D6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5] + COS([.C696]) * [.D696]" office:value-type="float" office:value="2.51664578809247" calcext:value-type="float">
            <text:p>2.51664578809247</text:p>
          </table:table-cell>
          <table:table-cell table:formula="of:=[.B695]+ SIN([.C696]) * [.D696]" office:value-type="float" office:value="-0.557941032947771" calcext:value-type="float">
            <text:p>-0.557941032947771</text:p>
          </table:table-cell>
          <table:table-cell table:style-name="ce6" table:formula="of:=[.C695] + 0.0174533" office:value-type="float" office:value="2.6878042" calcext:value-type="float">
            <text:p>2.6878042</text:p>
          </table:table-cell>
          <table:table-cell table:formula="of:=[.D6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6] + COS([.C697]) * [.D697]" office:value-type="float" office:value="2.42601512943774" calcext:value-type="float">
            <text:p>2.42601512943774</text:p>
          </table:table-cell>
          <table:table-cell table:formula="of:=[.B696]+ SIN([.C697]) * [.D697]" office:value-type="float" office:value="-0.515678949328878" calcext:value-type="float">
            <text:p>-0.515678949328878</text:p>
          </table:table-cell>
          <table:table-cell table:style-name="ce6" table:formula="of:=[.C696] + 0.0174533" office:value-type="float" office:value="2.7052575" calcext:value-type="float">
            <text:p>2.7052575</text:p>
          </table:table-cell>
          <table:table-cell table:formula="of:=[.D6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7] + COS([.C698]) * [.D698]" office:value-type="float" office:value="2.33466069890686" calcext:value-type="float">
            <text:p>2.33466069890686</text:p>
          </table:table-cell>
          <table:table-cell table:formula="of:=[.B697]+ SIN([.C698]) * [.D698]" office:value-type="float" office:value="-0.475005026203878" calcext:value-type="float">
            <text:p>-0.475005026203878</text:p>
          </table:table-cell>
          <table:table-cell table:style-name="ce6" table:formula="of:=[.C697] + 0.0174533" office:value-type="float" office:value="2.7227108" calcext:value-type="float">
            <text:p>2.7227108</text:p>
          </table:table-cell>
          <table:table-cell table:formula="of:=[.D6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8] + COS([.C699]) * [.D699]" office:value-type="float" office:value="2.24261032396819" calcext:value-type="float">
            <text:p>2.24261032396819</text:p>
          </table:table-cell>
          <table:table-cell table:formula="of:=[.B698]+ SIN([.C699]) * [.D699]" office:value-type="float" office:value="-0.435931653254393" calcext:value-type="float">
            <text:p>-0.435931653254393</text:p>
          </table:table-cell>
          <table:table-cell table:style-name="ce6" table:formula="of:=[.C698] + 0.0174533" office:value-type="float" office:value="2.7401641" calcext:value-type="float">
            <text:p>2.7401641</text:p>
          </table:table-cell>
          <table:table-cell table:formula="of:=[.D6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9] + COS([.C700]) * [.D700]" office:value-type="float" office:value="2.14989204408167" calcext:value-type="float">
            <text:p>2.14989204408167</text:p>
          </table:table-cell>
          <table:table-cell table:formula="of:=[.B699]+ SIN([.C700]) * [.D700]" office:value-type="float" office:value="-0.398470732618535" calcext:value-type="float">
            <text:p>-0.398470732618535</text:p>
          </table:table-cell>
          <table:table-cell table:style-name="ce6" table:formula="of:=[.C699] + 0.0174533" office:value-type="float" office:value="2.7576174" calcext:value-type="float">
            <text:p>2.7576174</text:p>
          </table:table-cell>
          <table:table-cell table:formula="of:=[.D6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0] + COS([.C701]) * [.D701]" office:value-type="float" office:value="2.05653410215776" calcext:value-type="float">
            <text:p>2.05653410215776</text:p>
          </table:table-cell>
          <table:table-cell table:formula="of:=[.B700]+ SIN([.C701]) * [.D701]" office:value-type="float" office:value="-0.362633675265405" calcext:value-type="float">
            <text:p>-0.362633675265405</text:p>
          </table:table-cell>
          <table:table-cell table:style-name="ce6" table:formula="of:=[.C700] + 0.0174533" office:value-type="float" office:value="2.7750707" calcext:value-type="float">
            <text:p>2.7750707</text:p>
          </table:table-cell>
          <table:table-cell table:formula="of:=[.D7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1] + COS([.C702]) * [.D702]" office:value-type="float" office:value="1.96256493595432" calcext:value-type="float">
            <text:p>1.96256493595432</text:p>
          </table:table-cell>
          <table:table-cell table:formula="of:=[.B701]+ SIN([.C702]) * [.D702]" office:value-type="float" office:value="-0.328431397519189" calcext:value-type="float">
            <text:p>-0.328431397519189</text:p>
          </table:table-cell>
          <table:table-cell table:style-name="ce6" table:formula="of:=[.C701] + 0.0174533" office:value-type="float" office:value="2.792524" calcext:value-type="float">
            <text:p>2.792524</text:p>
          </table:table-cell>
          <table:table-cell table:formula="of:=[.D7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2] + COS([.C703]) * [.D703]" office:value-type="float" office:value="1.8680131694142" calcext:value-type="float">
            <text:p>1.8680131694142</text:p>
          </table:table-cell>
          <table:table-cell table:formula="of:=[.B702]+ SIN([.C703]) * [.D703]" office:value-type="float" office:value="-0.295874317733945" calcext:value-type="float">
            <text:p>-0.295874317733945</text:p>
          </table:table-cell>
          <table:table-cell table:style-name="ce6" table:formula="of:=[.C702] + 0.0174533" office:value-type="float" office:value="2.8099773" calcext:value-type="float">
            <text:p>2.8099773</text:p>
          </table:table-cell>
          <table:table-cell table:formula="of:=[.D7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3] + COS([.C704]) * [.D704]" office:value-type="float" office:value="1.77290760394612" calcext:value-type="float">
            <text:p>1.77290760394612</text:p>
          </table:table-cell>
          <table:table-cell table:formula="of:=[.B703]+ SIN([.C704]) * [.D704]" office:value-type="float" office:value="-0.264972353120061" calcext:value-type="float">
            <text:p>-0.264972353120061</text:p>
          </table:table-cell>
          <table:table-cell table:style-name="ce6" table:formula="of:=[.C703] + 0.0174533" office:value-type="float" office:value="2.8274306" calcext:value-type="float">
            <text:p>2.8274306</text:p>
          </table:table-cell>
          <table:table-cell table:formula="of:=[.D7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4] + COS([.C705]) * [.D705]" office:value-type="float" office:value="1.67727720965147" calcext:value-type="float">
            <text:p>1.67727720965147</text:p>
          </table:table-cell>
          <table:table-cell table:formula="of:=[.B704]+ SIN([.C705]) * [.D705]" office:value-type="float" office:value="-0.235734916723383" calcext:value-type="float">
            <text:p>-0.235734916723383</text:p>
          </table:table-cell>
          <table:table-cell table:style-name="ce6" table:formula="of:=[.C704] + 0.0174533" office:value-type="float" office:value="2.8448839" calcext:value-type="float">
            <text:p>2.8448839</text:p>
          </table:table-cell>
          <table:table-cell table:formula="of:=[.D7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5] + COS([.C706]) * [.D706]" office:value-type="float" office:value="1.58115111649971" calcext:value-type="float">
            <text:p>1.58115111649971</text:p>
          </table:table-cell>
          <table:table-cell table:formula="of:=[.B705]+ SIN([.C706]) * [.D706]" office:value-type="float" office:value="-0.208170914557899" calcext:value-type="float">
            <text:p>-0.208170914557899</text:p>
          </table:table-cell>
          <table:table-cell table:style-name="ce6" table:formula="of:=[.C705] + 0.0174533" office:value-type="float" office:value="2.8623372" calcext:value-type="float">
            <text:p>2.8623372</text:p>
          </table:table-cell>
          <table:table-cell table:formula="of:=[.D7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6] + COS([.C707]) * [.D707]" office:value-type="float" office:value="1.4845586054551" calcext:value-type="float">
            <text:p>1.4845586054551</text:p>
          </table:table-cell>
          <table:table-cell table:formula="of:=[.B706]+ SIN([.C707]) * [.D707]" office:value-type="float" office:value="-0.182288742892885" calcext:value-type="float">
            <text:p>-0.182288742892885</text:p>
          </table:table-cell>
          <table:table-cell table:style-name="ce6" table:formula="of:=[.C706] + 0.0174533" office:value-type="float" office:value="2.8797905" calcext:value-type="float">
            <text:p>2.8797905</text:p>
          </table:table-cell>
          <table:table-cell table:formula="of:=[.D7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7] + COS([.C708]) * [.D708]" office:value-type="float" office:value="1.38752909955745" calcext:value-type="float">
            <text:p>1.38752909955745</text:p>
          </table:table-cell>
          <table:table-cell table:formula="of:=[.B707]+ SIN([.C708]) * [.D708]" office:value-type="float" office:value="-0.158096285695313" calcext:value-type="float">
            <text:p>-0.158096285695313</text:p>
          </table:table-cell>
          <table:table-cell table:style-name="ce6" table:formula="of:=[.C707] + 0.0174533" office:value-type="float" office:value="2.8972438" calcext:value-type="float">
            <text:p>2.8972438</text:p>
          </table:table-cell>
          <table:table-cell table:formula="of:=[.D7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8] + COS([.C709]) * [.D709]" office:value-type="float" office:value="1.29009215495951" calcext:value-type="float">
            <text:p>1.29009215495951</text:p>
          </table:table-cell>
          <table:table-cell table:formula="of:=[.B708]+ SIN([.C709]) * [.D709]" office:value-type="float" office:value="-0.135600912228319" calcext:value-type="float">
            <text:p>-0.135600912228319</text:p>
          </table:table-cell>
          <table:table-cell table:style-name="ce6" table:formula="of:=[.C708] + 0.0174533" office:value-type="float" office:value="2.9146971" calcext:value-type="float">
            <text:p>2.9146971</text:p>
          </table:table-cell>
          <table:table-cell table:formula="of:=[.D7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9] + COS([.C710]) * [.D710]" office:value-type="float" office:value="1.19227745192396" calcext:value-type="float">
            <text:p>1.19227745192396</text:p>
          </table:table-cell>
          <table:table-cell table:formula="of:=[.B709]+ SIN([.C710]) * [.D710]" office:value-type="float" office:value="-0.114809474806453" calcext:value-type="float">
            <text:p>-0.114809474806453</text:p>
          </table:table-cell>
          <table:table-cell table:style-name="ce6" table:formula="of:=[.C709] + 0.0174533" office:value-type="float" office:value="2.9321504" calcext:value-type="float">
            <text:p>2.9321504</text:p>
          </table:table-cell>
          <table:table-cell table:formula="of:=[.D7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0] + COS([.C711]) * [.D711]" office:value-type="float" office:value="1.09411478578243" calcext:value-type="float">
            <text:p>1.09411478578243</text:p>
          </table:table-cell>
          <table:table-cell table:formula="of:=[.B710]+ SIN([.C711]) * [.D711]" office:value-type="float" office:value="-0.0957283067083922" calcext:value-type="float">
            <text:p>-0.095728306708392</text:p>
          </table:table-cell>
          <table:table-cell table:style-name="ce6" table:formula="of:=[.C710] + 0.0174533" office:value-type="float" office:value="2.9496037" calcext:value-type="float">
            <text:p>2.9496037</text:p>
          </table:table-cell>
          <table:table-cell table:formula="of:=[.D7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1] + COS([.C712]) * [.D712]" office:value-type="float" office:value="0.995634057859581" calcext:value-type="float">
            <text:p>0.995634057859581</text:p>
          </table:table-cell>
          <table:table-cell table:formula="of:=[.B711]+ SIN([.C712]) * [.D712]" office:value-type="float" office:value="-0.0783632202477657" calcext:value-type="float">
            <text:p>-0.078363220247766</text:p>
          </table:table-cell>
          <table:table-cell table:style-name="ce6" table:formula="of:=[.C711] + 0.0174533" office:value-type="float" office:value="2.967057" calcext:value-type="float">
            <text:p>2.967057</text:p>
          </table:table-cell>
          <table:table-cell table:formula="of:=[.D7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2] + COS([.C713]) * [.D713]" office:value-type="float" office:value="0.896865266364848" calcext:value-type="float">
            <text:p>0.896865266364848</text:p>
          </table:table-cell>
          <table:table-cell table:formula="of:=[.B712]+ SIN([.C713]) * [.D713]" office:value-type="float" office:value="-0.0627195050026621" calcext:value-type="float">
            <text:p>-0.062719505002662</text:p>
          </table:table-cell>
          <table:table-cell table:style-name="ce6" table:formula="of:=[.C712] + 0.0174533" office:value-type="float" office:value="2.9845103" calcext:value-type="float">
            <text:p>2.9845103</text:p>
          </table:table-cell>
          <table:table-cell table:formula="of:=[.D7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3] + COS([.C714]) * [.D714]" office:value-type="float" office:value="0.797838497254706" calcext:value-type="float">
            <text:p>0.797838497254706</text:p>
          </table:table-cell>
          <table:table-cell table:formula="of:=[.B713]+ SIN([.C714]) * [.D714]" office:value-type="float" office:value="-0.0488019262043737" calcext:value-type="float">
            <text:p>-0.048801926204374</text:p>
          </table:table-cell>
          <table:table-cell table:style-name="ce6" table:formula="of:=[.C713] + 0.0174533" office:value-type="float" office:value="3.0019636" calcext:value-type="float">
            <text:p>3.0019636</text:p>
          </table:table-cell>
          <table:table-cell table:formula="of:=[.D7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4] + COS([.C715]) * [.D715]" office:value-type="float" office:value="0.698583915068174" calcext:value-type="float">
            <text:p>0.698583915068174</text:p>
          </table:table-cell>
          <table:table-cell table:formula="of:=[.B714]+ SIN([.C715]) * [.D715]" office:value-type="float" office:value="-0.0366147232858586" calcext:value-type="float">
            <text:p>-0.036614723285859</text:p>
          </table:table-cell>
          <table:table-cell table:style-name="ce6" table:formula="of:=[.C714] + 0.0174533" office:value-type="float" office:value="3.0194169" calcext:value-type="float">
            <text:p>3.0194169</text:p>
          </table:table-cell>
          <table:table-cell table:formula="of:=[.D7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5] + COS([.C716]) * [.D716]" office:value-type="float" office:value="0.599131753738403" calcext:value-type="float">
            <text:p>0.599131753738403</text:p>
          </table:table-cell>
          <table:table-cell table:formula="of:=[.B715]+ SIN([.C716]) * [.D716]" office:value-type="float" office:value="-0.0261616085903681" calcext:value-type="float">
            <text:p>-0.026161608590368</text:p>
          </table:table-cell>
          <table:table-cell table:style-name="ce6" table:formula="of:=[.C715] + 0.0174533" office:value-type="float" office:value="3.0368702" calcext:value-type="float">
            <text:p>3.0368702</text:p>
          </table:table-cell>
          <table:table-cell table:formula="of:=[.D7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6] + COS([.C717]) * [.D717]" office:value-type="float" office:value="0.499512307383113" calcext:value-type="float">
            <text:p>0.499512307383113</text:p>
          </table:table-cell>
          <table:table-cell table:formula="of:=[.B716]+ SIN([.C717]) * [.D717]" office:value-type="float" office:value="-0.0174457662406291" calcext:value-type="float">
            <text:p>-0.017445766240629</text:p>
          </table:table-cell>
          <table:table-cell table:style-name="ce6" table:formula="of:=[.C716] + 0.0174533" office:value-type="float" office:value="3.0543235" calcext:value-type="float">
            <text:p>3.0543235</text:p>
          </table:table-cell>
          <table:table-cell table:formula="of:=[.D7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7] + COS([.C718]) * [.D718]" office:value-type="float" office:value="0.399755921076709" calcext:value-type="float">
            <text:p>0.399755921076709</text:p>
          </table:table-cell>
          <table:table-cell table:formula="of:=[.B717]+ SIN([.C718]) * [.D718]" office:value-type="float" office:value="-0.0104698511689291" calcext:value-type="float">
            <text:p>-0.010469851168929</text:p>
          </table:table-cell>
          <table:table-cell table:style-name="ce6" table:formula="of:=[.C717] + 0.0174533" office:value-type="float" office:value="3.0717768" calcext:value-type="float">
            <text:p>3.0717768</text:p>
          </table:table-cell>
          <table:table-cell table:formula="of:=[.D7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8] + COS([.C719]) * [.D719]" office:value-type="float" office:value="0.299892981606868" calcext:value-type="float">
            <text:p>0.299892981606868</text:p>
          </table:table-cell>
          <table:table-cell table:formula="of:=[.B718]+ SIN([.C719]) * [.D719]" office:value-type="float" office:value="-0.00523598830839773" calcext:value-type="float">
            <text:p>-0.005235988308398</text:p>
          </table:table-cell>
          <table:table-cell table:style-name="ce6" table:formula="of:=[.C718] + 0.0174533" office:value-type="float" office:value="3.0892301" calcext:value-type="float">
            <text:p>3.0892301</text:p>
          </table:table-cell>
          <table:table-cell table:formula="of:=[.D7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9] + COS([.C720]) * [.D720]" office:value-type="float" office:value="0.199953908218419" calcext:value-type="float">
            <text:p>0.199953908218419</text:p>
          </table:table-cell>
          <table:table-cell table:formula="of:=[.B719]+ SIN([.C720]) * [.D720]" office:value-type="float" office:value="-0.00174577194573021" calcext:value-type="float">
            <text:p>-0.00174577194573</text:p>
          </table:table-cell>
          <table:table-cell table:style-name="ce6" table:formula="of:=[.C719] + 0.0174533" office:value-type="float" office:value="3.1066834" calcext:value-type="float">
            <text:p>3.1066834</text:p>
          </table:table-cell>
          <table:table-cell table:formula="of:=[.D7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0] + COS([.C721]) * [.D721]" office:value-type="float" office:value="0.0999691433473412" calcext:value-type="float">
            <text:p>0.099969143347341</text:p>
          </table:table-cell>
          <table:table-cell table:formula="of:=[.B720]+ SIN([.C721]) * [.D721]" office:value-type="float" office:value="-0.000000265235552401096" calcext:value-type="float">
            <text:p>-2.65235552401096E-07</text:p>
          </table:table-cell>
          <table:table-cell table:style-name="ce6" table:formula="of:=[.C720] + 0.0174533" office:value-type="float" office:value="3.1241367" calcext:value-type="float">
            <text:p>3.1241367</text:p>
          </table:table-cell>
          <table:table-cell table:formula="of:=[.D7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1] + COS([.C722]) * [.D722]" office:value-type="float" office:value="-0.0000308566523067183" calcext:value-type="float">
            <text:p>-3.08566523067183E-05</text:p>
          </table:table-cell>
          <table:table-cell table:formula="of:=[.B721]+ SIN([.C722]) * [.D722]" office:value-type="float" office:value="0.000000000123426934176826" calcext:value-type="float">
            <text:p>1.23426934176826E-10</text:p>
          </table:table-cell>
          <table:table-cell table:style-name="ce6" table:formula="of:=[.C721] + 0.0174533" office:value-type="float" office:value="3.14159" calcext:value-type="float">
            <text:p>3.14159</text:p>
          </table:table-cell>
          <table:table-cell table:formula="of:=[.D7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 table:number-rows-repeated="22">
          <table:table-cell table:style-name="ce3" table:number-columns-repeated="4"/>
          <table:table-cell table:number-columns-repeated="25"/>
        </table:table-row>
        <table:table-row table:style-name="ro1">
          <table:table-cell table:style-name="ce3" table:number-columns-repeated="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38:49.01224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6T13:45:28.644355734</dc:date>
    <meta:editing-duration>PT3H55M4S</meta:editing-duration>
    <meta:editing-cycles>20</meta:editing-cycles>
    <meta:generator>LibreOffice/6.0.7.3$Linux_X86_64 LibreOffice_project/00m0$Build-3</meta:generator>
    <meta:document-statistic meta:table-count="1" meta:cell-count="3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82 Sheet1.L66:Sheet1.M66 Sheet1.B2:Sheet1.B1000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66:Sheet1.M66" loext:label-string="point" chart:class="chart:scatter">
            <chart:domain table:cell-range-address="Sheet1.L66:Sheet1.L66"/>
            <chart:data-point/>
          </chart:series>
          <chart:series chart:style-name="ch8" chart:values-cell-range-address="Sheet1.Z2:Sheet1.Z82" loext:label-string="path" chart:class="chart:scatter">
            <chart:domain table:cell-range-address="Sheet1.Y2:Sheet1.Y82"/>
            <chart:data-point chart:repeated="81"/>
          </chart:series>
          <chart:series chart:style-name="ch9" chart:values-cell-range-address="Sheet1.B2:Sheet1.B1000" loext:label-string="car_state" chart:class="chart:scatter">
            <chart:domain table:cell-range-address="Sheet1.A2:Sheet1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0.199969350504888">
                <text:p>0.199969350504888</text:p>
                <draw:g>
                  <svg:desc>Sheet1.L66:Sheet1.L66</svg:desc>
                </draw:g>
              </table:table-cell>
              <table:table-cell office:value-type="float" office:value="0.00174430689371738">
                <text:p>0.00174430689371738</text:p>
                <draw:g>
                  <svg:desc>Sheet1.M66:Sheet1.M66</svg:desc>
                </draw:g>
              </table:table-cell>
              <table:table-cell office:value-type="float" office:value="0">
                <text:p>0</text:p>
                <draw:g>
                  <svg:desc>Sheet1.Y2:Sheet1.Y82</svg:desc>
                </draw:g>
              </table:table-cell>
              <table:table-cell office:value-type="float" office:value="0">
                <text:p>0</text:p>
                <draw:g>
                  <svg:desc>Sheet1.Z2:Sheet1.Z82</svg:desc>
                </draw:g>
              </table:table-cell>
              <table:table-cell office:value-type="float" office:value="0">
                <text:p>0</text:p>
                <draw:g>
                  <svg:desc>Sheet1.A2:Sheet1.A1000</svg:desc>
                </draw:g>
              </table:table-cell>
              <table:table-cell office:value-type="float" office:value="0">
                <text:p>0</text:p>
                <draw:g>
                  <svg:desc>Sheet1.B2:Sheet1.B1000</svg:desc>
                </draw:g>
              </table:table-cell>
            </table:table-row>
            <table:table-row>
              <table:table-cell office:value-type="float" office:value="0.138944448961122">
                <text:p>0.13894444896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10008998375">
                <text:p>-0.889210008998375</text:p>
              </table:table-cell>
              <table:table-cell office:value-type="float" office:value="0.138944448961122">
                <text:p>0.138944448961122</text:p>
              </table:table-cell>
              <table:table-cell office:value-type="float" office:value="-0.0999847648710779">
                <text:p>-0.0999847648710779</text:p>
              </table:table-cell>
              <table:table-cell office:value-type="float" office:value="0.00174550671017781">
                <text:p>0.00174550671017781</text:p>
              </table:table-cell>
            </table:table-row>
            <table:table-row>
              <table:table-cell office:value-type="float" office:value="0.413499496151631">
                <text:p>0.41349949615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30949334206">
                <text:p>-1.74630949334206</text:p>
              </table:table-cell>
              <table:table-cell office:value-type="float" office:value="0.413499496151631">
                <text:p>0.413499496151631</text:p>
              </table:table-cell>
              <table:table-cell office:value-type="float" office:value="-0.199923838259527">
                <text:p>-0.199923838259527</text:p>
              </table:table-cell>
              <table:table-cell office:value-type="float" office:value="0.00523572307284533">
                <text:p>0.00523572307284533</text:p>
              </table:table-cell>
            </table:table-row>
            <table:table-row>
              <table:table-cell office:value-type="float" office:value="0.817082152103486">
                <text:p>0.8170821521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074783144813">
                <text:p>-2.55074783144813</text:p>
              </table:table-cell>
              <table:table-cell office:value-type="float" office:value="0.817082152103486">
                <text:p>0.817082152103486</text:p>
              </table:table-cell>
              <table:table-cell office:value-type="float" office:value="-0.299786777729368">
                <text:p>-0.299786777729368</text:p>
              </table:table-cell>
              <table:table-cell office:value-type="float" office:value="0.0104695859333767">
                <text:p>0.0104695859333767</text:p>
              </table:table-cell>
            </table:table-row>
            <table:table-row>
              <table:table-cell office:value-type="float" office:value="1.34001574031483">
                <text:p>1.3400157403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323705479576">
                <text:p>-3.28323705479576</text:p>
              </table:table-cell>
              <table:table-cell office:value-type="float" office:value="1.34001574031483">
                <text:p>1.34001574031483</text:p>
              </table:table-cell>
              <table:table-cell office:value-type="float" office:value="-0.399543164035771">
                <text:p>-0.399543164035771</text:p>
              </table:table-cell>
              <table:table-cell office:value-type="float" office:value="0.0174455010050767">
                <text:p>0.0174455010050767</text:p>
              </table:table-cell>
            </table:table-row>
            <table:table-row>
              <table:table-cell office:value-type="float" office:value="1.96976191432688">
                <text:p>1.9697619143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21431436034">
                <text:p>-3.92621431436034</text:p>
              </table:table-cell>
              <table:table-cell office:value-type="float" office:value="1.96976191432688">
                <text:p>1.96976191432688</text:p>
              </table:table-cell>
              <table:table-cell office:value-type="float" office:value="-0.499162610391061">
                <text:p>-0.499162610391061</text:p>
              </table:table-cell>
              <table:table-cell office:value-type="float" office:value="0.0261613433548157">
                <text:p>0.0261613433548157</text:p>
              </table:table-cell>
            </table:table-row>
            <table:table-row>
              <table:table-cell office:value-type="float" office:value="2.69122128888528">
                <text:p>2.6912212888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426298396357">
                <text:p>-4.46426298396357</text:p>
              </table:table-cell>
              <table:table-cell office:value-type="float" office:value="2.69122128888528">
                <text:p>2.69122128888528</text:p>
              </table:table-cell>
              <table:table-cell office:value-type="float" office:value="-0.598614771720833">
                <text:p>-0.598614771720833</text:p>
              </table:table-cell>
              <table:table-cell office:value-type="float" office:value="0.0366144580503062">
                <text:p>0.0366144580503062</text:p>
              </table:table-cell>
            </table:table-row>
            <table:table-row>
              <table:table-cell office:value-type="float" office:value="3.48709547697096">
                <text:p>3.487095476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48230377045">
                <text:p>-4.88448230377045</text:p>
              </table:table-cell>
              <table:table-cell office:value-type="float" office:value="3.48709547697096">
                <text:p>3.48709547697096</text:p>
              </table:table-cell>
              <table:table-cell office:value-type="float" office:value="-0.697869353907365">
                <text:p>-0.697869353907365</text:p>
              </table:table-cell>
              <table:table-cell office:value-type="float" office:value="0.0488016609688212">
                <text:p>0.0488016609688212</text:p>
              </table:table-cell>
            </table:table-row>
            <table:table-row>
              <table:table-cell office:value-type="float" office:value="4.33830185216104">
                <text:p>4.3383018521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679670101383">
                <text:p>-5.17679670101383</text:p>
              </table:table-cell>
              <table:table-cell office:value-type="float" office:value="4.33830185216104">
                <text:p>4.33830185216104</text:p>
              </table:table-cell>
              <table:table-cell office:value-type="float" office:value="-0.796896123017507">
                <text:p>-0.796896123017507</text:p>
              </table:table-cell>
              <table:table-cell office:value-type="float" office:value="0.0627192397671097">
                <text:p>0.0627192397671097</text:p>
              </table:table-cell>
            </table:table-row>
            <table:table-row>
              <table:table-cell office:value-type="float" office:value="5.22443109158805">
                <text:p>5.2244310915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419737138251">
                <text:p>-5.33419737138251</text:p>
              </table:table-cell>
              <table:table-cell office:value-type="float" office:value="5.22443109158805">
                <text:p>5.22443109158805</text:p>
              </table:table-cell>
              <table:table-cell office:value-type="float" office:value="-0.89566491451224">
                <text:p>-0.89566491451224</text:p>
              </table:table-cell>
              <table:table-cell office:value-type="float" office:value="0.0783629550122133">
                <text:p>0.0783629550122133</text:p>
              </table:table-cell>
            </table:table-row>
            <table:table-row>
              <table:table-cell office:value-type="float" office:value="6.12423652901815">
                <text:p>6.1242365290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91032869084">
                <text:p>-5.35291032869084</text:p>
              </table:table-cell>
              <table:table-cell office:value-type="float" office:value="6.12423652901815">
                <text:p>6.12423652901815</text:p>
              </table:table-cell>
              <table:table-cell office:value-type="float" office:value="-0.994145642435093">
                <text:p>-0.994145642435093</text:p>
              </table:table-cell>
              <table:table-cell office:value-type="float" office:value="0.0957280414728398">
                <text:p>0.095728041472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248689351318">
                <text:p>-5.23248689351318</text:p>
              </table:table-cell>
              <table:table-cell office:value-type="float" office:value="7.01614358485974">
                <text:p>7.01614358485974</text:p>
              </table:table-cell>
              <table:table-cell office:value-type="float" office:value="-1.09230830857662">
                <text:p>-1.09230830857662</text:p>
              </table:table-cell>
              <table:table-cell office:value-type="float" office:value="0.1148092095709">
                <text:p>0.114809209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81445114291">
                <text:p>-4.97581445114291</text:p>
              </table:table-cell>
              <table:table-cell office:value-type="float" office:value="7.87876705853043">
                <text:p>7.87876705853043</text:p>
              </table:table-cell>
              <table:table-cell office:value-type="float" office:value="-1.19012301161217">
                <text:p>-1.19012301161217</text:p>
              </table:table-cell>
              <table:table-cell office:value-type="float" office:value="0.135600646992766">
                <text:p>0.13560064699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904722093295">
                <text:p>-4.58904722093295</text:p>
              </table:table-cell>
              <table:table-cell office:value-type="float" office:value="8.69142388009518">
                <text:p>8.69142388009518</text:p>
              </table:table-cell>
              <table:table-cell office:value-type="float" office:value="-1.2875599562101">
                <text:p>-1.2875599562101</text:p>
              </table:table-cell>
              <table:table-cell office:value-type="float" office:value="0.15809602045976">
                <text:p>0.15809602045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14586969571">
                <text:p>-4.0814586969571</text:p>
              </table:table-cell>
              <table:table-cell office:value-type="float" office:value="9.43462902696111">
                <text:p>9.43462902696111</text:p>
              </table:table-cell>
              <table:table-cell office:value-type="float" office:value="-1.38458946210776">
                <text:p>-1.38458946210776</text:p>
              </table:table-cell>
              <table:table-cell office:value-type="float" office:value="0.182288477657333">
                <text:p>0.18228847765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521929801344">
                <text:p>-3.46521929801344</text:p>
              </table:table-cell>
              <table:table-cell office:value-type="float" office:value="10.090562715065">
                <text:p>10.090562715065</text:p>
              </table:table-cell>
              <table:table-cell office:value-type="float" office:value="-1.48118197315237">
                <text:p>-1.48118197315237</text:p>
              </table:table-cell>
              <table:table-cell office:value-type="float" office:value="0.208170649322347">
                <text:p>0.208170649322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510455824183">
                <text:p>-2.75510455824183</text:p>
              </table:table-cell>
              <table:table-cell office:value-type="float" office:value="10.6434976627388">
                <text:p>10.6434976627388</text:p>
              </table:table-cell>
              <table:table-cell office:value-type="float" office:value="-1.57730806630413">
                <text:p>-1.57730806630413</text:p>
              </table:table-cell>
              <table:table-cell office:value-type="float" office:value="0.235734651487831">
                <text:p>0.235734651487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814085505129">
                <text:p>-1.96814085505129</text:p>
              </table:table-cell>
              <table:table-cell office:value-type="float" office:value="11.0801761827746">
                <text:p>11.0801761827746</text:p>
              </table:table-cell>
              <table:table-cell office:value-type="float" office:value="-1.67293846059878">
                <text:p>-1.67293846059878</text:p>
              </table:table-cell>
              <table:table-cell office:value-type="float" office:value="0.264972087884509">
                <text:p>0.26497208788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19716871681">
                <text:p>-1.12319716871681</text:p>
              </table:table-cell>
              <table:table-cell office:value-type="float" office:value="11.3901280611743">
                <text:p>11.3901280611743</text:p>
              </table:table-cell>
              <table:table-cell office:value-type="float" office:value="-1.76804402606686">
                <text:p>-1.76804402606686</text:p>
              </table:table-cell>
              <table:table-cell office:value-type="float" office:value="0.295874052498392">
                <text:p>0.2958740524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0532662000634">
                <text:p>-0.240532662000634</text:p>
              </table:table-cell>
              <table:table-cell office:value-type="float" office:value="11.5659216008266">
                <text:p>11.5659216008266</text:p>
              </table:table-cell>
              <table:table-cell office:value-type="float" office:value="-1.86259579260698">
                <text:p>-1.86259579260698</text:p>
              </table:table-cell>
              <table:table-cell office:value-type="float" office:value="0.328431132283637">
                <text:p>0.32843113228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9072546371">
                <text:p>0.658689072546371</text:p>
              </table:table-cell>
              <table:table-cell office:value-type="float" office:value="11.6033418108511">
                <text:p>11.6033418108511</text:p>
              </table:table-cell>
              <table:table-cell office:value-type="float" office:value="-1.95656495881042">
                <text:p>-1.95656495881042</text:p>
              </table:table-cell>
              <table:table-cell office:value-type="float" office:value="0.362633410029853">
                <text:p>0.36263341002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9074507407">
                <text:p>1.5529074507407</text:p>
              </table:table-cell>
              <table:table-cell office:value-type="float" office:value="11.5014914691752">
                <text:p>11.5014914691752</text:p>
              </table:table-cell>
              <table:table-cell office:value-type="float" office:value="-2.04992290073433">
                <text:p>-2.04992290073433</text:p>
              </table:table-cell>
              <table:table-cell office:value-type="float" office:value="0.398470467382983">
                <text:p>0.39847046738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068185356617">
                <text:p>2.42068185356617</text:p>
              </table:table-cell>
              <table:table-cell office:value-type="float" office:value="11.2628126351724">
                <text:p>11.2628126351724</text:p>
              </table:table-cell>
              <table:table-cell office:value-type="float" office:value="-2.14264118062085">
                <text:p>-2.14264118062085</text:p>
              </table:table-cell>
              <table:table-cell office:value-type="float" office:value="0.43593138801884">
                <text:p>0.43593138801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120570757642">
                <text:p>3.24120570757642</text:p>
              </table:table-cell>
              <table:table-cell office:value-type="float" office:value="10.8930280965555">
                <text:p>10.8930280965555</text:p>
              </table:table-cell>
              <table:table-cell office:value-type="float" office:value="-2.23469155555952">
                <text:p>-2.23469155555952</text:p>
              </table:table-cell>
              <table:table-cell office:value-type="float" office:value="0.475004760968326">
                <text:p>0.475004760968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80536282586">
                <text:p>3.99480536282586</text:p>
              </table:table-cell>
              <table:table-cell office:value-type="float" office:value="10.401004154447">
                <text:p>10.401004154447</text:p>
              </table:table-cell>
              <table:table-cell office:value-type="float" office:value="-2.3260459860904">
                <text:p>-2.3260459860904</text:p>
              </table:table-cell>
              <table:table-cell office:value-type="float" office:value="0.515678684093325">
                <text:p>0.5156786840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41180676347">
                <text:p>4.66341180676347</text:p>
              </table:table-cell>
              <table:table-cell office:value-type="float" office:value="9.79853803662371">
                <text:p>9.79853803662371</text:p>
              </table:table-cell>
              <table:table-cell office:value-type="float" office:value="-2.41667664474513">
                <text:p>-2.41667664474513</text:p>
              </table:table-cell>
              <table:table-cell office:value-type="float" office:value="0.557940767712219">
                <text:p>0.5579407677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99390383468">
                <text:p>5.23099390383468</text:p>
              </table:table-cell>
              <table:table-cell office:value-type="float" office:value="9.10007503611169">
                <text:p>9.10007503611169</text:p>
              </table:table-cell>
              <table:table-cell office:value-type="float" office:value="-2.50655592452346">
                <text:p>-2.50655592452346</text:p>
              </table:table-cell>
              <table:table-cell office:value-type="float" office:value="0.601778138373899">
                <text:p>0.60177813837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4277303182">
                <text:p>5.68394277303182</text:p>
              </table:table-cell>
              <table:table-cell office:value-type="float" office:value="8.32236215728492">
                <text:p>8.32236215728492</text:p>
              </table:table-cell>
              <table:table-cell office:value-type="float" office:value="-2.59565644730261">
                <text:p>-2.59565644730261</text:p>
              </table:table-cell>
              <table:table-cell office:value-type="float" office:value="0.647177442779155">
                <text:p>0.647177442779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139808719647">
                <text:p>6.01139808719647</text:p>
              </table:table-cell>
              <table:table-cell office:value-type="float" office:value="7.48404657397197">
                <text:p>7.48404657397197</text:p>
              </table:table-cell>
              <table:table-cell office:value-type="float" office:value="-2.68395107217696">
                <text:p>-2.68395107217696</text:p>
              </table:table-cell>
              <table:table-cell office:value-type="float" office:value="0.694124851848218">
                <text:p>0.69412485184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550847041528">
                <text:p>6.20550847041528</text:p>
              </table:table-cell>
              <table:table-cell office:value-type="float" office:value="6.60522852731689">
                <text:p>6.60522852731689</text:p>
              </table:table-cell>
              <table:table-cell office:value-type="float" office:value="-2.77141290372538">
                <text:p>-2.77141290372538</text:p>
              </table:table-cell>
              <table:table-cell office:value-type="float" office:value="0.74260606493324">
                <text:p>0.7426060649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161974997701">
                <text:p>6.26161974997701</text:p>
              </table:table-cell>
              <table:table-cell office:value-type="float" office:value="5.70697938353442">
                <text:p>5.70697938353442</text:p>
              </table:table-cell>
              <table:table-cell office:value-type="float" office:value="-2.85801530020389">
                <text:p>-2.85801530020389</text:p>
              </table:table-cell>
              <table:table-cell office:value-type="float" office:value="0.792606314174408">
                <text:p>0.79260631417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38654918517">
                <text:p>6.17838654918517</text:p>
              </table:table-cell>
              <table:table-cell office:value-type="float" office:value="4.81083640705915">
                <text:p>4.81083640705915</text:p>
              </table:table-cell>
              <table:table-cell office:value-type="float" office:value="-2.94373188166098">
                <text:p>-2.94373188166098</text:p>
              </table:table-cell>
              <table:table-cell office:value-type="float" office:value="0.844110368998385">
                <text:p>0.844110368998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780454537228">
                <text:p>5.95780454537228</text:p>
              </table:table-cell>
              <table:table-cell office:value-type="float" office:value="3.93828636288181">
                <text:p>3.93828636288181</text:p>
              </table:table-cell>
              <table:table-cell office:value-type="float" office:value="-3.02853653797319">
                <text:p>-3.02853653797319</text:p>
              </table:table-cell>
              <table:table-cell office:value-type="float" office:value="0.897102540757694">
                <text:p>0.89710254075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16261966727">
                <text:p>5.60516261966727</text:p>
              </table:table-cell>
              <table:table-cell office:value-type="float" office:value="3.11025032970749">
                <text:p>3.11025032970749</text:p>
              </table:table-cell>
              <table:table-cell office:value-type="float" office:value="-3.11240343679854">
                <text:p>-3.11240343679854</text:p>
              </table:table-cell>
              <table:table-cell office:value-type="float" office:value="0.951566687509635">
                <text:p>0.951566687509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891604581818">
                <text:p>5.12891604581818</text:p>
              </table:table-cell>
              <table:table-cell office:value-type="float" office:value="2.34658207653926">
                <text:p>2.34658207653926</text:p>
              </table:table-cell>
              <table:table-cell office:value-type="float" office:value="-3.19530703144534">
                <text:p>-3.19530703144534</text:p>
              </table:table-cell>
              <table:table-cell office:value-type="float" office:value="1.00748621893328">
                <text:p>1.0074862189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48375861396">
                <text:p>4.54048375861396</text:p>
              </table:table-cell>
              <table:table-cell office:value-type="float" office:value="1.66559203008072">
                <text:p>1.66559203008072</text:p>
              </table:table-cell>
              <table:table-cell office:value-type="float" office:value="-3.27722206865389">
                <text:p>-3.27722206865389</text:p>
              </table:table-cell>
              <table:table-cell office:value-type="float" office:value="1.06484410138306">
                <text:p>1.06484410138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97456278777">
                <text:p>3.85397456278777</text:p>
              </table:table-cell>
              <table:table-cell office:value-type="float" office:value="1.0836082467619">
                <text:p>1.0836082467619</text:p>
              </table:table-cell>
              <table:table-cell office:value-type="float" office:value="-3.35812359628894">
                <text:p>-3.35812359628894</text:p>
              </table:table-cell>
              <table:table-cell office:value-type="float" office:value="1.12362286307735">
                <text:p>1.1236228630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84884707436">
                <text:p>3.08584884707436</text:p>
              </table:table-cell>
              <table:table-cell office:value-type="float" office:value="0.614584915935222">
                <text:p>0.614584915935222</text:p>
              </table:table-cell>
              <table:table-cell office:value-type="float" office:value="-3.43798697094035">
                <text:p>-3.43798697094035</text:p>
              </table:table-cell>
              <table:table-cell office:value-type="float" office:value="1.18380459942061">
                <text:p>1.18380459942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52391448241">
                <text:p>2.25452391448241</text:p>
              </table:table-cell>
              <table:table-cell office:value-type="float" office:value="0.269767781136237">
                <text:p>0.269767781136237</text:p>
              </table:table-cell>
              <table:table-cell office:value-type="float" office:value="-3.51678786542968">
                <text:p>-3.51678786542968</text:p>
              </table:table-cell>
              <table:table-cell office:value-type="float" office:value="1.24537097845722">
                <text:p>1.2453709784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93239175388">
                <text:p>1.37993239175388</text:p>
              </table:table-cell>
              <table:table-cell office:value-type="float" office:value="0.0574245015830528">
                <text:p>0.0574245015830528</text:p>
              </table:table-cell>
              <table:table-cell office:value-type="float" office:value="-3.59450227622055">
                <text:p>-3.59450227622055</text:p>
              </table:table-cell>
              <table:table-cell office:value-type="float" office:value="1.30830324645567">
                <text:p>1.3083032464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044305999471">
                <text:p>0.483044305999471</text:p>
              </table:table-cell>
              <table:table-cell office:value-type="float" office:value="-0.0173535809798891">
                <text:p>-0.0173535809798891</text:p>
              </table:table-cell>
              <table:table-cell office:value-type="float" office:value="-3.6711065307303">
                <text:p>-3.6711065307303</text:p>
              </table:table-cell>
              <table:table-cell office:value-type="float" office:value="1.37258223362104">
                <text:p>1.372582233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.74657729454092">
                <text:p>-3.74657729454092</text:p>
              </table:table-cell>
              <table:table-cell office:value-type="float" office:value="1.43818835993437">
                <text:p>1.43818835993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10008998375">
                <text:p>-0.889210008998375</text:p>
              </table:table-cell>
              <table:table-cell office:value-type="float" office:value="-0.138944448961122">
                <text:p>-0.138944448961122</text:p>
              </table:table-cell>
              <table:table-cell office:value-type="float" office:value="-3.82089157850695">
                <text:p>-3.82089157850695</text:p>
              </table:table-cell>
              <table:table-cell office:value-type="float" office:value="1.50510164111693">
                <text:p>1.50510164111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30949334206">
                <text:p>-1.74630949334206</text:p>
              </table:table-cell>
              <table:table-cell office:value-type="float" office:value="-0.413499496151631">
                <text:p>-0.413499496151631</text:p>
              </table:table-cell>
              <table:table-cell office:value-type="float" office:value="-3.89402674575819">
                <text:p>-3.89402674575819</text:p>
              </table:table-cell>
              <table:table-cell office:value-type="float" office:value="1.57330169471759">
                <text:p>1.57330169471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074783144813">
                <text:p>-2.55074783144813</text:p>
              </table:table-cell>
              <table:table-cell office:value-type="float" office:value="-0.817082152103486">
                <text:p>-0.817082152103486</text:p>
              </table:table-cell>
              <table:table-cell office:value-type="float" office:value="-3.96596051859513">
                <text:p>-3.96596051859513</text:p>
              </table:table-cell>
              <table:table-cell office:value-type="float" office:value="1.64276774632155">
                <text:p>1.6427677463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323705479576">
                <text:p>-3.28323705479576</text:p>
              </table:table-cell>
              <table:table-cell office:value-type="float" office:value="-1.34001574031483">
                <text:p>-1.34001574031483</text:p>
              </table:table-cell>
              <table:table-cell office:value-type="float" office:value="-4.03667098527494">
                <text:p>-4.03667098527494</text:p>
              </table:table-cell>
              <table:table-cell office:value-type="float" office:value="1.71347863587842">
                <text:p>1.7134786358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21431436034">
                <text:p>-3.92621431436034</text:p>
              </table:table-cell>
              <table:table-cell office:value-type="float" office:value="-1.96976191432688">
                <text:p>-1.96976191432688</text:p>
              </table:table-cell>
              <table:table-cell office:value-type="float" office:value="-4.10613660668602">
                <text:p>-4.10613660668602</text:p>
              </table:table-cell>
              <table:table-cell office:value-type="float" office:value="1.78541282414778">
                <text:p>1.7854128241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426298396357">
                <text:p>-4.46426298396357</text:p>
              </table:table-cell>
              <table:table-cell office:value-type="float" office:value="-2.69122128888528">
                <text:p>-2.69122128888528</text:p>
              </table:table-cell>
              <table:table-cell office:value-type="float" office:value="-4.17433622290903">
                <text:p>-4.17433622290903</text:p>
              </table:table-cell>
              <table:table-cell office:value-type="float" office:value="1.85854839926027">
                <text:p>1.85854839926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48230377045">
                <text:p>-4.88448230377045</text:p>
              </table:table-cell>
              <table:table-cell office:value-type="float" office:value="-3.48709547697096">
                <text:p>-3.48709547697096</text:p>
              </table:table-cell>
              <table:table-cell office:value-type="float" office:value="-4.24124905966238">
                <text:p>-4.24124905966238</text:p>
              </table:table-cell>
              <table:table-cell office:value-type="float" office:value="1.93286308339214">
                <text:p>1.9328630833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679670101383">
                <text:p>-5.17679670101383</text:p>
              </table:table-cell>
              <table:table-cell office:value-type="float" office:value="-4.33830185216104">
                <text:p>-4.33830185216104</text:p>
              </table:table-cell>
              <table:table-cell office:value-type="float" office:value="-4.30685473463035">
                <text:p>-4.30685473463035</text:p>
              </table:table-cell>
              <table:table-cell office:value-type="float" office:value="2.00833423955128">
                <text:p>2.0083342395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419737138251">
                <text:p>-5.33419737138251</text:p>
              </table:table-cell>
              <table:table-cell office:value-type="float" office:value="-5.22443109158805">
                <text:p>-5.22443109158805</text:p>
              </table:table-cell>
              <table:table-cell office:value-type="float" office:value="-4.37113326367165">
                <text:p>-4.37113326367165</text:p>
              </table:table-cell>
              <table:table-cell office:value-type="float" office:value="2.08493887847273">
                <text:p>2.0849388784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91032869084">
                <text:p>-5.35291032869084</text:p>
              </table:table-cell>
              <table:table-cell office:value-type="float" office:value="-6.12423652901815">
                <text:p>-6.12423652901815</text:p>
              </table:table-cell>
              <table:table-cell office:value-type="float" office:value="-4.4340650669069">
                <text:p>-4.4340650669069</text:p>
              </table:table-cell>
              <table:table-cell office:value-type="float" office:value="2.16265366562138">
                <text:p>2.16265366562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248689351318">
                <text:p>-5.23248689351318</text:p>
              </table:table-cell>
              <table:table-cell office:value-type="float" office:value="-7.01614358485974">
                <text:p>-7.01614358485974</text:p>
              </table:table-cell>
              <table:table-cell office:value-type="float" office:value="-4.49563097468275">
                <text:p>-4.49563097468275</text:p>
              </table:table-cell>
              <table:table-cell office:value-type="float" office:value="2.24145492829994">
                <text:p>2.24145492829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81445114291">
                <text:p>-4.97581445114291</text:p>
              </table:table-cell>
              <table:table-cell office:value-type="float" office:value="-7.87876705853043">
                <text:p>-7.87876705853043</text:p>
              </table:table-cell>
              <table:table-cell office:value-type="float" office:value="-4.55581223341123">
                <text:p>-4.55581223341123</text:p>
              </table:table-cell>
              <table:table-cell office:value-type="float" office:value="2.32131866285986">
                <text:p>2.3213186628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904722093295">
                <text:p>-4.58904722093295</text:p>
              </table:table-cell>
              <table:table-cell office:value-type="float" office:value="-8.69142388009518">
                <text:p>-8.69142388009518</text:p>
              </table:table-cell>
              <table:table-cell office:value-type="float" office:value="-4.61459051128221">
                <text:p>-4.61459051128221</text:p>
              </table:table-cell>
              <table:table-cell office:value-type="float" office:value="2.40222054201307">
                <text:p>2.40222054201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14586969571">
                <text:p>-4.0814586969571</text:p>
              </table:table-cell>
              <table:table-cell office:value-type="float" office:value="-9.43462902696111">
                <text:p>-9.43462902696111</text:p>
              </table:table-cell>
              <table:table-cell office:value-type="float" office:value="-4.67194790384753">
                <text:p>-4.67194790384753</text:p>
              </table:table-cell>
              <table:table-cell office:value-type="float" office:value="2.48413592224236">
                <text:p>2.48413592224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521929801344">
                <text:p>-3.46521929801344</text:p>
              </table:table-cell>
              <table:table-cell office:value-type="float" office:value="-10.090562715065">
                <text:p>-10.090562715065</text:p>
              </table:table-cell>
              <table:table-cell office:value-type="float" office:value="-4.72786693947478">
                <text:p>-4.72786693947478</text:p>
              </table:table-cell>
              <table:table-cell office:value-type="float" office:value="2.56703985130798">
                <text:p>2.56703985130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510455824183">
                <text:p>-2.75510455824183</text:p>
              </table:table-cell>
              <table:table-cell office:value-type="float" office:value="-10.6434976627388">
                <text:p>-10.6434976627388</text:p>
              </table:table-cell>
              <table:table-cell office:value-type="float" office:value="-4.78233058466943">
                <text:p>-4.78233058466943</text:p>
              </table:table-cell>
              <table:table-cell office:value-type="float" office:value="2.65090707584839">
                <text:p>2.6509070758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814085505129">
                <text:p>-1.96814085505129</text:p>
              </table:table-cell>
              <table:table-cell office:value-type="float" office:value="-11.0801761827746">
                <text:p>-11.0801761827746</text:p>
              </table:table-cell>
              <table:table-cell office:value-type="float" office:value="-4.83532224926332">
                <text:p>-4.83532224926332</text:p>
              </table:table-cell>
              <table:table-cell office:value-type="float" office:value="2.73571204907265">
                <text:p>2.73571204907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19716871681">
                <text:p>-1.12319716871681</text:p>
              </table:table-cell>
              <table:table-cell office:value-type="float" office:value="-11.3901280611743">
                <text:p>-11.3901280611743</text:p>
              </table:table-cell>
              <table:table-cell office:value-type="float" office:value="-4.88682579146825">
                <text:p>-4.88682579146825</text:p>
              </table:table-cell>
              <table:table-cell office:value-type="float" office:value="2.82142893854227">
                <text:p>2.82142893854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0532662000634">
                <text:p>-0.240532662000634</text:p>
              </table:table-cell>
              <table:table-cell office:value-type="float" office:value="-11.5659216008266">
                <text:p>-11.5659216008266</text:p>
              </table:table-cell>
              <table:table-cell office:value-type="float" office:value="-4.93682552279287">
                <text:p>-4.93682552279287</text:p>
              </table:table-cell>
              <table:table-cell office:value-type="float" office:value="2.90803163403995">
                <text:p>2.9080316340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9072546371">
                <text:p>0.658689072546371</text:p>
              </table:table-cell>
              <table:table-cell office:value-type="float" office:value="-11.6033418108511">
                <text:p>-11.6033418108511</text:p>
              </table:table-cell>
              <table:table-cell office:value-type="float" office:value="-4.98530621282163">
                <text:p>-4.98530621282163</text:p>
              </table:table-cell>
              <table:table-cell office:value-type="float" office:value="2.99549375552312">
                <text:p>2.9954937555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9074507407">
                <text:p>1.5529074507407</text:p>
              </table:table-cell>
              <table:table-cell office:value-type="float" office:value="-11.5014914691752">
                <text:p>-11.5014914691752</text:p>
              </table:table-cell>
              <table:table-cell office:value-type="float" office:value="-5.03225309385403">
                <text:p>-5.03225309385403</text:p>
              </table:table-cell>
              <table:table-cell office:value-type="float" office:value="3.08378866115945">
                <text:p>3.0837886611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068185356617">
                <text:p>2.42068185356617</text:p>
              </table:table-cell>
              <table:table-cell office:value-type="float" office:value="-11.2628126351724">
                <text:p>-11.2628126351724</text:p>
              </table:table-cell>
              <table:table-cell office:value-type="float" office:value="-5.07765186540307">
                <text:p>-5.07765186540307</text:p>
              </table:table-cell>
              <table:table-cell office:value-type="float" office:value="3.17288945544232">
                <text:p>3.1728894554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120570757642">
                <text:p>3.24120570757642</text:p>
              </table:table-cell>
              <table:table-cell office:value-type="float" office:value="-10.8930280965555">
                <text:p>-10.8930280965555</text:p>
              </table:table-cell>
              <table:table-cell office:value-type="float" office:value="-5.1214886985513">
                <text:p>-5.1214886985513</text:p>
              </table:table-cell>
              <table:table-cell office:value-type="float" office:value="3.26276899738338">
                <text:p>3.26276899738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80536282586">
                <text:p>3.99480536282586</text:p>
              </table:table-cell>
              <table:table-cell office:value-type="float" office:value="-10.401004154447">
                <text:p>-10.401004154447</text:p>
              </table:table-cell>
              <table:table-cell office:value-type="float" office:value="-5.16375024016323">
                <text:p>-5.16375024016323</text:p>
              </table:table-cell>
              <table:table-cell office:value-type="float" office:value="3.35339990878">
                <text:p>3.3533999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41180676347">
                <text:p>4.66341180676347</text:p>
              </table:table-cell>
              <table:table-cell office:value-type="float" office:value="-9.79853803662371">
                <text:p>-9.79853803662371</text:p>
              </table:table-cell>
              <table:table-cell office:value-type="float" office:value="-5.20442361695286">
                <text:p>-5.20442361695286</text:p>
              </table:table-cell>
              <table:table-cell office:value-type="float" office:value="3.44475458255496">
                <text:p>3.4447545825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99390383468">
                <text:p>5.23099390383468</text:p>
              </table:table-cell>
              <table:table-cell office:value-type="float" office:value="-9.10007503611169">
                <text:p>-9.10007503611169</text:p>
              </table:table-cell>
              <table:table-cell office:value-type="float" office:value="-5.243496439405">
                <text:p>-5.243496439405</text:p>
              </table:table-cell>
              <table:table-cell office:value-type="float" office:value="3.53680519116579">
                <text:p>3.536805191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4277303182">
                <text:p>5.68394277303182</text:p>
              </table:table-cell>
              <table:table-cell office:value-type="float" office:value="-8.32236215728492">
                <text:p>-8.32236215728492</text:p>
              </table:table-cell>
              <table:table-cell office:value-type="float" office:value="-5.2809568055492">
                <text:p>-5.2809568055492</text:p>
              </table:table-cell>
              <table:table-cell office:value-type="float" office:value="3.62952369508136">
                <text:p>3.62952369508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139808719647">
                <text:p>6.01139808719647</text:p>
              </table:table-cell>
              <table:table-cell office:value-type="float" office:value="-7.48404657397197">
                <text:p>-7.48404657397197</text:p>
              </table:table-cell>
              <table:table-cell office:value-type="float" office:value="-5.31679330458528">
                <text:p>-5.31679330458528</text:p>
              </table:table-cell>
              <table:table-cell office:value-type="float" office:value="3.72288185132299">
                <text:p>3.7228818513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550847041528">
                <text:p>6.20550847041528</text:p>
              </table:table-cell>
              <table:table-cell office:value-type="float" office:value="-6.60522852731689">
                <text:p>-6.60522852731689</text:p>
              </table:table-cell>
              <table:table-cell office:value-type="float" office:value="-5.35099502035912">
                <text:p>-5.35099502035912</text:p>
              </table:table-cell>
              <table:table-cell office:value-type="float" office:value="3.81685122206754">
                <text:p>3.81685122206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161974997701">
                <text:p>6.26161974997701</text:p>
              </table:table-cell>
              <table:table-cell office:value-type="float" office:value="-5.70697938353442">
                <text:p>-5.70697938353442</text:p>
              </table:table-cell>
              <table:table-cell office:value-type="float" office:value="-5.38355153468785">
                <text:p>-5.38355153468785</text:p>
              </table:table-cell>
              <table:table-cell office:value-type="float" office:value="3.91140318330983">
                <text:p>3.91140318330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38654918517">
                <text:p>6.17838654918517</text:p>
              </table:table-cell>
              <table:table-cell office:value-type="float" office:value="-4.81083640705915">
                <text:p>-4.81083640705915</text:p>
              </table:table-cell>
              <table:table-cell office:value-type="float" office:value="-5.41445293053331">
                <text:p>-5.41445293053331</text:p>
              </table:table-cell>
              <table:table-cell office:value-type="float" office:value="4.00650893358184">
                <text:p>4.0065089335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780454537228">
                <text:p>5.95780454537228</text:p>
              </table:table-cell>
              <table:table-cell office:value-type="float" office:value="-3.93828636288181">
                <text:p>-3.93828636288181</text:p>
              </table:table-cell>
              <table:table-cell office:value-type="float" office:value="-5.44368979502292">
                <text:p>-5.44368979502292</text:p>
              </table:table-cell>
              <table:table-cell office:value-type="float" office:value="4.1021395027259">
                <text:p>4.102139502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16261966727">
                <text:p>5.60516261966727</text:p>
              </table:table-cell>
              <table:table-cell office:value-type="float" office:value="-3.11025032970749">
                <text:p>-3.11025032970749</text:p>
              </table:table-cell>
              <table:table-cell office:value-type="float" office:value="-5.47125322231689">
                <text:p>-5.47125322231689</text:p>
              </table:table-cell>
              <table:table-cell office:value-type="float" office:value="4.19826576071928">
                <text:p>4.1982657607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891604581818">
                <text:p>5.12891604581818</text:p>
              </table:table-cell>
              <table:table-cell office:value-type="float" office:value="-2.34658207653926">
                <text:p>-2.34658207653926</text:p>
              </table:table-cell>
              <table:table-cell office:value-type="float" office:value="-5.49713481632107">
                <text:p>-5.49713481632107</text:p>
              </table:table-cell>
              <table:table-cell office:value-type="float" office:value="4.2948584265475">
                <text:p>4.294858426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48375861396">
                <text:p>4.54048375861396</text:p>
              </table:table-cell>
              <table:table-cell office:value-type="float" office:value="-1.66559203008072">
                <text:p>-1.66559203008072</text:p>
              </table:table-cell>
              <table:table-cell office:value-type="float" office:value="-5.52132669324444">
                <text:p>-5.52132669324444</text:p>
              </table:table-cell>
              <table:table-cell office:value-type="float" office:value="4.39188807712362">
                <text:p>4.39188807712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97456278777">
                <text:p>3.85397456278777</text:p>
              </table:table-cell>
              <table:table-cell office:value-type="float" office:value="-1.0836082467619">
                <text:p>-1.0836082467619</text:p>
              </table:table-cell>
              <table:table-cell office:value-type="float" office:value="-5.54382148400062">
                <text:p>-5.54382148400062</text:p>
              </table:table-cell>
              <table:table-cell office:value-type="float" office:value="4.4893251562508">
                <text:p>4.489325156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84884707436">
                <text:p>3.08584884707436</text:p>
              </table:table-cell>
              <table:table-cell office:value-type="float" office:value="-0.614584915935222">
                <text:p>-0.614584915935222</text:p>
              </table:table-cell>
              <table:table-cell office:value-type="float" office:value="-5.56461233645256">
                <text:p>-5.56461233645256</text:p>
              </table:table-cell>
              <table:table-cell office:value-type="float" office:value="4.58713998362539">
                <text:p>4.5871399836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52391448241">
                <text:p>2.25452391448241</text:p>
              </table:table-cell>
              <table:table-cell office:value-type="float" office:value="-0.269767781136237">
                <text:p>-0.269767781136237</text:p>
              </table:table-cell>
              <table:table-cell office:value-type="float" office:value="-5.58369291749977">
                <text:p>-5.58369291749977</text:p>
              </table:table-cell>
              <table:table-cell office:value-type="float" office:value="4.6853027638779">
                <text:p>4.6853027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93239175388">
                <text:p>1.37993239175388</text:p>
              </table:table-cell>
              <table:table-cell office:value-type="float" office:value="-0.0574245015830528">
                <text:p>-0.0574245015830528</text:p>
              </table:table-cell>
              <table:table-cell office:value-type="float" office:value="-5.60105741500745">
                <text:p>-5.60105741500745</text:p>
              </table:table-cell>
              <table:table-cell office:value-type="float" office:value="4.78378359564888">
                <text:p>4.7837835956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05395769">
                <text:p>-5.6167005395769</text:p>
              </table:table-cell>
              <table:table-cell office:value-type="float" office:value="4.88255248069729">
                <text:p>4.882552480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752615677">
                <text:p>-5.63061752615677</text:p>
              </table:table-cell>
              <table:table-cell office:value-type="float" office:value="4.98157933303813">
                <text:p>4.9815793330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0413549448">
                <text:p>-5.64280413549448</text:p>
              </table:table-cell>
              <table:table-cell office:value-type="float" office:value="5.08083398810705">
                <text:p>5.0808339881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66554276">
                <text:p>-5.6532566554276</text:p>
              </table:table-cell>
              <table:table-cell office:value-type="float" office:value="5.18028621194869">
                <text:p>5.1802862119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7190201457">
                <text:p>-5.66197190201457</text:p>
              </table:table-cell>
              <table:table-cell office:value-type="float" office:value="5.27990571042629">
                <text:p>5.2799057104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722050458">
                <text:p>-5.66894722050458</text:p>
              </table:table-cell>
              <table:table-cell office:value-type="float" office:value="5.37966213844957">
                <text:p>5.37966213844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048614622">
                <text:p>-5.67418048614622</text:p>
              </table:table-cell>
              <table:table-cell office:value-type="float" office:value="5.47952510921814">
                <text:p>5.4795251092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010483473">
                <text:p>-5.67767010483473</text:p>
              </table:table-cell>
              <table:table-cell office:value-type="float" office:value="5.57946420347763">
                <text:p>5.57946420347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501359751">
                <text:p>-5.67941501359751</text:p>
              </table:table-cell>
              <table:table-cell office:value-type="float" office:value="5.67944897878573">
                <text:p>5.67944897878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468091802">
                <text:p>-5.67941468091802</text:p>
              </table:table-cell>
              <table:table-cell office:value-type="float" office:value="5.77944897878517">
                <text:p>5.7794489787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6910689759">
                <text:p>-5.67766910689759</text:p>
              </table:table-cell>
              <table:table-cell office:value-type="float" office:value="5.87943374248114">
                <text:p>5.8794337424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7882325543">
                <text:p>-5.67417882325543</text:p>
              </table:table-cell>
              <table:table-cell office:value-type="float" office:value="5.97937281351994">
                <text:p>5.97937281351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489316666">
                <text:p>-5.66894489316666</text:p>
              </table:table-cell>
              <table:table-cell office:value-type="float" office:value="6.07923574946629">
                <text:p>6.07923574946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6891093845">
                <text:p>-5.66196891093845</text:p>
              </table:table-cell>
              <table:table-cell office:value-type="float" office:value="6.17899213107645">
                <text:p>6.1789921310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30015244">
                <text:p>-5.6532530015244</text:p>
              </table:table-cell>
              <table:table-cell office:value-type="float" office:value="6.27861157156417">
                <text:p>6.2786115715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7998198772">
                <text:p>-5.6427998198772</text:p>
              </table:table-cell>
              <table:table-cell office:value-type="float" office:value="6.37806372585683">
                <text:p>6.3780637258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255014">
                <text:p>-5.63061255014</text:p>
              </table:table-cell>
              <table:table-cell office:value-type="float" office:value="6.47731829983885">
                <text:p>6.4773182998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69490467639">
                <text:p>-5.61669490467639</text:p>
              </table:table-cell>
              <table:table-cell office:value-type="float" office:value="6.57634505957959">
                <text:p>6.5763450595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5112293963">
                <text:p>-5.60105112293963</text:p>
              </table:table-cell>
              <table:table-cell office:value-type="float" office:value="6.67511384054287">
                <text:p>6.67511384054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8597018128">
                <text:p>-5.58368597018128</text:p>
              </table:table-cell>
              <table:table-cell office:value-type="float" office:value="6.77359455677543">
                <text:p>6.77359455677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0473599962">
                <text:p>-5.56460473599962</text:p>
              </table:table-cell>
              <table:table-cell office:value-type="float" office:value="6.8717572100714">
                <text:p>6.8717572100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132327284">
                <text:p>-5.5438132327284</text:p>
              </table:table-cell>
              <table:table-cell office:value-type="float" office:value="6.96957189911003">
                <text:p>6.9695718991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1779366636">
                <text:p>-5.52131779366636</text:p>
              </table:table-cell>
              <table:table-cell office:value-type="float" office:value="7.06700882856394">
                <text:p>7.0670088285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2527114804">
                <text:p>-5.49712527114804</text:p>
              </table:table-cell>
              <table:table-cell office:value-type="float" office:value="7.16403831817509">
                <text:p>7.1640383181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4303445646">
                <text:p>-5.47124303445646</text:p>
              </table:table-cell>
              <table:table-cell office:value-type="float" office:value="7.26063081179566">
                <text:p>7.26063081179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789675784">
                <text:p>-5.4436789675784</text:p>
              </table:table-cell>
              <table:table-cell office:value-type="float" office:value="7.35675688639118">
                <text:p>7.3567568863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4146680286">
                <text:p>-5.41444146680286</text:p>
              </table:table-cell>
              <table:table-cell office:value-type="float" office:value="7.45238726100301">
                <text:p>7.4523872610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3943816343">
                <text:p>-5.38353943816343</text:p>
              </table:table-cell>
              <table:table-cell office:value-type="float" office:value="7.54749280566771">
                <text:p>7.5474928056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8229472546">
                <text:p>-5.35098229472546</text:p>
              </table:table-cell>
              <table:table-cell office:value-type="float" office:value="7.64204455029021">
                <text:p>7.6420445502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7995371873">
                <text:p>-5.31677995371873</text:p>
              </table:table-cell>
              <table:table-cell office:value-type="float" office:value="7.73601369346849">
                <text:p>7.7360136934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4283351657">
                <text:p>-5.28094283351657</text:p>
              </table:table-cell>
              <table:table-cell office:value-type="float" office:value="7.82937161126669">
                <text:p>7.8293716112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818504623">
                <text:p>-5.2434818504623</text:p>
              </table:table-cell>
              <table:table-cell office:value-type="float" office:value="7.9220898659343">
                <text:p>7.922089865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0841554404">
                <text:p>-5.20440841554404</text:p>
              </table:table-cell>
              <table:table-cell office:value-type="float" office:value="8.01414021456856">
                <text:p>8.0141402145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3443091878">
                <text:p>-5.16373443091878</text:p>
              </table:table-cell>
              <table:table-cell office:value-type="float" office:value="8.10549461771752">
                <text:p>8.1054946177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7228628688">
                <text:p>-5.12147228628688</text:p>
              </table:table-cell>
              <table:table-cell office:value-type="float" office:value="8.19612524792118">
                <text:p>8.1961252479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3485511802">
                <text:p>-5.07763485511802</text:p>
              </table:table-cell>
              <table:table-cell office:value-type="float" office:value="8.28600449818794">
                <text:p>8.28600449818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3549072984">
                <text:p>-5.03223549072984</text:p>
              </table:table-cell>
              <table:table-cell office:value-type="float" office:value="8.37510499040404">
                <text:p>8.3751049904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2880222204">
                <text:p>-4.9852880222204</text:p>
              </table:table-cell>
              <table:table-cell office:value-type="float" office:value="8.46339958367313">
                <text:p>8.46339958367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0675025564">
                <text:p>-4.93680675025564</text:p>
              </table:table-cell>
              <table:table-cell office:value-type="float" office:value="8.55086138258373">
                <text:p>8.5508613825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0644271331">
                <text:p>-4.88680644271331</text:p>
              </table:table-cell>
              <table:table-cell office:value-type="float" office:value="8.6374637454018">
                <text:p>8.6374637454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023301845">
                <text:p>-4.8353023301845</text:p>
              </table:table-cell>
              <table:table-cell office:value-type="float" office:value="8.72318029218607">
                <text:p>8.7231802921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1010133428">
                <text:p>-4.78231010133428</text:p>
              </table:table-cell>
              <table:table-cell office:value-type="float" office:value="8.80798491282366">
                <text:p>8.8079849128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4589812272">
                <text:p>-4.72784589812272</text:p>
              </table:table-cell>
              <table:table-cell office:value-type="float" office:value="8.89185177498346">
                <text:p>8.8918517749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2631088797">
                <text:p>-4.67192631088797</text:p>
              </table:table-cell>
              <table:table-cell office:value-type="float" office:value="8.97475533198492">
                <text:p>8.9747553319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6837329258">
                <text:p>-4.61456837329258</text:p>
              </table:table-cell>
              <table:table-cell office:value-type="float" office:value="9.05667033057983">
                <text:p>9.0566703305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78955713498">
                <text:p>-4.55578955713498</text:p>
              </table:table-cell>
              <table:table-cell office:value-type="float" office:value="9.13757181864471">
                <text:p>9.13757181864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0776702731">
                <text:p>-4.49560776702731</text:p>
              </table:table-cell>
              <table:table-cell office:value-type="float" office:value="9.21743515278144">
                <text:p>9.2174351527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4133494154">
                <text:p>-4.43404133494154</text:p>
              </table:table-cell>
              <table:table-cell office:value-type="float" office:value="9.29623600582396">
                <text:p>9.2962360058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0901462537">
                <text:p>-4.37110901462537</text:p>
              </table:table-cell>
              <table:table-cell office:value-type="float" office:value="9.37395037424849">
                <text:p>9.37395037424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2997588965">
                <text:p>-4.30682997588965</text:p>
              </table:table-cell>
              <table:table-cell office:value-type="float" office:value="9.45055458548528">
                <text:p>9.450554585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2379876902">
                <text:p>-4.24122379876902</text:p>
              </table:table-cell>
              <table:table-cell office:value-type="float" office:value="9.5260253051295">
                <text:p>9.526025305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1046755772">
                <text:p>-4.17431046755772</text:p>
              </table:table-cell>
              <table:table-cell office:value-type="float" office:value="9.60033954404915">
                <text:p>9.60033954404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1036472211">
                <text:p>-4.10611036472211</text:p>
              </table:table-cell>
              <table:table-cell office:value-type="float" office:value="9.67347466538776">
                <text:p>9.67347466538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4426469199">
                <text:p>-4.03664426469199</text:p>
              </table:table-cell>
              <table:table-cell office:value-type="float" office:value="9.74540839145978">
                <text:p>9.7454083914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3332753249">
                <text:p>-3.96593332753249</text:p>
              </table:table-cell>
              <table:table-cell office:value-type="float" office:value="9.81611881053664">
                <text:p>9.81611881053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399909249853">
                <text:p>-3.89399909249853</text:p>
              </table:table-cell>
              <table:table-cell office:value-type="float" office:value="9.88558438352124">
                <text:p>9.8855843835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6347147372">
                <text:p>-3.82086347147372</text:p>
              </table:table-cell>
              <table:table-cell office:value-type="float" office:value="9.95378395050899">
                <text:p>9.953783950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54874229581">
                <text:p>-3.74654874229581</text:p>
              </table:table-cell>
              <table:table-cell office:value-type="float" office:value="10.0206967372333">
                <text:p>10.020696737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07754197061">
                <text:p>-3.67107754197061</text:p>
              </table:table-cell>
              <table:table-cell office:value-type="float" office:value="10.0863023613937">
                <text:p>10.086302361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85977654">
                <text:p>-3.59447285977654</text:p>
              </table:table-cell>
              <table:table-cell office:value-type="float" office:value="10.1505808388643">
                <text:p>10.1505808388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7580302619">
                <text:p>-3.5167580302619</text:p>
              </table:table-cell>
              <table:table-cell office:value-type="float" office:value="10.2135125897816">
                <text:p>10.213512589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795672613687">
                <text:p>-3.43795672613687</text:p>
              </table:table-cell>
              <table:table-cell office:value-type="float" office:value="10.275078444508">
                <text:p>10.27507844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09295106265">
                <text:p>-3.35809295106265</text:p>
              </table:table-cell>
              <table:table-cell office:value-type="float" office:value="10.3352596494718">
                <text:p>10.335259649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19103233962">
                <text:p>-3.27719103233962</text:p>
              </table:table-cell>
              <table:table-cell office:value-type="float" office:value="10.3940378728792">
                <text:p>10.394037872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27561349706">
                <text:p>-3.19527561349706</text:p>
              </table:table-cell>
              <table:table-cell office:value-type="float" office:value="10.4513952102987">
                <text:p>10.45139521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37164678648">
                <text:p>-3.11237164678648</text:p>
              </table:table-cell>
              <table:table-cell office:value-type="float" office:value="10.5073141901146">
                <text:p>10.507314190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0438558088">
                <text:p>-3.02850438558088</text:p>
              </table:table-cell>
              <table:table-cell office:value-type="float" office:value="10.5617777788494">
                <text:p>10.561777778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69937668238">
                <text:p>-2.94369937668238</text:p>
              </table:table-cell>
              <table:table-cell office:value-type="float" office:value="10.6147693863521">
                <text:p>10.6147693863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98245254034">
                <text:p>-2.85798245254034</text:p>
              </table:table-cell>
              <table:table-cell office:value-type="float" office:value="10.666272870852">
                <text:p>10.666272870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3797233826">
                <text:p>-2.7713797233826</text:p>
              </table:table-cell>
              <table:table-cell office:value-type="float" office:value="10.7162725438752">
                <text:p>10.716272543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1756926201">
                <text:p>-2.68391756926201</text:p>
              </table:table-cell>
              <table:table-cell office:value-type="float" office:value="10.764753175024">
                <text:p>10.76475317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2263202081">
                <text:p>-2.59562263202081</text:p>
              </table:table-cell>
              <table:table-cell office:value-type="float" office:value="10.8116999966158">
                <text:p>10.811699996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2180717528">
                <text:p>-2.50652180717528</text:p>
              </table:table-cell>
              <table:table-cell office:value-type="float" office:value="10.8570987081817">
                <text:p>10.8570987081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4223572306">
                <text:p>-2.41664223572306</text:p>
              </table:table-cell>
              <table:table-cell office:value-type="float" office:value="10.9009354808226">
                <text:p>10.9009354808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1129587577">
                <text:p>-2.32601129587577</text:p>
              </table:table-cell>
              <table:table-cell office:value-type="float" office:value="10.9431969614213">
                <text:p>10.943196961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65659471931">
                <text:p>-2.23465659471931</text:p>
              </table:table-cell>
              <table:table-cell office:value-type="float" office:value="10.9838702767105">
                <text:p>10.983870276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0595980448">
                <text:p>-2.14260595980448</text:p>
              </table:table-cell>
              <table:table-cell office:value-type="float" office:value="11.0229430371937">
                <text:p>11.0229430371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88743067042">
                <text:p>-2.04988743067042</text:p>
              </table:table-cell>
              <table:table-cell office:value-type="float" office:value="11.0604033409193">
                <text:p>11.060403340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2925030349">
                <text:p>-1.95652925030349</text:p>
              </table:table-cell>
              <table:table-cell office:value-type="float" office:value="11.0962397771062">
                <text:p>11.096239777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5598565342">
                <text:p>-1.8625598565342</text:p>
              </table:table-cell>
              <table:table-cell office:value-type="float" office:value="11.1304414296194">
                <text:p>11.1304414296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0787337472">
                <text:p>-1.76800787337472</text:p>
              </table:table-cell>
              <table:table-cell office:value-type="float" office:value="11.1629978802952">
                <text:p>11.162997880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0210229975">
                <text:p>-1.67290210229975</text:p>
              </table:table-cell>
              <table:table-cell office:value-type="float" office:value="11.193899212115">
                <text:p>11.193899212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27151347331">
                <text:p>-1.57727151347331</text:p>
              </table:table-cell>
              <table:table-cell office:value-type="float" office:value="11.2231360122256">
                <text:p>11.223136012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4523692412">
                <text:p>-1.48114523692412</text:p>
              </table:table-cell>
              <table:table-cell office:value-type="float" office:value="11.2506993748069">
                <text:p>11.250699374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55255367229">
                <text:p>-1.38455255367229</text:p>
              </table:table-cell>
              <table:table-cell office:value-type="float" office:value="11.2765809037844">
                <text:p>11.276580903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228868101">
                <text:p>-1.2875228868101</text:p>
              </table:table-cell>
              <table:table-cell office:value-type="float" office:value="11.3007727153869">
                <text:p>11.300772715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08579253933">
                <text:p>-1.19008579253933</text:p>
              </table:table-cell>
              <table:table-cell office:value-type="float" office:value="11.3232674405479">
                <text:p>11.32326744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27095116825">
                <text:p>-1.09227095116825</text:p>
              </table:table-cell>
              <table:table-cell office:value-type="float" office:value="11.3440582271504">
                <text:p>11.344058227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08158070631">
                <text:p>-0.994108158070631</text:p>
              </table:table-cell>
              <table:table-cell office:value-type="float" office:value="11.363138742114">
                <text:p>11.363138742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27314609795">
                <text:p>-0.895627314609795</text:p>
              </table:table-cell>
              <table:table-cell office:value-type="float" office:value="11.3805031733238">
                <text:p>11.3805031733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858419030384">
                <text:p>-0.796858419030384</text:p>
              </table:table-cell>
              <table:table-cell office:value-type="float" office:value="11.3961462314016">
                <text:p>11.396146231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31557320574">
                <text:p>-0.697831557320574</text:p>
              </table:table-cell>
              <table:table-cell office:value-type="float" office:value="11.4100631513161">
                <text:p>11.4100631513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57689404759">
                <text:p>-0.59857689404759</text:p>
              </table:table-cell>
              <table:table-cell office:value-type="float" office:value="11.422249693835">
                <text:p>11.42224969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24663169283">
                <text:p>-0.499124663169283</text:p>
              </table:table-cell>
              <table:table-cell office:value-type="float" office:value="11.4327021468164">
                <text:p>11.432702146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05158824558">
                <text:p>-0.399505158824558</text:p>
              </table:table-cell>
              <table:table-cell office:value-type="float" office:value="11.441417326339">
                <text:p>11.4414173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48726105485">
                <text:p>-0.299748726105485</text:p>
              </table:table-cell>
              <table:table-cell office:value-type="float" office:value="11.4483925776725">
                <text:p>11.448392577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885751813878">
                <text:p>-0.199885751813878</text:p>
              </table:table-cell>
              <table:table-cell office:value-type="float" office:value="11.4536257760859">
                <text:p>11.4536257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466552051733">
                <text:p>-0.0999466552051733</text:p>
              </table:table-cell>
              <table:table-cell office:value-type="float" office:value="11.4571153274949">
                <text:p>11.4571153274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81212775769774">
                <text:p>0.0000381212775769774</text:p>
              </table:table-cell>
              <table:table-cell office:value-type="float" office:value="11.4588601689474">
                <text:p>11.4588601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38121276777">
                <text:p>0.100038121276777</text:p>
              </table:table-cell>
              <table:table-cell office:value-type="float" office:value="11.4588597689474">
                <text:p>11.4588597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22883797596">
                <text:p>0.200022883797596</text:p>
              </table:table-cell>
              <table:table-cell office:value-type="float" office:value="11.4571141276167">
                <text:p>11.457114127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61952486691">
                <text:p>0.299961952486691</text:p>
              </table:table-cell>
              <table:table-cell office:value-type="float" office:value="11.453623776695">
                <text:p>11.453623776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824884909516">
                <text:p>0.399824884909516</text:p>
              </table:table-cell>
              <table:table-cell office:value-type="float" office:value="11.448389779378">
                <text:p>11.448389779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81261823386">
                <text:p>0.499581261823386</text:p>
              </table:table-cell>
              <table:table-cell office:value-type="float" office:value="11.4414137299933">
                <text:p>11.441413729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200696443486">
                <text:p>0.599200696443486</text:p>
              </table:table-cell>
              <table:table-cell office:value-type="float" office:value="11.432697753515">
                <text:p>11.432697753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652843698987">
                <text:p>0.698652843698987</text:p>
              </table:table-cell>
              <table:table-cell office:value-type="float" office:value="11.4222445049161">
                <text:p>11.422244504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907409476455">
                <text:p>0.797907409476455</text:p>
              </table:table-cell>
              <table:table-cell office:value-type="float" office:value="11.4100571683602">
                <text:p>11.4100571683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34159847737">
                <text:p>0.896934159847737</text:p>
              </table:table-cell>
              <table:table-cell office:value-type="float" office:value="11.3961394562313">
                <text:p>11.396139456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702930279523">
                <text:p>0.995702930279523</text:p>
              </table:table-cell>
              <table:table-cell office:value-type="float" office:value="11.3804956080029">
                <text:p>11.380495608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8363482176">
                <text:p>1.09418363482176</text:p>
              </table:table-cell>
              <table:table-cell office:value-type="float" office:value="11.3631303889468">
                <text:p>11.363130388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4627527212">
                <text:p>1.19234627527212</text:p>
              </table:table-cell>
              <table:table-cell office:value-type="float" office:value="11.3440490886815">
                <text:p>11.344049088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6095031378">
                <text:p>1.29016095031378</text:p>
              </table:table-cell>
              <table:table-cell office:value-type="float" office:value="11.323257519561">
                <text:p>11.32325751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9786462362">
                <text:p>1.38759786462362</text:p>
              </table:table-cell>
              <table:table-cell office:value-type="float" office:value="11.3007620149039">
                <text:p>11.300762014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62733794822">
                <text:p>1.48462733794822</text:p>
              </table:table-cell>
              <table:table-cell office:value-type="float" office:value="11.2765694270648">
                <text:p>11.276569427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21981414472">
                <text:p>1.58121981414472</text:p>
              </table:table-cell>
              <table:table-cell office:value-type="float" office:value="11.2506871253467">
                <text:p>11.2506871253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34587018394">
                <text:p>1.67734587018394</text:p>
              </table:table-cell>
              <table:table-cell office:value-type="float" office:value="11.2231229937561">
                <text:p>11.223122993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7622511292">
                <text:p>1.77297622511292</text:p>
              </table:table-cell>
              <table:table-cell office:value-type="float" office:value="11.1938854286017">
                <text:p>11.193885428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8174897419">
                <text:p>1.86808174897419</text:p>
              </table:table-cell>
              <table:table-cell office:value-type="float" office:value="11.1629833359367">
                <text:p>11.1629833359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63347167904">
                <text:p>1.96263347167904</text:p>
              </table:table-cell>
              <table:table-cell office:value-type="float" office:value="11.1304261288461">
                <text:p>11.130426128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6025918321">
                <text:p>2.0566025918321</text:p>
              </table:table-cell>
              <table:table-cell office:value-type="float" office:value="11.0962237245788">
                <text:p>11.0962237245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6048550455">
                <text:p>2.14996048550455</text:p>
              </table:table-cell>
              <table:table-cell office:value-type="float" office:value="11.0603865415276">
                <text:p>11.060386541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7871495321">
                <text:p>2.24267871495321</text:p>
              </table:table-cell>
              <table:table-cell office:value-type="float" office:value="11.022925496055">
                <text:p>11.02292549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72903728302">
                <text:p>2.33472903728302</text:p>
              </table:table-cell>
              <table:table-cell office:value-type="float" office:value="10.983851999168">
                <text:p>10.983851999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8341305003">
                <text:p>2.42608341305003</text:p>
              </table:table-cell>
              <table:table-cell office:value-type="float" office:value="10.9431779530425">
                <text:p>10.943177953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71401480257">
                <text:p>2.51671401480257</text:p>
              </table:table-cell>
              <table:table-cell office:value-type="float" office:value="10.9009157473976">
                <text:p>10.9009157473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9323555773">
                <text:p>2.60659323555773</text:p>
              </table:table-cell>
              <table:table-cell office:value-type="float" office:value="10.8570782557215">
                <text:p>10.857078255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9369721072">
                <text:p>2.69569369721072</text:p>
              </table:table-cell>
              <table:table-cell office:value-type="float" office:value="10.8116788313505">
                <text:p>10.8116788313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8825887452">
                <text:p>2.78398825887452</text:p>
              </table:table-cell>
              <table:table-cell office:value-type="float" office:value="10.7647313034007">
                <text:p>10.7647313034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5002514726">
                <text:p>2.87145002514726</text:p>
              </table:table-cell>
              <table:table-cell office:value-type="float" office:value="10.7162499725562">
                <text:p>10.7162499725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5235430485">
                <text:p>2.95805235430485</text:p>
              </table:table-cell>
              <table:table-cell office:value-type="float" office:value="10.6662496067127">
                <text:p>10.666249606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6886641627">
                <text:p>3.04376886641627</text:p>
              </table:table-cell>
              <table:table-cell office:value-type="float" office:value="10.6147454364791">
                <text:p>10.614745436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734513792">
                <text:p>3.1285734513792</text:p>
              </table:table-cell>
              <table:table-cell office:value-type="float" office:value="10.561753150538">
                <text:p>10.56175315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4402768734">
                <text:p>3.2124402768734</text:p>
              </table:table-cell>
              <table:table-cell office:value-type="float" office:value="10.5072888908669">
                <text:p>10.5072888908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34379622949">
                <text:p>3.29534379622949</text:p>
              </table:table-cell>
              <table:table-cell office:value-type="float" office:value="10.451369247821">
                <text:p>10.45136924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5875621073">
                <text:p>3.37725875621073</text:p>
              </table:table-cell>
              <table:table-cell office:value-type="float" office:value="10.3940112550801">
                <text:p>10.3940112550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6020470538">
                <text:p>3.45816020470538</text:p>
              </table:table-cell>
              <table:table-cell office:value-type="float" office:value="10.3352323844592">
                <text:p>10.3352323844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02349832741">
                <text:p>3.53802349832741</text:p>
              </table:table-cell>
              <table:table-cell office:value-type="float" office:value="10.2750505405871">
                <text:p>10.275050540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82430992308">
                <text:p>3.61682430992308</text:p>
              </table:table-cell>
              <table:table-cell office:value-type="float" office:value="10.2134840554522">
                <text:p>10.2134840554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53863598123">
                <text:p>3.69453863598123</text:p>
              </table:table-cell>
              <table:table-cell office:value-type="float" office:value="10.1505516828184">
                <text:p>10.150551682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4280394502">
                <text:p>3.77114280394502</text:p>
              </table:table-cell>
              <table:table-cell office:value-type="float" office:value="10.0862725925123">
                <text:p>10.086272592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61347942282">
                <text:p>3.84661347942282</text:p>
              </table:table-cell>
              <table:table-cell office:value-type="float" office:value="10.0206663645844">
                <text:p>10.0206663645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92767329606">
                <text:p>3.92092767329606</text:p>
              </table:table-cell>
              <table:table-cell office:value-type="float" office:value="9.9537529833444">
                <text:p>9.9537529833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6274872199">
                <text:p>3.99406274872199</text:p>
              </table:table-cell>
              <table:table-cell office:value-type="float" office:value="9.88555283127387">
                <text:p>9.8855528312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9642802906">
                <text:p>4.06599642802906</text:p>
              </table:table-cell>
              <table:table-cell office:value-type="float" office:value="9.81608668281761">
                <text:p>9.8160866828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70679950294">
                <text:p>4.13670679950294</text:p>
              </table:table-cell>
              <table:table-cell office:value-type="float" office:value="9.74537569805551">
                <text:p>9.7453756980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7232406103">
                <text:p>4.20617232406103</text:p>
              </table:table-cell>
              <table:table-cell office:value-type="float" office:value="9.67344141625699">
                <text:p>9.673441416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7184181349">
                <text:p>4.27437184181349</text:p>
              </table:table-cell>
              <table:table-cell office:value-type="float" office:value="9.6003057493199">
                <text:p>9.600305749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8457850874">
                <text:p>4.34128457850874</text:p>
              </table:table-cell>
              <table:table-cell office:value-type="float" office:value="9.52599097509598">
                <text:p>9.52599097509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901518615">
                <text:p>4.4068901518615</text:p>
              </table:table-cell>
              <table:table-cell office:value-type="float" office:value="9.45051973060475">
                <text:p>9.450519730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6857776149">
                <text:p>4.47116857776149</text:p>
              </table:table-cell>
              <table:table-cell office:value-type="float" office:value="9.3739150051381">
                <text:p>9.3739150051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10027636069">
                <text:p>4.53410027636069</text:p>
              </table:table-cell>
              <table:table-cell office:value-type="float" office:value="9.2962001332575">
                <text:p>9.2962001332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6607803767">
                <text:p>4.59566607803767</text:p>
              </table:table-cell>
              <table:table-cell office:value-type="float" office:value="9.21739878768604">
                <text:p>9.2173987876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4722923674">
                <text:p>4.65584722923674</text:p>
              </table:table-cell>
              <table:table-cell office:value-type="float" office:value="9.13753497209754">
                <text:p>9.137534972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62539818056">
                <text:p>4.71462539818056</text:p>
              </table:table-cell>
              <table:table-cell office:value-type="float" office:value="9.05663301380473">
                <text:p>9.0566330138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8268045411">
                <text:p>4.77198268045411</text:p>
              </table:table-cell>
              <table:table-cell office:value-type="float" office:value="8.97471755634894">
                <text:p>8.9747175563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90160445862">
                <text:p>4.82790160445862</text:p>
              </table:table-cell>
              <table:table-cell office:value-type="float" office:value="8.89181355199343">
                <text:p>8.8918135519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6513673354">
                <text:p>4.88236513673354</text:p>
              </table:table-cell>
              <table:table-cell office:value-type="float" office:value="8.80794625412269">
                <text:p>8.80794625412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566871451">
                <text:p>4.9353566871451</text:p>
              </table:table-cell>
              <table:table-cell office:value-type="float" office:value="8.72314120954998">
                <text:p>8.72314120954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6011393988">
                <text:p>4.98686011393988</text:p>
              </table:table-cell>
              <table:table-cell office:value-type="float" office:value="8.63742425073556">
                <text:p>8.6374242507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5972866171">
                <text:p>5.03685972866171</text:p>
              </table:table-cell>
              <table:table-cell office:value-type="float" office:value="8.5508214879178">
                <text:p>8.550821487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4030093053">
                <text:p>5.08534030093053</text:p>
              </table:table-cell>
              <table:table-cell office:value-type="float" office:value="8.46335930115982">
                <text:p>8.46335930115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8706308173">
                <text:p>5.13228706308173</text:p>
              </table:table-cell>
              <table:table-cell office:value-type="float" office:value="8.3750643323138">
                <text:p>8.3750643323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8571466451">
                <text:p>5.17768571466451</text:p>
              </table:table-cell>
              <table:table-cell office:value-type="float" office:value="8.28596347690565">
                <text:p>8.2859634769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52242679796">
                <text:p>5.22152242679796</text:p>
              </table:table-cell>
              <table:table-cell office:value-type="float" office:value="8.19608387594231">
                <text:p>8.19608387594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8384638347">
                <text:p>5.26378384638347</text:p>
              </table:table-cell>
              <table:table-cell office:value-type="float" office:value="8.1054529076444">
                <text:p>8.105452907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5710017221">
                <text:p>5.30445710017221</text:p>
              </table:table-cell>
              <table:table-cell office:value-type="float" office:value="8.01409817910647">
                <text:p>8.0140981791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2979868643">
                <text:p>5.34352979868643</text:p>
              </table:table-cell>
              <table:table-cell office:value-type="float" office:value="7.92204751788768">
                <text:p>7.9220475178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9003999346">
                <text:p>5.38099003999346</text:p>
              </table:table-cell>
              <table:table-cell office:value-type="float" office:value="7.82932896353517">
                <text:p>7.82932896353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2641333113">
                <text:p>5.41682641333113</text:p>
              </table:table-cell>
              <table:table-cell office:value-type="float" office:value="7.735970759043">
                <text:p>7.73597075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2800258362">
                <text:p>5.45102800258362</text:p>
              </table:table-cell>
              <table:table-cell office:value-type="float" office:value="7.642001342249">
                <text:p>7.642001342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8438960659">
                <text:p>5.48358438960659</text:p>
              </table:table-cell>
              <table:table-cell office:value-type="float" office:value="7.54744933717238">
                <text:p>7.5474493371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8565740068">
                <text:p>5.51448565740068</text:p>
              </table:table-cell>
              <table:table-cell office:value-type="float" office:value="7.4523435452945">
                <text:p>7.4523435452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2239313228">
                <text:p>5.54372239313228</text:p>
              </table:table-cell>
              <table:table-cell office:value-type="float" office:value="7.35671293678571">
                <text:p>7.3567129367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8569100086">
                <text:p>5.57128569100086</text:p>
              </table:table-cell>
              <table:table-cell office:value-type="float" office:value="7.26058664168074">
                <text:p>7.2605866416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6715495166">
                <text:p>5.59716715495166</text:p>
              </table:table-cell>
              <table:table-cell office:value-type="float" office:value="7.16399394100536">
                <text:p>7.1639939410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5890123329">
                <text:p>5.62135890123329</text:p>
              </table:table-cell>
              <table:table-cell office:value-type="float" office:value="7.06696425785714">
                <text:p>7.06696425785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5356079918">
                <text:p>5.64385356079918</text:p>
              </table:table-cell>
              <table:table-cell office:value-type="float" office:value="6.96952714844283">
                <text:p>6.96952714844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4428155222">
                <text:p>5.66464428155222</text:p>
              </table:table-cell>
              <table:table-cell office:value-type="float" office:value="6.87171229307531">
                <text:p>6.8717122930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2473043204">
                <text:p>5.68372473043204</text:p>
              </table:table-cell>
              <table:table-cell office:value-type="float" office:value="6.77354948713261">
                <text:p>6.77354948713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909534411">
                <text:p>5.70108909534411</text:p>
              </table:table-cell>
              <table:table-cell office:value-type="float" office:value="6.67506863198198">
                <text:p>6.6750686319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3208693011">
                <text:p>5.71673208693011</text:p>
              </table:table-cell>
              <table:table-cell office:value-type="float" office:value="6.5762997258716">
                <text:p>6.576299725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89401792">
                <text:p>5.7306489401792</text:p>
              </table:table-cell>
              <table:table-cell office:value-type="float" office:value="6.47727285479287">
                <text:p>6.4772728547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3541587942">
                <text:p>5.74283541587942</text:p>
              </table:table-cell>
              <table:table-cell office:value-type="float" office:value="6.37801818331587">
                <text:p>6.37801818331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780190905">
                <text:p>5.75328780190905</text:p>
              </table:table-cell>
              <table:table-cell office:value-type="float" office:value="6.27856594540094">
                <text:p>6.2785659454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20029143673">
                <text:p>5.7620029143673</text:p>
              </table:table-cell>
              <table:table-cell office:value-type="float" office:value="6.17894643518913">
                <text:p>6.17894643518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809854423">
                <text:p>5.76897809854423</text:p>
              </table:table-cell>
              <table:table-cell office:value-type="float" office:value="6.07918999777431">
                <text:p>6.0791899977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1122972935">
                <text:p>5.77421122972935</text:p>
              </table:table-cell>
              <table:table-cell office:value-type="float" office:value="5.97932701995971">
                <text:p>5.9793270199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70071385883">
                <text:p>5.77770071385883</text:p>
              </table:table-cell>
              <table:table-cell office:value-type="float" office:value="5.87938792100184">
                <text:p>5.8793879210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48800109">
                <text:p>5.77944548800109</text:p>
              </table:table-cell>
              <table:table-cell office:value-type="float" office:value="5.77940314334448">
                <text:p>5.7794031433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02068058">
                <text:p>5.77944502068058</text:p>
              </table:table-cell>
              <table:table-cell office:value-type="float" office:value="5.67940314334557">
                <text:p>5.67940314334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931203965">
                <text:p>5.77769931203965</text:p>
              </table:table-cell>
              <table:table-cell office:value-type="float" office:value="5.57941838199995">
                <text:p>5.579418381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088938385">
                <text:p>5.7742088938385</text:p>
              </table:table-cell>
              <table:table-cell office:value-type="float" office:value="5.4794793156606">
                <text:p>5.479479315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482929326">
                <text:p>5.76897482929326</text:p>
              </table:table-cell>
              <table:table-cell office:value-type="float" office:value="5.37961638676135">
                <text:p>5.3796163867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871275205">
                <text:p>5.76199871275205</text:p>
              </table:table-cell>
              <table:table-cell office:value-type="float" office:value="5.27986001454381">
                <text:p>5.2798600145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266920937">
                <text:p>5.75328266920937</text:p>
              </table:table-cell>
              <table:table-cell office:value-type="float" office:value="5.18024058579137">
                <text:p>5.18024058579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935365879">
                <text:p>5.74282935365879</text:p>
              </table:table-cell>
              <table:table-cell office:value-type="float" office:value="5.08078844557307">
                <text:p>5.0807884455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195028423">
                <text:p>5.73064195028423</text:p>
              </table:table-cell>
              <table:table-cell office:value-type="float" office:value="4.98153388800021">
                <text:p>4.98153388800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2417148999">
                <text:p>5.71672417148999</text:p>
              </table:table-cell>
              <table:table-cell office:value-type="float" office:value="4.88250714699842">
                <text:p>4.8825071469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025676996">
                <text:p>5.70108025676996</text:p>
              </table:table-cell>
              <table:table-cell office:value-type="float" office:value="4.78373838709818">
                <text:p>4.7837383870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1497141618">
                <text:p>5.68371497141618</text:p>
              </table:table-cell>
              <table:table-cell office:value-type="float" office:value="4.68525769424632">
                <text:p>4.6852576942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3360506734">
                <text:p>5.66463360506734</text:p>
              </table:table-cell>
              <table:table-cell office:value-type="float" office:value="4.58709506664161">
                <text:p>4.58709506664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4197009744">
                <text:p>5.64384197009744</text:p>
              </table:table-cell>
              <table:table-cell office:value-type="float" office:value="4.48928040559696">
                <text:p>4.48928040559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4639984535">
                <text:p>5.62134639984535</text:p>
              </table:table-cell>
              <table:table-cell office:value-type="float" office:value="4.39184350643123">
                <text:p>4.3918435064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5374668555">
                <text:p>5.59715374668555</text:p>
              </table:table-cell>
              <table:table-cell office:value-type="float" office:value="4.29481404939323">
                <text:p>4.2948140493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7137994087">
                <text:p>5.57127137994087</text:p>
              </table:table-cell>
              <table:table-cell office:value-type="float" office:value="4.19822159062085">
                <text:p>4.1982215906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0718363772">
                <text:p>5.54370718363772</text:p>
              </table:table-cell>
              <table:table-cell office:value-type="float" office:value="4.10209555313796">
                <text:p>4.1020955531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6955410449">
                <text:p>5.51446955410449</text:p>
              </table:table-cell>
              <table:table-cell office:value-type="float" office:value="4.00646521789188">
                <text:p>4.00646521789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6739741401">
                <text:p>5.48356739741401</text:p>
              </table:table-cell>
              <table:table-cell office:value-type="float" office:value="3.91135971483408">
                <text:p>3.9113597148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1012667064">
                <text:p>5.45101012667064</text:p>
              </table:table-cell>
              <table:table-cell office:value-type="float" office:value="3.81680801404693">
                <text:p>3.81680801404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0765914293">
                <text:p>5.41680765914293</text:p>
              </table:table-cell>
              <table:table-cell office:value-type="float" office:value="3.72283891691912">
                <text:p>3.7228389169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7041324274">
                <text:p>5.38097041324274</text:p>
              </table:table-cell>
              <table:table-cell office:value-type="float" office:value="3.62948104737247">
                <text:p>3.62948104737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0930535171">
                <text:p>5.34350930535171</text:p>
              </table:table-cell>
              <table:table-cell office:value-type="float" office:value="3.53676284314279">
                <text:p>3.5367628431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3574649595">
                <text:p>5.30443574649595</text:p>
              </table:table-cell>
              <table:table-cell office:value-type="float" office:value="3.44471254711749">
                <text:p>3.44471254711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6163887023">
                <text:p>5.26376163887023</text:p>
              </table:table-cell>
              <table:table-cell office:value-type="float" office:value="3.35335819873247">
                <text:p>3.3533581987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9937221236">
                <text:p>5.22149937221236</text:p>
              </table:table-cell>
              <table:table-cell office:value-type="float" office:value="3.26272762543108">
                <text:p>3.2627276254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618200292">
                <text:p>5.1776618200292</text:p>
              </table:table-cell>
              <table:table-cell office:value-type="float" office:value="3.17284843418756">
                <text:p>3.1728484341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6233567526">
                <text:p>5.13226233567526</text:p>
              </table:table-cell>
              <table:table-cell office:value-type="float" office:value="3.08374800309772">
                <text:p>3.083748003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1474828511">
                <text:p>5.08531474828511</text:p>
              </table:table-cell>
              <table:table-cell office:value-type="float" office:value="2.99545347303925">
                <text:p>2.9954534730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3335856094">
                <text:p>5.03683335856094</text:p>
              </table:table-cell>
              <table:table-cell office:value-type="float" office:value="2.90799173940441">
                <text:p>2.9079917394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3293441635">
                <text:p>4.98683293441635</text:p>
              </table:table-cell>
              <table:table-cell office:value-type="float" office:value="2.82138944390734">
                <text:p>2.82138944390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2870647795">
                <text:p>4.93532870647795</text:p>
              </table:table-cell>
              <table:table-cell office:value-type="float" office:value="2.73567296646881">
                <text:p>2.7356729664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3636344597">
                <text:p>4.88233636344597</text:p>
              </table:table-cell>
              <table:table-cell office:value-type="float" office:value="2.65086841718058">
                <text:p>2.6508684171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7204731527">
                <text:p>4.82787204731527</text:p>
              </table:table-cell>
              <table:table-cell office:value-type="float" office:value="2.56700162835201">
                <text:p>2.5670016283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5234845837">
                <text:p>4.77195234845837</text:p>
              </table:table-cell>
              <table:table-cell office:value-type="float" office:value="2.48409814664133">
                <text:p>2.48409814664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9430057185">
                <text:p>4.71459430057185</text:p>
              </table:table-cell>
              <table:table-cell office:value-type="float" office:value="2.40218322527381">
                <text:p>2.4021832252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1537548771">
                <text:p>4.65581537548771</text:p>
              </table:table-cell>
              <table:table-cell office:value-type="float" office:value="2.32128181634941">
                <text:p>2.321281816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3347785128">
                <text:p>4.59563347785128</text:p>
              </table:table-cell>
              <table:table-cell office:value-type="float" office:value="2.24141856324212">
                <text:p>2.2414185632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669396673">
                <text:p>4.5340669396673</text:p>
              </table:table-cell>
              <table:table-cell office:value-type="float" office:value="2.16261779309334">
                <text:p>2.1626177930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451471577">
                <text:p>4.47113451471577</text:p>
              </table:table-cell>
              <table:table-cell office:value-type="float" office:value="2.0849035094016">
                <text:p>2.084903509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5537283941">
                <text:p>4.40685537283941</text:p>
              </table:table-cell>
              <table:table-cell office:value-type="float" office:value="2.00829938471084">
                <text:p>2.00829938471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4909410429">
                <text:p>4.34124909410429</text:p>
              </table:table-cell>
              <table:table-cell office:value-type="float" office:value="1.93282875339951">
                <text:p>1.9328287533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3566283561">
                <text:p>4.27433566283561</text:p>
              </table:table-cell>
              <table:table-cell office:value-type="float" office:value="1.85851460457271">
                <text:p>1.85851460457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3546153018">
                <text:p>4.20613546153018</text:p>
              </table:table-cell>
              <table:table-cell office:value-type="float" office:value="1.78537957505949">
                <text:p>1.78537957505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6926464782">
                <text:p>4.13666926464782</text:p>
              </table:table-cell>
              <table:table-cell office:value-type="float" office:value="1.7134459425174">
                <text:p>1.713445942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5823228316">
                <text:p>4.06595823228316</text:p>
              </table:table-cell>
              <table:table-cell office:value-type="float" office:value="1.64273561864653">
                <text:p>1.6427356186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2390372011">
                <text:p>3.99402390372011</text:p>
              </table:table-cell>
              <table:table-cell office:value-type="float" office:value="1.57327014251498">
                <text:p>1.5732701425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8819087077">
                <text:p>3.92088819087077</text:p>
              </table:table-cell>
              <table:table-cell office:value-type="float" office:value="1.50507067399784">
                <text:p>1.5050706739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7337160087">
                <text:p>3.84657337160087</text:p>
              </table:table-cell>
              <table:table-cell office:value-type="float" office:value="1.4381579873317">
                <text:p>1.438157987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0208294366">
                <text:p>3.77110208294366</text:p>
              </table:table-cell>
              <table:table-cell office:value-type="float" office:value="1.37255246478657">
                <text:p>1.37255246478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9731420446">
                <text:p>3.69449731420446</text:p>
              </table:table-cell>
              <table:table-cell office:value-type="float" office:value="1.30827409045729">
                <text:p>1.3082740904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8239995793">
                <text:p>3.61678239995793</text:p>
              </table:table-cell>
              <table:table-cell office:value-type="float" office:value="1.24534244417615">
                <text:p>1.24534244417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8101294009">
                <text:p>3.53798101294009</text:p>
              </table:table-cell>
              <table:table-cell office:value-type="float" office:value="1.18377669554866">
                <text:p>1.18377669554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1715683734">
                <text:p>3.45811715683734</text:p>
              </table:table-cell>
              <table:table-cell office:value-type="float" office:value="1.12359559811433">
                <text:p>1.12359559811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1515897479">
                <text:p>3.37721515897479</text:p>
              </table:table-cell>
              <table:table-cell office:value-type="float" office:value="1.06481748363413">
                <text:p>1.06481748363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996629058">
                <text:p>3.2952996629058</text:p>
              </table:table-cell>
              <table:table-cell office:value-type="float" office:value="1.00746025650649">
                <text:p>1.0074602565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9562090541">
                <text:p>3.21239562090541</text:p>
              </table:table-cell>
              <table:table-cell office:value-type="float" office:value="0.951541388313394">
                <text:p>0.95154138831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2828636956">
                <text:p>3.12852828636956</text:p>
              </table:table-cell>
              <table:table-cell office:value-type="float" office:value="0.897077912498387">
                <text:p>0.897077912498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2320612269">
                <text:p>3.04372320612269</text:p>
              </table:table-cell>
              <table:table-cell office:value-type="float" office:value="0.844086419178024">
                <text:p>0.84408641917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0621263591">
                <text:p>2.95800621263591</text:p>
              </table:table-cell>
              <table:table-cell office:value-type="float" office:value="0.792583050088347">
                <text:p>0.792583050088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0341615818">
                <text:p>2.87140341615818</text:p>
              </table:table-cell>
              <table:table-cell office:value-type="float" office:value="0.742583493667951">
                <text:p>0.742583493667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4119676285">
                <text:p>2.78394119676285</text:p>
              </table:table-cell>
              <table:table-cell office:value-type="float" office:value="0.694102980279134">
                <text:p>0.694102980279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4619631205">
                <text:p>2.69564619631205</text:p>
              </table:table-cell>
              <table:table-cell office:value-type="float" office:value="0.647156277568572">
                <text:p>0.6471562775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4531034131">
                <text:p>2.60654531034131</text:p>
              </table:table-cell>
              <table:table-cell office:value-type="float" office:value="0.601757685968951">
                <text:p>0.601757685968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656798669">
                <text:p>2.5166656798669</text:p>
              </table:table-cell>
              <table:table-cell office:value-type="float" office:value="0.557921034342912">
                <text:p>0.5579210343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346831184">
                <text:p>2.4260346831184</text:p>
              </table:table-cell>
              <table:table-cell office:value-type="float" office:value="0.515659675770641">
                <text:p>0.51565967577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7992719906">
                <text:p>2.33467992719906</text:p>
              </table:table-cell>
              <table:table-cell office:value-type="float" office:value="0.474986483482388">
                <text:p>0.47498648348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2923967634">
                <text:p>2.24262923967634</text:p>
              </table:table-cell>
              <table:table-cell office:value-type="float" office:value="0.435913846937152">
                <text:p>0.43591384693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1066010543">
                <text:p>2.14991066010543</text:p>
              </table:table-cell>
              <table:table-cell office:value-type="float" office:value="0.398453668048733">
                <text:p>0.398453668048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5243148805">
                <text:p>2.05655243148805</text:p>
              </table:table-cell>
              <table:table-cell office:value-type="float" office:value="0.362617357560285">
                <text:p>0.36261735756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8299166939">
                <text:p>1.96258299166939</text:p>
              </table:table-cell>
              <table:table-cell office:value-type="float" office:value="0.328415831568494">
                <text:p>0.32841583156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3096467566">
                <text:p>1.86803096467566</text:p>
              </table:table-cell>
              <table:table-cell office:value-type="float" office:value="0.295859508198424">
                <text:p>0.29585950819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2515199491">
                <text:p>1.77292515199491</text:p>
              </table:table-cell>
              <table:table-cell office:value-type="float" office:value="0.264958304430054">
                <text:p>0.26495830443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9452380383">
                <text:p>1.67729452380383</text:p>
              </table:table-cell>
              <table:table-cell office:value-type="float" office:value="0.235721633077466">
                <text:p>0.23572163307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6821014312">
                <text:p>1.58116821014312</text:p>
              </table:table-cell>
              <table:table-cell office:value-type="float" office:value="0.20815839992161">
                <text:p>0.20815839992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7549204423">
                <text:p>1.48457549204423</text:p>
              </table:table-cell>
              <table:table-cell office:value-type="float" office:value="0.182277000997512">
                <text:p>0.18227700099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4579261002">
                <text:p>1.38754579261002</text:p>
              </table:table-cell>
              <table:table-cell office:value-type="float" office:value="0.158085320036761">
                <text:p>0.15808532003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0866805222">
                <text:p>1.29010866805222</text:p>
              </table:table-cell>
              <table:table-cell office:value-type="float" office:value="0.135590726066045">
                <text:p>0.13559072606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937986883">
                <text:p>1.1922937986883</text:p>
              </table:table-cell>
              <table:table-cell office:value-type="float" office:value="0.114800071162468">
                <text:p>0.11480007116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3097990057">
                <text:p>1.09413097990057</text:p>
              </table:table-cell>
              <table:table-cell office:value-type="float" office:value="0.0957196883663481">
                <text:p>0.095719688366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50113060175">
                <text:p>0.995650113060175</text:p>
              </table:table-cell>
              <table:table-cell office:value-type="float" office:value="0.078355389752101">
                <text:p>0.07835538975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8119641888">
                <text:p>0.89688119641888</text:p>
              </table:table-cell>
              <table:table-cell office:value-type="float" office:value="0.0627124646578304">
                <text:p>0.062712464657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54315971276">
                <text:p>0.797854315971276</text:p>
              </table:table-cell>
              <table:table-cell office:value-type="float" office:value="0.0487956780741405">
                <text:p>0.048795678074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99636290297">
                <text:p>0.698599636290297</text:p>
              </table:table-cell>
              <table:table-cell office:value-type="float" office:value="0.0366092691926734">
                <text:p>0.036609269192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47391338791">
                <text:p>0.599147391338791</text:p>
              </table:table-cell>
              <table:table-cell office:value-type="float" office:value="0.0261569501148083">
                <text:p>0.026156950114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2787525995">
                <text:p>0.49952787525995</text:p>
              </table:table-cell>
              <table:table-cell office:value-type="float" office:value="0.0174419047209194">
                <text:p>0.0174419047209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71433149418">
                <text:p>0.399771433149418</text:p>
              </table:table-cell>
              <table:table-cell office:value-type="float" office:value="0.0104667877005335">
                <text:p>0.010466787700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08451811869">
                <text:p>0.299908451811869</text:p>
              </table:table-cell>
              <table:table-cell office:value-type="float" office:value="0.00523372374368574">
                <text:p>0.00523372374368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9350504888">
                <text:p>0.199969350504888</text:p>
              </table:table-cell>
              <table:table-cell office:value-type="float" office:value="0.00174430689371738">
                <text:p>0.0017443068937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845716729555">
                <text:p>0.0999845716729555</text:p>
              </table:table-cell>
              <table:table-cell office:value-type="float" office:value="-0.000000399938285227178">
                <text:p>-0.00000039993828522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154283256153243">
                <text:p>-0.0000154283256153243</text:p>
              </table:table-cell>
              <table:table-cell office:value-type="float" office:value="0.000000134702735812967">
                <text:p>0.00000013470273581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207157547">
                <text:p>-0.100000207157547</text:p>
              </table:table-cell>
              <table:table-cell office:value-type="float" office:value="-0.0017445721292668">
                <text:p>-0.0017445721292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39308464529">
                <text:p>-0.199939308464529</text:p>
              </table:table-cell>
              <table:table-cell office:value-type="float" office:value="-0.00523398897923516">
                <text:p>-0.00523398897923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02289802077">
                <text:p>-0.299802289802077</text:p>
              </table:table-cell>
              <table:table-cell office:value-type="float" office:value="-0.010467052936083">
                <text:p>-0.010467052936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5873191261">
                <text:p>-0.39955873191261</text:p>
              </table:table-cell>
              <table:table-cell office:value-type="float" office:value="-0.0174421699564688">
                <text:p>-0.017442169956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7824799145">
                <text:p>-0.49917824799145</text:p>
              </table:table-cell>
              <table:table-cell office:value-type="float" office:value="-0.0261572153503578">
                <text:p>-0.026157215350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30492942957">
                <text:p>-0.598630492942957</text:p>
              </table:table-cell>
              <table:table-cell office:value-type="float" office:value="-0.0366095344282228">
                <text:p>-0.0366095344282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85172623936">
                <text:p>-0.697885172623936</text:p>
              </table:table-cell>
              <table:table-cell office:value-type="float" office:value="-0.0487959433096899">
                <text:p>-0.048795943309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1205307154">
                <text:p>-0.79691205307154</text:p>
              </table:table-cell>
              <table:table-cell office:value-type="float" office:value="-0.0627127298933798">
                <text:p>-0.0627127298933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80969712835">
                <text:p>-0.895680969712835</text:p>
              </table:table-cell>
              <table:table-cell office:value-type="float" office:value="-0.0783556549876504">
                <text:p>-0.0783556549876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61836553228">
                <text:p>-0.994161836553228</text:p>
              </table:table-cell>
              <table:table-cell office:value-type="float" office:value="-0.0957199536018975">
                <text:p>-0.0957199536018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2465534096">
                <text:p>-1.09232465534096</text:p>
              </table:table-cell>
              <table:table-cell office:value-type="float" office:value="-0.114800336398018">
                <text:p>-0.114800336398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3952470488">
                <text:p>-1.19013952470488</text:p>
              </table:table-cell>
              <table:table-cell office:value-type="float" office:value="-0.135590991301594">
                <text:p>-0.135590991301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7664926268">
                <text:p>-1.28757664926268</text:p>
              </table:table-cell>
              <table:table-cell office:value-type="float" office:value="-0.158085585272311">
                <text:p>-0.15808558527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0634869689">
                <text:p>-1.38460634869689</text:p>
              </table:table-cell>
              <table:table-cell office:value-type="float" office:value="-0.182277266233062">
                <text:p>-0.182277266233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9906679578">
                <text:p>-1.48119906679578</text:p>
              </table:table-cell>
              <table:table-cell office:value-type="float" office:value="-0.208158665157159">
                <text:p>-0.208158665157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2538045649">
                <text:p>-1.57732538045649</text:p>
              </table:table-cell>
              <table:table-cell office:value-type="float" office:value="-0.235721898313015">
                <text:p>-0.235721898313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5600864757">
                <text:p>-1.67295600864757</text:p>
              </table:table-cell>
              <table:table-cell office:value-type="float" office:value="-0.264958569665603">
                <text:p>-0.264958569665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6182132832">
                <text:p>-1.76806182132832</text:p>
              </table:table-cell>
              <table:table-cell office:value-type="float" office:value="-0.295859773433974">
                <text:p>-0.295859773433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1384832205">
                <text:p>-1.86261384832205</text:p>
              </table:table-cell>
              <table:table-cell office:value-type="float" office:value="-0.328416096804044">
                <text:p>-0.328416096804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8328814071">
                <text:p>-1.95658328814071</text:p>
              </table:table-cell>
              <table:table-cell office:value-type="float" office:value="-0.362617622795835">
                <text:p>-0.362617622795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4151675809">
                <text:p>-2.04994151675809</text:p>
              </table:table-cell>
              <table:table-cell office:value-type="float" office:value="-0.398453933284283">
                <text:p>-0.398453933284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60096329">
                <text:p>-2.142660096329</text:p>
              </table:table-cell>
              <table:table-cell office:value-type="float" office:value="-0.435914112172702">
                <text:p>-0.435914112172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1078385172">
                <text:p>-2.23471078385172</text:p>
              </table:table-cell>
              <table:table-cell office:value-type="float" office:value="-0.474986748717937">
                <text:p>-0.474986748717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6553977106">
                <text:p>-2.32606553977106</text:p>
              </table:table-cell>
              <table:table-cell office:value-type="float" office:value="-0.51565994100619">
                <text:p>-0.5156599410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9653651956">
                <text:p>-2.41669653651956</text:p>
              </table:table-cell>
              <table:table-cell office:value-type="float" office:value="-0.557921299578462">
                <text:p>-0.557921299578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7616699397">
                <text:p>-2.50657616699397</text:p>
              </table:table-cell>
              <table:table-cell office:value-type="float" office:value="-0.6017579512045">
                <text:p>-0.6017579512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7705296471">
                <text:p>-2.59567705296471</text:p>
              </table:table-cell>
              <table:table-cell office:value-type="float" office:value="-0.647156542804121">
                <text:p>-0.647156542804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7205341551">
                <text:p>-2.68397205341551</text:p>
              </table:table-cell>
              <table:table-cell office:value-type="float" office:value="-0.694103245514683">
                <text:p>-0.694103245514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3427281084">
                <text:p>-2.77143427281084</text:p>
              </table:table-cell>
              <table:table-cell office:value-type="float" office:value="-0.7425837589035">
                <text:p>-0.742583758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3706928857">
                <text:p>-2.85803706928857</text:p>
              </table:table-cell>
              <table:table-cell office:value-type="float" office:value="-0.792583315323896">
                <text:p>-0.792583315323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5406277535">
                <text:p>-2.94375406277535</text:p>
              </table:table-cell>
              <table:table-cell office:value-type="float" office:value="-0.844086684413573">
                <text:p>-0.844086684413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5914302222">
                <text:p>-3.02855914302222</text:p>
              </table:table-cell>
              <table:table-cell office:value-type="float" office:value="-0.897078177733936">
                <text:p>-0.897078177733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2647755807">
                <text:p>-3.11242647755807</text:p>
              </table:table-cell>
              <table:table-cell office:value-type="float" office:value="-0.951541653548943">
                <text:p>-0.951541653548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3051955846">
                <text:p>-3.19533051955846</text:p>
              </table:table-cell>
              <table:table-cell office:value-type="float" office:value="-1.00746052174204">
                <text:p>-1.00746052174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4601562745">
                <text:p>-3.27724601562745</text:p>
              </table:table-cell>
              <table:table-cell office:value-type="float" office:value="-1.06481774886968">
                <text:p>-1.06481774886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4801349">
                <text:p>-3.35814801349</text:p>
              </table:table-cell>
              <table:table-cell office:value-type="float" office:value="-1.12359586334988">
                <text:p>-1.1235958633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1186959275">
                <text:p>-3.43801186959275</text:p>
              </table:table-cell>
              <table:table-cell office:value-type="float" office:value="-1.18377696078421">
                <text:p>-1.183776960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1325661059">
                <text:p>-3.51681325661059</text:p>
              </table:table-cell>
              <table:table-cell office:value-type="float" office:value="-1.2453427094117">
                <text:p>-1.2453427094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2817085712">
                <text:p>-3.59452817085712</text:p>
              </table:table-cell>
              <table:table-cell office:value-type="float" office:value="-1.30827435569284">
                <text:p>-1.30827435569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3293959632">
                <text:p>-3.67113293959632</text:p>
              </table:table-cell>
              <table:table-cell office:value-type="float" office:value="-1.37255273002212">
                <text:p>-1.37255273002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0422825353">
                <text:p>-3.74660422825353</text:p>
              </table:table-cell>
              <table:table-cell office:value-type="float" office:value="-1.43815825256724">
                <text:p>-1.43815825256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1904752343">
                <text:p>-3.82091904752343</text:p>
              </table:table-cell>
              <table:table-cell office:value-type="float" office:value="-1.50507093923339">
                <text:p>-1.5050709392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5476037277">
                <text:p>-3.89405476037277</text:p>
              </table:table-cell>
              <table:table-cell office:value-type="float" office:value="-1.57327040775053">
                <text:p>-1.57327040775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8908893582">
                <text:p>-3.96598908893582</text:p>
              </table:table-cell>
              <table:table-cell office:value-type="float" office:value="-1.64273588388208">
                <text:p>-1.6427358838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0012130048">
                <text:p>-4.03670012130048</text:p>
              </table:table-cell>
              <table:table-cell office:value-type="float" office:value="-1.71344620775295">
                <text:p>-1.71344620775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6631818284">
                <text:p>-4.10616631818284</text:p>
              </table:table-cell>
              <table:table-cell office:value-type="float" office:value="-1.78537984029504">
                <text:p>-1.78537984029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6651948827">
                <text:p>-4.17436651948827</text:p>
              </table:table-cell>
              <table:table-cell office:value-type="float" office:value="-1.85851486980826">
                <text:p>-1.85851486980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7995075695">
                <text:p>-4.24127995075695</text:p>
              </table:table-cell>
              <table:table-cell office:value-type="float" office:value="-1.93282901863506">
                <text:p>-1.9328290186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8622949207">
                <text:p>-4.30688622949207</text:p>
              </table:table-cell>
              <table:table-cell office:value-type="float" office:value="-2.00829964994639">
                <text:p>-2.00829964994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6537136843">
                <text:p>-4.37116537136843</text:p>
              </table:table-cell>
              <table:table-cell office:value-type="float" office:value="-2.08490377463715">
                <text:p>-2.08490377463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9779631996">
                <text:p>-4.43409779631996</text:p>
              </table:table-cell>
              <table:table-cell office:value-type="float" office:value="-2.16261805832889">
                <text:p>-2.16261805832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6433450394">
                <text:p>-4.49566433450394</text:p>
              </table:table-cell>
              <table:table-cell office:value-type="float" office:value="-2.24141882847767">
                <text:p>-2.2414188284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4623214037">
                <text:p>-4.55584623214037</text:p>
              </table:table-cell>
              <table:table-cell office:value-type="float" office:value="-2.32128208158496">
                <text:p>-2.32128208158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2515722451">
                <text:p>-4.61462515722451</text:p>
              </table:table-cell>
              <table:table-cell office:value-type="float" office:value="-2.40218349050936">
                <text:p>-2.4021834905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8320511103">
                <text:p>-4.67198320511103</text:p>
              </table:table-cell>
              <table:table-cell office:value-type="float" office:value="-2.48409841187688">
                <text:p>-2.48409841187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0290396793">
                <text:p>-4.72790290396793</text:p>
              </table:table-cell>
              <table:table-cell office:value-type="float" office:value="-2.56700189358756">
                <text:p>-2.5670018935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6722009863">
                <text:p>-4.78236722009863</text:p>
              </table:table-cell>
              <table:table-cell office:value-type="float" office:value="-2.65086868241613">
                <text:p>-2.65086868241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5956313061">
                <text:p>-4.83535956313061</text:p>
              </table:table-cell>
              <table:table-cell office:value-type="float" office:value="-2.73567323170436">
                <text:p>-2.7356732317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6379106901">
                <text:p>-4.88686379106901</text:p>
              </table:table-cell>
              <table:table-cell office:value-type="float" office:value="-2.82138970914289">
                <text:p>-2.82138970914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642152136">
                <text:p>-4.9368642152136</text:p>
              </table:table-cell>
              <table:table-cell office:value-type="float" office:value="-2.90799200463996">
                <text:p>-2.90799200463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4560493777">
                <text:p>-4.98534560493777</text:p>
              </table:table-cell>
              <table:table-cell office:value-type="float" office:value="-2.9954537382748">
                <text:p>-2.9954537382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9319232792">
                <text:p>-5.03229319232792</text:p>
              </table:table-cell>
              <table:table-cell office:value-type="float" office:value="-3.08374826833327">
                <text:p>-3.08374826833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9267668186">
                <text:p>-5.07769267668186</text:p>
              </table:table-cell>
              <table:table-cell office:value-type="float" office:value="-3.17284869942311">
                <text:p>-3.1728486994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3022886502">
                <text:p>-5.12153022886502</text:p>
              </table:table-cell>
              <table:table-cell office:value-type="float" office:value="-3.26272789066663">
                <text:p>-3.26272789066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9249552289">
                <text:p>-5.16379249552289</text:p>
              </table:table-cell>
              <table:table-cell office:value-type="float" office:value="-3.35335846396802">
                <text:p>-3.35335846396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6660314861">
                <text:p>-5.20446660314861</text:p>
              </table:table-cell>
              <table:table-cell office:value-type="float" office:value="-3.44471281235304">
                <text:p>-3.44471281235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4016200436">
                <text:p>-5.24354016200436</text:p>
              </table:table-cell>
              <table:table-cell office:value-type="float" office:value="-3.53676310837834">
                <text:p>-3.53676310837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012698954">
                <text:p>-5.2810012698954</text:p>
              </table:table-cell>
              <table:table-cell office:value-type="float" office:value="-3.62948131260802">
                <text:p>-3.62948131260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3851579559">
                <text:p>-5.31683851579559</text:p>
              </table:table-cell>
              <table:table-cell office:value-type="float" office:value="-3.72283918215467">
                <text:p>-3.7228391821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409833233">
                <text:p>-5.3510409833233</text:p>
              </table:table-cell>
              <table:table-cell office:value-type="float" office:value="-3.81680827928248">
                <text:p>-3.81680827928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9825406667">
                <text:p>-5.38359825406667</text:p>
              </table:table-cell>
              <table:table-cell office:value-type="float" office:value="-3.91135998006963">
                <text:p>-3.91135998006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0041075715">
                <text:p>-5.41450041075715</text:p>
              </table:table-cell>
              <table:table-cell office:value-type="float" office:value="-4.00646548312743">
                <text:p>-4.00646548312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3804029038">
                <text:p>-5.44373804029038</text:p>
              </table:table-cell>
              <table:table-cell office:value-type="float" office:value="-4.10209581837351">
                <text:p>-4.1020958183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0223659353">
                <text:p>-5.47130223659353</text:p>
              </table:table-cell>
              <table:table-cell office:value-type="float" office:value="-4.1982218558564">
                <text:p>-4.1982218558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8460333821">
                <text:p>-5.49718460333821</text:p>
              </table:table-cell>
              <table:table-cell office:value-type="float" office:value="-4.29481431462878">
                <text:p>-4.2948143146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7725649801">
                <text:p>-5.52137725649801</text:p>
              </table:table-cell>
              <table:table-cell office:value-type="float" office:value="-4.39184377166678">
                <text:p>-4.3918437716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728267501">
                <text:p>-5.5438728267501</text:p>
              </table:table-cell>
              <table:table-cell office:value-type="float" office:value="-4.48928067083251">
                <text:p>-4.48928067083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6446171999">
                <text:p>-5.56466446171999</text:p>
              </table:table-cell>
              <table:table-cell office:value-type="float" office:value="-4.58709533187716">
                <text:p>-4.58709533187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4582806884">
                <text:p>-5.58374582806884</text:p>
              </table:table-cell>
              <table:table-cell office:value-type="float" office:value="-4.68525795948187">
                <text:p>-4.6852579594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111342262">
                <text:p>-5.60111111342262</text:p>
              </table:table-cell>
              <table:table-cell office:value-type="float" office:value="-4.78373865233373">
                <text:p>-4.78373865233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5502814265">
                <text:p>-5.61675502814265</text:p>
              </table:table-cell>
              <table:table-cell office:value-type="float" office:value="-4.88250741223397">
                <text:p>-4.88250741223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280693689">
                <text:p>-5.63067280693689</text:p>
              </table:table-cell>
              <table:table-cell office:value-type="float" office:value="-4.98153415323576">
                <text:p>-4.9815341532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021031145">
                <text:p>-5.64286021031145</text:p>
              </table:table-cell>
              <table:table-cell office:value-type="float" office:value="-5.08078871080862">
                <text:p>-5.08078871080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352586203">
                <text:p>-5.65331352586203</text:p>
              </table:table-cell>
              <table:table-cell office:value-type="float" office:value="-5.18024085102692">
                <text:p>-5.1802408510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2956940471">
                <text:p>-5.66202956940471</text:p>
              </table:table-cell>
              <table:table-cell office:value-type="float" office:value="-5.27986027977936">
                <text:p>-5.2798602797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568594592">
                <text:p>-5.66900568594592</text:p>
              </table:table-cell>
              <table:table-cell office:value-type="float" office:value="-5.3796166519969">
                <text:p>-5.3796166519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3975049116">
                <text:p>-5.67423975049116</text:p>
              </table:table-cell>
              <table:table-cell office:value-type="float" office:value="-5.47947958089615">
                <text:p>-5.47947958089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016869231">
                <text:p>-5.67773016869231</text:p>
              </table:table-cell>
              <table:table-cell office:value-type="float" office:value="-5.5794186472355">
                <text:p>-5.5794186472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587733324">
                <text:p>-5.67947587733324</text:p>
              </table:table-cell>
              <table:table-cell office:value-type="float" office:value="-5.67940340858112">
                <text:p>-5.67940340858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634465375">
                <text:p>-5.67947634465375</text:p>
              </table:table-cell>
              <table:table-cell office:value-type="float" office:value="-5.77940340858003">
                <text:p>-5.77940340858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157051149">
                <text:p>-5.67773157051149</text:p>
              </table:table-cell>
              <table:table-cell office:value-type="float" office:value="-5.87938818623739">
                <text:p>-5.879388186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42086382">
                <text:p>-5.674242086382</text:p>
              </table:table-cell>
              <table:table-cell office:value-type="float" office:value="-5.97932728519526">
                <text:p>-5.97932728519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895519689">
                <text:p>-5.66900895519689</text:p>
              </table:table-cell>
              <table:table-cell office:value-type="float" office:value="-6.07919026300986">
                <text:p>-6.07919026300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3377101996">
                <text:p>-5.66203377101996</text:p>
              </table:table-cell>
              <table:table-cell office:value-type="float" office:value="-6.17894670042468">
                <text:p>-6.1789467004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86585617">
                <text:p>-5.6533186585617</text:p>
              </table:table-cell>
              <table:table-cell office:value-type="float" office:value="-6.27856621063649">
                <text:p>-6.2785662106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627253208">
                <text:p>-5.64286627253208</text:p>
              </table:table-cell>
              <table:table-cell office:value-type="float" office:value="-6.37801844855142">
                <text:p>-6.3780184485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979683186">
                <text:p>-5.63067979683186</text:p>
              </table:table-cell>
              <table:table-cell office:value-type="float" office:value="-6.47727312002842">
                <text:p>-6.477273120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6294358277">
                <text:p>-5.61676294358277</text:p>
              </table:table-cell>
              <table:table-cell office:value-type="float" office:value="-6.57629999110715">
                <text:p>-6.57629999110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995199677">
                <text:p>-5.60111995199677</text:p>
              </table:table-cell>
              <table:table-cell office:value-type="float" office:value="-6.67506889721753">
                <text:p>-6.67506889721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555870847">
                <text:p>-5.5837555870847</text:p>
              </table:table-cell>
              <table:table-cell office:value-type="float" office:value="-6.77354975236816">
                <text:p>-6.7735497523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7513820488">
                <text:p>-5.56467513820488</text:p>
              </table:table-cell>
              <table:table-cell office:value-type="float" office:value="-6.87171255831086">
                <text:p>-6.8717125583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8441745183">
                <text:p>-5.54388441745183</text:p>
              </table:table-cell>
              <table:table-cell office:value-type="float" office:value="-6.96952741367838">
                <text:p>-6.9695274136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8975788595">
                <text:p>-5.52138975788595</text:p>
              </table:table-cell>
              <table:table-cell office:value-type="float" office:value="-7.06696452309269">
                <text:p>-7.06696452309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9801160432">
                <text:p>-5.49719801160432</text:p>
              </table:table-cell>
              <table:table-cell office:value-type="float" office:value="-7.16399420624091">
                <text:p>-7.1639942062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1654765352">
                <text:p>-5.47131654765352</text:p>
              </table:table-cell>
              <table:table-cell office:value-type="float" office:value="-7.26058690691629">
                <text:p>-7.26058690691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5324978494">
                <text:p>-5.44375324978494</text:p>
              </table:table-cell>
              <table:table-cell office:value-type="float" office:value="-7.35671320202126">
                <text:p>-7.35671320202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1651405333">
                <text:p>-5.41451651405333</text:p>
              </table:table-cell>
              <table:table-cell office:value-type="float" office:value="-7.45234381053005">
                <text:p>-7.45234381053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61524625925">
                <text:p>-5.38361524625925</text:p>
              </table:table-cell>
              <table:table-cell office:value-type="float" office:value="-7.54744960240793">
                <text:p>-7.5474496024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5885923628">
                <text:p>-5.35105885923628</text:p>
              </table:table-cell>
              <table:table-cell office:value-type="float" office:value="-7.64200160748455">
                <text:p>-7.64200160748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5726998379">
                <text:p>-5.31685726998379</text:p>
              </table:table-cell>
              <table:table-cell office:value-type="float" office:value="-7.73597102427855">
                <text:p>-7.7359710242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2089664612">
                <text:p>-5.28102089664612</text:p>
              </table:table-cell>
              <table:table-cell office:value-type="float" office:value="-7.82932922877072">
                <text:p>-7.82932922877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6065533909">
                <text:p>-5.24356065533909</text:p>
              </table:table-cell>
              <table:table-cell office:value-type="float" office:value="-7.92204778312323">
                <text:p>-7.9220477831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8795682487">
                <text:p>-5.20448795682487</text:p>
              </table:table-cell>
              <table:table-cell office:value-type="float" office:value="-8.01409844434202">
                <text:p>-8.01409844434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81470303613">
                <text:p>-5.16381470303613</text:p>
              </table:table-cell>
              <table:table-cell office:value-type="float" office:value="-8.10545317287995">
                <text:p>-8.1054531728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5328345062">
                <text:p>-5.12155328345062</text:p>
              </table:table-cell>
              <table:table-cell office:value-type="float" office:value="-8.19608414117786">
                <text:p>-8.19608414117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71657131717">
                <text:p>-5.07771657131717</text:p>
              </table:table-cell>
              <table:table-cell office:value-type="float" office:value="-8.2859637421412">
                <text:p>-8.285963742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31791973439">
                <text:p>-5.03231791973439</text:p>
              </table:table-cell>
              <table:table-cell office:value-type="float" office:value="-8.37506459754935">
                <text:p>-8.3750645975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7115758319">
                <text:p>-4.98537115758319</text:p>
              </table:table-cell>
              <table:table-cell office:value-type="float" office:value="-8.46335956639537">
                <text:p>-8.46335956639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9058531437">
                <text:p>-4.93689058531437</text:p>
              </table:table-cell>
              <table:table-cell office:value-type="float" office:value="-8.55082175315335">
                <text:p>-8.5508217531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9097059254">
                <text:p>-4.88689097059254</text:p>
              </table:table-cell>
              <table:table-cell office:value-type="float" office:value="-8.63742451597111">
                <text:p>-8.63742451597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8754379776">
                <text:p>-4.83538754379776</text:p>
              </table:table-cell>
              <table:table-cell office:value-type="float" office:value="-8.72314147478553">
                <text:p>-8.7231414747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959933862">
                <text:p>-4.7823959933862</text:p>
              </table:table-cell>
              <table:table-cell office:value-type="float" office:value="-8.80794651935824">
                <text:p>-8.8079465193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3246111129">
                <text:p>-4.72793246111129</text:p>
              </table:table-cell>
              <table:table-cell office:value-type="float" office:value="-8.89181381722898">
                <text:p>-8.8918138172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201353710678">
                <text:p>-4.67201353710678</text:p>
              </table:table-cell>
              <table:table-cell office:value-type="float" office:value="-8.97471782158449">
                <text:p>-8.97471782158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5625483322">
                <text:p>-4.61465625483322</text:p>
              </table:table-cell>
              <table:table-cell office:value-type="float" office:value="-9.05663327904028">
                <text:p>-9.05663327904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780858894">
                <text:p>-4.5558780858894</text:p>
              </table:table-cell>
              <table:table-cell office:value-type="float" office:value="-9.13753523733309">
                <text:p>-9.1375352373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9693469033">
                <text:p>-4.49569693469033</text:p>
              </table:table-cell>
              <table:table-cell office:value-type="float" office:value="-9.21739905292159">
                <text:p>-9.2173990529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13113301335">
                <text:p>-4.43413113301335</text:p>
              </table:table-cell>
              <table:table-cell office:value-type="float" office:value="-9.29620039849305">
                <text:p>-9.2962003984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9943441415">
                <text:p>-4.37119943441415</text:p>
              </table:table-cell>
              <table:table-cell office:value-type="float" office:value="-9.37391527037365">
                <text:p>-9.3739152703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92100851417">
                <text:p>-4.30692100851417</text:p>
              </table:table-cell>
              <table:table-cell office:value-type="float" office:value="-9.4505199958403">
                <text:p>-9.4505199958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3154351614">
                <text:p>-4.2413154351614</text:p>
              </table:table-cell>
              <table:table-cell office:value-type="float" office:value="-9.52599124033153">
                <text:p>-9.52599124033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40269846615">
                <text:p>-4.17440269846615</text:p>
              </table:table-cell>
              <table:table-cell office:value-type="float" office:value="-9.60030601455545">
                <text:p>-9.60030601455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20318071369">
                <text:p>-4.10620318071369</text:p>
              </table:table-cell>
              <table:table-cell office:value-type="float" office:value="-9.67344168149254">
                <text:p>-9.67344168149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376561556">
                <text:p>-4.0367376561556</text:p>
              </table:table-cell>
              <table:table-cell office:value-type="float" office:value="-9.74537596329106">
                <text:p>-9.74537596329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602728468172">
                <text:p>-3.96602728468172</text:p>
              </table:table-cell>
              <table:table-cell office:value-type="float" office:value="-9.81608694805315">
                <text:p>-9.8160869480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9360537465">
                <text:p>-3.89409360537465</text:p>
              </table:table-cell>
              <table:table-cell office:value-type="float" office:value="-9.88555309650942">
                <text:p>-9.8855530965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5852994872">
                <text:p>-3.82095852994872</text:p>
              </table:table-cell>
              <table:table-cell office:value-type="float" office:value="-9.95375324857995">
                <text:p>-9.9537532485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4433607548">
                <text:p>-3.74664433607548</text:p>
              </table:table-cell>
              <table:table-cell office:value-type="float" office:value="-10.02066662982">
                <text:p>-10.0206666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7366059768">
                <text:p>-3.67117366059768</text:p>
              </table:table-cell>
              <table:table-cell office:value-type="float" office:value="-10.0862728577478">
                <text:p>-10.0862728577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6949263389">
                <text:p>-3.59456949263389</text:p>
              </table:table-cell>
              <table:table-cell office:value-type="float" office:value="-10.1505519480539">
                <text:p>-10.15055194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5516657574">
                <text:p>-3.51685516657574</text:p>
              </table:table-cell>
              <table:table-cell office:value-type="float" office:value="-10.2134843206878">
                <text:p>-10.2134843206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5435498007">
                <text:p>-3.43805435498007</text:p>
              </table:table-cell>
              <table:table-cell office:value-type="float" office:value="-10.2750508058227">
                <text:p>-10.275050805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9106135804">
                <text:p>-3.35819106135804</text:p>
              </table:table-cell>
              <table:table-cell office:value-type="float" office:value="-10.3352326496947">
                <text:p>-10.335232649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8961286339">
                <text:p>-3.27728961286339</text:p>
              </table:table-cell>
              <table:table-cell office:value-type="float" office:value="-10.3940115203156">
                <text:p>-10.3940115203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7465288215">
                <text:p>-3.19537465288215</text:p>
              </table:table-cell>
              <table:table-cell office:value-type="float" office:value="-10.4513695130566">
                <text:p>-10.451369513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7113352606">
                <text:p>-3.11247113352606</text:p>
              </table:table-cell>
              <table:table-cell office:value-type="float" office:value="-10.5072891561024">
                <text:p>-10.507289156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60430803186">
                <text:p>-3.02860430803186</text:p>
              </table:table-cell>
              <table:table-cell office:value-type="float" office:value="-10.5617534157735">
                <text:p>-10.561753415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9972306893">
                <text:p>-2.94379972306893</text:p>
              </table:table-cell>
              <table:table-cell office:value-type="float" office:value="-10.6147457017147">
                <text:p>-10.6147457017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8321095751">
                <text:p>-2.85808321095751</text:p>
              </table:table-cell>
              <table:table-cell office:value-type="float" office:value="-10.6662498719483">
                <text:p>-10.6662498719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8088179992">
                <text:p>-2.77148088179992</text:p>
              </table:table-cell>
              <table:table-cell office:value-type="float" office:value="-10.7162502377917">
                <text:p>-10.7162502377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401911552718">
                <text:p>-2.68401911552718</text:p>
              </table:table-cell>
              <table:table-cell office:value-type="float" office:value="-10.7647315686362">
                <text:p>-10.764731568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72455386338">
                <text:p>-2.59572455386338</text:p>
              </table:table-cell>
              <table:table-cell office:value-type="float" office:value="-10.811679096586">
                <text:p>-10.811679096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62409221039">
                <text:p>-2.50662409221039</text:p>
              </table:table-cell>
              <table:table-cell office:value-type="float" office:value="-10.8570785209571">
                <text:p>-10.8570785209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74487145523">
                <text:p>-2.41674487145523</text:p>
              </table:table-cell>
              <table:table-cell office:value-type="float" office:value="-10.9009160126331">
                <text:p>-10.9009160126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11426970269">
                <text:p>-2.32611426970269</text:p>
              </table:table-cell>
              <table:table-cell office:value-type="float" office:value="-10.943178218278">
                <text:p>-10.943178218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5989393568">
                <text:p>-2.23475989393568</text:p>
              </table:table-cell>
              <table:table-cell office:value-type="float" office:value="-10.9838522644035">
                <text:p>-10.9838522644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70957160587">
                <text:p>-2.14270957160587</text:p>
              </table:table-cell>
              <table:table-cell office:value-type="float" office:value="-11.0229257612905">
                <text:p>-11.0229257612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9134215721">
                <text:p>-2.04999134215721</text:p>
              </table:table-cell>
              <table:table-cell office:value-type="float" office:value="-11.0603868067632">
                <text:p>-11.0603868067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63344848476">
                <text:p>-1.95663344848476</text:p>
              </table:table-cell>
              <table:table-cell office:value-type="float" office:value="-11.0962239898144">
                <text:p>-11.096223989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643283317">
                <text:p>-1.8626643283317</text:p>
              </table:table-cell>
              <table:table-cell office:value-type="float" office:value="-11.1304263940816">
                <text:p>-11.130426394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11260562685">
                <text:p>-1.76811260562685</text:p>
              </table:table-cell>
              <table:table-cell office:value-type="float" office:value="-11.1629836011723">
                <text:p>-11.162983601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300708176558">
                <text:p>-1.67300708176558</text:p>
              </table:table-cell>
              <table:table-cell office:value-type="float" office:value="-11.1938856938372">
                <text:p>-11.1938856938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767268366">
                <text:p>-1.5773767268366</text:p>
              </table:table-cell>
              <table:table-cell office:value-type="float" office:value="-11.2231232589916">
                <text:p>-11.2231232589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25067079738">
                <text:p>-1.48125067079738</text:p>
              </table:table-cell>
              <table:table-cell office:value-type="float" office:value="-11.2506873905822">
                <text:p>-11.2506873905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5819460088">
                <text:p>-1.38465819460088</text:p>
              </table:table-cell>
              <table:table-cell office:value-type="float" office:value="-11.2765696923004">
                <text:p>-11.2765696923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62872127628">
                <text:p>-1.28762872127628</text:p>
              </table:table-cell>
              <table:table-cell office:value-type="float" office:value="-11.3007622801395">
                <text:p>-11.300762280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9180696644">
                <text:p>-1.19019180696644</text:p>
              </table:table-cell>
              <table:table-cell office:value-type="float" office:value="-11.3232577847965">
                <text:p>-11.3232577847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7713192478">
                <text:p>-1.09237713192478</text:p>
              </table:table-cell>
              <table:table-cell office:value-type="float" office:value="-11.3440493539171">
                <text:p>-11.3440493539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214491474418">
                <text:p>-0.994214491474418</text:p>
              </table:table-cell>
              <table:table-cell office:value-type="float" office:value="-11.3631306541823">
                <text:p>-11.363130654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733786932184">
                <text:p>-0.895733786932184</text:p>
              </table:table-cell>
              <table:table-cell office:value-type="float" office:value="-11.3804958732384">
                <text:p>-11.380495873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65016500398">
                <text:p>-0.796965016500398</text:p>
              </table:table-cell>
              <table:table-cell office:value-type="float" office:value="-11.3961397214668">
                <text:p>-11.3961397214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938266129116">
                <text:p>-0.697938266129116</text:p>
              </table:table-cell>
              <table:table-cell office:value-type="float" office:value="-11.4100574335957">
                <text:p>-11.410057433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83700351649">
                <text:p>-0.598683700351649</text:p>
              </table:table-cell>
              <table:table-cell office:value-type="float" office:value="-11.4222447701516">
                <text:p>-11.422244770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231553096147">
                <text:p>-0.499231553096147</text:p>
              </table:table-cell>
              <table:table-cell office:value-type="float" office:value="-11.4326980187505">
                <text:p>-11.4326980187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612118476047">
                <text:p>-0.399612118476047</text:p>
              </table:table-cell>
              <table:table-cell office:value-type="float" office:value="-11.4414139952289">
                <text:p>-11.441413995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55741562177">
                <text:p>-0.299855741562177</text:p>
              </table:table-cell>
              <table:table-cell office:value-type="float" office:value="-11.4483900446136">
                <text:p>-11.4483900446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2809139353">
                <text:p>-0.199992809139353</text:p>
              </table:table-cell>
              <table:table-cell office:value-type="float" office:value="-11.4536240419306">
                <text:p>-11.453624041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53740450257">
                <text:p>-0.100053740450257</text:p>
              </table:table-cell>
              <table:table-cell office:value-type="float" office:value="-11.4571143928523">
                <text:p>-11.4571143928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689779294381215">
                <text:p>-0.0000689779294381215</text:p>
              </table:table-cell>
              <table:table-cell office:value-type="float" office:value="-11.4588600341829">
                <text:p>-11.4588600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310220697619">
                <text:p>0.0999310220697619</text:p>
              </table:table-cell>
              <table:table-cell office:value-type="float" office:value="-11.4588604341829">
                <text:p>-11.4588604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15798552512">
                <text:p>0.199915798552512</text:p>
              </table:table-cell>
              <table:table-cell office:value-type="float" office:value="-11.4571155927304">
                <text:p>-11.4571155927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54895161217">
                <text:p>0.299854895161217</text:p>
              </table:table-cell>
              <table:table-cell office:value-type="float" office:value="-11.4536260413214">
                <text:p>-11.453626041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17869452824">
                <text:p>0.399717869452824</text:p>
              </table:table-cell>
              <table:table-cell office:value-type="float" office:value="-11.448392842908">
                <text:p>-11.448392842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474302171897">
                <text:p>0.499474302171897</text:p>
              </table:table-cell>
              <table:table-cell office:value-type="float" office:value="-11.4414175915746">
                <text:p>-11.4414175915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093806516622">
                <text:p>0.599093806516622</text:p>
              </table:table-cell>
              <table:table-cell office:value-type="float" office:value="-11.432702412052">
                <text:p>-11.432702412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46037394929">
                <text:p>0.698546037394929</text:p>
              </table:table-cell>
              <table:table-cell office:value-type="float" office:value="-11.4222499590706">
                <text:p>-11.4222499590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00700667912">
                <text:p>0.797800700667912</text:p>
              </table:table-cell>
              <table:table-cell office:value-type="float" office:value="-11.4100634165516">
                <text:p>-11.410063416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27562377723">
                <text:p>0.896827562377723</text:p>
              </table:table-cell>
              <table:table-cell office:value-type="float" office:value="-11.3961464966371">
                <text:p>-11.3961464966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96457957134">
                <text:p>0.995596457957134</text:p>
              </table:table-cell>
              <table:table-cell office:value-type="float" office:value="-11.3805034385594">
                <text:p>-11.3805034385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07730141797">
                <text:p>1.09407730141797</text:p>
              </table:table-cell>
              <table:table-cell office:value-type="float" office:value="-11.3631390073495">
                <text:p>-11.363139007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4009451559">
                <text:p>1.19224009451559</text:p>
              </table:table-cell>
              <table:table-cell office:value-type="float" office:value="-11.344058492386">
                <text:p>-11.344058492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5493588667">
                <text:p>1.29005493588667</text:p>
              </table:table-cell>
              <table:table-cell office:value-type="float" office:value="-11.3232677057835">
                <text:p>-11.32326770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49203015743">
                <text:p>1.38749203015743</text:p>
              </table:table-cell>
              <table:table-cell office:value-type="float" office:value="-11.3007729806225">
                <text:p>-11.300772980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2169701963">
                <text:p>1.48452169701963</text:p>
              </table:table-cell>
              <table:table-cell office:value-type="float" office:value="-11.27658116902">
                <text:p>-11.27658116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1438027145">
                <text:p>1.58111438027145</text:p>
              </table:table-cell>
              <table:table-cell office:value-type="float" office:value="-11.2506996400425">
                <text:p>-11.250699640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4065682065">
                <text:p>1.67724065682065</text:p>
              </table:table-cell>
              <table:table-cell office:value-type="float" office:value="-11.2231362774612">
                <text:p>-11.223136277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87124564709">
                <text:p>1.77287124564709</text:p>
              </table:table-cell>
              <table:table-cell office:value-type="float" office:value="-11.1938994773506">
                <text:p>-11.193899477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797701672206">
                <text:p>1.86797701672206</text:p>
              </table:table-cell>
              <table:table-cell office:value-type="float" office:value="-11.1629981455308">
                <text:p>-11.1629981455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2899988154">
                <text:p>1.96252899988154</text:p>
              </table:table-cell>
              <table:table-cell office:value-type="float" office:value="-11.1304416948549">
                <text:p>-11.130441694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49839365083">
                <text:p>2.05649839365083</text:p>
              </table:table-cell>
              <table:table-cell office:value-type="float" office:value="-11.0962400423418">
                <text:p>-11.096240042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5657401776">
                <text:p>2.14985657401776</text:p>
              </table:table-cell>
              <table:table-cell office:value-type="float" office:value="-11.0604036061549">
                <text:p>-11.0604036061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57510315182">
                <text:p>2.24257510315182</text:p>
              </table:table-cell>
              <table:table-cell office:value-type="float" office:value="-11.0229433024292">
                <text:p>-11.022943302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2573806665">
                <text:p>2.33462573806665</text:p>
              </table:table-cell>
              <table:table-cell office:value-type="float" office:value="-10.9838705419461">
                <text:p>-10.9838705419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98043922311">
                <text:p>2.42598043922311</text:p>
              </table:table-cell>
              <table:table-cell office:value-type="float" office:value="-10.9431972266569">
                <text:p>-10.9431972266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113790704">
                <text:p>2.5166113790704</text:p>
              </table:table-cell>
              <table:table-cell office:value-type="float" office:value="-10.9009357460581">
                <text:p>-10.9009357460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49095052262">
                <text:p>2.60649095052262</text:p>
              </table:table-cell>
              <table:table-cell office:value-type="float" office:value="-10.8570989734173">
                <text:p>-10.857098973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59177536815">
                <text:p>2.69559177536815</text:p>
              </table:table-cell>
              <table:table-cell office:value-type="float" office:value="-10.8117002618514">
                <text:p>-10.8117002618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88671260934">
                <text:p>2.78388671260934</text:p>
              </table:table-cell>
              <table:table-cell office:value-type="float" office:value="-10.7647534402595">
                <text:p>-10.764753440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4886672994">
                <text:p>2.87134886672994</text:p>
              </table:table-cell>
              <table:table-cell office:value-type="float" office:value="-10.7162728091107">
                <text:p>-10.716272809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5159588768">
                <text:p>2.95795159588768</text:p>
              </table:table-cell>
              <table:table-cell office:value-type="float" office:value="-10.6662731360875">
                <text:p>-10.6662731360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66852002972">
                <text:p>3.04366852002972</text:p>
              </table:table-cell>
              <table:table-cell office:value-type="float" office:value="-10.6147696515876">
                <text:p>-10.614769651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47352892822">
                <text:p>3.12847352892822</text:p>
              </table:table-cell>
              <table:table-cell office:value-type="float" office:value="-10.5617780440849">
                <text:p>-10.5617780440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4079013382">
                <text:p>3.21234079013382</text:p>
              </table:table-cell>
              <table:table-cell office:value-type="float" office:value="-10.5073144553501">
                <text:p>-10.5073144553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447568444">
                <text:p>3.2952447568444</text:p>
              </table:table-cell>
              <table:table-cell office:value-type="float" office:value="-10.4513954755342">
                <text:p>-10.4513954755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6017568696">
                <text:p>3.37716017568696</text:p>
              </table:table-cell>
              <table:table-cell office:value-type="float" office:value="-10.3940381381148">
                <text:p>-10.3940381381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6209440999">
                <text:p>3.45806209440999</text:p>
              </table:table-cell>
              <table:table-cell office:value-type="float" office:value="-10.3352599147074">
                <text:p>-10.3352599147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2586948421">
                <text:p>3.53792586948421</text:p>
              </table:table-cell>
              <table:table-cell office:value-type="float" office:value="-10.2750787097436">
                <text:p>-10.27507870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2717360924">
                <text:p>3.61672717360924</text:p>
              </table:table-cell>
              <table:table-cell office:value-type="float" office:value="-10.2135128550171">
                <text:p>-10.213512855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4200312388">
                <text:p>3.69444200312388</text:p>
              </table:table-cell>
              <table:table-cell office:value-type="float" office:value="-10.1505811040999">
                <text:p>-10.1505811040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4668531795">
                <text:p>3.77104668531795</text:p>
              </table:table-cell>
              <table:table-cell office:value-type="float" office:value="-10.0863026266292">
                <text:p>-10.086302626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1788564315">
                <text:p>3.84651788564315</text:p>
              </table:table-cell>
              <table:table-cell office:value-type="float" office:value="-10.0206970024689">
                <text:p>-10.0206970024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3261482106">
                <text:p>3.92083261482106</text:p>
              </table:table-cell>
              <table:table-cell office:value-type="float" office:value="-9.95378421574454">
                <text:p>-9.9537842157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6823584587">
                <text:p>3.99396823584587</text:p>
              </table:table-cell>
              <table:table-cell office:value-type="float" office:value="-9.88558464875679">
                <text:p>-9.8855846487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0247087983">
                <text:p>4.06590247087983</text:p>
              </table:table-cell>
              <table:table-cell office:value-type="float" office:value="-9.81611907577219">
                <text:p>-9.8161190757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1340803933">
                <text:p>4.13661340803933</text:p>
              </table:table-cell>
              <table:table-cell office:value-type="float" office:value="-9.74540865669533">
                <text:p>-9.7454086566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07950806945">
                <text:p>4.20607950806945</text:p>
              </table:table-cell>
              <table:table-cell office:value-type="float" office:value="-9.67347493062331">
                <text:p>-9.67347493062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27961090506">
                <text:p>4.27427961090506</text:p>
              </table:table-cell>
              <table:table-cell office:value-type="float" office:value="-9.6003398092847">
                <text:p>-9.6003398092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19294211636">
                <text:p>4.34119294211636</text:p>
              </table:table-cell>
              <table:table-cell office:value-type="float" office:value="-9.52602557036505">
                <text:p>-9.5260255703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79911923699">
                <text:p>4.40679911923699</text:p>
              </table:table-cell>
              <table:table-cell office:value-type="float" office:value="-9.45055485072083">
                <text:p>-9.45055485072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07815797271">
                <text:p>4.47107815797271</text:p>
              </table:table-cell>
              <table:table-cell office:value-type="float" office:value="-9.37395063948404">
                <text:p>-9.3739506394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1047828888">
                <text:p>4.53401047828888</text:p>
              </table:table-cell>
              <table:table-cell office:value-type="float" office:value="-9.29623627105951">
                <text:p>-9.2962362710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57691037465">
                <text:p>4.59557691037465</text:p>
              </table:table-cell>
              <table:table-cell office:value-type="float" office:value="-9.21743541801699">
                <text:p>-9.2174354180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5870048232">
                <text:p>4.65575870048232</text:p>
              </table:table-cell>
              <table:table-cell office:value-type="float" office:value="-9.13757208388025">
                <text:p>-9.13757208388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3751663992">
                <text:p>4.71453751663992</text:p>
              </table:table-cell>
              <table:table-cell office:value-type="float" office:value="-9.05667059581538">
                <text:p>-9.0566705958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89545423531">
                <text:p>4.77189545423531</text:p>
              </table:table-cell>
              <table:table-cell office:value-type="float" office:value="-8.97475559722047">
                <text:p>-8.97475559722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1504147006">
                <text:p>4.82781504147006</text:p>
              </table:table-cell>
              <table:table-cell office:value-type="float" office:value="-8.89185204021901">
                <text:p>-8.89185204021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7924468162">
                <text:p>4.88227924468162</text:p>
              </table:table-cell>
              <table:table-cell office:value-type="float" office:value="-8.80798517805921">
                <text:p>-8.80798517805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7147353184">
                <text:p>4.93527147353184</text:p>
              </table:table-cell>
              <table:table-cell office:value-type="float" office:value="-8.72318055742162">
                <text:p>-8.72318055742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7558606065">
                <text:p>4.98677558606065</text:p>
              </table:table-cell>
              <table:table-cell office:value-type="float" office:value="-8.63746401063735">
                <text:p>-8.63746401063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7589360298">
                <text:p>5.03677589360298</text:p>
              </table:table-cell>
              <table:table-cell office:value-type="float" office:value="-8.55086164781928">
                <text:p>-8.550861647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5716556774">
                <text:p>5.08525716556774</text:p>
              </table:table-cell>
              <table:table-cell office:value-type="float" office:value="-8.46339984890868">
                <text:p>-8.4633998489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0463407718">
                <text:p>5.13220463407718</text:p>
              </table:table-cell>
              <table:table-cell office:value-type="float" office:value="-8.37510525563959">
                <text:p>-8.37510525563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0399846536">
                <text:p>5.17760399846536</text:p>
              </table:table-cell>
              <table:table-cell office:value-type="float" office:value="-8.28600476342349">
                <text:p>-8.28600476342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4142963422">
                <text:p>5.22144142963422</text:p>
              </table:table-cell>
              <table:table-cell office:value-type="float" office:value="-8.19612551315673">
                <text:p>-8.19612551315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0357426612">
                <text:p>5.26370357426612</text:p>
              </table:table-cell>
              <table:table-cell office:value-type="float" office:value="-8.10549488295307">
                <text:p>-8.1054948829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7755889138">
                <text:p>5.30437755889138</text:p>
              </table:table-cell>
              <table:table-cell office:value-type="float" office:value="-8.01414047980411">
                <text:p>-8.01414047980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5099380964">
                <text:p>5.34345099380964</text:p>
              </table:table-cell>
              <table:table-cell office:value-type="float" office:value="-7.92209013116985">
                <text:p>-7.92209013116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1197686391">
                <text:p>5.38091197686391</text:p>
              </table:table-cell>
              <table:table-cell office:value-type="float" office:value="-7.82937187650224">
                <text:p>-7.829371876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4909706607">
                <text:p>5.41674909706607</text:p>
              </table:table-cell>
              <table:table-cell office:value-type="float" office:value="-7.73601395870404">
                <text:p>-7.7360139587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514380728">
                <text:p>5.4509514380728</text:p>
              </table:table-cell>
              <table:table-cell office:value-type="float" office:value="-7.64204481552576">
                <text:p>-7.64204481552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0858151077">
                <text:p>5.48350858151077</text:p>
              </table:table-cell>
              <table:table-cell office:value-type="float" office:value="-7.54749307090326">
                <text:p>-7.5474930709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106101502">
                <text:p>5.5144106101502</text:p>
              </table:table-cell>
              <table:table-cell office:value-type="float" office:value="-7.45238752623856">
                <text:p>-7.45238752623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4811092574">
                <text:p>5.54364811092574</text:p>
              </table:table-cell>
              <table:table-cell office:value-type="float" office:value="-7.35675715162673">
                <text:p>-7.3567571516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121778038">
                <text:p>5.5712121778038</text:p>
              </table:table-cell>
              <table:table-cell office:value-type="float" office:value="-7.26063107703121">
                <text:p>-7.2606310770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09441449538">
                <text:p>5.59709441449538</text:p>
              </table:table-cell>
              <table:table-cell office:value-type="float" office:value="-7.16403858341064">
                <text:p>-7.1640385834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869370137">
                <text:p>5.6212869370137</text:p>
              </table:table-cell>
              <table:table-cell office:value-type="float" office:value="-7.06700909379949">
                <text:p>-7.0670090937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8237607574">
                <text:p>5.64378237607574</text:p>
              </table:table-cell>
              <table:table-cell office:value-type="float" office:value="-6.96957216434558">
                <text:p>-6.9695721643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7387934696">
                <text:p>5.66457387934696</text:p>
              </table:table-cell>
              <table:table-cell office:value-type="float" office:value="-6.87175747530695">
                <text:p>-6.8717574753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5511352862">
                <text:p>5.68365511352862</text:p>
              </table:table-cell>
              <table:table-cell office:value-type="float" office:value="-6.77359482201099">
                <text:p>-6.7735948220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026628697">
                <text:p>5.70102026628697</text:p>
              </table:table-cell>
              <table:table-cell office:value-type="float" office:value="-6.67511410577842">
                <text:p>-6.6751141057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404802373">
                <text:p>5.71666404802373</text:p>
              </table:table-cell>
              <table:table-cell office:value-type="float" office:value="-6.57634532481514">
                <text:p>-6.5763453248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169348734">
                <text:p>5.73058169348734</text:p>
              </table:table-cell>
              <table:table-cell office:value-type="float" office:value="-6.4773185650744">
                <text:p>-6.477318565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6896322454">
                <text:p>5.74276896322454</text:p>
              </table:table-cell>
              <table:table-cell office:value-type="float" office:value="-6.37806399109238">
                <text:p>-6.37806399109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214487174">
                <text:p>5.75322214487174</text:p>
              </table:table-cell>
              <table:table-cell office:value-type="float" office:value="-6.27861183679972">
                <text:p>-6.27861183679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3805428579">
                <text:p>5.76193805428579</text:p>
              </table:table-cell>
              <table:table-cell office:value-type="float" office:value="-6.178992396312">
                <text:p>-6.1789923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4036514">
                <text:p>5.768914036514</text:p>
              </table:table-cell>
              <table:table-cell office:value-type="float" office:value="-6.07923601470184">
                <text:p>-6.0792360147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796660277">
                <text:p>5.77414796660277</text:p>
              </table:table-cell>
              <table:table-cell office:value-type="float" office:value="-5.97937307875549">
                <text:p>-5.9793730787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825024493">
                <text:p>5.77763825024493</text:p>
              </table:table-cell>
              <table:table-cell office:value-type="float" office:value="-5.87943400771669">
                <text:p>-5.87943400771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382426536">
                <text:p>5.77938382426536</text:p>
              </table:table-cell>
              <table:table-cell office:value-type="float" office:value="-5.77944924402072">
                <text:p>-5.7794492440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415694485">
                <text:p>5.77938415694485</text:p>
              </table:table-cell>
              <table:table-cell office:value-type="float" office:value="-5.67944924402128">
                <text:p>-5.67944924402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924818207">
                <text:p>5.77763924818207</text:p>
              </table:table-cell>
              <table:table-cell office:value-type="float" office:value="-5.57946446871318">
                <text:p>-5.57946446871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962949356">
                <text:p>5.77414962949356</text:p>
              </table:table-cell>
              <table:table-cell office:value-type="float" office:value="-5.47952537445369">
                <text:p>-5.47952537445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636385192">
                <text:p>5.76891636385192</text:p>
              </table:table-cell>
              <table:table-cell office:value-type="float" office:value="-5.37966240368512">
                <text:p>-5.3796624036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4104536191">
                <text:p>5.76194104536191</text:p>
              </table:table-cell>
              <table:table-cell office:value-type="float" office:value="-5.27990597566184">
                <text:p>-5.27990597566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579877494">
                <text:p>5.75322579877494</text:p>
              </table:table-cell>
              <table:table-cell office:value-type="float" office:value="-5.18028647718424">
                <text:p>-5.1802864771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7327884182">
                <text:p>5.74277327884182</text:p>
              </table:table-cell>
              <table:table-cell office:value-type="float" office:value="-5.0808342533426">
                <text:p>-5.0808342533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666950411">
                <text:p>5.73058666950411</text:p>
              </table:table-cell>
              <table:table-cell office:value-type="float" office:value="-4.98157959827369">
                <text:p>-4.98157959827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968292425">
                <text:p>5.71666968292425</text:p>
              </table:table-cell>
              <table:table-cell office:value-type="float" office:value="-4.88255274593284">
                <text:p>-4.8825527459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655835479">
                <text:p>5.70102655835479</text:p>
              </table:table-cell>
              <table:table-cell office:value-type="float" office:value="-4.78378386088444">
                <text:p>-4.78378386088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6206084711">
                <text:p>5.68366206084711</text:p>
              </table:table-cell>
              <table:table-cell office:value-type="float" office:value="-4.68530302911345">
                <text:p>-4.6853030291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814797999">
                <text:p>5.6645814797999</text:p>
              </table:table-cell>
              <table:table-cell office:value-type="float" office:value="-4.58714024886095">
                <text:p>-4.58714024886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9062734796">
                <text:p>5.64379062734796</text:p>
              </table:table-cell>
              <table:table-cell office:value-type="float" office:value="-4.48932542148635">
                <text:p>-4.4893254214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9583659178">
                <text:p>5.62129583659178</text:p>
              </table:table-cell>
              <table:table-cell office:value-type="float" office:value="-4.39188834235917">
                <text:p>-4.3918883423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0395966841">
                <text:p>5.59710395966841</text:p>
              </table:table-cell>
              <table:table-cell office:value-type="float" office:value="-4.29485869178305">
                <text:p>-4.29485869178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2236566424">
                <text:p>5.57122236566424</text:p>
              </table:table-cell>
              <table:table-cell office:value-type="float" office:value="-4.19826602595483">
                <text:p>-4.19826602595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5893837026">
                <text:p>5.54365893837026</text:p>
              </table:table-cell>
              <table:table-cell office:value-type="float" office:value="-4.10213976796145">
                <text:p>-4.1021397679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2207388065">
                <text:p>5.51442207388065</text:p>
              </table:table-cell>
              <table:table-cell office:value-type="float" office:value="-4.00650919881739">
                <text:p>-4.0065091988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2067803519">
                <text:p>5.48352067803519</text:p>
              </table:table-cell>
              <table:table-cell office:value-type="float" office:value="-3.91140344854538">
                <text:p>-3.9114034485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6416370647">
                <text:p>5.45096416370647</text:p>
              </table:table-cell>
              <table:table-cell office:value-type="float" office:value="-3.81685148730309">
                <text:p>-3.81685148730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6244793263">
                <text:p>5.41676244793263</text:p>
              </table:table-cell>
              <table:table-cell office:value-type="float" office:value="-3.72288211655855">
                <text:p>-3.72288211655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2594889654">
                <text:p>5.38092594889654</text:p>
              </table:table-cell>
              <table:table-cell office:value-type="float" office:value="-3.62952396031691">
                <text:p>-3.6295239603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6558275234">
                <text:p>5.34346558275234</text:p>
              </table:table-cell>
              <table:table-cell office:value-type="float" office:value="-3.53680545640134">
                <text:p>-3.5368054564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9276030021">
                <text:p>5.30439276030021</text:p>
              </table:table-cell>
              <table:table-cell office:value-type="float" office:value="-3.44475484779051">
                <text:p>-3.44475484779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1938351057">
                <text:p>5.26371938351057</text:p>
              </table:table-cell>
              <table:table-cell office:value-type="float" office:value="-3.35340017401556">
                <text:p>-3.3534001740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5784189864">
                <text:p>5.22145784189864</text:p>
              </table:table-cell>
              <table:table-cell office:value-type="float" office:value="-3.26276926261893">
                <text:p>-3.262769262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2100875041">
                <text:p>5.17762100875041</text:p>
              </table:table-cell>
              <table:table-cell office:value-type="float" office:value="-3.17288972067787">
                <text:p>-3.17288972067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2223720137">
                <text:p>5.13222223720137</text:p>
              </table:table-cell>
              <table:table-cell office:value-type="float" office:value="-3.083788926395">
                <text:p>-3.0837889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7535616897">
                <text:p>5.08527535616897</text:p>
              </table:table-cell>
              <table:table-cell office:value-type="float" office:value="-2.99549402075867">
                <text:p>-2.99549402075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9466614022">
                <text:p>5.03679466614022</text:p>
              </table:table-cell>
              <table:table-cell office:value-type="float" office:value="-2.9080318992755">
                <text:p>-2.9080318992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9493481559">
                <text:p>4.98679493481559</text:p>
              </table:table-cell>
              <table:table-cell office:value-type="float" office:value="-2.82142920377782">
                <text:p>-2.82142920377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9139261067">
                <text:p>4.93529139261067</text:p>
              </table:table-cell>
              <table:table-cell office:value-type="float" office:value="-2.73571231430821">
                <text:p>-2.73571231430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9972801677">
                <text:p>4.88229972801677</text:p>
              </table:table-cell>
              <table:table-cell office:value-type="float" office:value="-2.65090734108394">
                <text:p>-2.65090734108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3608282213">
                <text:p>4.82783608282213</text:p>
              </table:table-cell>
              <table:table-cell office:value-type="float" office:value="-2.56704011654353">
                <text:p>-2.56704011654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1704719487">
                <text:p>4.77191704719487</text:p>
              </table:table-cell>
              <table:table-cell office:value-type="float" office:value="-2.48413618747791">
                <text:p>-2.48413618747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5965462955">
                <text:p>4.71455965462955</text:p>
              </table:table-cell>
              <table:table-cell office:value-type="float" office:value="-2.40222080724862">
                <text:p>-2.4022208072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8137675857">
                <text:p>4.65578137675857</text:p>
              </table:table-cell>
              <table:table-cell office:value-type="float" office:value="-2.32131892809541">
                <text:p>-2.3213189280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0011803009">
                <text:p>4.59560011803009</text:p>
              </table:table-cell>
              <table:table-cell office:value-type="float" office:value="-2.2414551935355">
                <text:p>-2.2414551935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3421025424">
                <text:p>4.53403421025424</text:p>
              </table:table-cell>
              <table:table-cell office:value-type="float" office:value="-2.16265393085694">
                <text:p>-2.16265393085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02407019">
                <text:p>4.471102407019</text:p>
              </table:table-cell>
              <table:table-cell office:value-type="float" office:value="-2.08493914370828">
                <text:p>-2.08493914370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2387797769">
                <text:p>4.40682387797769</text:p>
              </table:table-cell>
              <table:table-cell office:value-type="float" office:value="-2.00833450478683">
                <text:p>-2.0083345047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1820300973">
                <text:p>4.34121820300973</text:p>
              </table:table-cell>
              <table:table-cell office:value-type="float" office:value="-1.93286334862769">
                <text:p>-1.93286334862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0536625637">
                <text:p>4.27430536625637</text:p>
              </table:table-cell>
              <table:table-cell office:value-type="float" office:value="-1.85854866449582">
                <text:p>-1.85854866449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0575003337">
                <text:p>4.20610575003337</text:p>
              </table:table-cell>
              <table:table-cell office:value-type="float" office:value="-1.78541308938333">
                <text:p>-1.78541308938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4012862229">
                <text:p>4.13664012862229</text:p>
              </table:table-cell>
              <table:table-cell office:value-type="float" office:value="-1.71347890111397">
                <text:p>-1.71347890111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2966194248">
                <text:p>4.06592966194248</text:p>
              </table:table-cell>
              <table:table-cell office:value-type="float" office:value="-1.6427680115571">
                <text:p>-1.6427680115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9588910554">
                <text:p>3.99399588910554</text:p>
              </table:table-cell>
              <table:table-cell office:value-type="float" office:value="-1.57330195995314">
                <text:p>-1.5733019599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6072185429">
                <text:p>3.92086072185429</text:p>
              </table:table-cell>
              <table:table-cell office:value-type="float" office:value="-1.50510190635248">
                <text:p>-1.50510190635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4643788826">
                <text:p>3.84654643788826</text:p>
              </table:table-cell>
              <table:table-cell office:value-type="float" office:value="-1.43818862516992">
                <text:p>-1.4381886251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7567407764">
                <text:p>3.77107567407764</text:p>
              </table:table-cell>
              <table:table-cell office:value-type="float" office:value="-1.37258249885659">
                <text:p>-1.3725824988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7141956789">
                <text:p>3.69447141956789</text:p>
              </table:table-cell>
              <table:table-cell office:value-type="float" office:value="-1.30830351169122">
                <text:p>-1.30830351169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5700877702">
                <text:p>3.61675700877702</text:p>
              </table:table-cell>
              <table:table-cell office:value-type="float" office:value="-1.24537124369278">
                <text:p>-1.24537124369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5611428769">
                <text:p>3.53795611428769</text:p>
              </table:table-cell>
              <table:table-cell office:value-type="float" office:value="-1.18380486465616">
                <text:p>-1.18380486465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9273963628">
                <text:p>3.45809273963628</text:p>
              </table:table-cell>
              <table:table-cell office:value-type="float" office:value="-1.1236231283129">
                <text:p>-1.1236231283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9121200123">
                <text:p>3.37719121200123</text:p>
              </table:table-cell>
              <table:table-cell office:value-type="float" office:value="-1.06484436661861">
                <text:p>-1.06484436661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7617479268">
                <text:p>3.29527617479268</text:p>
              </table:table-cell>
              <table:table-cell office:value-type="float" office:value="-1.00748648416883">
                <text:p>-1.00748648416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7258014589">
                <text:p>3.21237258014589</text:p>
              </table:table-cell>
              <table:table-cell office:value-type="float" office:value="-0.951566952745188">
                <text:p>-0.951566952745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0568132053">
                <text:p>3.12850568132053</text:p>
              </table:table-cell>
              <table:table-cell office:value-type="float" office:value="-0.897102805993247">
                <text:p>-0.89710280599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0102500832">
                <text:p>3.04370102500832</text:p>
              </table:table-cell>
              <table:table-cell office:value-type="float" office:value="-0.844110634233937">
                <text:p>-0.84411063423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8444355124">
                <text:p>2.95798444355124</text:p>
              </table:table-cell>
              <table:table-cell office:value-type="float" office:value="-0.79260657940996">
                <text:p>-0.79260657940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8204707272">
                <text:p>2.87138204707272</text:p>
              </table:table-cell>
              <table:table-cell office:value-type="float" office:value="-0.742606330168792">
                <text:p>-0.74260633016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202155243">
                <text:p>2.7839202155243</text:p>
              </table:table-cell>
              <table:table-cell office:value-type="float" office:value="-0.694125117083771">
                <text:p>-0.694125117083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2559064995">
                <text:p>2.69562559064995</text:p>
              </table:table-cell>
              <table:table-cell office:value-type="float" office:value="-0.647177708014707">
                <text:p>-0.64717770801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250678708">
                <text:p>2.6065250678708</text:p>
              </table:table-cell>
              <table:table-cell office:value-type="float" office:value="-0.601778403609451">
                <text:p>-0.601778403609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4578809247">
                <text:p>2.51664578809247</text:p>
              </table:table-cell>
              <table:table-cell office:value-type="float" office:value="-0.557941032947771">
                <text:p>-0.557941032947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1512943774">
                <text:p>2.42601512943774</text:p>
              </table:table-cell>
              <table:table-cell office:value-type="float" office:value="-0.515678949328878">
                <text:p>-0.515678949328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6069890686">
                <text:p>2.33466069890686</text:p>
              </table:table-cell>
              <table:table-cell office:value-type="float" office:value="-0.475005026203878">
                <text:p>-0.475005026203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1032396819">
                <text:p>2.24261032396819</text:p>
              </table:table-cell>
              <table:table-cell office:value-type="float" office:value="-0.435931653254393">
                <text:p>-0.435931653254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9204408167">
                <text:p>2.14989204408167</text:p>
              </table:table-cell>
              <table:table-cell office:value-type="float" office:value="-0.398470732618535">
                <text:p>-0.398470732618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3410215776">
                <text:p>2.05653410215776</text:p>
              </table:table-cell>
              <table:table-cell office:value-type="float" office:value="-0.362633675265405">
                <text:p>-0.362633675265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6493595432">
                <text:p>1.96256493595432</text:p>
              </table:table-cell>
              <table:table-cell office:value-type="float" office:value="-0.328431397519189">
                <text:p>-0.328431397519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131694142">
                <text:p>1.8680131694142</text:p>
              </table:table-cell>
              <table:table-cell office:value-type="float" office:value="-0.295874317733945">
                <text:p>-0.295874317733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0760394612">
                <text:p>1.77290760394612</text:p>
              </table:table-cell>
              <table:table-cell office:value-type="float" office:value="-0.264972353120061">
                <text:p>-0.26497235312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7720965147">
                <text:p>1.67727720965147</text:p>
              </table:table-cell>
              <table:table-cell office:value-type="float" office:value="-0.235734916723383">
                <text:p>-0.235734916723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5111649971">
                <text:p>1.58115111649971</text:p>
              </table:table-cell>
              <table:table-cell office:value-type="float" office:value="-0.208170914557899">
                <text:p>-0.20817091455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586054551">
                <text:p>1.4845586054551</text:p>
              </table:table-cell>
              <table:table-cell office:value-type="float" office:value="-0.182288742892885">
                <text:p>-0.182288742892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2909955745">
                <text:p>1.38752909955745</text:p>
              </table:table-cell>
              <table:table-cell office:value-type="float" office:value="-0.158096285695313">
                <text:p>-0.158096285695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9215495951">
                <text:p>1.29009215495951</text:p>
              </table:table-cell>
              <table:table-cell office:value-type="float" office:value="-0.135600912228319">
                <text:p>-0.13560091222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7745192396">
                <text:p>1.19227745192396</text:p>
              </table:table-cell>
              <table:table-cell office:value-type="float" office:value="-0.114809474806453">
                <text:p>-0.114809474806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1478578243">
                <text:p>1.09411478578243</text:p>
              </table:table-cell>
              <table:table-cell office:value-type="float" office:value="-0.0957283067083922">
                <text:p>-0.0957283067083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34057859581">
                <text:p>0.995634057859581</text:p>
              </table:table-cell>
              <table:table-cell office:value-type="float" office:value="-0.0783632202477657">
                <text:p>-0.0783632202477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65266364848">
                <text:p>0.896865266364848</text:p>
              </table:table-cell>
              <table:table-cell office:value-type="float" office:value="-0.0627195050026621">
                <text:p>-0.0627195050026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38497254706">
                <text:p>0.797838497254706</text:p>
              </table:table-cell>
              <table:table-cell office:value-type="float" office:value="-0.0488019262043737">
                <text:p>-0.0488019262043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83915068174">
                <text:p>0.698583915068174</text:p>
              </table:table-cell>
              <table:table-cell office:value-type="float" office:value="-0.0366147232858586">
                <text:p>-0.0366147232858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31753738403">
                <text:p>0.599131753738403</text:p>
              </table:table-cell>
              <table:table-cell office:value-type="float" office:value="-0.0261616085903681">
                <text:p>-0.026161608590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12307383113">
                <text:p>0.499512307383113</text:p>
              </table:table-cell>
              <table:table-cell office:value-type="float" office:value="-0.0174457662406291">
                <text:p>-0.0174457662406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55921076709">
                <text:p>0.399755921076709</text:p>
              </table:table-cell>
              <table:table-cell office:value-type="float" office:value="-0.0104698511689291">
                <text:p>-0.0104698511689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92981606868">
                <text:p>0.299892981606868</text:p>
              </table:table-cell>
              <table:table-cell office:value-type="float" office:value="-0.00523598830839773">
                <text:p>-0.00523598830839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3908218419">
                <text:p>0.199953908218419</text:p>
              </table:table-cell>
              <table:table-cell office:value-type="float" office:value="-0.00174577194573021">
                <text:p>-0.00174577194573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691433473412">
                <text:p>0.0999691433473412</text:p>
              </table:table-cell>
              <table:table-cell office:value-type="float" office:value="-0.000000265235552401096">
                <text:p>-0.000000265235552401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308566523067183">
                <text:p>-0.0000308566523067183</text:p>
              </table:table-cell>
              <table:table-cell office:value-type="float" office:value="0.000000000123426934176826">
                <text:p>0.00000000012342693417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